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anifest.rdf" manifest:media-type="application/rdf+xml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settings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8.24pt"/>
    </style:style>
    <style:style style:name="co2" style:family="table-column">
      <style:table-column-properties fo:break-before="auto" style:column-width="86.71pt"/>
    </style:style>
    <style:style style:name="co3" style:family="table-column">
      <style:table-column-properties fo:break-before="auto" style:column-width="119.11pt"/>
    </style:style>
    <style:style style:name="co4" style:family="table-column">
      <style:table-column-properties fo:break-before="auto" style:column-width="146.89pt"/>
    </style:style>
    <style:style style:name="co5" style:family="table-column">
      <style:table-column-properties fo:break-before="auto" style:column-width="136.09pt"/>
    </style:style>
    <style:style style:name="co6" style:family="table-column">
      <style:table-column-properties fo:break-before="auto" style:column-width="156.95pt"/>
    </style:style>
    <style:style style:name="co7" style:family="table-column">
      <style:table-column-properties fo:break-before="auto" style:column-width="146.1pt"/>
    </style:style>
    <style:style style:name="co8" style:family="table-column">
      <style:table-column-properties fo:break-before="auto" style:column-width="180.85pt"/>
    </style:style>
    <style:style style:name="co9" style:family="table-column">
      <style:table-column-properties fo:break-before="auto" style:column-width="170.05pt"/>
    </style:style>
    <style:style style:name="co10" style:family="table-column">
      <style:table-column-properties fo:break-before="auto" style:column-width="228.76pt"/>
    </style:style>
    <style:style style:name="co11" style:family="table-column">
      <style:table-column-properties fo:break-before="auto" style:column-width="231.05pt"/>
    </style:style>
    <style:style style:name="co12" style:family="table-column">
      <style:table-column-properties fo:break-before="auto" style:column-width="132.24pt"/>
    </style:style>
    <style:style style:name="co13" style:family="table-column">
      <style:table-column-properties fo:break-before="auto" style:column-width="121.41pt"/>
    </style:style>
    <style:style style:name="co14" style:family="table-column">
      <style:table-column-properties fo:break-before="auto" style:column-width="142.24pt"/>
    </style:style>
    <style:style style:name="co15" style:family="table-column">
      <style:table-column-properties fo:break-before="auto" style:column-width="131.44pt"/>
    </style:style>
    <style:style style:name="co16" style:family="table-column">
      <style:table-column-properties fo:break-before="auto" style:column-width="166.2pt"/>
    </style:style>
    <style:style style:name="co17" style:family="table-column">
      <style:table-column-properties fo:break-before="auto" style:column-width="155.4pt"/>
    </style:style>
    <style:style style:name="co18" style:family="table-column">
      <style:table-column-properties fo:break-before="auto" style:column-width="214.04pt"/>
    </style:style>
    <style:style style:name="co19" style:family="table-column">
      <style:table-column-properties fo:break-before="auto" style:column-width="216.34pt"/>
    </style:style>
    <style:style style:name="co20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pearman_cor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row table:style-name="ro1">
          <table:table-cell/>
          <table:table-cell office:value-type="string" calcext:value-type="string">
            <text:p>Rho_Freq_StrLen</text:p>
          </table:table-cell>
          <table:table-cell office:value-type="string" calcext:value-type="string">
            <text:p>P_Freq_StrLen</text:p>
          </table:table-cell>
          <table:table-cell office:value-type="string" calcext:value-type="string">
            <text:p>Rho_StrLen_VarFreq_NOVAR0</text:p>
          </table:table-cell>
          <table:table-cell office:value-type="string" calcext:value-type="string">
            <text:p>P_StrLen_VarFreq_NOVAR0</text:p>
          </table:table-cell>
          <table:table-cell office:value-type="string" calcext:value-type="string">
            <text:p>Rho_Freq_VarStrLen_NOVAR0</text:p>
          </table:table-cell>
          <table:table-cell office:value-type="string" calcext:value-type="string">
            <text:p>P_Freq_VarStrLen_NOVAR0</text:p>
          </table:table-cell>
          <table:table-cell office:value-type="string" calcext:value-type="string">
            <text:p>Rho_Freq_MeanStrLen_NOVAR0</text:p>
          </table:table-cell>
          <table:table-cell office:value-type="string" calcext:value-type="string">
            <text:p>P_Freq_MeanStrLen_NOVAR0</text:p>
          </table:table-cell>
          <table:table-cell office:value-type="string" calcext:value-type="string">
            <text:p>Rho_VarStrLen_MeanStrLen_NOVAR0</text:p>
          </table:table-cell>
          <table:table-cell office:value-type="string" calcext:value-type="string">
            <text:p>P_VarStrLen_MeanStrLen_NOVAR0</text:p>
          </table:table-cell>
          <table:table-cell office:value-type="string" calcext:value-type="string">
            <text:p>Steiger_t_Freq_VarStrLen_MeanStrLen_NOVAR0</text:p>
          </table:table-cell>
          <table:table-cell office:value-type="string" calcext:value-type="string">
            <text:p>Steiger_p_Freq_VarStrLen_MeanStrLen_NOVAR0</text:p>
          </table:table-cell>
          <table:table-cell office:value-type="string" calcext:value-type="string">
            <text:p>Rho_StrLen_VarFreq_VAR0</text:p>
          </table:table-cell>
          <table:table-cell office:value-type="string" calcext:value-type="string">
            <text:p>P_StrLen_VarFreq_VAR0</text:p>
          </table:table-cell>
          <table:table-cell office:value-type="string" calcext:value-type="string">
            <text:p>Rho_Freq_VarStrLen_VAR0</text:p>
          </table:table-cell>
          <table:table-cell office:value-type="string" calcext:value-type="string">
            <text:p>P_Freq_VarStrLen_VAR0</text:p>
          </table:table-cell>
          <table:table-cell office:value-type="string" calcext:value-type="string">
            <text:p>Rho_Freq_MeanStrLen_VAR0</text:p>
          </table:table-cell>
          <table:table-cell office:value-type="string" calcext:value-type="string">
            <text:p>P_Freq_MeanStrLen_VAR0</text:p>
          </table:table-cell>
          <table:table-cell office:value-type="string" calcext:value-type="string">
            <text:p>Rho_VarStrLen_MeanStrLen_VAR0</text:p>
          </table:table-cell>
          <table:table-cell office:value-type="string" calcext:value-type="string">
            <text:p>P_VarStrLen_MeanStrLen_VAR0</text:p>
          </table:table-cell>
          <table:table-cell office:value-type="string" calcext:value-type="string">
            <text:p>Steiger_t_Freq_VarStrLen_MeanStrLen_VAR0</text:p>
          </table:table-cell>
          <table:table-cell office:value-type="string" calcext:value-type="string">
            <text:p>Steiger_p_Freq_VarStrLen_MeanStrLen_VAR0</text:p>
          </table:table-cell>
        </table:table-row>
        <table:table-row table:style-name="ro1">
          <table:table-cell office:value-type="string" calcext:value-type="string">
            <text:p>Somali</text:p>
          </table:table-cell>
          <table:table-cell office:value-type="float" office:value="-0.331882404222157" calcext:value-type="float">
            <text:p>-0.3318824042</text:p>
          </table:table-cell>
          <table:table-cell office:value-type="float" office:value="0" calcext:value-type="float">
            <text:p>0</text:p>
          </table:table-cell>
          <table:table-cell office:value-type="float" office:value="-0.993506493506493" calcext:value-type="float">
            <text:p>-0.9935064935</text:p>
          </table:table-cell>
          <table:table-cell office:value-type="float" office:value="2.1102349405433E-019" calcext:value-type="float">
            <text:p>2.1102349405433E-19</text:p>
          </table:table-cell>
          <table:table-cell office:value-type="float" office:value="-0.416857255135699" calcext:value-type="float">
            <text:p>-0.4168572551</text:p>
          </table:table-cell>
          <table:table-cell office:value-type="float" office:value="0.00000120098036849417" calcext:value-type="float">
            <text:p>0.000001201</text:p>
          </table:table-cell>
          <table:table-cell office:value-type="float" office:value="-0.664051570726355" calcext:value-type="float">
            <text:p>-0.6640515707</text:p>
          </table:table-cell>
          <table:table-cell office:value-type="float" office:value="2.33952519108853E-017" calcext:value-type="float">
            <text:p>2.33952519108853E-17</text:p>
          </table:table-cell>
          <table:table-cell office:value-type="float" office:value="0.525278240575395" calcext:value-type="float">
            <text:p>0.5252782406</text:p>
          </table:table-cell>
          <table:table-cell office:value-type="float" office:value="0.000000000270526588448539" calcext:value-type="float">
            <text:p>2.70526588448539E-10</text:p>
          </table:table-cell>
          <table:table-cell office:value-type="float" office:value="3.71405375957427" calcext:value-type="float">
            <text:p>3.7140537596</text:p>
          </table:table-cell>
          <table:table-cell office:value-type="float" office:value="0.000307935352563354" calcext:value-type="float">
            <text:p>0.0003079354</text:p>
          </table:table-cell>
          <table:table-cell office:value-type="float" office:value="-0.822074882320653" calcext:value-type="float">
            <text:p>-0.8220748823</text:p>
          </table:table-cell>
          <table:table-cell office:value-type="float" office:value="0.000000144989704145579" calcext:value-type="float">
            <text:p>0.000000145</text:p>
          </table:table-cell>
          <table:table-cell office:value-type="float" office:value="-0.736607956770609" calcext:value-type="float">
            <text:p>-0.7366079568</text:p>
          </table:table-cell>
          <table:table-cell office:value-type="float" office:value="4.37511315649882E-047" calcext:value-type="float">
            <text:p>4.37511315649882E-47</text:p>
          </table:table-cell>
          <table:table-cell office:value-type="float" office:value="-0.593322427633325" calcext:value-type="float">
            <text:p>-0.5933224276</text:p>
          </table:table-cell>
          <table:table-cell office:value-type="float" office:value="7.07186996655986E-027" calcext:value-type="float">
            <text:p>7.07186996655986E-27</text:p>
          </table:table-cell>
          <table:table-cell office:value-type="float" office:value="0.483468673376323" calcext:value-type="float">
            <text:p>0.4834686734</text:p>
          </table:table-cell>
          <table:table-cell office:value-type="float" office:value="4.18257372741931E-017" calcext:value-type="float">
            <text:p>4.18257372741931E-17</text:p>
          </table:table-cell>
          <table:table-cell office:value-type="float" office:value="-3.526637072661" calcext:value-type="float">
            <text:p>-3.5266370727</text:p>
          </table:table-cell>
          <table:table-cell office:value-type="float" office:value="0.000495822018501236" calcext:value-type="float">
            <text:p>0.000495822</text:p>
          </table:table-cell>
        </table:table-row>
        <table:table-row table:style-name="ro1">
          <table:table-cell office:value-type="string" calcext:value-type="string">
            <text:p>Q'eqchi'</text:p>
          </table:table-cell>
          <table:table-cell office:value-type="float" office:value="-0.226630071187332" calcext:value-type="float">
            <text:p>-0.2266300712</text:p>
          </table:table-cell>
          <table:table-cell office:value-type="float" office:value="2.57932639986941E-107" calcext:value-type="float">
            <text:p>2.57932639986941E-107</text:p>
          </table:table-cell>
          <table:table-cell office:value-type="float" office:value="-0.965413533834586" calcext:value-type="float">
            <text:p>-0.9654135338</text:p>
          </table:table-cell>
          <table:table-cell office:value-type="float" office:value="0.00000000000593241837286471" calcext:value-type="float">
            <text:p>5.93241837286471E-12</text:p>
          </table:table-cell>
          <table:table-cell office:value-type="float" office:value="-0.381286118868575" calcext:value-type="float">
            <text:p>-0.3812861189</text:p>
          </table:table-cell>
          <table:table-cell office:value-type="float" office:value="0.00000548650614915738" calcext:value-type="float">
            <text:p>5.48650614915738E-06</text:p>
          </table:table-cell>
          <table:table-cell office:value-type="float" office:value="-0.529578191713507" calcext:value-type="float">
            <text:p>-0.5295781917</text:p>
          </table:table-cell>
          <table:table-cell office:value-type="float" office:value="0.0000000000472984625040247" calcext:value-type="float">
            <text:p>4.72984625040247E-11</text:p>
          </table:table-cell>
          <table:table-cell office:value-type="float" office:value="0.40433187526865" calcext:value-type="float">
            <text:p>0.4043318753</text:p>
          </table:table-cell>
          <table:table-cell office:value-type="float" office:value="0.00000126511016872244" calcext:value-type="float">
            <text:p>1.26511016872244E-06</text:p>
          </table:table-cell>
          <table:table-cell office:value-type="float" office:value="1.84293869769222" calcext:value-type="float">
            <text:p>1.8429386977</text:p>
          </table:table-cell>
          <table:table-cell office:value-type="float" office:value="0.0675984289880559" calcext:value-type="float">
            <text:p>0.067598429</text:p>
          </table:table-cell>
          <table:table-cell office:value-type="float" office:value="-0.768629275136788" calcext:value-type="float">
            <text:p>-0.7686292751</text:p>
          </table:table-cell>
          <table:table-cell office:value-type="float" office:value="0.0000114730184847622" calcext:value-type="float">
            <text:p>0.000011473</text:p>
          </table:table-cell>
          <table:table-cell office:value-type="float" office:value="-0.754828126802357" calcext:value-type="float">
            <text:p>-0.7548281268</text:p>
          </table:table-cell>
          <table:table-cell office:value-type="float" office:value="4.5290774478854E-057" calcext:value-type="float">
            <text:p>4.5290774478854E-57</text:p>
          </table:table-cell>
          <table:table-cell office:value-type="float" office:value="-0.51568555114854" calcext:value-type="float">
            <text:p>-0.5156855511</text:p>
          </table:table-cell>
          <table:table-cell office:value-type="float" office:value="5.48768362562249E-022" calcext:value-type="float">
            <text:p>5.48768362562249E-22</text:p>
          </table:table-cell>
          <table:table-cell office:value-type="float" office:value="0.407341606124715" calcext:value-type="float">
            <text:p>0.4073416061</text:p>
          </table:table-cell>
          <table:table-cell office:value-type="float" office:value="0.000000000000153675428663413" calcext:value-type="float">
            <text:p>1.53675428663413E-13</text:p>
          </table:table-cell>
          <table:table-cell office:value-type="float" office:value="-5.81346125533383" calcext:value-type="float">
            <text:p>-5.8134612553</text:p>
          </table:table-cell>
          <table:table-cell office:value-type="float" office:value="0.0000000156434306905226" calcext:value-type="float">
            <text:p>1.56434306905226E-08</text:p>
          </table:table-cell>
        </table:table-row>
        <table:table-row table:style-name="ro1">
          <table:table-cell office:value-type="string" calcext:value-type="string">
            <text:p>Afrikaans</text:p>
          </table:table-cell>
          <table:table-cell office:value-type="float" office:value="-0.307200072596756" calcext:value-type="float">
            <text:p>-0.3072000726</text:p>
          </table:table-cell>
          <table:table-cell office:value-type="float" office:value="3.37671877829795E-147" calcext:value-type="float">
            <text:p>3.37671877829795E-147</text:p>
          </table:table-cell>
          <table:table-cell office:value-type="float" office:value="-0.96660957714228" calcext:value-type="float">
            <text:p>-0.9666095771</text:p>
          </table:table-cell>
          <table:table-cell office:value-type="float" office:value="0.0000000000174132000256836" calcext:value-type="float">
            <text:p>1.74132000256836E-11</text:p>
          </table:table-cell>
          <table:table-cell office:value-type="float" office:value="-0.506766565400951" calcext:value-type="float">
            <text:p>-0.5067665654</text:p>
          </table:table-cell>
          <table:table-cell office:value-type="float" office:value="0.00000000190747295773237" calcext:value-type="float">
            <text:p>1.90747295773237E-09</text:p>
          </table:table-cell>
          <table:table-cell office:value-type="float" office:value="-0.552235816606977" calcext:value-type="float">
            <text:p>-0.5522358166</text:p>
          </table:table-cell>
          <table:table-cell office:value-type="float" office:value="0.0000000000295478120603477" calcext:value-type="float">
            <text:p>2.95478120603477E-11</text:p>
          </table:table-cell>
          <table:table-cell office:value-type="float" office:value="0.457659684891269" calcext:value-type="float">
            <text:p>0.4576596849</text:p>
          </table:table-cell>
          <table:table-cell office:value-type="float" office:value="0.0000000909045500456211" calcext:value-type="float">
            <text:p>9.09045500456211E-08</text:p>
          </table:table-cell>
          <table:table-cell office:value-type="float" office:value="0.599723740252537" calcext:value-type="float">
            <text:p>0.5997237403</text:p>
          </table:table-cell>
          <table:table-cell office:value-type="float" office:value="0.549811767962675" calcext:value-type="float">
            <text:p>0.549811768</text:p>
          </table:table-cell>
          <table:table-cell office:value-type="float" office:value="-0.783644243310643" calcext:value-type="float">
            <text:p>-0.7836442433</text:p>
          </table:table-cell>
          <table:table-cell office:value-type="float" office:value="0.00000973516903110163" calcext:value-type="float">
            <text:p>9.73516903110163E-06</text:p>
          </table:table-cell>
          <table:table-cell office:value-type="float" office:value="-0.762328240267389" calcext:value-type="float">
            <text:p>-0.7623282403</text:p>
          </table:table-cell>
          <table:table-cell office:value-type="float" office:value="7.39392915510428E-051" calcext:value-type="float">
            <text:p>7.39392915510428E-51</text:p>
          </table:table-cell>
          <table:table-cell office:value-type="float" office:value="-0.690844261845811" calcext:value-type="float">
            <text:p>-0.6908442618</text:p>
          </table:table-cell>
          <table:table-cell office:value-type="float" office:value="2.34998997760585E-038" calcext:value-type="float">
            <text:p>2.34998997760585E-38</text:p>
          </table:table-cell>
          <table:table-cell office:value-type="float" office:value="0.589111900075741" calcext:value-type="float">
            <text:p>0.5891119001</text:p>
          </table:table-cell>
          <table:table-cell office:value-type="float" office:value="8.87775685090872E-026" calcext:value-type="float">
            <text:p>8.87775685090872E-26</text:p>
          </table:table-cell>
          <table:table-cell office:value-type="float" office:value="-2.11933140008363" calcext:value-type="float">
            <text:p>-2.1193314001</text:p>
          </table:table-cell>
          <table:table-cell office:value-type="float" office:value="0.035017791472229" calcext:value-type="float">
            <text:p>0.0350177915</text:p>
          </table:table-cell>
        </table:table-row>
        <table:table-row table:style-name="ro1">
          <table:table-cell office:value-type="string" calcext:value-type="string">
            <text:p>Tachelhit</text:p>
          </table:table-cell>
          <table:table-cell office:value-type="float" office:value="-0.350069272508653" calcext:value-type="float">
            <text:p>-0.3500692725</text:p>
          </table:table-cell>
          <table:table-cell office:value-type="float" office:value="0" calcext:value-type="float">
            <text:p>0</text:p>
          </table:table-cell>
          <table:table-cell office:value-type="float" office:value="-0.936990391836812" calcext:value-type="float">
            <text:p>-0.9369903918</text:p>
          </table:table-cell>
          <table:table-cell office:value-type="float" office:value="0.0000000000467677712038255" calcext:value-type="float">
            <text:p>4.67677712038255E-11</text:p>
          </table:table-cell>
          <table:table-cell office:value-type="float" office:value="-0.495447615152723" calcext:value-type="float">
            <text:p>-0.4954476152</text:p>
          </table:table-cell>
          <table:table-cell office:value-type="float" office:value="0.00000033147595569392" calcext:value-type="float">
            <text:p>3.3147595569392E-07</text:p>
          </table:table-cell>
          <table:table-cell office:value-type="float" office:value="-0.547132848026234" calcext:value-type="float">
            <text:p>-0.547132848</text:p>
          </table:table-cell>
          <table:table-cell office:value-type="float" office:value="0.00000000963815373411669" calcext:value-type="float">
            <text:p>9.63815373411669E-09</text:p>
          </table:table-cell>
          <table:table-cell office:value-type="float" office:value="0.549485138764709" calcext:value-type="float">
            <text:p>0.5494851388</text:p>
          </table:table-cell>
          <table:table-cell office:value-type="float" office:value="0.00000000808648667049643" calcext:value-type="float">
            <text:p>8.08648667049643E-09</text:p>
          </table:table-cell>
          <table:table-cell office:value-type="float" office:value="0.641068835665035" calcext:value-type="float">
            <text:p>0.6410688357</text:p>
          </table:table-cell>
          <table:table-cell office:value-type="float" office:value="0.5230717353231" calcext:value-type="float">
            <text:p>0.5230717353</text:p>
          </table:table-cell>
          <table:table-cell office:value-type="float" office:value="-0.638487987291918" calcext:value-type="float">
            <text:p>-0.6384879873</text:p>
          </table:table-cell>
          <table:table-cell office:value-type="float" office:value="0.000193669061693236" calcext:value-type="float">
            <text:p>0.0001936691</text:p>
          </table:table-cell>
          <table:table-cell office:value-type="float" office:value="-0.815602846574969" calcext:value-type="float">
            <text:p>-0.8156028466</text:p>
          </table:table-cell>
          <table:table-cell office:value-type="float" office:value="7.11179766450211E-045" calcext:value-type="float">
            <text:p>7.11179766450211E-45</text:p>
          </table:table-cell>
          <table:table-cell office:value-type="float" office:value="-0.472483140416581" calcext:value-type="float">
            <text:p>-0.4724831404</text:p>
          </table:table-cell>
          <table:table-cell office:value-type="float" office:value="0.0000000000144929632143915" calcext:value-type="float">
            <text:p>1.44929632143915E-11</text:p>
          </table:table-cell>
          <table:table-cell office:value-type="float" office:value="0.435351892097216" calcext:value-type="float">
            <text:p>0.4353518921</text:p>
          </table:table-cell>
          <table:table-cell office:value-type="float" office:value="0.000000000732271746352578" calcext:value-type="float">
            <text:p>7.32271746352578E-10</text:p>
          </table:table-cell>
          <table:table-cell office:value-type="float" office:value="-7.18651550783739" calcext:value-type="float">
            <text:p>-7.1865155078</text:p>
          </table:table-cell>
          <table:table-cell office:value-type="float" office:value="0.0000000000170581120320716" calcext:value-type="float">
            <text:p>1.70581120320716E-11</text:p>
          </table:table-cell>
        </table:table-row>
        <table:table-row table:style-name="ro1">
          <table:table-cell office:value-type="string" calcext:value-type="string">
            <text:p>Campa (Axininca)</text:p>
          </table:table-cell>
          <table:table-cell office:value-type="float" office:value="-0.262170990960999" calcext:value-type="float">
            <text:p>-0.262170991</text:p>
          </table:table-cell>
          <table:table-cell office:value-type="float" office:value="0" calcext:value-type="float">
            <text:p>0</text:p>
          </table:table-cell>
          <table:table-cell office:value-type="float" office:value="-0.980518811183982" calcext:value-type="float">
            <text:p>-0.9805188112</text:p>
          </table:table-cell>
          <table:table-cell office:value-type="float" office:value="6.65194990320579E-025" calcext:value-type="float">
            <text:p>6.65194990320579E-25</text:p>
          </table:table-cell>
          <table:table-cell office:value-type="float" office:value="-0.470931831929797" calcext:value-type="float">
            <text:p>-0.4709318319</text:p>
          </table:table-cell>
          <table:table-cell office:value-type="float" office:value="0.00000473909688320229" calcext:value-type="float">
            <text:p>4.73909688320229E-06</text:p>
          </table:table-cell>
          <table:table-cell office:value-type="float" office:value="-0.618081805448975" calcext:value-type="float">
            <text:p>-0.6180818054</text:p>
          </table:table-cell>
          <table:table-cell office:value-type="float" office:value="0.000000000229304120813574" calcext:value-type="float">
            <text:p>2.29304120813574E-10</text:p>
          </table:table-cell>
          <table:table-cell office:value-type="float" office:value="0.501597308857916" calcext:value-type="float">
            <text:p>0.5015973089</text:p>
          </table:table-cell>
          <table:table-cell office:value-type="float" office:value="0.000000866660166036317" calcext:value-type="float">
            <text:p>8.66660166036317E-07</text:p>
          </table:table-cell>
          <table:table-cell office:value-type="float" office:value="1.72298904567903" calcext:value-type="float">
            <text:p>1.7229890457</text:p>
          </table:table-cell>
          <table:table-cell office:value-type="float" office:value="0.0886143738279149" calcext:value-type="float">
            <text:p>0.0886143738</text:p>
          </table:table-cell>
          <table:table-cell office:value-type="float" office:value="-0.83762956148195" calcext:value-type="float">
            <text:p>-0.8376295615</text:p>
          </table:table-cell>
          <table:table-cell office:value-type="float" office:value="0.000000000188783633136569" calcext:value-type="float">
            <text:p>1.88783633136569E-10</text:p>
          </table:table-cell>
          <table:table-cell office:value-type="float" office:value="-0.791696050127502" calcext:value-type="float">
            <text:p>-0.7916960501</text:p>
          </table:table-cell>
          <table:table-cell office:value-type="float" office:value="2.17725876520146E-043" calcext:value-type="float">
            <text:p>2.17725876520146E-43</text:p>
          </table:table-cell>
          <table:table-cell office:value-type="float" office:value="-0.594977410413226" calcext:value-type="float">
            <text:p>-0.5949774104</text:p>
          </table:table-cell>
          <table:table-cell office:value-type="float" office:value="3.72993699355819E-020" calcext:value-type="float">
            <text:p>3.72993699355819E-20</text:p>
          </table:table-cell>
          <table:table-cell office:value-type="float" office:value="0.545227107259678" calcext:value-type="float">
            <text:p>0.5452271073</text:p>
          </table:table-cell>
          <table:table-cell office:value-type="float" office:value="1.42606710736533E-016" calcext:value-type="float">
            <text:p>1.42606710736533E-16</text:p>
          </table:table-cell>
          <table:table-cell office:value-type="float" office:value="-4.72955369869215" calcext:value-type="float">
            <text:p>-4.7295536987</text:p>
          </table:table-cell>
          <table:table-cell office:value-type="float" office:value="0.00000433581300938933" calcext:value-type="float">
            <text:p>4.33581300938933E-06</text:p>
          </table:table-cell>
        </table:table-row>
        <table:table-row table:style-name="ro1">
          <table:table-cell office:value-type="string" calcext:value-type="string">
            <text:p>Lukpa</text:p>
          </table:table-cell>
          <table:table-cell office:value-type="float" office:value="-0.335056960860367" calcext:value-type="float">
            <text:p>-0.3350569609</text:p>
          </table:table-cell>
          <table:table-cell office:value-type="float" office:value="3.87451538639056E-190" calcext:value-type="float">
            <text:p>3.87451538639056E-190</text:p>
          </table:table-cell>
          <table:table-cell office:value-type="float" office:value="-0.814705882352941" calcext:value-type="float">
            <text:p>-0.8147058824</text:p>
          </table:table-cell>
          <table:table-cell office:value-type="float" office:value="0.000121309505722356" calcext:value-type="float">
            <text:p>0.0001213095</text:p>
          </table:table-cell>
          <table:table-cell office:value-type="float" office:value="-0.288987592448499" calcext:value-type="float">
            <text:p>-0.2889875924</text:p>
          </table:table-cell>
          <table:table-cell office:value-type="float" office:value="0.00081503921037312" calcext:value-type="float">
            <text:p>0.0008150392</text:p>
          </table:table-cell>
          <table:table-cell office:value-type="float" office:value="-0.477874529119745" calcext:value-type="float">
            <text:p>-0.4778745291</text:p>
          </table:table-cell>
          <table:table-cell office:value-type="float" office:value="0.00000000783474587235493" calcext:value-type="float">
            <text:p>7.83474587235493E-09</text:p>
          </table:table-cell>
          <table:table-cell office:value-type="float" office:value="0.39266888669741" calcext:value-type="float">
            <text:p>0.3926688867</text:p>
          </table:table-cell>
          <table:table-cell office:value-type="float" office:value="0.00000350187763520869" calcext:value-type="float">
            <text:p>3.50187763520869E-06</text:p>
          </table:table-cell>
          <table:table-cell office:value-type="float" office:value="2.19737546839307" calcext:value-type="float">
            <text:p>2.1973754684</text:p>
          </table:table-cell>
          <table:table-cell office:value-type="float" office:value="0.0297930274118306" calcext:value-type="float">
            <text:p>0.0297930274</text:p>
          </table:table-cell>
          <table:table-cell office:value-type="float" office:value="-0.6203876013295" calcext:value-type="float">
            <text:p>-0.6203876013</text:p>
          </table:table-cell>
          <table:table-cell office:value-type="float" office:value="0.0045971826699806" calcext:value-type="float">
            <text:p>0.0045971827</text:p>
          </table:table-cell>
          <table:table-cell office:value-type="float" office:value="-0.732734826968861" calcext:value-type="float">
            <text:p>-0.732734827</text:p>
          </table:table-cell>
          <table:table-cell office:value-type="float" office:value="2.08715488589023E-051" calcext:value-type="float">
            <text:p>2.08715488589023E-51</text:p>
          </table:table-cell>
          <table:table-cell office:value-type="float" office:value="-0.583384242698427" calcext:value-type="float">
            <text:p>-0.5833842427</text:p>
          </table:table-cell>
          <table:table-cell office:value-type="float" office:value="1.43499273338432E-028" calcext:value-type="float">
            <text:p>1.43499273338432E-28</text:p>
          </table:table-cell>
          <table:table-cell office:value-type="float" office:value="0.469998906202105" calcext:value-type="float">
            <text:p>0.4699989062</text:p>
          </table:table-cell>
          <table:table-cell office:value-type="float" office:value="8.80465627701748E-018" calcext:value-type="float">
            <text:p>8.80465627701748E-18</text:p>
          </table:table-cell>
          <table:table-cell office:value-type="float" office:value="-3.79565375070618" calcext:value-type="float">
            <text:p>-3.7956537507</text:p>
          </table:table-cell>
          <table:table-cell office:value-type="float" office:value="0.000178723987825194" calcext:value-type="float">
            <text:p>0.000178724</text:p>
          </table:table-cell>
        </table:table-row>
        <table:table-row table:style-name="ro1">
          <table:table-cell office:value-type="string" calcext:value-type="string">
            <text:p>Swedish</text:p>
          </table:table-cell>
          <table:table-cell office:value-type="float" office:value="-0.292061310428694" calcext:value-type="float">
            <text:p>-0.2920613104</text:p>
          </table:table-cell>
          <table:table-cell office:value-type="float" office:value="1.12633098467124E-189" calcext:value-type="float">
            <text:p>1.12633098467124E-189</text:p>
          </table:table-cell>
          <table:table-cell office:value-type="float" office:value="-0.925889328063241" calcext:value-type="float">
            <text:p>-0.9258893281</text:p>
          </table:table-cell>
          <table:table-cell office:value-type="float" office:value="0.000000000244560386469798" calcext:value-type="float">
            <text:p>2.44560386469798E-10</text:p>
          </table:table-cell>
          <table:table-cell office:value-type="float" office:value="-0.452727457637676" calcext:value-type="float">
            <text:p>-0.4527274576</text:p>
          </table:table-cell>
          <table:table-cell office:value-type="float" office:value="0.0000000637304481869937" calcext:value-type="float">
            <text:p>6.37304481869937E-08</text:p>
          </table:table-cell>
          <table:table-cell office:value-type="float" office:value="-0.571275716127149" calcext:value-type="float">
            <text:p>-0.5712757161</text:p>
          </table:table-cell>
          <table:table-cell office:value-type="float" office:value="0.00000000000126924820812482" calcext:value-type="float">
            <text:p>1.26924820812482E-12</text:p>
          </table:table-cell>
          <table:table-cell office:value-type="float" office:value="0.720095369605483" calcext:value-type="float">
            <text:p>0.7200953696</text:p>
          </table:table-cell>
          <table:table-cell office:value-type="float" office:value="4.68872324586383E-022" calcext:value-type="float">
            <text:p>4.68872324586383E-22</text:p>
          </table:table-cell>
          <table:table-cell office:value-type="float" office:value="2.17176809173923" calcext:value-type="float">
            <text:p>2.1717680917</text:p>
          </table:table-cell>
          <table:table-cell office:value-type="float" office:value="0.031731177158448" calcext:value-type="float">
            <text:p>0.0317311772</text:p>
          </table:table-cell>
          <table:table-cell office:value-type="float" office:value="-0.720907880233006" calcext:value-type="float">
            <text:p>-0.7209078802</text:p>
          </table:table-cell>
          <table:table-cell office:value-type="float" office:value="0.0000479634900367804" calcext:value-type="float">
            <text:p>4.79634900367804E-05</text:p>
          </table:table-cell>
          <table:table-cell office:value-type="float" office:value="-0.770225790828728" calcext:value-type="float">
            <text:p>-0.7702257908</text:p>
          </table:table-cell>
          <table:table-cell office:value-type="float" office:value="1.19415214898508E-055" calcext:value-type="float">
            <text:p>1.19415214898508E-55</text:p>
          </table:table-cell>
          <table:table-cell office:value-type="float" office:value="-0.670623117111076" calcext:value-type="float">
            <text:p>-0.6706231171</text:p>
          </table:table-cell>
          <table:table-cell office:value-type="float" office:value="1.52089029364806E-037" calcext:value-type="float">
            <text:p>1.52089029364806E-37</text:p>
          </table:table-cell>
          <table:table-cell office:value-type="float" office:value="0.620008814106052" calcext:value-type="float">
            <text:p>0.6200088141</text:p>
          </table:table-cell>
          <table:table-cell office:value-type="float" office:value="8.21304364474633E-031" calcext:value-type="float">
            <text:p>8.21304364474633E-31</text:p>
          </table:table-cell>
          <table:table-cell office:value-type="float" office:value="-3.11271102338433" calcext:value-type="float">
            <text:p>-3.1127110234</text:p>
          </table:table-cell>
          <table:table-cell office:value-type="float" office:value="0.00204992245166654" calcext:value-type="float">
            <text:p>0.0020499225</text:p>
          </table:table-cell>
        </table:table-row>
        <table:table-row table:style-name="ro1">
          <table:table-cell office:value-type="string" calcext:value-type="string">
            <text:p>Polish</text:p>
          </table:table-cell>
          <table:table-cell office:value-type="float" office:value="-0.251368561524806" calcext:value-type="float">
            <text:p>-0.2513685615</text:p>
          </table:table-cell>
          <table:table-cell office:value-type="float" office:value="1.34942750476919E-223" calcext:value-type="float">
            <text:p>1.34942750476919E-223</text:p>
          </table:table-cell>
          <table:table-cell office:value-type="float" office:value="-0.968421052631579" calcext:value-type="float">
            <text:p>-0.9684210526</text:p>
          </table:table-cell>
          <table:table-cell office:value-type="float" office:value="0.0000000000109055586677185" calcext:value-type="float">
            <text:p>1.09055586677185E-11</text:p>
          </table:table-cell>
          <table:table-cell office:value-type="float" office:value="-0.41179711073115" calcext:value-type="float">
            <text:p>-0.4117971107</text:p>
          </table:table-cell>
          <table:table-cell office:value-type="float" office:value="0.00000327268698097799" calcext:value-type="float">
            <text:p>3.27268698097799E-06</text:p>
          </table:table-cell>
          <table:table-cell office:value-type="float" office:value="-0.699718472010541" calcext:value-type="float">
            <text:p>-0.699718472</text:p>
          </table:table-cell>
          <table:table-cell office:value-type="float" office:value="8.52605343842777E-019" calcext:value-type="float">
            <text:p>8.52605343842777E-19</text:p>
          </table:table-cell>
          <table:table-cell office:value-type="float" office:value="0.61610510178812" calcext:value-type="float">
            <text:p>0.6161051018</text:p>
          </table:table-cell>
          <table:table-cell office:value-type="float" office:value="0.0000000000000877771963898403" calcext:value-type="float">
            <text:p>8.77771963898403E-14</text:p>
          </table:table-cell>
          <table:table-cell office:value-type="float" office:value="4.89064579042526" calcext:value-type="float">
            <text:p>4.8906457904</text:p>
          </table:table-cell>
          <table:table-cell office:value-type="float" office:value="0.00000326464864072073" calcext:value-type="float">
            <text:p>3.26464864072073E-06</text:p>
          </table:table-cell>
          <table:table-cell office:value-type="float" office:value="-0.717115984557566" calcext:value-type="float">
            <text:p>-0.7171159846</text:p>
          </table:table-cell>
          <table:table-cell office:value-type="float" office:value="0.000253676892863188" calcext:value-type="float">
            <text:p>0.0002536769</text:p>
          </table:table-cell>
          <table:table-cell office:value-type="float" office:value="-0.777259972614144" calcext:value-type="float">
            <text:p>-0.7772599726</text:p>
          </table:table-cell>
          <table:table-cell office:value-type="float" office:value="1.38887915894825E-048" calcext:value-type="float">
            <text:p>1.38887915894825E-48</text:p>
          </table:table-cell>
          <table:table-cell office:value-type="float" office:value="-0.703263654056825" calcext:value-type="float">
            <text:p>-0.7032636541</text:p>
          </table:table-cell>
          <table:table-cell office:value-type="float" office:value="3.11485384358799E-036" calcext:value-type="float">
            <text:p>3.11485384358799E-36</text:p>
          </table:table-cell>
          <table:table-cell office:value-type="float" office:value="0.621078250255723" calcext:value-type="float">
            <text:p>0.6210782503</text:p>
          </table:table-cell>
          <table:table-cell office:value-type="float" office:value="2.35332543213397E-026" calcext:value-type="float">
            <text:p>2.35332543213397E-26</text:p>
          </table:table-cell>
          <table:table-cell office:value-type="float" office:value="-2.21311517393949" calcext:value-type="float">
            <text:p>-2.2131151739</text:p>
          </table:table-cell>
          <table:table-cell office:value-type="float" office:value="0.0278679869460785" calcext:value-type="float">
            <text:p>0.0278679869</text:p>
          </table:table-cell>
        </table:table-row>
        <table:table-row table:style-name="ro1">
          <table:table-cell office:value-type="string" calcext:value-type="string">
            <text:p>Ewe</text:p>
          </table:table-cell>
          <table:table-cell office:value-type="float" office:value="-0.328963896433078" calcext:value-type="float">
            <text:p>-0.3289638964</text:p>
          </table:table-cell>
          <table:table-cell office:value-type="float" office:value="2.1116749650842E-232" calcext:value-type="float">
            <text:p>2.1116749650842E-232</text:p>
          </table:table-cell>
          <table:table-cell office:value-type="float" office:value="-0.957894736842105" calcext:value-type="float">
            <text:p>-0.9578947368</text:p>
          </table:table-cell>
          <table:table-cell office:value-type="float" office:value="0.00000000012135311926058" calcext:value-type="float">
            <text:p>1.2135311926058E-10</text:p>
          </table:table-cell>
          <table:table-cell office:value-type="float" office:value="-0.395609803505517" calcext:value-type="float">
            <text:p>-0.3956098035</text:p>
          </table:table-cell>
          <table:table-cell office:value-type="float" office:value="0.00000266642861357105" calcext:value-type="float">
            <text:p>2.66642861357105E-06</text:p>
          </table:table-cell>
          <table:table-cell office:value-type="float" office:value="-0.547723105120545" calcext:value-type="float">
            <text:p>-0.5477231051</text:p>
          </table:table-cell>
          <table:table-cell office:value-type="float" office:value="0.0000000000107041374372535" calcext:value-type="float">
            <text:p>1.07041374372535E-11</text:p>
          </table:table-cell>
          <table:table-cell office:value-type="float" office:value="0.499091593420817" calcext:value-type="float">
            <text:p>0.4990915934</text:p>
          </table:table-cell>
          <table:table-cell office:value-type="float" office:value="0.00000000112114015084815" calcext:value-type="float">
            <text:p>1.12114015084815E-09</text:p>
          </table:table-cell>
          <table:table-cell office:value-type="float" office:value="2.06540835818351" calcext:value-type="float">
            <text:p>2.0654083582</text:p>
          </table:table-cell>
          <table:table-cell office:value-type="float" office:value="0.0408867387680466" calcext:value-type="float">
            <text:p>0.0408867388</text:p>
          </table:table-cell>
          <table:table-cell office:value-type="float" office:value="-0.735444223561589" calcext:value-type="float">
            <text:p>-0.7354442236</text:p>
          </table:table-cell>
          <table:table-cell office:value-type="float" office:value="0.0000962133359317431" calcext:value-type="float">
            <text:p>9.62133359317431E-05</text:p>
          </table:table-cell>
          <table:table-cell office:value-type="float" office:value="-0.765520818784873" calcext:value-type="float">
            <text:p>-0.7655208188</text:p>
          </table:table-cell>
          <table:table-cell office:value-type="float" office:value="3.59514372195579E-060" calcext:value-type="float">
            <text:p>3.59514372195579E-60</text:p>
          </table:table-cell>
          <table:table-cell office:value-type="float" office:value="-0.602941018248875" calcext:value-type="float">
            <text:p>-0.6029410182</text:p>
          </table:table-cell>
          <table:table-cell office:value-type="float" office:value="1.12421922609724E-031" calcext:value-type="float">
            <text:p>1.12421922609724E-31</text:p>
          </table:table-cell>
          <table:table-cell office:value-type="float" office:value="0.513658857414877" calcext:value-type="float">
            <text:p>0.5136588574</text:p>
          </table:table-cell>
          <table:table-cell office:value-type="float" office:value="5.30747451060406E-022" calcext:value-type="float">
            <text:p>5.30747451060406E-22</text:p>
          </table:table-cell>
          <table:table-cell office:value-type="float" office:value="-4.59149443723212" calcext:value-type="float">
            <text:p>-4.5914944372</text:p>
          </table:table-cell>
          <table:table-cell office:value-type="float" office:value="0.00000645828644714823" calcext:value-type="float">
            <text:p>6.45828644714823E-06</text:p>
          </table:table-cell>
        </table:table-row>
        <table:table-row table:style-name="ro1">
          <table:table-cell office:value-type="string" calcext:value-type="string">
            <text:p>Paite</text:p>
          </table:table-cell>
          <table:table-cell office:value-type="float" office:value="-0.312362878930451" calcext:value-type="float">
            <text:p>-0.3123628789</text:p>
          </table:table-cell>
          <table:table-cell office:value-type="float" office:value="2.00041665696334E-267" calcext:value-type="float">
            <text:p>2.00041665696334E-267</text:p>
          </table:table-cell>
          <table:table-cell office:value-type="float" office:value="-0.964912280701754" calcext:value-type="float">
            <text:p>-0.9649122807</text:p>
          </table:table-cell>
          <table:table-cell office:value-type="float" office:value="0.000000000103472876422859" calcext:value-type="float">
            <text:p>1.03472876422859E-10</text:p>
          </table:table-cell>
          <table:table-cell office:value-type="float" office:value="-0.348128524062036" calcext:value-type="float">
            <text:p>-0.3481285241</text:p>
          </table:table-cell>
          <table:table-cell office:value-type="float" office:value="0.0000328086034798373" calcext:value-type="float">
            <text:p>3.28086034798373E-05</text:p>
          </table:table-cell>
          <table:table-cell office:value-type="float" office:value="-0.505402583930827" calcext:value-type="float">
            <text:p>-0.5054025839</text:p>
          </table:table-cell>
          <table:table-cell office:value-type="float" office:value="0.000000000348882527129397" calcext:value-type="float">
            <text:p>3.48882527129397E-10</text:p>
          </table:table-cell>
          <table:table-cell office:value-type="float" office:value="0.555894799590021" calcext:value-type="float">
            <text:p>0.5558947996</text:p>
          </table:table-cell>
          <table:table-cell office:value-type="float" office:value="0.0000000000021376677924623" calcext:value-type="float">
            <text:p>2.1376677924623E-12</text:p>
          </table:table-cell>
          <table:table-cell office:value-type="float" office:value="2.22313246079846" calcext:value-type="float">
            <text:p>2.2231324608</text:p>
          </table:table-cell>
          <table:table-cell office:value-type="float" office:value="0.0278949366792584" calcext:value-type="float">
            <text:p>0.0278949367</text:p>
          </table:table-cell>
          <table:table-cell office:value-type="float" office:value="-0.703271956466227" calcext:value-type="float">
            <text:p>-0.7032719565</text:p>
          </table:table-cell>
          <table:table-cell office:value-type="float" office:value="0.000541825856974925" calcext:value-type="float">
            <text:p>0.0005418259</text:p>
          </table:table-cell>
          <table:table-cell office:value-type="float" office:value="-0.7355770170563" calcext:value-type="float">
            <text:p>-0.7355770171</text:p>
          </table:table-cell>
          <table:table-cell office:value-type="float" office:value="1.05335051818882E-045" calcext:value-type="float">
            <text:p>1.05335051818882E-45</text:p>
          </table:table-cell>
          <table:table-cell office:value-type="float" office:value="-0.534455319172777" calcext:value-type="float">
            <text:p>-0.5344553192</text:p>
          </table:table-cell>
          <table:table-cell office:value-type="float" office:value="1.109085244409E-020" calcext:value-type="float">
            <text:p>1.109085244409E-20</text:p>
          </table:table-cell>
          <table:table-cell office:value-type="float" office:value="0.557228565467423" calcext:value-type="float">
            <text:p>0.5572285655</text:p>
          </table:table-cell>
          <table:table-cell office:value-type="float" office:value="1.08419106728808E-022" calcext:value-type="float">
            <text:p>1.08419106728808E-22</text:p>
          </table:table-cell>
          <table:table-cell office:value-type="float" office:value="-5.05274274592388" calcext:value-type="float">
            <text:p>-5.0527427459</text:p>
          </table:table-cell>
          <table:table-cell office:value-type="float" office:value="0.000000825297326383864" calcext:value-type="float">
            <text:p>8.25297326383864E-07</text:p>
          </table:table-cell>
        </table:table-row>
        <table:table-row table:style-name="ro1">
          <table:table-cell office:value-type="string" calcext:value-type="string">
            <text:p>Vietnamese</text:p>
          </table:table-cell>
          <table:table-cell office:value-type="float" office:value="-0.196000639622632" calcext:value-type="float">
            <text:p>-0.1960006396</text:p>
          </table:table-cell>
          <table:table-cell office:value-type="float" office:value="2.39375954867505E-028" calcext:value-type="float">
            <text:p>2.39375954867505E-28</text:p>
          </table:table-cell>
          <table:table-cell office:value-type="float" office:value="-0.854545454545455" calcext:value-type="float">
            <text:p>-0.8545454545</text:p>
          </table:table-cell>
          <table:table-cell office:value-type="float" office:value="0.000806674152164899" calcext:value-type="float">
            <text:p>0.0008066742</text:p>
          </table:table-cell>
          <table:table-cell office:value-type="float" office:value="-0.368866521734674" calcext:value-type="float">
            <text:p>-0.3688665217</text:p>
          </table:table-cell>
          <table:table-cell office:value-type="float" office:value="0.00000215558453084101" calcext:value-type="float">
            <text:p>2.15558453084101E-06</text:p>
          </table:table-cell>
          <table:table-cell office:value-type="float" office:value="-0.277750163202951" calcext:value-type="float">
            <text:p>-0.2777501632</text:p>
          </table:table-cell>
          <table:table-cell office:value-type="float" office:value="0.000447213737004302" calcext:value-type="float">
            <text:p>0.0004472137</text:p>
          </table:table-cell>
          <table:table-cell office:value-type="float" office:value="0.354763857625696" calcext:value-type="float">
            <text:p>0.3547638576</text:p>
          </table:table-cell>
          <table:table-cell office:value-type="float" office:value="0.00000551827841223202" calcext:value-type="float">
            <text:p>5.51827841223202E-06</text:p>
          </table:table-cell>
          <table:table-cell office:value-type="float" office:value="-1.07289486319797" calcext:value-type="float">
            <text:p>-1.0728948632</text:p>
          </table:table-cell>
          <table:table-cell office:value-type="float" office:value="0.285007592590482" calcext:value-type="float">
            <text:p>0.2850075926</text:p>
          </table:table-cell>
          <table:table-cell office:value-type="float" office:value="-0.674702020449981" calcext:value-type="float">
            <text:p>-0.6747020204</text:p>
          </table:table-cell>
          <table:table-cell office:value-type="float" office:value="0.00414206043386447" calcext:value-type="float">
            <text:p>0.0041420604</text:p>
          </table:table-cell>
          <table:table-cell office:value-type="float" office:value="-0.722543397277552" calcext:value-type="float">
            <text:p>-0.7225433973</text:p>
          </table:table-cell>
          <table:table-cell office:value-type="float" office:value="1.7127617418541E-055" calcext:value-type="float">
            <text:p>1.7127617418541E-55</text:p>
          </table:table-cell>
          <table:table-cell office:value-type="float" office:value="-0.199784954904114" calcext:value-type="float">
            <text:p>-0.1997849549</text:p>
          </table:table-cell>
          <table:table-cell office:value-type="float" office:value="0.000228078514342103" calcext:value-type="float">
            <text:p>0.0002280785</text:p>
          </table:table-cell>
          <table:table-cell office:value-type="float" office:value="0.178296185320344" calcext:value-type="float">
            <text:p>0.1782961853</text:p>
          </table:table-cell>
          <table:table-cell office:value-type="float" office:value="0.00102933829994754" calcext:value-type="float">
            <text:p>0.0010293383</text:p>
          </table:table-cell>
          <table:table-cell office:value-type="float" office:value="-10.1897731462999" calcext:value-type="float">
            <text:p>-10.1897731463</text:p>
          </table:table-cell>
          <table:table-cell office:value-type="float" office:value="2.10386327445433E-021" calcext:value-type="float">
            <text:p>2.10386327445433E-21</text:p>
          </table:table-cell>
        </table:table-row>
        <table:table-row table:style-name="ro1">
          <table:table-cell office:value-type="string" calcext:value-type="string">
            <text:p>Shuar</text:p>
          </table:table-cell>
          <table:table-cell office:value-type="float" office:value="-0.237192319669817" calcext:value-type="float">
            <text:p>-0.2371923197</text:p>
          </table:table-cell>
          <table:table-cell office:value-type="float" office:value="1.23178548658114E-290" calcext:value-type="float">
            <text:p>1.23178548658114E-290</text:p>
          </table:table-cell>
          <table:table-cell office:value-type="float" office:value="-0.891965811965812" calcext:value-type="float">
            <text:p>-0.891965812</text:p>
          </table:table-cell>
          <table:table-cell office:value-type="float" office:value="0.00000000095161088062575" calcext:value-type="float">
            <text:p>0.000000001</text:p>
          </table:table-cell>
          <table:table-cell office:value-type="float" office:value="-0.495211235246576" calcext:value-type="float">
            <text:p>-0.4952112352</text:p>
          </table:table-cell>
          <table:table-cell office:value-type="float" office:value="0.00000010502423474657" calcext:value-type="float">
            <text:p>0.000000105</text:p>
          </table:table-cell>
          <table:table-cell office:value-type="float" office:value="-0.568599188259813" calcext:value-type="float">
            <text:p>-0.5685991883</text:p>
          </table:table-cell>
          <table:table-cell office:value-type="float" office:value="0.000000000371806943524953" calcext:value-type="float">
            <text:p>3.71806943524953E-10</text:p>
          </table:table-cell>
          <table:table-cell office:value-type="float" office:value="0.453903422713877" calcext:value-type="float">
            <text:p>0.4539034227</text:p>
          </table:table-cell>
          <table:table-cell office:value-type="float" office:value="0.00000146864979664124" calcext:value-type="float">
            <text:p>1.46864979664124E-06</text:p>
          </table:table-cell>
          <table:table-cell office:value-type="float" office:value="0.881696506170462" calcext:value-type="float">
            <text:p>0.8816965062</text:p>
          </table:table-cell>
          <table:table-cell office:value-type="float" office:value="0.38005532361047" calcext:value-type="float">
            <text:p>0.3800553236</text:p>
          </table:table-cell>
          <table:table-cell office:value-type="float" office:value="-0.714109764453917" calcext:value-type="float">
            <text:p>-0.7141097645</text:p>
          </table:table-cell>
          <table:table-cell office:value-type="float" office:value="0.0000197576082341695" calcext:value-type="float">
            <text:p>1.97576082341695E-05</text:p>
          </table:table-cell>
          <table:table-cell office:value-type="float" office:value="-0.802288250334985" calcext:value-type="float">
            <text:p>-0.8022882503</text:p>
          </table:table-cell>
          <table:table-cell office:value-type="float" office:value="5.67704837704336E-051" calcext:value-type="float">
            <text:p>5.67704837704336E-51</text:p>
          </table:table-cell>
          <table:table-cell office:value-type="float" office:value="-0.575087129750994" calcext:value-type="float">
            <text:p>-0.5750871298</text:p>
          </table:table-cell>
          <table:table-cell office:value-type="float" office:value="7.43511066675223E-021" calcext:value-type="float">
            <text:p>7.43511066675223E-21</text:p>
          </table:table-cell>
          <table:table-cell office:value-type="float" office:value="0.498157663661158" calcext:value-type="float">
            <text:p>0.4981576637</text:p>
          </table:table-cell>
          <table:table-cell office:value-type="float" office:value="2.90910096124111E-015" calcext:value-type="float">
            <text:p>2.90910096124111E-15</text:p>
          </table:table-cell>
          <table:table-cell office:value-type="float" office:value="-5.6206059286218" calcext:value-type="float">
            <text:p>-5.6206059286</text:p>
          </table:table-cell>
          <table:table-cell office:value-type="float" office:value="0.0000000578245532223673" calcext:value-type="float">
            <text:p>5.78245532223673E-08</text:p>
          </table:table-cell>
        </table:table-row>
        <table:table-row table:style-name="ro1">
          <table:table-cell office:value-type="string" calcext:value-type="string">
            <text:p>Camsa</text:p>
          </table:table-cell>
          <table:table-cell office:value-type="float" office:value="-0.285775997277951" calcext:value-type="float">
            <text:p>-0.2857759973</text:p>
          </table:table-cell>
          <table:table-cell office:value-type="float" office:value="0" calcext:value-type="float">
            <text:p>0</text:p>
          </table:table-cell>
          <table:table-cell office:value-type="float" office:value="-0.973386022606421" calcext:value-type="float">
            <text:p>-0.9733860226</text:p>
          </table:table-cell>
          <table:table-cell office:value-type="float" office:value="8.26934262417054E-019" calcext:value-type="float">
            <text:p>8.26934262417054E-19</text:p>
          </table:table-cell>
          <table:table-cell office:value-type="float" office:value="-0.371378417942017" calcext:value-type="float">
            <text:p>-0.3713784179</text:p>
          </table:table-cell>
          <table:table-cell office:value-type="float" office:value="0.0000234736254808113" calcext:value-type="float">
            <text:p>2.34736254808113E-05</text:p>
          </table:table-cell>
          <table:table-cell office:value-type="float" office:value="-0.539221967594413" calcext:value-type="float">
            <text:p>-0.5392219676</text:p>
          </table:table-cell>
          <table:table-cell office:value-type="float" office:value="0.000000000123774539440036" calcext:value-type="float">
            <text:p>1.23774539440036E-10</text:p>
          </table:table-cell>
          <table:table-cell office:value-type="float" office:value="0.351884899277626" calcext:value-type="float">
            <text:p>0.3518848993</text:p>
          </table:table-cell>
          <table:table-cell office:value-type="float" office:value="0.0000657489401162791" calcext:value-type="float">
            <text:p>6.57489401162791E-05</text:p>
          </table:table-cell>
          <table:table-cell office:value-type="float" office:value="1.92572855072449" calcext:value-type="float">
            <text:p>1.9257285507</text:p>
          </table:table-cell>
          <table:table-cell office:value-type="float" office:value="0.0565040895161854" calcext:value-type="float">
            <text:p>0.0565040895</text:p>
          </table:table-cell>
          <table:table-cell office:value-type="float" office:value="-0.812930951804472" calcext:value-type="float">
            <text:p>-0.8129309518</text:p>
          </table:table-cell>
          <table:table-cell office:value-type="float" office:value="0.0000000275784004099663" calcext:value-type="float">
            <text:p>2.75784004099663E-08</text:p>
          </table:table-cell>
          <table:table-cell office:value-type="float" office:value="-0.74797913804311" calcext:value-type="float">
            <text:p>-0.747979138</text:p>
          </table:table-cell>
          <table:table-cell office:value-type="float" office:value="1.17990712084799E-047" calcext:value-type="float">
            <text:p>1.17990712084799E-47</text:p>
          </table:table-cell>
          <table:table-cell office:value-type="float" office:value="-0.614838304334637" calcext:value-type="float">
            <text:p>-0.6148383043</text:p>
          </table:table-cell>
          <table:table-cell office:value-type="float" office:value="2.53975822239101E-028" calcext:value-type="float">
            <text:p>2.53975822239101E-28</text:p>
          </table:table-cell>
          <table:table-cell office:value-type="float" office:value="0.472688851928913" calcext:value-type="float">
            <text:p>0.4726888519</text:p>
          </table:table-cell>
          <table:table-cell office:value-type="float" office:value="8.02041448202561E-016" calcext:value-type="float">
            <text:p>8.02041448202561E-16</text:p>
          </table:table-cell>
          <table:table-cell office:value-type="float" office:value="-3.29588981291612" calcext:value-type="float">
            <text:p>-3.2958898129</text:p>
          </table:table-cell>
          <table:table-cell office:value-type="float" office:value="0.00111989148501214" calcext:value-type="float">
            <text:p>0.0011198915</text:p>
          </table:table-cell>
        </table:table-row>
        <table:table-row table:style-name="ro1">
          <table:table-cell office:value-type="string" calcext:value-type="string">
            <text:p>Uma</text:p>
          </table:table-cell>
          <table:table-cell office:value-type="float" office:value="-0.325079369185598" calcext:value-type="float">
            <text:p>-0.3250793692</text:p>
          </table:table-cell>
          <table:table-cell office:value-type="float" office:value="1.17741518988907E-307" calcext:value-type="float">
            <text:p>1.17741518988907E-307</text:p>
          </table:table-cell>
          <table:table-cell office:value-type="float" office:value="-0.947368421052632" calcext:value-type="float">
            <text:p>-0.9473684211</text:p>
          </table:table-cell>
          <table:table-cell office:value-type="float" office:value="0.000000000780082922045897" calcext:value-type="float">
            <text:p>7.80082922045897E-10</text:p>
          </table:table-cell>
          <table:table-cell office:value-type="float" office:value="-0.287576297442688" calcext:value-type="float">
            <text:p>-0.2875762974</text:p>
          </table:table-cell>
          <table:table-cell office:value-type="float" office:value="0.000827308835756846" calcext:value-type="float">
            <text:p>0.0008273088</text:p>
          </table:table-cell>
          <table:table-cell office:value-type="float" office:value="-0.549136317002" calcext:value-type="float">
            <text:p>-0.549136317</text:p>
          </table:table-cell>
          <table:table-cell office:value-type="float" office:value="0.00000000000924493852638634" calcext:value-type="float">
            <text:p>9.24493852638634E-12</text:p>
          </table:table-cell>
          <table:table-cell office:value-type="float" office:value="0.41876861894642" calcext:value-type="float">
            <text:p>0.4187686189</text:p>
          </table:table-cell>
          <table:table-cell office:value-type="float" office:value="0.000000581828516213152" calcext:value-type="float">
            <text:p>5.81828516213152E-07</text:p>
          </table:table-cell>
          <table:table-cell office:value-type="float" office:value="3.25867359608588" calcext:value-type="float">
            <text:p>3.2586735961</text:p>
          </table:table-cell>
          <table:table-cell office:value-type="float" office:value="0.00143110799540627" calcext:value-type="float">
            <text:p>0.001431108</text:p>
          </table:table-cell>
          <table:table-cell office:value-type="float" office:value="-0.790871127797535" calcext:value-type="float">
            <text:p>-0.7908711278</text:p>
          </table:table-cell>
          <table:table-cell office:value-type="float" office:value="0.00000253143942362264" calcext:value-type="float">
            <text:p>2.53143942362264E-06</text:p>
          </table:table-cell>
          <table:table-cell office:value-type="float" office:value="-0.770845952836351" calcext:value-type="float">
            <text:p>-0.7708459528</text:p>
          </table:table-cell>
          <table:table-cell office:value-type="float" office:value="2.40037880610695E-058" calcext:value-type="float">
            <text:p>2.40037880610695E-58</text:p>
          </table:table-cell>
          <table:table-cell office:value-type="float" office:value="-0.599469989439231" calcext:value-type="float">
            <text:p>-0.5994699894</text:p>
          </table:table-cell>
          <table:table-cell office:value-type="float" office:value="1.10528927046627E-029" calcext:value-type="float">
            <text:p>1.10528927046627E-29</text:p>
          </table:table-cell>
          <table:table-cell office:value-type="float" office:value="0.536436471747926" calcext:value-type="float">
            <text:p>0.5364364717</text:p>
          </table:table-cell>
          <table:table-cell office:value-type="float" office:value="5.20660026898481E-023" calcext:value-type="float">
            <text:p>5.20660026898481E-23</text:p>
          </table:table-cell>
          <table:table-cell office:value-type="float" office:value="-4.82919939389942" calcext:value-type="float">
            <text:p>-4.8291993939</text:p>
          </table:table-cell>
          <table:table-cell office:value-type="float" office:value="0.00000223311568417008" calcext:value-type="float">
            <text:p>2.23311568417008E-06</text:p>
          </table:table-cell>
        </table:table-row>
        <table:table-row table:style-name="ro1">
          <table:table-cell office:value-type="string" calcext:value-type="string">
            <text:p>Barasana</text:p>
          </table:table-cell>
          <table:table-cell office:value-type="float" office:value="-0.308880682944549" calcext:value-type="float">
            <text:p>-0.3088806829</text:p>
          </table:table-cell>
          <table:table-cell office:value-type="float" office:value="0" calcext:value-type="float">
            <text:p>0</text:p>
          </table:table-cell>
          <table:table-cell office:value-type="float" office:value="-0.951142748745635" calcext:value-type="float">
            <text:p>-0.9511427487</text:p>
          </table:table-cell>
          <table:table-cell office:value-type="float" office:value="8.71459704422026E-015" calcext:value-type="float">
            <text:p>8.71459704422026E-15</text:p>
          </table:table-cell>
          <table:table-cell office:value-type="float" office:value="-0.534257194470089" calcext:value-type="float">
            <text:p>-0.5342571945</text:p>
          </table:table-cell>
          <table:table-cell office:value-type="float" office:value="0.0000000000831409493580359" calcext:value-type="float">
            <text:p>8.31409493580359E-11</text:p>
          </table:table-cell>
          <table:table-cell office:value-type="float" office:value="-0.536053028662076" calcext:value-type="float">
            <text:p>-0.5360530287</text:p>
          </table:table-cell>
          <table:table-cell office:value-type="float" office:value="0.0000000000699414905529124" calcext:value-type="float">
            <text:p>6.99414905529124E-11</text:p>
          </table:table-cell>
          <table:table-cell office:value-type="float" office:value="0.621684526475513" calcext:value-type="float">
            <text:p>0.6216845265</text:p>
          </table:table-cell>
          <table:table-cell office:value-type="float" office:value="4.8392964386906E-015" calcext:value-type="float">
            <text:p>4.8392964386906E-15</text:p>
          </table:table-cell>
          <table:table-cell office:value-type="float" office:value="0.0284288857060035" calcext:value-type="float">
            <text:p>0.0284288857</text:p>
          </table:table-cell>
          <table:table-cell office:value-type="float" office:value="0.977365424443683" calcext:value-type="float">
            <text:p>0.9773654244</text:p>
          </table:table-cell>
          <table:table-cell office:value-type="float" office:value="-0.785523872354376" calcext:value-type="float">
            <text:p>-0.7855238724</text:p>
          </table:table-cell>
          <table:table-cell office:value-type="float" office:value="0.000000272120238690315" calcext:value-type="float">
            <text:p>2.72120238690315E-07</text:p>
          </table:table-cell>
          <table:table-cell office:value-type="float" office:value="-0.768836231321218" calcext:value-type="float">
            <text:p>-0.7688362313</text:p>
          </table:table-cell>
          <table:table-cell office:value-type="float" office:value="7.61679399421975E-059" calcext:value-type="float">
            <text:p>7.61679399421975E-59</text:p>
          </table:table-cell>
          <table:table-cell office:value-type="float" office:value="-0.573139581278686" calcext:value-type="float">
            <text:p>-0.5731395813</text:p>
          </table:table-cell>
          <table:table-cell office:value-type="float" office:value="3.71707648727026E-027" calcext:value-type="float">
            <text:p>3.71707648727026E-27</text:p>
          </table:table-cell>
          <table:table-cell office:value-type="float" office:value="0.523200648290338" calcext:value-type="float">
            <text:p>0.5232006483</text:p>
          </table:table-cell>
          <table:table-cell office:value-type="float" office:value="3.94217757332705E-022" calcext:value-type="float">
            <text:p>3.94217757332705E-22</text:p>
          </table:table-cell>
          <table:table-cell office:value-type="float" office:value="-5.40070658453495" calcext:value-type="float">
            <text:p>-5.4007065845</text:p>
          </table:table-cell>
          <table:table-cell office:value-type="float" office:value="0.000000137765985838834" calcext:value-type="float">
            <text:p>1.37765985838834E-07</text:p>
          </table:table-cell>
        </table:table-row>
        <table:table-row table:style-name="ro1">
          <table:table-cell office:value-type="string" calcext:value-type="string">
            <text:p>Hungarian</text:p>
          </table:table-cell>
          <table:table-cell office:value-type="float" office:value="-0.279616881978063" calcext:value-type="float">
            <text:p>-0.279616882</text:p>
          </table:table-cell>
          <table:table-cell office:value-type="float" office:value="0" calcext:value-type="float">
            <text:p>0</text:p>
          </table:table-cell>
          <table:table-cell office:value-type="float" office:value="-0.969508752117448" calcext:value-type="float">
            <text:p>-0.9695087521</text:p>
          </table:table-cell>
          <table:table-cell office:value-type="float" office:value="0.000000000000110541400913396" calcext:value-type="float">
            <text:p>1.10541400913396E-13</text:p>
          </table:table-cell>
          <table:table-cell office:value-type="float" office:value="-0.444056748519335" calcext:value-type="float">
            <text:p>-0.4440567485</text:p>
          </table:table-cell>
          <table:table-cell office:value-type="float" office:value="0.00000414445025886589" calcext:value-type="float">
            <text:p>4.14445025886589E-06</text:p>
          </table:table-cell>
          <table:table-cell office:value-type="float" office:value="-0.635388714339479" calcext:value-type="float">
            <text:p>-0.6353887143</text:p>
          </table:table-cell>
          <table:table-cell office:value-type="float" office:value="0.00000000000161255857524577" calcext:value-type="float">
            <text:p>1.61255857524577E-12</text:p>
          </table:table-cell>
          <table:table-cell office:value-type="float" office:value="0.586660814534024" calcext:value-type="float">
            <text:p>0.5866608145</text:p>
          </table:table-cell>
          <table:table-cell office:value-type="float" office:value="0.000000000175953267630575" calcext:value-type="float">
            <text:p>1.75953267630575E-10</text:p>
          </table:table-cell>
          <table:table-cell office:value-type="float" office:value="2.65322941022443" calcext:value-type="float">
            <text:p>2.6532294102</text:p>
          </table:table-cell>
          <table:table-cell office:value-type="float" office:value="0.00933073254228246" calcext:value-type="float">
            <text:p>0.0093307325</text:p>
          </table:table-cell>
          <table:table-cell office:value-type="float" office:value="-0.766743876157472" calcext:value-type="float">
            <text:p>-0.7667438762</text:p>
          </table:table-cell>
          <table:table-cell office:value-type="float" office:value="0.00000781276301206531" calcext:value-type="float">
            <text:p>7.81276301206531E-06</text:p>
          </table:table-cell>
          <table:table-cell office:value-type="float" office:value="-0.768326492151452" calcext:value-type="float">
            <text:p>-0.7683264922</text:p>
          </table:table-cell>
          <table:table-cell office:value-type="float" office:value="4.92416790383826E-040" calcext:value-type="float">
            <text:p>4.92416790383826E-40</text:p>
          </table:table-cell>
          <table:table-cell office:value-type="float" office:value="-0.634741547188192" calcext:value-type="float">
            <text:p>-0.6347415472</text:p>
          </table:table-cell>
          <table:table-cell office:value-type="float" office:value="7.74899715070843E-024" calcext:value-type="float">
            <text:p>7.74899715070843E-24</text:p>
          </table:table-cell>
          <table:table-cell office:value-type="float" office:value="0.511863297155634" calcext:value-type="float">
            <text:p>0.5118632972</text:p>
          </table:table-cell>
          <table:table-cell office:value-type="float" office:value="0.000000000000011024880970197" calcext:value-type="float">
            <text:p>1.1024880970197E-14</text:p>
          </table:table-cell>
          <table:table-cell office:value-type="float" office:value="-3.11566317826183" calcext:value-type="float">
            <text:p>-3.1156631783</text:p>
          </table:table-cell>
          <table:table-cell office:value-type="float" office:value="0.00211082429154933" calcext:value-type="float">
            <text:p>0.0021108243</text:p>
          </table:table-cell>
        </table:table-row>
        <table:table-row table:style-name="ro1">
          <table:table-cell office:value-type="string" calcext:value-type="string">
            <text:p>Zarma</text:p>
          </table:table-cell>
          <table:table-cell office:value-type="float" office:value="-0.317335094281491" calcext:value-type="float">
            <text:p>-0.3173350943</text:p>
          </table:table-cell>
          <table:table-cell office:value-type="float" office:value="6.79382692950914E-099" calcext:value-type="float">
            <text:p>6.79382692950914E-99</text:p>
          </table:table-cell>
          <table:table-cell office:value-type="float" office:value="-0.909313725490196" calcext:value-type="float">
            <text:p>-0.9093137255</text:p>
          </table:table-cell>
          <table:table-cell office:value-type="float" office:value="0.000000427441771444782" calcext:value-type="float">
            <text:p>4.27441771444782E-07</text:p>
          </table:table-cell>
          <table:table-cell office:value-type="float" office:value="-0.413438268931135" calcext:value-type="float">
            <text:p>-0.4134382689</text:p>
          </table:table-cell>
          <table:table-cell office:value-type="float" office:value="0.000000757055680285661" calcext:value-type="float">
            <text:p>7.57055680285661E-07</text:p>
          </table:table-cell>
          <table:table-cell office:value-type="float" office:value="-0.592096562891289" calcext:value-type="float">
            <text:p>-0.5920965629</text:p>
          </table:table-cell>
          <table:table-cell office:value-type="float" office:value="0.0000000000000609160735755423" calcext:value-type="float">
            <text:p>6.09160735755423E-14</text:p>
          </table:table-cell>
          <table:table-cell office:value-type="float" office:value="0.381010738837616" calcext:value-type="float">
            <text:p>0.3810107388</text:p>
          </table:table-cell>
          <table:table-cell office:value-type="float" office:value="0.000006056305868716" calcext:value-type="float">
            <text:p>6.056305868716E-06</text:p>
          </table:table-cell>
          <table:table-cell office:value-type="float" office:value="2.28371311421882" calcext:value-type="float">
            <text:p>2.2837131142</text:p>
          </table:table-cell>
          <table:table-cell office:value-type="float" office:value="0.0240103787287404" calcext:value-type="float">
            <text:p>0.0240103787</text:p>
          </table:table-cell>
          <table:table-cell office:value-type="float" office:value="-0.747114481698152" calcext:value-type="float">
            <text:p>-0.7471144817</text:p>
          </table:table-cell>
          <table:table-cell office:value-type="float" office:value="0.0000646469194425755" calcext:value-type="float">
            <text:p>6.46469194425755E-05</text:p>
          </table:table-cell>
          <table:table-cell office:value-type="float" office:value="-0.735906593760995" calcext:value-type="float">
            <text:p>-0.7359065938</text:p>
          </table:table-cell>
          <table:table-cell office:value-type="float" office:value="5.11817448632858E-050" calcext:value-type="float">
            <text:p>5.11817448632858E-50</text:p>
          </table:table-cell>
          <table:table-cell office:value-type="float" office:value="-0.693533169611051" calcext:value-type="float">
            <text:p>-0.6935331696</text:p>
          </table:table-cell>
          <table:table-cell office:value-type="float" office:value="2.43987716607748E-042" calcext:value-type="float">
            <text:p>2.43987716607748E-42</text:p>
          </table:table-cell>
          <table:table-cell office:value-type="float" office:value="0.481714720862508" calcext:value-type="float">
            <text:p>0.4817147209</text:p>
          </table:table-cell>
          <table:table-cell office:value-type="float" office:value="5.06491972045735E-018" calcext:value-type="float">
            <text:p>5.06491972045735E-18</text:p>
          </table:table-cell>
          <table:table-cell office:value-type="float" office:value="-1.17552278178107" calcext:value-type="float">
            <text:p>-1.1755227818</text:p>
          </table:table-cell>
          <table:table-cell office:value-type="float" office:value="0.240773638299393" calcext:value-type="float">
            <text:p>0.2407736383</text:p>
          </table:table-cell>
        </table:table-row>
        <table:table-row table:style-name="ro1">
          <table:table-cell office:value-type="string" calcext:value-type="string">
            <text:p>Czech</text:p>
          </table:table-cell>
          <table:table-cell office:value-type="float" office:value="-0.299261913644498" calcext:value-type="float">
            <text:p>-0.2992619136</text:p>
          </table:table-cell>
          <table:table-cell office:value-type="float" office:value="0" calcext:value-type="float">
            <text:p>0</text:p>
          </table:table-cell>
          <table:table-cell office:value-type="float" office:value="-0.968137254901961" calcext:value-type="float">
            <text:p>-0.9681372549</text:p>
          </table:table-cell>
          <table:table-cell office:value-type="float" office:value="0.000000000199099019260221" calcext:value-type="float">
            <text:p>1.99099019260221E-10</text:p>
          </table:table-cell>
          <table:table-cell office:value-type="float" office:value="-0.274414967341489" calcext:value-type="float">
            <text:p>-0.2744149673</text:p>
          </table:table-cell>
          <table:table-cell office:value-type="float" office:value="0.00212969526966602" calcext:value-type="float">
            <text:p>0.0021296953</text:p>
          </table:table-cell>
          <table:table-cell office:value-type="float" office:value="-0.683927964015723" calcext:value-type="float">
            <text:p>-0.683927964</text:p>
          </table:table-cell>
          <table:table-cell office:value-type="float" office:value="2.8205852845449E-018" calcext:value-type="float">
            <text:p>2.8205852845449E-18</text:p>
          </table:table-cell>
          <table:table-cell office:value-type="float" office:value="0.571646963462653" calcext:value-type="float">
            <text:p>0.5716469635</text:p>
          </table:table-cell>
          <table:table-cell office:value-type="float" office:value="0.00000000000500051397423205" calcext:value-type="float">
            <text:p>5.00051397423205E-12</text:p>
          </table:table-cell>
          <table:table-cell office:value-type="float" office:value="6.68744360509993" calcext:value-type="float">
            <text:p>6.6874436051</text:p>
          </table:table-cell>
          <table:table-cell office:value-type="float" office:value="0.000000000760799456065909" calcext:value-type="float">
            <text:p>7.60799456065909E-10</text:p>
          </table:table-cell>
          <table:table-cell office:value-type="float" office:value="-0.657378740970072" calcext:value-type="float">
            <text:p>-0.657378741</text:p>
          </table:table-cell>
          <table:table-cell office:value-type="float" office:value="0.00303028954279417" calcext:value-type="float">
            <text:p>0.0030302895</text:p>
          </table:table-cell>
          <table:table-cell office:value-type="float" office:value="-0.696651780636711" calcext:value-type="float">
            <text:p>-0.6966517806</text:p>
          </table:table-cell>
          <table:table-cell office:value-type="float" office:value="1.78067000962508E-036" calcext:value-type="float">
            <text:p>1.78067000962508E-36</text:p>
          </table:table-cell>
          <table:table-cell office:value-type="float" office:value="-0.675690211454533" calcext:value-type="float">
            <text:p>-0.6756902115</text:p>
          </table:table-cell>
          <table:table-cell office:value-type="float" office:value="1.25307907870913E-033" calcext:value-type="float">
            <text:p>1.25307907870913E-33</text:p>
          </table:table-cell>
          <table:table-cell office:value-type="float" office:value="0.579357069696509" calcext:value-type="float">
            <text:p>0.5793570697</text:p>
          </table:table-cell>
          <table:table-cell office:value-type="float" office:value="4.28769349988698E-023" calcext:value-type="float">
            <text:p>4.28769349988698E-23</text:p>
          </table:table-cell>
          <table:table-cell office:value-type="float" office:value="-0.539161288397448" calcext:value-type="float">
            <text:p>-0.5391612884</text:p>
          </table:table-cell>
          <table:table-cell office:value-type="float" office:value="0.590277458712019" calcext:value-type="float">
            <text:p>0.5902774587</text:p>
          </table:table-cell>
        </table:table-row>
        <table:table-row table:style-name="ro1">
          <table:table-cell office:value-type="string" calcext:value-type="string">
            <text:p>Lithuanian</text:p>
          </table:table-cell>
          <table:table-cell office:value-type="float" office:value="-0.303494046061854" calcext:value-type="float">
            <text:p>-0.3034940461</text:p>
          </table:table-cell>
          <table:table-cell office:value-type="float" office:value="0" calcext:value-type="float">
            <text:p>0</text:p>
          </table:table-cell>
          <table:table-cell office:value-type="float" office:value="-0.983162995023326" calcext:value-type="float">
            <text:p>-0.983162995</text:p>
          </table:table-cell>
          <table:table-cell office:value-type="float" office:value="5.50086166688544E-017" calcext:value-type="float">
            <text:p>5.50086166688544E-17</text:p>
          </table:table-cell>
          <table:table-cell office:value-type="float" office:value="-0.374462473263203" calcext:value-type="float">
            <text:p>-0.3744624733</text:p>
          </table:table-cell>
          <table:table-cell office:value-type="float" office:value="0.000134298159797672" calcext:value-type="float">
            <text:p>0.0001342982</text:p>
          </table:table-cell>
          <table:table-cell office:value-type="float" office:value="-0.614595887054566" calcext:value-type="float">
            <text:p>-0.6145958871</text:p>
          </table:table-cell>
          <table:table-cell office:value-type="float" office:value="0.0000000000131804474101036" calcext:value-type="float">
            <text:p>1.31804474101036E-11</text:p>
          </table:table-cell>
          <table:table-cell office:value-type="float" office:value="0.465661807807158" calcext:value-type="float">
            <text:p>0.4656618078</text:p>
          </table:table-cell>
          <table:table-cell office:value-type="float" office:value="0.0000011925004513599" calcext:value-type="float">
            <text:p>1.1925004513599E-06</text:p>
          </table:table-cell>
          <table:table-cell office:value-type="float" office:value="2.85465375103501" calcext:value-type="float">
            <text:p>2.854653751</text:p>
          </table:table-cell>
          <table:table-cell office:value-type="float" office:value="0.00527918411347008" calcext:value-type="float">
            <text:p>0.0052791841</text:p>
          </table:table-cell>
          <table:table-cell office:value-type="float" office:value="-0.808805469091747" calcext:value-type="float">
            <text:p>-0.8088054691</text:p>
          </table:table-cell>
          <table:table-cell office:value-type="float" office:value="0.000000572036827490613" calcext:value-type="float">
            <text:p>0.000000572</text:p>
          </table:table-cell>
          <table:table-cell office:value-type="float" office:value="-0.754838624056904" calcext:value-type="float">
            <text:p>-0.7548386241</text:p>
          </table:table-cell>
          <table:table-cell office:value-type="float" office:value="1.0713850534923E-040" calcext:value-type="float">
            <text:p>1.0713850534923E-40</text:p>
          </table:table-cell>
          <table:table-cell office:value-type="float" office:value="-0.735540655162787" calcext:value-type="float">
            <text:p>-0.7355406552</text:p>
          </table:table-cell>
          <table:table-cell office:value-type="float" office:value="1.04732476048977E-037" calcext:value-type="float">
            <text:p>1.04732476048977E-37</text:p>
          </table:table-cell>
          <table:table-cell office:value-type="float" office:value="0.655522161409585" calcext:value-type="float">
            <text:p>0.6555221614</text:p>
          </table:table-cell>
          <table:table-cell office:value-type="float" office:value="1.16205242458966E-027" calcext:value-type="float">
            <text:p>1.16205242458966E-27</text:p>
          </table:table-cell>
          <table:table-cell office:value-type="float" office:value="-0.572227010337771" calcext:value-type="float">
            <text:p>-0.5722270103</text:p>
          </table:table-cell>
          <table:table-cell office:value-type="float" office:value="0.567777357449432" calcext:value-type="float">
            <text:p>0.5677773574</text:p>
          </table:table-cell>
        </table:table-row>
        <table:table-row table:style-name="ro1">
          <table:table-cell office:value-type="string" calcext:value-type="string">
            <text:p>Uspanteco</text:p>
          </table:table-cell>
          <table:table-cell office:value-type="float" office:value="-0.314094894727695" calcext:value-type="float">
            <text:p>-0.3140948947</text:p>
          </table:table-cell>
          <table:table-cell office:value-type="float" office:value="5.76737086344244E-196" calcext:value-type="float">
            <text:p>5.76737086344244E-196</text:p>
          </table:table-cell>
          <table:table-cell office:value-type="float" office:value="-0.981424148606811" calcext:value-type="float">
            <text:p>-0.9814241486</text:p>
          </table:table-cell>
          <table:table-cell office:value-type="float" office:value="0.00000000000067256397024705" calcext:value-type="float">
            <text:p>6.7256397024705E-13</text:p>
          </table:table-cell>
          <table:table-cell office:value-type="float" office:value="-0.286499536828079" calcext:value-type="float">
            <text:p>-0.2864995368</text:p>
          </table:table-cell>
          <table:table-cell office:value-type="float" office:value="0.000547011763169335" calcext:value-type="float">
            <text:p>0.0005470118</text:p>
          </table:table-cell>
          <table:table-cell office:value-type="float" office:value="-0.471117859585565" calcext:value-type="float">
            <text:p>-0.4711178596</text:p>
          </table:table-cell>
          <table:table-cell office:value-type="float" office:value="0.00000000327551950643358" calcext:value-type="float">
            <text:p>3.27551950643358E-09</text:p>
          </table:table-cell>
          <table:table-cell office:value-type="float" office:value="0.28238862195501" calcext:value-type="float">
            <text:p>0.282388622</text:p>
          </table:table-cell>
          <table:table-cell office:value-type="float" office:value="0.000661939942302394" calcext:value-type="float">
            <text:p>0.0006619399</text:p>
          </table:table-cell>
          <table:table-cell office:value-type="float" office:value="2.05606091953446" calcext:value-type="float">
            <text:p>2.0560609195</text:p>
          </table:table-cell>
          <table:table-cell office:value-type="float" office:value="0.0416477529397611" calcext:value-type="float">
            <text:p>0.0416477529</text:p>
          </table:table-cell>
          <table:table-cell office:value-type="float" office:value="-0.800236828465285" calcext:value-type="float">
            <text:p>-0.8002368285</text:p>
          </table:table-cell>
          <table:table-cell office:value-type="float" office:value="0.0000026742592006852" calcext:value-type="float">
            <text:p>2.6742592006852E-06</text:p>
          </table:table-cell>
          <table:table-cell office:value-type="float" office:value="-0.756653602922562" calcext:value-type="float">
            <text:p>-0.7566536029</text:p>
          </table:table-cell>
          <table:table-cell office:value-type="float" office:value="1.57295033107227E-059" calcext:value-type="float">
            <text:p>1.57295033107227E-59</text:p>
          </table:table-cell>
          <table:table-cell office:value-type="float" office:value="-0.456964394132756" calcext:value-type="float">
            <text:p>-0.4569643941</text:p>
          </table:table-cell>
          <table:table-cell office:value-type="float" office:value="1.3206585778367E-017" calcext:value-type="float">
            <text:p>1.3206585778367E-17</text:p>
          </table:table-cell>
          <table:table-cell office:value-type="float" office:value="0.387990957959306" calcext:value-type="float">
            <text:p>0.387990958</text:p>
          </table:table-cell>
          <table:table-cell office:value-type="float" office:value="0.00000000000101099155906201" calcext:value-type="float">
            <text:p>1.01099155906201E-12</text:p>
          </table:table-cell>
          <table:table-cell office:value-type="float" office:value="-7.15773866788473" calcext:value-type="float">
            <text:p>-7.1577386679</text:p>
          </table:table-cell>
          <table:table-cell office:value-type="float" office:value="0.0000000000059352751225993" calcext:value-type="float">
            <text:p>5.9352751225993E-12</text:p>
          </table:table-cell>
        </table:table-row>
        <table:table-row table:style-name="ro1">
          <table:table-cell office:value-type="string" calcext:value-type="string">
            <text:p>Greek</text:p>
          </table:table-cell>
          <table:table-cell office:value-type="float" office:value="-0.339476632654405" calcext:value-type="float">
            <text:p>-0.3394766327</text:p>
          </table:table-cell>
          <table:table-cell office:value-type="float" office:value="0" calcext:value-type="float">
            <text:p>0</text:p>
          </table:table-cell>
          <table:table-cell office:value-type="float" office:value="-0.991223673652919" calcext:value-type="float">
            <text:p>-0.9912236737</text:p>
          </table:table-cell>
          <table:table-cell office:value-type="float" office:value="1.72171485158722E-015" calcext:value-type="float">
            <text:p>1.72171485158722E-15</text:p>
          </table:table-cell>
          <table:table-cell office:value-type="float" office:value="-0.31765486538431" calcext:value-type="float">
            <text:p>-0.3176548654</text:p>
          </table:table-cell>
          <table:table-cell office:value-type="float" office:value="0.000431121391131442" calcext:value-type="float">
            <text:p>0.0004311214</text:p>
          </table:table-cell>
          <table:table-cell office:value-type="float" office:value="-0.663970433300789" calcext:value-type="float">
            <text:p>-0.6639704333</text:p>
          </table:table-cell>
          <table:table-cell office:value-type="float" office:value="1.86362284399786E-016" calcext:value-type="float">
            <text:p>1.86362284399786E-16</text:p>
          </table:table-cell>
          <table:table-cell office:value-type="float" office:value="0.400335151750847" calcext:value-type="float">
            <text:p>0.4003351518</text:p>
          </table:table-cell>
          <table:table-cell office:value-type="float" office:value="0.00000644649442568306" calcext:value-type="float">
            <text:p>6.44649442568306E-06</text:p>
          </table:table-cell>
          <table:table-cell office:value-type="float" office:value="4.44788688282816" calcext:value-type="float">
            <text:p>4.4478868828</text:p>
          </table:table-cell>
          <table:table-cell office:value-type="float" office:value="0.0000199996015147876" calcext:value-type="float">
            <text:p>1.99996015147876E-05</text:p>
          </table:table-cell>
          <table:table-cell office:value-type="float" office:value="-0.748684575914854" calcext:value-type="float">
            <text:p>-0.7486845759</text:p>
          </table:table-cell>
          <table:table-cell office:value-type="float" office:value="0.000146089320942986" calcext:value-type="float">
            <text:p>0.0001460893</text:p>
          </table:table-cell>
          <table:table-cell office:value-type="float" office:value="-0.761302489323905" calcext:value-type="float">
            <text:p>-0.7613024893</text:p>
          </table:table-cell>
          <table:table-cell office:value-type="float" office:value="1.34404939751078E-044" calcext:value-type="float">
            <text:p>1.34404939751078E-44</text:p>
          </table:table-cell>
          <table:table-cell office:value-type="float" office:value="-0.724105634495417" calcext:value-type="float">
            <text:p>-0.7241056345</text:p>
          </table:table-cell>
          <table:table-cell office:value-type="float" office:value="1.7228746405456E-038" calcext:value-type="float">
            <text:p>1.7228746405456E-38</text:p>
          </table:table-cell>
          <table:table-cell office:value-type="float" office:value="0.581877833166056" calcext:value-type="float">
            <text:p>0.5818778332</text:p>
          </table:table-cell>
          <table:table-cell office:value-type="float" office:value="3.79339837169667E-022" calcext:value-type="float">
            <text:p>3.79339837169667E-22</text:p>
          </table:table-cell>
          <table:table-cell office:value-type="float" office:value="-1.06263059198903" calcext:value-type="float">
            <text:p>-1.062630592</text:p>
          </table:table-cell>
          <table:table-cell office:value-type="float" office:value="0.289083654309548" calcext:value-type="float">
            <text:p>0.2890836543</text:p>
          </table:table-cell>
        </table:table-row>
        <table:table-row table:style-name="ro1">
          <table:table-cell office:value-type="string" calcext:value-type="string">
            <text:p>English</text:p>
          </table:table-cell>
          <table:table-cell office:value-type="float" office:value="-0.294972982186099" calcext:value-type="float">
            <text:p>-0.2949729822</text:p>
          </table:table-cell>
          <table:table-cell office:value-type="float" office:value="5.29517915185182E-121" calcext:value-type="float">
            <text:p>5.29517915185182E-121</text:p>
          </table:table-cell>
          <table:table-cell office:value-type="float" office:value="-0.944117647058823" calcext:value-type="float">
            <text:p>-0.9441176471</text:p>
          </table:table-cell>
          <table:table-cell office:value-type="float" office:value="0.0000000393392919510723" calcext:value-type="float">
            <text:p>3.93392919510723E-08</text:p>
          </table:table-cell>
          <table:table-cell office:value-type="float" office:value="-0.418167804969176" calcext:value-type="float">
            <text:p>-0.418167805</text:p>
          </table:table-cell>
          <table:table-cell office:value-type="float" office:value="0.00000134697134195636" calcext:value-type="float">
            <text:p>0.000001347</text:p>
          </table:table-cell>
          <table:table-cell office:value-type="float" office:value="-0.617529848171575" calcext:value-type="float">
            <text:p>-0.6175298482</text:p>
          </table:table-cell>
          <table:table-cell office:value-type="float" office:value="0.0000000000000218848271429584" calcext:value-type="float">
            <text:p>2.18848271429584E-14</text:p>
          </table:table-cell>
          <table:table-cell office:value-type="float" office:value="0.57509901753083" calcext:value-type="float">
            <text:p>0.5750990175</text:p>
          </table:table-cell>
          <table:table-cell office:value-type="float" office:value="0.00000000000283553814163551" calcext:value-type="float">
            <text:p>2.83553814163551E-12</text:p>
          </table:table-cell>
          <table:table-cell office:value-type="float" office:value="3.00228324861946" calcext:value-type="float">
            <text:p>3.0022832486</text:p>
          </table:table-cell>
          <table:table-cell office:value-type="float" office:value="0.0032560480080233" calcext:value-type="float">
            <text:p>0.003256048</text:p>
          </table:table-cell>
          <table:table-cell office:value-type="float" office:value="-0.640098219637511" calcext:value-type="float">
            <text:p>-0.6400982196</text:p>
          </table:table-cell>
          <table:table-cell office:value-type="float" office:value="0.00564593361464975" calcext:value-type="float">
            <text:p>0.0056459336</text:p>
          </table:table-cell>
          <table:table-cell office:value-type="float" office:value="-0.739744770559287" calcext:value-type="float">
            <text:p>-0.7397447706</text:p>
          </table:table-cell>
          <table:table-cell office:value-type="float" office:value="1.93142548377905E-050" calcext:value-type="float">
            <text:p>1.93142548377905E-50</text:p>
          </table:table-cell>
          <table:table-cell office:value-type="float" office:value="-0.699299903634337" calcext:value-type="float">
            <text:p>-0.6992999036</text:p>
          </table:table-cell>
          <table:table-cell office:value-type="float" office:value="5.18908854432059E-043" calcext:value-type="float">
            <text:p>5.18908854432059E-43</text:p>
          </table:table-cell>
          <table:table-cell office:value-type="float" office:value="0.563427776424088" calcext:value-type="float">
            <text:p>0.5634277764</text:p>
          </table:table-cell>
          <table:table-cell office:value-type="float" office:value="3.42962928593491E-025" calcext:value-type="float">
            <text:p>3.42962928593491E-25</text:p>
          </table:table-cell>
          <table:table-cell office:value-type="float" office:value="-1.19738274713628" calcext:value-type="float">
            <text:p>-1.1973827471</text:p>
          </table:table-cell>
          <table:table-cell office:value-type="float" office:value="0.232166501459579" calcext:value-type="float">
            <text:p>0.2321665015</text:p>
          </table:table-cell>
        </table:table-row>
        <table:table-row table:style-name="ro1">
          <table:table-cell office:value-type="string" calcext:value-type="string">
            <text:p>Norwegian</text:p>
          </table:table-cell>
          <table:table-cell office:value-type="float" office:value="-0.317829179149505" calcext:value-type="float">
            <text:p>-0.3178291791</text:p>
          </table:table-cell>
          <table:table-cell office:value-type="float" office:value="1.04323282932697E-177" calcext:value-type="float">
            <text:p>1.04323282932697E-177</text:p>
          </table:table-cell>
          <table:table-cell office:value-type="float" office:value="-0.933834586466165" calcext:value-type="float">
            <text:p>-0.9338345865</text:p>
          </table:table-cell>
          <table:table-cell office:value-type="float" office:value="0.00000000181268654235871" calcext:value-type="float">
            <text:p>1.81268654235871E-09</text:p>
          </table:table-cell>
          <table:table-cell office:value-type="float" office:value="-0.464342654618167" calcext:value-type="float">
            <text:p>-0.4643426546</text:p>
          </table:table-cell>
          <table:table-cell office:value-type="float" office:value="0.0000000262507273614217" calcext:value-type="float">
            <text:p>2.62507273614217E-08</text:p>
          </table:table-cell>
          <table:table-cell office:value-type="float" office:value="-0.602863845943991" calcext:value-type="float">
            <text:p>-0.6028638459</text:p>
          </table:table-cell>
          <table:table-cell office:value-type="float" office:value="0.0000000000000321444755612057" calcext:value-type="float">
            <text:p>3.21444755612057E-14</text:p>
          </table:table-cell>
          <table:table-cell office:value-type="float" office:value="0.628536355189985" calcext:value-type="float">
            <text:p>0.6285363552</text:p>
          </table:table-cell>
          <table:table-cell office:value-type="float" office:value="1.18539367762801E-015" calcext:value-type="float">
            <text:p>1.18539367762801E-15</text:p>
          </table:table-cell>
          <table:table-cell office:value-type="float" office:value="2.27033753635173" calcext:value-type="float">
            <text:p>2.2703375364</text:p>
          </table:table-cell>
          <table:table-cell office:value-type="float" office:value="0.0248717527579609" calcext:value-type="float">
            <text:p>0.0248717528</text:p>
          </table:table-cell>
          <table:table-cell office:value-type="float" office:value="-0.711701981140692" calcext:value-type="float">
            <text:p>-0.7117019811</text:p>
          </table:table-cell>
          <table:table-cell office:value-type="float" office:value="0.000203610893708712" calcext:value-type="float">
            <text:p>0.0002036109</text:p>
          </table:table-cell>
          <table:table-cell office:value-type="float" office:value="-0.782423224991203" calcext:value-type="float">
            <text:p>-0.782423225</text:p>
          </table:table-cell>
          <table:table-cell office:value-type="float" office:value="1.94105329859557E-056" calcext:value-type="float">
            <text:p>1.94105329859557E-56</text:p>
          </table:table-cell>
          <table:table-cell office:value-type="float" office:value="-0.690268897705852" calcext:value-type="float">
            <text:p>-0.6902688977</text:p>
          </table:table-cell>
          <table:table-cell office:value-type="float" office:value="4.0621100705062E-039" calcext:value-type="float">
            <text:p>4.0621100705062E-39</text:p>
          </table:table-cell>
          <table:table-cell office:value-type="float" office:value="0.590199429480988" calcext:value-type="float">
            <text:p>0.5901994295</text:p>
          </table:table-cell>
          <table:table-cell office:value-type="float" office:value="1.87982273657522E-026" calcext:value-type="float">
            <text:p>1.87982273657522E-26</text:p>
          </table:table-cell>
          <table:table-cell office:value-type="float" office:value="-2.85278845157441" calcext:value-type="float">
            <text:p>-2.8527884516</text:p>
          </table:table-cell>
          <table:table-cell office:value-type="float" office:value="0.00467682729777994" calcext:value-type="float">
            <text:p>0.0046768273</text:p>
          </table:table-cell>
        </table:table-row>
        <table:table-row table:style-name="ro1">
          <table:table-cell office:value-type="string" calcext:value-type="string">
            <text:p>Romani</text:p>
          </table:table-cell>
          <table:table-cell office:value-type="float" office:value="-0.313161887739134" calcext:value-type="float">
            <text:p>-0.3131618877</text:p>
          </table:table-cell>
          <table:table-cell office:value-type="float" office:value="8.25001221794841E-162" calcext:value-type="float">
            <text:p>8.25001221794841E-162</text:p>
          </table:table-cell>
          <table:table-cell office:value-type="float" office:value="-0.994117647058823" calcext:value-type="float">
            <text:p>-0.9941176471</text:p>
          </table:table-cell>
          <table:table-cell office:value-type="float" office:value="6.43399748844694E-015" calcext:value-type="float">
            <text:p>6.43399748844694E-15</text:p>
          </table:table-cell>
          <table:table-cell office:value-type="float" office:value="-0.341638387403386" calcext:value-type="float">
            <text:p>-0.3416383874</text:p>
          </table:table-cell>
          <table:table-cell office:value-type="float" office:value="0.0000385457355821527" calcext:value-type="float">
            <text:p>3.85457355821527E-05</text:p>
          </table:table-cell>
          <table:table-cell office:value-type="float" office:value="-0.570033302976835" calcext:value-type="float">
            <text:p>-0.570033303</text:p>
          </table:table-cell>
          <table:table-cell office:value-type="float" office:value="0.000000000000240248816038256" calcext:value-type="float">
            <text:p>2.40248816038256E-13</text:p>
          </table:table-cell>
          <table:table-cell office:value-type="float" office:value="0.434674464599661" calcext:value-type="float">
            <text:p>0.4346744646</text:p>
          </table:table-cell>
          <table:table-cell office:value-type="float" office:value="0.0000000895702915630931" calcext:value-type="float">
            <text:p>8.95702915630931E-08</text:p>
          </table:table-cell>
          <table:table-cell office:value-type="float" office:value="3.02211215781583" calcext:value-type="float">
            <text:p>3.0221121578</text:p>
          </table:table-cell>
          <table:table-cell office:value-type="float" office:value="0.00300027452826609" calcext:value-type="float">
            <text:p>0.0030002745</text:p>
          </table:table-cell>
          <table:table-cell office:value-type="float" office:value="-0.762143082932119" calcext:value-type="float">
            <text:p>-0.7621430829</text:p>
          </table:table-cell>
          <table:table-cell office:value-type="float" office:value="0.0000939479857911789" calcext:value-type="float">
            <text:p>0.000093948</text:p>
          </table:table-cell>
          <table:table-cell office:value-type="float" office:value="-0.735075067965745" calcext:value-type="float">
            <text:p>-0.735075068</text:p>
          </table:table-cell>
          <table:table-cell office:value-type="float" office:value="2.22936777175651E-051" calcext:value-type="float">
            <text:p>2.22936777175651E-51</text:p>
          </table:table-cell>
          <table:table-cell office:value-type="float" office:value="-0.615535788251786" calcext:value-type="float">
            <text:p>-0.6155357883</text:p>
          </table:table-cell>
          <table:table-cell office:value-type="float" office:value="3.76940666320019E-032" calcext:value-type="float">
            <text:p>3.76940666320019E-32</text:p>
          </table:table-cell>
          <table:table-cell office:value-type="float" office:value="0.490051540510722" calcext:value-type="float">
            <text:p>0.4900515405</text:p>
          </table:table-cell>
          <table:table-cell office:value-type="float" office:value="3.16186607214117E-019" calcext:value-type="float">
            <text:p>3.16186607214117E-19</text:p>
          </table:table-cell>
          <table:table-cell office:value-type="float" office:value="-3.14584265697745" calcext:value-type="float">
            <text:p>-3.145842657</text:p>
          </table:table-cell>
          <table:table-cell office:value-type="float" office:value="0.00182698869920973" calcext:value-type="float">
            <text:p>0.0018269887</text:p>
          </table:table-cell>
        </table:table-row>
        <table:table-row table:style-name="ro1">
          <table:table-cell office:value-type="string" calcext:value-type="string">
            <text:p>Tagalog</text:p>
          </table:table-cell>
          <table:table-cell office:value-type="float" office:value="-0.275254755730317" calcext:value-type="float">
            <text:p>-0.2752547557</text:p>
          </table:table-cell>
          <table:table-cell office:value-type="float" office:value="1.36669117804822E-176" calcext:value-type="float">
            <text:p>1.36669117804822E-176</text:p>
          </table:table-cell>
          <table:table-cell office:value-type="float" office:value="-0.950375939849624" calcext:value-type="float">
            <text:p>-0.9503759398</text:p>
          </table:table-cell>
          <table:table-cell office:value-type="float" office:value="0.00000000014466901765703" calcext:value-type="float">
            <text:p>1.4466901765703E-10</text:p>
          </table:table-cell>
          <table:table-cell office:value-type="float" office:value="-0.488139863708438" calcext:value-type="float">
            <text:p>-0.4881398637</text:p>
          </table:table-cell>
          <table:table-cell office:value-type="float" office:value="0.0000000025212980592579" calcext:value-type="float">
            <text:p>2.5212980592579E-09</text:p>
          </table:table-cell>
          <table:table-cell office:value-type="float" office:value="-0.583199633478484" calcext:value-type="float">
            <text:p>-0.5831996335</text:p>
          </table:table-cell>
          <table:table-cell office:value-type="float" office:value="0.000000000000175959530917676" calcext:value-type="float">
            <text:p>1.75959530917676E-13</text:p>
          </table:table-cell>
          <table:table-cell office:value-type="float" office:value="0.596989196493429" calcext:value-type="float">
            <text:p>0.5969891965</text:p>
          </table:table-cell>
          <table:table-cell office:value-type="float" office:value="0.0000000000000335212265498948" calcext:value-type="float">
            <text:p>3.35212265498948E-14</text:p>
          </table:table-cell>
          <table:table-cell office:value-type="float" office:value="1.50458866593954" calcext:value-type="float">
            <text:p>1.5045886659</text:p>
          </table:table-cell>
          <table:table-cell office:value-type="float" office:value="0.134855576646982" calcext:value-type="float">
            <text:p>0.1348555766</text:p>
          </table:table-cell>
          <table:table-cell office:value-type="float" office:value="-0.531948139372822" calcext:value-type="float">
            <text:p>-0.5319481394</text:p>
          </table:table-cell>
          <table:table-cell office:value-type="float" office:value="0.00898573623864204" calcext:value-type="float">
            <text:p>0.0089857362</text:p>
          </table:table-cell>
          <table:table-cell office:value-type="float" office:value="-0.808431770218421" calcext:value-type="float">
            <text:p>-0.8084317702</text:p>
          </table:table-cell>
          <table:table-cell office:value-type="float" office:value="7.2601135203266E-061" calcext:value-type="float">
            <text:p>7.2601135203266E-61</text:p>
          </table:table-cell>
          <table:table-cell office:value-type="float" office:value="-0.594492466264719" calcext:value-type="float">
            <text:p>-0.5944924663</text:p>
          </table:table-cell>
          <table:table-cell office:value-type="float" office:value="4.78367180926239E-026" calcext:value-type="float">
            <text:p>4.78367180926239E-26</text:p>
          </table:table-cell>
          <table:table-cell office:value-type="float" office:value="0.522788888590472" calcext:value-type="float">
            <text:p>0.5227888886</text:p>
          </table:table-cell>
          <table:table-cell office:value-type="float" office:value="1.68862947847173E-019" calcext:value-type="float">
            <text:p>1.68862947847173E-19</text:p>
          </table:table-cell>
          <table:table-cell office:value-type="float" office:value="-5.97702303105971" calcext:value-type="float">
            <text:p>-5.9770230311</text:p>
          </table:table-cell>
          <table:table-cell office:value-type="float" office:value="0.00000000762220574490393" calcext:value-type="float">
            <text:p>7.62220574490393E-09</text:p>
          </table:table-cell>
        </table:table-row>
        <table:table-row table:style-name="ro1">
          <table:table-cell office:value-type="string" calcext:value-type="string">
            <text:p>Icelandic</text:p>
          </table:table-cell>
          <table:table-cell office:value-type="float" office:value="-0.311777884277463" calcext:value-type="float">
            <text:p>-0.3117778843</text:p>
          </table:table-cell>
          <table:table-cell office:value-type="float" office:value="1.62999436892935E-293" calcext:value-type="float">
            <text:p>1.62999436892935E-293</text:p>
          </table:table-cell>
          <table:table-cell office:value-type="float" office:value="-0.928571428571428" calcext:value-type="float">
            <text:p>-0.9285714286</text:p>
          </table:table-cell>
          <table:table-cell office:value-type="float" office:value="0.00000000128029441618332" calcext:value-type="float">
            <text:p>1.28029441618332E-09</text:p>
          </table:table-cell>
          <table:table-cell office:value-type="float" office:value="-0.540541453375336" calcext:value-type="float">
            <text:p>-0.5405414534</text:p>
          </table:table-cell>
          <table:table-cell office:value-type="float" office:value="0.000000000377124092174544" calcext:value-type="float">
            <text:p>3.77124092174544E-10</text:p>
          </table:table-cell>
          <table:table-cell office:value-type="float" office:value="-0.637136297031274" calcext:value-type="float">
            <text:p>-0.637136297</text:p>
          </table:table-cell>
          <table:table-cell office:value-type="float" office:value="0.0000000000000148320369212068" calcext:value-type="float">
            <text:p>1.48320369212068E-14</text:p>
          </table:table-cell>
          <table:table-cell office:value-type="float" office:value="0.599890491784232" calcext:value-type="float">
            <text:p>0.5998904918</text:p>
          </table:table-cell>
          <table:table-cell office:value-type="float" office:value="0.00000000000111013951959427" calcext:value-type="float">
            <text:p>1.11013951959427E-12</text:p>
          </table:table-cell>
          <table:table-cell office:value-type="float" office:value="1.51779387294368" calcext:value-type="float">
            <text:p>1.5177938729</text:p>
          </table:table-cell>
          <table:table-cell office:value-type="float" office:value="0.131859165374511" calcext:value-type="float">
            <text:p>0.1318591654</text:p>
          </table:table-cell>
          <table:table-cell office:value-type="float" office:value="-0.740742498714592" calcext:value-type="float">
            <text:p>-0.7407424987</text:p>
          </table:table-cell>
          <table:table-cell office:value-type="float" office:value="0.0000347846434669475" calcext:value-type="float">
            <text:p>3.47846434669475E-05</text:p>
          </table:table-cell>
          <table:table-cell office:value-type="float" office:value="-0.784948481781054" calcext:value-type="float">
            <text:p>-0.7849484818</text:p>
          </table:table-cell>
          <table:table-cell office:value-type="float" office:value="5.63508855984942E-051" calcext:value-type="float">
            <text:p>5.63508855984942E-51</text:p>
          </table:table-cell>
          <table:table-cell office:value-type="float" office:value="-0.698151531981942" calcext:value-type="float">
            <text:p>-0.698151532</text:p>
          </table:table-cell>
          <table:table-cell office:value-type="float" office:value="4.18306970741565E-036" calcext:value-type="float">
            <text:p>4.18306970741565E-36</text:p>
          </table:table-cell>
          <table:table-cell office:value-type="float" office:value="0.604118699865872" calcext:value-type="float">
            <text:p>0.6041186999</text:p>
          </table:table-cell>
          <table:table-cell office:value-type="float" office:value="4.58519542011319E-025" calcext:value-type="float">
            <text:p>4.58519542011319E-25</text:p>
          </table:table-cell>
          <table:table-cell office:value-type="float" office:value="-2.59710407758378" calcext:value-type="float">
            <text:p>-2.5971040776</text:p>
          </table:table-cell>
          <table:table-cell office:value-type="float" office:value="0.00999456033944683" calcext:value-type="float">
            <text:p>0.0099945603</text:p>
          </table:table-cell>
        </table:table-row>
        <table:table-row table:style-name="ro1">
          <table:table-cell office:value-type="string" calcext:value-type="string">
            <text:p>Finnish</text:p>
          </table:table-cell>
          <table:table-cell office:value-type="float" office:value="-0.319436213094682" calcext:value-type="float">
            <text:p>-0.3194362131</text:p>
          </table:table-cell>
          <table:table-cell office:value-type="float" office:value="0" calcext:value-type="float">
            <text:p>0</text:p>
          </table:table-cell>
          <table:table-cell office:value-type="float" office:value="-0.794858879582559" calcext:value-type="float">
            <text:p>-0.7948588796</text:p>
          </table:table-cell>
          <table:table-cell office:value-type="float" office:value="0.0000012323685776044" calcext:value-type="float">
            <text:p>1.2323685776044E-06</text:p>
          </table:table-cell>
          <table:table-cell office:value-type="float" office:value="-0.432207399631419" calcext:value-type="float">
            <text:p>-0.4322073996</text:p>
          </table:table-cell>
          <table:table-cell office:value-type="float" office:value="0.00000792229817912996" calcext:value-type="float">
            <text:p>7.92229817912996E-06</text:p>
          </table:table-cell>
          <table:table-cell office:value-type="float" office:value="-0.694424957629604" calcext:value-type="float">
            <text:p>-0.6944249576</text:p>
          </table:table-cell>
          <table:table-cell office:value-type="float" office:value="1.5740509592957E-015" calcext:value-type="float">
            <text:p>1.5740509592957E-15</text:p>
          </table:table-cell>
          <table:table-cell office:value-type="float" office:value="0.610435117917493" calcext:value-type="float">
            <text:p>0.6104351179</text:p>
          </table:table-cell>
          <table:table-cell office:value-type="float" office:value="0.0000000000197043051011881" calcext:value-type="float">
            <text:p>1.97043051011881E-11</text:p>
          </table:table-cell>
          <table:table-cell office:value-type="float" office:value="3.98942162203624" calcext:value-type="float">
            <text:p>3.989421622</text:p>
          </table:table-cell>
          <table:table-cell office:value-type="float" office:value="0.000129401729935398" calcext:value-type="float">
            <text:p>0.0001294017</text:p>
          </table:table-cell>
          <table:table-cell office:value-type="float" office:value="-0.633736314579284" calcext:value-type="float">
            <text:p>-0.6337363146</text:p>
          </table:table-cell>
          <table:table-cell office:value-type="float" office:value="0.000386759763380882" calcext:value-type="float">
            <text:p>0.0003867598</text:p>
          </table:table-cell>
          <table:table-cell office:value-type="float" office:value="-0.780140437743211" calcext:value-type="float">
            <text:p>-0.7801404377</text:p>
          </table:table-cell>
          <table:table-cell office:value-type="float" office:value="1.59988718500835E-047" calcext:value-type="float">
            <text:p>1.59988718500835E-47</text:p>
          </table:table-cell>
          <table:table-cell office:value-type="float" office:value="-0.624790963439963" calcext:value-type="float">
            <text:p>-0.6247909634</text:p>
          </table:table-cell>
          <table:table-cell office:value-type="float" office:value="7.17088981556607E-026" calcext:value-type="float">
            <text:p>7.17088981556607E-26</text:p>
          </table:table-cell>
          <table:table-cell office:value-type="float" office:value="0.567855651560736" calcext:value-type="float">
            <text:p>0.5678556516</text:p>
          </table:table-cell>
          <table:table-cell office:value-type="float" office:value="1.07858638877682E-020" calcext:value-type="float">
            <text:p>1.07858638877682E-20</text:p>
          </table:table-cell>
          <table:table-cell office:value-type="float" office:value="-4.09275676620461" calcext:value-type="float">
            <text:p>-4.0927567662</text:p>
          </table:table-cell>
          <table:table-cell office:value-type="float" office:value="0.0000595968213834468" calcext:value-type="float">
            <text:p>5.95968213834468E-05</text:p>
          </table:table-cell>
        </table:table-row>
        <table:table-row table:style-name="ro1">
          <table:table-cell office:value-type="string" calcext:value-type="string">
            <text:p>Romanian</text:p>
          </table:table-cell>
          <table:table-cell office:value-type="float" office:value="-0.277654400355482" calcext:value-type="float">
            <text:p>-0.2776544004</text:p>
          </table:table-cell>
          <table:table-cell office:value-type="float" office:value="6.9733772424752E-170" calcext:value-type="float">
            <text:p>6.9733772424752E-170</text:p>
          </table:table-cell>
          <table:table-cell office:value-type="float" office:value="-0.979411764705882" calcext:value-type="float">
            <text:p>-0.9794117647</text:p>
          </table:table-cell>
          <table:table-cell office:value-type="float" office:value="0.0000000000398200978975526" calcext:value-type="float">
            <text:p>3.98200978975526E-11</text:p>
          </table:table-cell>
          <table:table-cell office:value-type="float" office:value="-0.348576634917511" calcext:value-type="float">
            <text:p>-0.3485766349</text:p>
          </table:table-cell>
          <table:table-cell office:value-type="float" office:value="0.0000212655382042006" calcext:value-type="float">
            <text:p>2.12655382042006E-05</text:p>
          </table:table-cell>
          <table:table-cell office:value-type="float" office:value="-0.602763461861409" calcext:value-type="float">
            <text:p>-0.6027634619</text:p>
          </table:table-cell>
          <table:table-cell office:value-type="float" office:value="2.07515907517582E-015" calcext:value-type="float">
            <text:p>2.07515907517582E-15</text:p>
          </table:table-cell>
          <table:table-cell office:value-type="float" office:value="0.481768250628088" calcext:value-type="float">
            <text:p>0.4817682506</text:p>
          </table:table-cell>
          <table:table-cell office:value-type="float" office:value="0.00000000127928806811146" calcext:value-type="float">
            <text:p>1.27928806811146E-09</text:p>
          </table:table-cell>
          <table:table-cell office:value-type="float" office:value="3.64417674374229" calcext:value-type="float">
            <text:p>3.6441767437</text:p>
          </table:table-cell>
          <table:table-cell office:value-type="float" office:value="0.000377951702866236" calcext:value-type="float">
            <text:p>0.0003779517</text:p>
          </table:table-cell>
          <table:table-cell office:value-type="float" office:value="-0.704241423526908" calcext:value-type="float">
            <text:p>-0.7042414235</text:p>
          </table:table-cell>
          <table:table-cell office:value-type="float" office:value="0.00110438747631501" calcext:value-type="float">
            <text:p>0.0011043875</text:p>
          </table:table-cell>
          <table:table-cell office:value-type="float" office:value="-0.768682608616618" calcext:value-type="float">
            <text:p>-0.7686826086</text:p>
          </table:table-cell>
          <table:table-cell office:value-type="float" office:value="5.80800499904019E-053" calcext:value-type="float">
            <text:p>5.80800499904019E-53</text:p>
          </table:table-cell>
          <table:table-cell office:value-type="float" office:value="-0.683698191259044" calcext:value-type="float">
            <text:p>-0.6836981913</text:p>
          </table:table-cell>
          <table:table-cell office:value-type="float" office:value="7.44656282814726E-038" calcext:value-type="float">
            <text:p>7.44656282814726E-38</text:p>
          </table:table-cell>
          <table:table-cell office:value-type="float" office:value="0.55950348381078" calcext:value-type="float">
            <text:p>0.5595034838</text:p>
          </table:table-cell>
          <table:table-cell office:value-type="float" office:value="3.1358983973012E-023" calcext:value-type="float">
            <text:p>3.1358983973012E-23</text:p>
          </table:table-cell>
          <table:table-cell office:value-type="float" office:value="-2.48417000566113" calcext:value-type="float">
            <text:p>-2.4841700057</text:p>
          </table:table-cell>
          <table:table-cell office:value-type="float" office:value="0.0136107771346084" calcext:value-type="float">
            <text:p>0.0136107771</text:p>
          </table:table-cell>
        </table:table-row>
        <table:table-row table:style-name="ro1">
          <table:table-cell office:value-type="string" calcext:value-type="string">
            <text:p>Xhosa</text:p>
          </table:table-cell>
          <table:table-cell office:value-type="float" office:value="-0.303284811368637" calcext:value-type="float">
            <text:p>-0.3032848114</text:p>
          </table:table-cell>
          <table:table-cell office:value-type="float" office:value="0" calcext:value-type="float">
            <text:p>0</text:p>
          </table:table-cell>
          <table:table-cell office:value-type="float" office:value="-0.974283364828432" calcext:value-type="float">
            <text:p>-0.9742833648</text:p>
          </table:table-cell>
          <table:table-cell office:value-type="float" office:value="4.51877069311921E-015" calcext:value-type="float">
            <text:p>4.51877069311921E-15</text:p>
          </table:table-cell>
          <table:table-cell office:value-type="float" office:value="-0.470810272012825" calcext:value-type="float">
            <text:p>-0.470810272</text:p>
          </table:table-cell>
          <table:table-cell office:value-type="float" office:value="0.000000456760335670769" calcext:value-type="float">
            <text:p>4.56760335670769E-07</text:p>
          </table:table-cell>
          <table:table-cell office:value-type="float" office:value="-0.674603266883177" calcext:value-type="float">
            <text:p>-0.6746032669</text:p>
          </table:table-cell>
          <table:table-cell office:value-type="float" office:value="4.12327013241872E-015" calcext:value-type="float">
            <text:p>4.12327013241872E-15</text:p>
          </table:table-cell>
          <table:table-cell office:value-type="float" office:value="0.684655723036773" calcext:value-type="float">
            <text:p>0.684655723</text:p>
          </table:table-cell>
          <table:table-cell office:value-type="float" office:value="1.11324948486452E-015" calcext:value-type="float">
            <text:p>1.11324948486452E-15</text:p>
          </table:table-cell>
          <table:table-cell office:value-type="float" office:value="3.46408592161652" calcext:value-type="float">
            <text:p>3.4640859216</text:p>
          </table:table-cell>
          <table:table-cell office:value-type="float" office:value="0.000782018620284531" calcext:value-type="float">
            <text:p>0.0007820186</text:p>
          </table:table-cell>
          <table:table-cell office:value-type="float" office:value="-0.618067945370483" calcext:value-type="float">
            <text:p>-0.6180679454</text:p>
          </table:table-cell>
          <table:table-cell office:value-type="float" office:value="0.000765840621385872" calcext:value-type="float">
            <text:p>0.0007658406</text:p>
          </table:table-cell>
          <table:table-cell office:value-type="float" office:value="-0.772183416418586" calcext:value-type="float">
            <text:p>-0.7721834164</text:p>
          </table:table-cell>
          <table:table-cell office:value-type="float" office:value="6.89329103294456E-038" calcext:value-type="float">
            <text:p>6.89329103294456E-38</text:p>
          </table:table-cell>
          <table:table-cell office:value-type="float" office:value="-0.59591528344497" calcext:value-type="float">
            <text:p>-0.5959152834</text:p>
          </table:table-cell>
          <table:table-cell office:value-type="float" office:value="3.61742008305054E-019" calcext:value-type="float">
            <text:p>3.61742008305054E-19</text:p>
          </table:table-cell>
          <table:table-cell office:value-type="float" office:value="0.545426188364414" calcext:value-type="float">
            <text:p>0.5454261884</text:p>
          </table:table-cell>
          <table:table-cell office:value-type="float" office:value="9.92490905898098E-016" calcext:value-type="float">
            <text:p>9.92490905898098E-16</text:p>
          </table:table-cell>
          <table:table-cell office:value-type="float" office:value="-3.98738636475692" calcext:value-type="float">
            <text:p>-3.9873863648</text:p>
          </table:table-cell>
          <table:table-cell office:value-type="float" office:value="0.0000966407285577096" calcext:value-type="float">
            <text:p>9.66407285577096E-05</text:p>
          </table:table-cell>
        </table:table-row>
        <table:table-row table:style-name="ro1">
          <table:table-cell office:value-type="string" calcext:value-type="string">
            <text:p>Slovene</text:p>
          </table:table-cell>
          <table:table-cell office:value-type="float" office:value="-0.291565320852163" calcext:value-type="float">
            <text:p>-0.2915653209</text:p>
          </table:table-cell>
          <table:table-cell office:value-type="float" office:value="7.48337659344345E-287" calcext:value-type="float">
            <text:p>7.48337659344345E-287</text:p>
          </table:table-cell>
          <table:table-cell office:value-type="float" office:value="-0.969924812030075" calcext:value-type="float">
            <text:p>-0.969924812</text:p>
          </table:table-cell>
          <table:table-cell office:value-type="float" office:value="0.00000000000171435561083774" calcext:value-type="float">
            <text:p>1.71435561083774E-12</text:p>
          </table:table-cell>
          <table:table-cell office:value-type="float" office:value="-0.413021749095574" calcext:value-type="float">
            <text:p>-0.4130217491</text:p>
          </table:table-cell>
          <table:table-cell office:value-type="float" office:value="0.00000335076187642012" calcext:value-type="float">
            <text:p>3.35076187642012E-06</text:p>
          </table:table-cell>
          <table:table-cell office:value-type="float" office:value="-0.525927192420107" calcext:value-type="float">
            <text:p>-0.5259271924</text:p>
          </table:table-cell>
          <table:table-cell office:value-type="float" office:value="0.000000000960886653238619" calcext:value-type="float">
            <text:p>0.000000001</text:p>
          </table:table-cell>
          <table:table-cell office:value-type="float" office:value="0.392143004113032" calcext:value-type="float">
            <text:p>0.3921430041</text:p>
          </table:table-cell>
          <table:table-cell office:value-type="float" office:value="0.0000112497108027408" calcext:value-type="float">
            <text:p>1.12497108027408E-05</text:p>
          </table:table-cell>
          <table:table-cell office:value-type="float" office:value="1.31098291193398" calcext:value-type="float">
            <text:p>1.3109829119</text:p>
          </table:table-cell>
          <table:table-cell office:value-type="float" office:value="0.192475349558582" calcext:value-type="float">
            <text:p>0.1924753496</text:p>
          </table:table-cell>
          <table:table-cell office:value-type="float" office:value="-0.752850253116099" calcext:value-type="float">
            <text:p>-0.7528502531</text:p>
          </table:table-cell>
          <table:table-cell office:value-type="float" office:value="0.000033953244901721" calcext:value-type="float">
            <text:p>3.3953244901721E-05</text:p>
          </table:table-cell>
          <table:table-cell office:value-type="float" office:value="-0.778125851523641" calcext:value-type="float">
            <text:p>-0.7781258515</text:p>
          </table:table-cell>
          <table:table-cell office:value-type="float" office:value="3.67048697369452E-049" calcext:value-type="float">
            <text:p>3.67048697369452E-49</text:p>
          </table:table-cell>
          <table:table-cell office:value-type="float" office:value="-0.741085739342196" calcext:value-type="float">
            <text:p>-0.7410857393</text:p>
          </table:table-cell>
          <table:table-cell office:value-type="float" office:value="2.29461166916114E-042" calcext:value-type="float">
            <text:p>2.29461166916114E-42</text:p>
          </table:table-cell>
          <table:table-cell office:value-type="float" office:value="0.620417757488313" calcext:value-type="float">
            <text:p>0.6204177575</text:p>
          </table:table-cell>
          <table:table-cell office:value-type="float" office:value="1.6843724451406E-026" calcext:value-type="float">
            <text:p>1.6843724451406E-26</text:p>
          </table:table-cell>
          <table:table-cell office:value-type="float" office:value="-1.16272896642722" calcext:value-type="float">
            <text:p>-1.1627289664</text:p>
          </table:table-cell>
          <table:table-cell office:value-type="float" office:value="0.246128968774676" calcext:value-type="float">
            <text:p>0.2461289688</text:p>
          </table:table-cell>
        </table:table-row>
        <table:table-row table:style-name="ro1">
          <table:table-cell office:value-type="string" calcext:value-type="string">
            <text:p>Esperanto</text:p>
          </table:table-cell>
          <table:table-cell office:value-type="float" office:value="-0.329192972571599" calcext:value-type="float">
            <text:p>-0.3291929726</text:p>
          </table:table-cell>
          <table:table-cell office:value-type="float" office:value="0" calcext:value-type="float">
            <text:p>0</text:p>
          </table:table-cell>
          <table:table-cell office:value-type="float" office:value="-0.985552115583075" calcext:value-type="float">
            <text:p>-0.9855521156</text:p>
          </table:table-cell>
          <table:table-cell office:value-type="float" office:value="0.0000000000000912417033406252" calcext:value-type="float">
            <text:p>9.12417033406252E-14</text:p>
          </table:table-cell>
          <table:table-cell office:value-type="float" office:value="-0.523530954311177" calcext:value-type="float">
            <text:p>-0.5235309543</text:p>
          </table:table-cell>
          <table:table-cell office:value-type="float" office:value="0.00000000373041582031021" calcext:value-type="float">
            <text:p>3.73041582031021E-09</text:p>
          </table:table-cell>
          <table:table-cell office:value-type="float" office:value="-0.713203239775904" calcext:value-type="float">
            <text:p>-0.7132032398</text:p>
          </table:table-cell>
          <table:table-cell office:value-type="float" office:value="1.60581640245197E-018" calcext:value-type="float">
            <text:p>1.60581640245197E-18</text:p>
          </table:table-cell>
          <table:table-cell office:value-type="float" office:value="0.554633358812486" calcext:value-type="float">
            <text:p>0.5546333588</text:p>
          </table:table-cell>
          <table:table-cell office:value-type="float" office:value="0.000000000268322507312637" calcext:value-type="float">
            <text:p>2.68322507312637E-10</text:p>
          </table:table-cell>
          <table:table-cell office:value-type="float" office:value="2.97863980332089" calcext:value-type="float">
            <text:p>2.9786398033</text:p>
          </table:table-cell>
          <table:table-cell office:value-type="float" office:value="0.00357586446273497" calcext:value-type="float">
            <text:p>0.0035758645</text:p>
          </table:table-cell>
          <table:table-cell office:value-type="float" office:value="-0.594590269977066" calcext:value-type="float">
            <text:p>-0.59459027</text:p>
          </table:table-cell>
          <table:table-cell office:value-type="float" office:value="0.00276941508397339" calcext:value-type="float">
            <text:p>0.0027694151</text:p>
          </table:table-cell>
          <table:table-cell office:value-type="float" office:value="-0.769798321492906" calcext:value-type="float">
            <text:p>-0.7697983215</text:p>
          </table:table-cell>
          <table:table-cell office:value-type="float" office:value="3.93393336524097E-047" calcext:value-type="float">
            <text:p>3.93393336524097E-47</text:p>
          </table:table-cell>
          <table:table-cell office:value-type="float" office:value="-0.717970645428513" calcext:value-type="float">
            <text:p>-0.7179706454</text:p>
          </table:table-cell>
          <table:table-cell office:value-type="float" office:value="2.27436416556059E-038" calcext:value-type="float">
            <text:p>2.27436416556059E-38</text:p>
          </table:table-cell>
          <table:table-cell office:value-type="float" office:value="0.5973651490298" calcext:value-type="float">
            <text:p>0.597365149</text:p>
          </table:table-cell>
          <table:table-cell office:value-type="float" office:value="5.05604075928464E-024" calcext:value-type="float">
            <text:p>5.05604075928464E-24</text:p>
          </table:table-cell>
          <table:table-cell office:value-type="float" office:value="-1.52423608567999" calcext:value-type="float">
            <text:p>-1.5242360857</text:p>
          </table:table-cell>
          <table:table-cell office:value-type="float" office:value="0.128817607377232" calcext:value-type="float">
            <text:p>0.1288176074</text:p>
          </table:table-cell>
        </table:table-row>
        <table:table-row table:style-name="ro1">
          <table:table-cell office:value-type="string" calcext:value-type="string">
            <text:p>Chinantec</text:p>
          </table:table-cell>
          <table:table-cell office:value-type="float" office:value="-0.287774150506692" calcext:value-type="float">
            <text:p>-0.2877741505</text:p>
          </table:table-cell>
          <table:table-cell office:value-type="float" office:value="1.57677716679548E-239" calcext:value-type="float">
            <text:p>1.57677716679548E-239</text:p>
          </table:table-cell>
          <table:table-cell office:value-type="float" office:value="-0.992982456140351" calcext:value-type="float">
            <text:p>-0.9929824561</text:p>
          </table:table-cell>
          <table:table-cell office:value-type="float" office:value="3.32215983584513E-017" calcext:value-type="float">
            <text:p>3.32215983584513E-17</text:p>
          </table:table-cell>
          <table:table-cell office:value-type="float" office:value="-0.416613144284414" calcext:value-type="float">
            <text:p>-0.4166131443</text:p>
          </table:table-cell>
          <table:table-cell office:value-type="float" office:value="0.000000113994262919888" calcext:value-type="float">
            <text:p>0.000000114</text:p>
          </table:table-cell>
          <table:table-cell office:value-type="float" office:value="-0.550846102820162" calcext:value-type="float">
            <text:p>-0.5508461028</text:p>
          </table:table-cell>
          <table:table-cell office:value-type="float" office:value="0.000000000000280516996207446" calcext:value-type="float">
            <text:p>2.80516996207446E-13</text:p>
          </table:table-cell>
          <table:table-cell office:value-type="float" office:value="0.486694976350291" calcext:value-type="float">
            <text:p>0.4866949764</text:p>
          </table:table-cell>
          <table:table-cell office:value-type="float" office:value="0.000000000270486929901596" calcext:value-type="float">
            <text:p>2.70486929901596E-10</text:p>
          </table:table-cell>
          <table:table-cell office:value-type="float" office:value="1.93634518237953" calcext:value-type="float">
            <text:p>1.9363451824</text:p>
          </table:table-cell>
          <table:table-cell office:value-type="float" office:value="0.0547439474358083" calcext:value-type="float">
            <text:p>0.0547439474</text:p>
          </table:table-cell>
          <table:table-cell office:value-type="float" office:value="-0.74642455828578" calcext:value-type="float">
            <text:p>-0.7464245583</text:p>
          </table:table-cell>
          <table:table-cell office:value-type="float" office:value="0.000101878803095188" calcext:value-type="float">
            <text:p>0.0001018788</text:p>
          </table:table-cell>
          <table:table-cell office:value-type="float" office:value="-0.714590881871327" calcext:value-type="float">
            <text:p>-0.7145908819</text:p>
          </table:table-cell>
          <table:table-cell office:value-type="float" office:value="2.62961427215741E-053" calcext:value-type="float">
            <text:p>2.62961427215741E-53</text:p>
          </table:table-cell>
          <table:table-cell office:value-type="float" office:value="-0.481827959702489" calcext:value-type="float">
            <text:p>-0.4818279597</text:p>
          </table:table-cell>
          <table:table-cell office:value-type="float" office:value="9.26980176608102E-021" calcext:value-type="float">
            <text:p>9.26980176608102E-21</text:p>
          </table:table-cell>
          <table:table-cell office:value-type="float" office:value="0.445817920461321" calcext:value-type="float">
            <text:p>0.4458179205</text:p>
          </table:table-cell>
          <table:table-cell office:value-type="float" office:value="1.15005534102534E-017" calcext:value-type="float">
            <text:p>1.15005534102534E-17</text:p>
          </table:table-cell>
          <table:table-cell office:value-type="float" office:value="-5.71505313962425" calcext:value-type="float">
            <text:p>-5.7150531396</text:p>
          </table:table-cell>
          <table:table-cell office:value-type="float" office:value="0.0000000245322925344029" calcext:value-type="float">
            <text:p>2.45322925344029E-08</text:p>
          </table:table-cell>
        </table:table-row>
        <table:table-row table:style-name="ro1">
          <table:table-cell office:value-type="string" calcext:value-type="string">
            <text:p>Malagasy</text:p>
          </table:table-cell>
          <table:table-cell office:value-type="float" office:value="-0.297409308595282" calcext:value-type="float">
            <text:p>-0.2974093086</text:p>
          </table:table-cell>
          <table:table-cell office:value-type="float" office:value="1.09406462206878E-219" calcext:value-type="float">
            <text:p>1.09406462206878E-219</text:p>
          </table:table-cell>
          <table:table-cell office:value-type="float" office:value="-0.874657909140668" calcext:value-type="float">
            <text:p>-0.8746579091</text:p>
          </table:table-cell>
          <table:table-cell office:value-type="float" office:value="0.00000000116691105608776" calcext:value-type="float">
            <text:p>1.16691105608776E-09</text:p>
          </table:table-cell>
          <table:table-cell office:value-type="float" office:value="-0.284769152730923" calcext:value-type="float">
            <text:p>-0.2847691527</text:p>
          </table:table-cell>
          <table:table-cell office:value-type="float" office:value="0.00213459069709889" calcext:value-type="float">
            <text:p>0.0021345907</text:p>
          </table:table-cell>
          <table:table-cell office:value-type="float" office:value="-0.382542156271114" calcext:value-type="float">
            <text:p>-0.3825421563</text:p>
          </table:table-cell>
          <table:table-cell office:value-type="float" office:value="0.0000266520944858845" calcext:value-type="float">
            <text:p>2.66520944858845E-05</text:p>
          </table:table-cell>
          <table:table-cell office:value-type="float" office:value="0.450285701903033" calcext:value-type="float">
            <text:p>0.4502857019</text:p>
          </table:table-cell>
          <table:table-cell office:value-type="float" office:value="0.000000498956953372298" calcext:value-type="float">
            <text:p>0.000000499</text:p>
          </table:table-cell>
          <table:table-cell office:value-type="float" office:value="1.06610106108485" calcext:value-type="float">
            <text:p>1.0661010611</text:p>
          </table:table-cell>
          <table:table-cell office:value-type="float" office:value="0.288691360486294" calcext:value-type="float">
            <text:p>0.2886913605</text:p>
          </table:table-cell>
          <table:table-cell office:value-type="float" office:value="-0.717338152529197" calcext:value-type="float">
            <text:p>-0.7173381525</text:p>
          </table:table-cell>
          <table:table-cell office:value-type="float" office:value="0.00000816028555535168" calcext:value-type="float">
            <text:p>8.16028555535168E-06</text:p>
          </table:table-cell>
          <table:table-cell office:value-type="float" office:value="-0.766002266133741" calcext:value-type="float">
            <text:p>-0.7660022661</text:p>
          </table:table-cell>
          <table:table-cell office:value-type="float" office:value="7.56315082419597E-051" calcext:value-type="float">
            <text:p>7.56315082419597E-51</text:p>
          </table:table-cell>
          <table:table-cell office:value-type="float" office:value="-0.671314699631766" calcext:value-type="float">
            <text:p>-0.6713146996</text:p>
          </table:table-cell>
          <table:table-cell office:value-type="float" office:value="4.99680569539133E-035" calcext:value-type="float">
            <text:p>4.99680569539133E-35</text:p>
          </table:table-cell>
          <table:table-cell office:value-type="float" office:value="0.633706117422901" calcext:value-type="float">
            <text:p>0.6337061174</text:p>
          </table:table-cell>
          <table:table-cell office:value-type="float" office:value="2.89622607839347E-030" calcext:value-type="float">
            <text:p>2.89622607839347E-30</text:p>
          </table:table-cell>
          <table:table-cell office:value-type="float" office:value="-2.87327212947142" calcext:value-type="float">
            <text:p>-2.8732721295</text:p>
          </table:table-cell>
          <table:table-cell office:value-type="float" office:value="0.00440598676999061" calcext:value-type="float">
            <text:p>0.0044059868</text:p>
          </table:table-cell>
        </table:table-row>
        <table:table-row table:style-name="ro1">
          <table:table-cell office:value-type="string" calcext:value-type="string">
            <text:p>Danish</text:p>
          </table:table-cell>
          <table:table-cell office:value-type="float" office:value="-0.317328363813167" calcext:value-type="float">
            <text:p>-0.3173283638</text:p>
          </table:table-cell>
          <table:table-cell office:value-type="float" office:value="3.70057757490689E-208" calcext:value-type="float">
            <text:p>3.70057757490689E-208</text:p>
          </table:table-cell>
          <table:table-cell office:value-type="float" office:value="-0.907792207792208" calcext:value-type="float">
            <text:p>-0.9077922078</text:p>
          </table:table-cell>
          <table:table-cell office:value-type="float" office:value="0.0000000133316709163655" calcext:value-type="float">
            <text:p>1.33316709163655E-08</text:p>
          </table:table-cell>
          <table:table-cell office:value-type="float" office:value="-0.463278989046242" calcext:value-type="float">
            <text:p>-0.463278989</text:p>
          </table:table-cell>
          <table:table-cell office:value-type="float" office:value="0.0000000772615419130373" calcext:value-type="float">
            <text:p>7.72615419130373E-08</text:p>
          </table:table-cell>
          <table:table-cell office:value-type="float" office:value="-0.5562278744525" calcext:value-type="float">
            <text:p>-0.5562278745</text:p>
          </table:table-cell>
          <table:table-cell office:value-type="float" office:value="0.0000000000290112977168533" calcext:value-type="float">
            <text:p>2.90112977168533E-11</text:p>
          </table:table-cell>
          <table:table-cell office:value-type="float" office:value="0.567073526149658" calcext:value-type="float">
            <text:p>0.5670735261</text:p>
          </table:table-cell>
          <table:table-cell office:value-type="float" office:value="0.00000000000979041459525337" calcext:value-type="float">
            <text:p>9.79041459525337E-12</text:p>
          </table:table-cell>
          <table:table-cell office:value-type="float" office:value="1.3276155883777" calcext:value-type="float">
            <text:p>1.3276155884</text:p>
          </table:table-cell>
          <table:table-cell office:value-type="float" office:value="0.186846316964878" calcext:value-type="float">
            <text:p>0.186846317</text:p>
          </table:table-cell>
          <table:table-cell office:value-type="float" office:value="-0.837211942731696" calcext:value-type="float">
            <text:p>-0.8372119427</text:p>
          </table:table-cell>
          <table:table-cell office:value-type="float" office:value="0.000000000676623853326374" calcext:value-type="float">
            <text:p>6.76623853326374E-10</text:p>
          </table:table-cell>
          <table:table-cell office:value-type="float" office:value="-0.771174064354329" calcext:value-type="float">
            <text:p>-0.7711740644</text:p>
          </table:table-cell>
          <table:table-cell office:value-type="float" office:value="4.01064881221964E-052" calcext:value-type="float">
            <text:p>4.01064881221964E-52</text:p>
          </table:table-cell>
          <table:table-cell office:value-type="float" office:value="-0.693424152682573" calcext:value-type="float">
            <text:p>-0.6934241527</text:p>
          </table:table-cell>
          <table:table-cell office:value-type="float" office:value="2.59101488771087E-038" calcext:value-type="float">
            <text:p>2.59101488771087E-38</text:p>
          </table:table-cell>
          <table:table-cell office:value-type="float" office:value="0.600561210547613" calcext:value-type="float">
            <text:p>0.6005612105</text:p>
          </table:table-cell>
          <table:table-cell office:value-type="float" office:value="1.11785934071902E-026" calcext:value-type="float">
            <text:p>1.11785934071902E-26</text:p>
          </table:table-cell>
          <table:table-cell office:value-type="float" office:value="-2.35181721429177" calcext:value-type="float">
            <text:p>-2.3518172143</text:p>
          </table:table-cell>
          <table:table-cell office:value-type="float" office:value="0.0194431445571896" calcext:value-type="float">
            <text:p>0.0194431446</text:p>
          </table:table-cell>
        </table:table-row>
        <table:table-row table:style-name="ro1">
          <table:table-cell office:value-type="string" calcext:value-type="string">
            <text:p>Cabecar</text:p>
          </table:table-cell>
          <table:table-cell office:value-type="float" office:value="-0.315144343603441" calcext:value-type="float">
            <text:p>-0.3151443436</text:p>
          </table:table-cell>
          <table:table-cell office:value-type="float" office:value="5.5344761130544E-181" calcext:value-type="float">
            <text:p>5.5344761130544E-181</text:p>
          </table:table-cell>
          <table:table-cell office:value-type="float" office:value="-0.803921568627451" calcext:value-type="float">
            <text:p>-0.8039215686</text:p>
          </table:table-cell>
          <table:table-cell office:value-type="float" office:value="0.000100739403001067" calcext:value-type="float">
            <text:p>0.0001007394</text:p>
          </table:table-cell>
          <table:table-cell office:value-type="float" office:value="-0.41368220296525" calcext:value-type="float">
            <text:p>-0.413682203</text:p>
          </table:table-cell>
          <table:table-cell office:value-type="float" office:value="0.00000322047752148453" calcext:value-type="float">
            <text:p>3.22047752148453E-06</text:p>
          </table:table-cell>
          <table:table-cell office:value-type="float" office:value="-0.545395297241966" calcext:value-type="float">
            <text:p>-0.5453952972</text:p>
          </table:table-cell>
          <table:table-cell office:value-type="float" office:value="0.00000000017014730295291" calcext:value-type="float">
            <text:p>1.7014730295291E-10</text:p>
          </table:table-cell>
          <table:table-cell office:value-type="float" office:value="0.584976190559262" calcext:value-type="float">
            <text:p>0.5849761906</text:p>
          </table:table-cell>
          <table:table-cell office:value-type="float" office:value="0.00000000000350250213147735" calcext:value-type="float">
            <text:p>3.50250213147735E-12</text:p>
          </table:table-cell>
          <table:table-cell office:value-type="float" office:value="1.85140919914513" calcext:value-type="float">
            <text:p>1.8514091991</text:p>
          </table:table-cell>
          <table:table-cell office:value-type="float" office:value="0.0666761764112785" calcext:value-type="float">
            <text:p>0.0666761764</text:p>
          </table:table-cell>
          <table:table-cell office:value-type="float" office:value="-0.588753106077571" calcext:value-type="float">
            <text:p>-0.5887531061</text:p>
          </table:table-cell>
          <table:table-cell office:value-type="float" office:value="0.0080006467646037" calcext:value-type="float">
            <text:p>0.0080006468</text:p>
          </table:table-cell>
          <table:table-cell office:value-type="float" office:value="-0.774563436109444" calcext:value-type="float">
            <text:p>-0.7745634361</text:p>
          </table:table-cell>
          <table:table-cell office:value-type="float" office:value="1.21372205979703E-057" calcext:value-type="float">
            <text:p>1.21372205979703E-57</text:p>
          </table:table-cell>
          <table:table-cell office:value-type="float" office:value="-0.627474405524554" calcext:value-type="float">
            <text:p>-0.6274744055</text:p>
          </table:table-cell>
          <table:table-cell office:value-type="float" office:value="2.83058910797129E-032" calcext:value-type="float">
            <text:p>2.83058910797129E-32</text:p>
          </table:table-cell>
          <table:table-cell office:value-type="float" office:value="0.557478541041623" calcext:value-type="float">
            <text:p>0.557478541</text:p>
          </table:table-cell>
          <table:table-cell office:value-type="float" office:value="1.98742594654042E-024" calcext:value-type="float">
            <text:p>1.98742594654042E-24</text:p>
          </table:table-cell>
          <table:table-cell office:value-type="float" office:value="-4.26367480154092" calcext:value-type="float">
            <text:p>-4.2636748015</text:p>
          </table:table-cell>
          <table:table-cell office:value-type="float" office:value="0.0000275493344311506" calcext:value-type="float">
            <text:p>2.75493344311506E-05</text:p>
          </table:table-cell>
        </table:table-row>
        <table:table-row table:style-name="ro1">
          <table:table-cell office:value-type="string" calcext:value-type="string">
            <text:p>Cebuano</text:p>
          </table:table-cell>
          <table:table-cell office:value-type="float" office:value="-0.243243901416772" calcext:value-type="float">
            <text:p>-0.2432439014</text:p>
          </table:table-cell>
          <table:table-cell office:value-type="float" office:value="1.53421836526448E-150" calcext:value-type="float">
            <text:p>1.53421836526448E-150</text:p>
          </table:table-cell>
          <table:table-cell office:value-type="float" office:value="-0.975438596491228" calcext:value-type="float">
            <text:p>-0.9754385965</text:p>
          </table:table-cell>
          <table:table-cell office:value-type="float" office:value="0.00000000000131906435577432" calcext:value-type="float">
            <text:p>1.31906435577432E-12</text:p>
          </table:table-cell>
          <table:table-cell office:value-type="float" office:value="-0.484127925056034" calcext:value-type="float">
            <text:p>-0.4841279251</text:p>
          </table:table-cell>
          <table:table-cell office:value-type="float" office:value="0.000000055502533324645" calcext:value-type="float">
            <text:p>5.5502533324645E-08</text:p>
          </table:table-cell>
          <table:table-cell office:value-type="float" office:value="-0.594012795555364" calcext:value-type="float">
            <text:p>-0.5940127956</text:p>
          </table:table-cell>
          <table:table-cell office:value-type="float" office:value="0.00000000000405925784155051" calcext:value-type="float">
            <text:p>4.05925784155051E-12</text:p>
          </table:table-cell>
          <table:table-cell office:value-type="float" office:value="0.422837477047431" calcext:value-type="float">
            <text:p>0.422837477</text:p>
          </table:table-cell>
          <table:table-cell office:value-type="float" office:value="0.00000307699261106069" calcext:value-type="float">
            <text:p>0.000003077</text:p>
          </table:table-cell>
          <table:table-cell office:value-type="float" office:value="1.36841633995095" calcext:value-type="float">
            <text:p>1.36841634</text:p>
          </table:table-cell>
          <table:table-cell office:value-type="float" office:value="0.173970249986737" calcext:value-type="float">
            <text:p>0.17397025</text:p>
          </table:table-cell>
          <table:table-cell office:value-type="float" office:value="-0.842576216755417" calcext:value-type="float">
            <text:p>-0.8425762168</text:p>
          </table:table-cell>
          <table:table-cell office:value-type="float" office:value="0.00000000011615104949723" calcext:value-type="float">
            <text:p>1.1615104949723E-10</text:p>
          </table:table-cell>
          <table:table-cell office:value-type="float" office:value="-0.767037523412215" calcext:value-type="float">
            <text:p>-0.7670375234</text:p>
          </table:table-cell>
          <table:table-cell office:value-type="float" office:value="4.97959490210646E-052" calcext:value-type="float">
            <text:p>4.97959490210646E-52</text:p>
          </table:table-cell>
          <table:table-cell office:value-type="float" office:value="-0.648359561611145" calcext:value-type="float">
            <text:p>-0.6483595616</text:p>
          </table:table-cell>
          <table:table-cell office:value-type="float" office:value="1.2290306506748E-032" calcext:value-type="float">
            <text:p>1.2290306506748E-32</text:p>
          </table:table-cell>
          <table:table-cell office:value-type="float" office:value="0.523518944689324" calcext:value-type="float">
            <text:p>0.5235189447</text:p>
          </table:table-cell>
          <table:table-cell office:value-type="float" office:value="7.70854530012237E-020" calcext:value-type="float">
            <text:p>7.70854530012237E-20</text:p>
          </table:table-cell>
          <table:table-cell office:value-type="float" office:value="-3.23942675977761" calcext:value-type="float">
            <text:p>-3.2394267598</text:p>
          </table:table-cell>
          <table:table-cell office:value-type="float" office:value="0.00135423860792808" calcext:value-type="float">
            <text:p>0.0013542386</text:p>
          </table:table-cell>
        </table:table-row>
        <table:table-row table:style-name="ro1">
          <table:table-cell office:value-type="string" calcext:value-type="string">
            <text:p>Croatian</text:p>
          </table:table-cell>
          <table:table-cell office:value-type="float" office:value="-0.295483547025506" calcext:value-type="float">
            <text:p>-0.295483547</text:p>
          </table:table-cell>
          <table:table-cell office:value-type="float" office:value="0" calcext:value-type="float">
            <text:p>0</text:p>
          </table:table-cell>
          <table:table-cell office:value-type="float" office:value="-0.975490196078431" calcext:value-type="float">
            <text:p>-0.9754901961</text:p>
          </table:table-cell>
          <table:table-cell office:value-type="float" office:value="0.000000000028428732666901" calcext:value-type="float">
            <text:p>2.8428732666901E-11</text:p>
          </table:table-cell>
          <table:table-cell office:value-type="float" office:value="-0.393845315030954" calcext:value-type="float">
            <text:p>-0.393845315</text:p>
          </table:table-cell>
          <table:table-cell office:value-type="float" office:value="0.0000173689344638459" calcext:value-type="float">
            <text:p>1.73689344638459E-05</text:p>
          </table:table-cell>
          <table:table-cell office:value-type="float" office:value="-0.630097613457936" calcext:value-type="float">
            <text:p>-0.6300976135</text:p>
          </table:table-cell>
          <table:table-cell office:value-type="float" office:value="0.0000000000000981035227669234" calcext:value-type="float">
            <text:p>9.81035227669234E-14</text:p>
          </table:table-cell>
          <table:table-cell office:value-type="float" office:value="0.648704129735593" calcext:value-type="float">
            <text:p>0.6487041297</text:p>
          </table:table-cell>
          <table:table-cell office:value-type="float" office:value="0.0000000000000104205910125534" calcext:value-type="float">
            <text:p>1.04205910125534E-14</text:p>
          </table:table-cell>
          <table:table-cell office:value-type="float" office:value="3.76081196975151" calcext:value-type="float">
            <text:p>3.7608119698</text:p>
          </table:table-cell>
          <table:table-cell office:value-type="float" office:value="0.000274299785473294" calcext:value-type="float">
            <text:p>0.0002742998</text:p>
          </table:table-cell>
          <table:table-cell office:value-type="float" office:value="-0.739627907657819" calcext:value-type="float">
            <text:p>-0.7396279077</text:p>
          </table:table-cell>
          <table:table-cell office:value-type="float" office:value="0.000193717984877113" calcext:value-type="float">
            <text:p>0.000193718</text:p>
          </table:table-cell>
          <table:table-cell office:value-type="float" office:value="-0.753252109099314" calcext:value-type="float">
            <text:p>-0.7532521091</text:p>
          </table:table-cell>
          <table:table-cell office:value-type="float" office:value="3.48479063210136E-043" calcext:value-type="float">
            <text:p>3.48479063210136E-43</text:p>
          </table:table-cell>
          <table:table-cell office:value-type="float" office:value="-0.802003401225691" calcext:value-type="float">
            <text:p>-0.8020034012</text:p>
          </table:table-cell>
          <table:table-cell office:value-type="float" office:value="1.04025674717401E-052" calcext:value-type="float">
            <text:p>1.04025674717401E-52</text:p>
          </table:table-cell>
          <table:table-cell office:value-type="float" office:value="0.688852726570837" calcext:value-type="float">
            <text:p>0.6888527266</text:p>
          </table:table-cell>
          <table:table-cell office:value-type="float" office:value="1.4674210944414E-033" calcext:value-type="float">
            <text:p>1.4674210944414E-33</text:p>
          </table:table-cell>
          <table:table-cell office:value-type="float" office:value="1.70405312968073" calcext:value-type="float">
            <text:p>1.7040531297</text:p>
          </table:table-cell>
          <table:table-cell office:value-type="float" office:value="0.0897455914562762" calcext:value-type="float">
            <text:p>0.0897455915</text:p>
          </table:table-cell>
        </table:table-row>
        <table:table-row table:style-name="ro1">
          <table:table-cell office:value-type="string" calcext:value-type="string">
            <text:p>Maori</text:p>
          </table:table-cell>
          <table:table-cell office:value-type="float" office:value="-0.258592490989174" calcext:value-type="float">
            <text:p>-0.258592491</text:p>
          </table:table-cell>
          <table:table-cell office:value-type="float" office:value="7.26136173378923E-052" calcext:value-type="float">
            <text:p>7.26136173378923E-52</text:p>
          </table:table-cell>
          <table:table-cell office:value-type="float" office:value="-0.962848297213622" calcext:value-type="float">
            <text:p>-0.9628482972</text:p>
          </table:table-cell>
          <table:table-cell office:value-type="float" office:value="0.000000000162399434830459" calcext:value-type="float">
            <text:p>1.62399434830459E-10</text:p>
          </table:table-cell>
          <table:table-cell office:value-type="float" office:value="-0.508069287527648" calcext:value-type="float">
            <text:p>-0.5080692875</text:p>
          </table:table-cell>
          <table:table-cell office:value-type="float" office:value="0.00000000231920154494428" calcext:value-type="float">
            <text:p>2.31920154494428E-09</text:p>
          </table:table-cell>
          <table:table-cell office:value-type="float" office:value="-0.633924757282224" calcext:value-type="float">
            <text:p>-0.6339247573</text:p>
          </table:table-cell>
          <table:table-cell office:value-type="float" office:value="4.59624505548518E-015" calcext:value-type="float">
            <text:p>4.59624505548518E-15</text:p>
          </table:table-cell>
          <table:table-cell office:value-type="float" office:value="0.516018137245612" calcext:value-type="float">
            <text:p>0.5160181372</text:p>
          </table:table-cell>
          <table:table-cell office:value-type="float" office:value="0.00000000117888639098561" calcext:value-type="float">
            <text:p>1.17888639098561E-09</text:p>
          </table:table-cell>
          <table:table-cell office:value-type="float" office:value="1.83503947444774" calcext:value-type="float">
            <text:p>1.8350394744</text:p>
          </table:table-cell>
          <table:table-cell office:value-type="float" office:value="0.0689972407248855" calcext:value-type="float">
            <text:p>0.0689972407</text:p>
          </table:table-cell>
          <table:table-cell office:value-type="float" office:value="-0.759239953005281" calcext:value-type="float">
            <text:p>-0.759239953</text:p>
          </table:table-cell>
          <table:table-cell office:value-type="float" office:value="0.0000417997067050167" calcext:value-type="float">
            <text:p>4.17997067050167E-05</text:p>
          </table:table-cell>
          <table:table-cell office:value-type="float" office:value="-0.744265949181624" calcext:value-type="float">
            <text:p>-0.7442659492</text:p>
          </table:table-cell>
          <table:table-cell office:value-type="float" office:value="1.55953380330474E-051" calcext:value-type="float">
            <text:p>1.55953380330474E-51</text:p>
          </table:table-cell>
          <table:table-cell office:value-type="float" office:value="-0.651673157681045" calcext:value-type="float">
            <text:p>-0.6516731577</text:p>
          </table:table-cell>
          <table:table-cell office:value-type="float" office:value="7.70915628408483E-036" calcext:value-type="float">
            <text:p>7.70915628408483E-36</text:p>
          </table:table-cell>
          <table:table-cell office:value-type="float" office:value="0.527312168273519" calcext:value-type="float">
            <text:p>0.5273121683</text:p>
          </table:table-cell>
          <table:table-cell office:value-type="float" office:value="8.46819289960579E-022" calcext:value-type="float">
            <text:p>8.46819289960579E-22</text:p>
          </table:table-cell>
          <table:table-cell office:value-type="float" office:value="-2.56608169313365" calcext:value-type="float">
            <text:p>-2.5660816931</text:p>
          </table:table-cell>
          <table:table-cell office:value-type="float" office:value="0.0108022345169217" calcext:value-type="float">
            <text:p>0.0108022345</text:p>
          </table:table-cell>
        </table:table-row>
        <table:table-row table:style-name="ro1">
          <table:table-cell office:value-type="string" calcext:value-type="string">
            <text:p>Akawaio</text:p>
          </table:table-cell>
          <table:table-cell office:value-type="float" office:value="-0.348550828515317" calcext:value-type="float">
            <text:p>-0.3485508285</text:p>
          </table:table-cell>
          <table:table-cell office:value-type="float" office:value="4.78044751370483E-269" calcext:value-type="float">
            <text:p>4.78044751370483E-269</text:p>
          </table:table-cell>
          <table:table-cell office:value-type="float" office:value="-0.943471490487542" calcext:value-type="float">
            <text:p>-0.9434714905</text:p>
          </table:table-cell>
          <table:table-cell office:value-type="float" office:value="0.0000000000475686258097978" calcext:value-type="float">
            <text:p>4.75686258097978E-11</text:p>
          </table:table-cell>
          <table:table-cell office:value-type="float" office:value="-0.520393497039399" calcext:value-type="float">
            <text:p>-0.520393497</text:p>
          </table:table-cell>
          <table:table-cell office:value-type="float" office:value="0.000000000806236830111927" calcext:value-type="float">
            <text:p>8.06236830111927E-10</text:p>
          </table:table-cell>
          <table:table-cell office:value-type="float" office:value="-0.617673686613636" calcext:value-type="float">
            <text:p>-0.6176736866</text:p>
          </table:table-cell>
          <table:table-cell office:value-type="float" office:value="0.0000000000000350427768458538" calcext:value-type="float">
            <text:p>3.50427768458538E-14</text:p>
          </table:table-cell>
          <table:table-cell office:value-type="float" office:value="0.545157619513069" calcext:value-type="float">
            <text:p>0.5451576195</text:p>
          </table:table-cell>
          <table:table-cell office:value-type="float" office:value="0.0000000000845073503780758" calcext:value-type="float">
            <text:p>8.45073503780758E-11</text:p>
          </table:table-cell>
          <table:table-cell office:value-type="float" office:value="1.44632101413365" calcext:value-type="float">
            <text:p>1.4463210141</text:p>
          </table:table-cell>
          <table:table-cell office:value-type="float" office:value="0.150715967233818" calcext:value-type="float">
            <text:p>0.1507159672</text:p>
          </table:table-cell>
          <table:table-cell office:value-type="float" office:value="-0.7832606100594" calcext:value-type="float">
            <text:p>-0.7832606101</text:p>
          </table:table-cell>
          <table:table-cell office:value-type="float" office:value="0.00000223483120996618" calcext:value-type="float">
            <text:p>2.23483120996618E-06</text:p>
          </table:table-cell>
          <table:table-cell office:value-type="float" office:value="-0.745621036253028" calcext:value-type="float">
            <text:p>-0.7456210363</text:p>
          </table:table-cell>
          <table:table-cell office:value-type="float" office:value="3.71064553217029E-049" calcext:value-type="float">
            <text:p>3.71064553217029E-49</text:p>
          </table:table-cell>
          <table:table-cell office:value-type="float" office:value="-0.577642634522858" calcext:value-type="float">
            <text:p>-0.5776426345</text:p>
          </table:table-cell>
          <table:table-cell office:value-type="float" office:value="1.98125196152516E-025" calcext:value-type="float">
            <text:p>1.98125196152516E-25</text:p>
          </table:table-cell>
          <table:table-cell office:value-type="float" office:value="0.460406400857473" calcext:value-type="float">
            <text:p>0.4604064009</text:p>
          </table:table-cell>
          <table:table-cell office:value-type="float" office:value="1.42878649231891E-015" calcext:value-type="float">
            <text:p>1.42878649231891E-15</text:p>
          </table:table-cell>
          <table:table-cell office:value-type="float" office:value="-4.08832567575126" calcext:value-type="float">
            <text:p>-4.0883256758</text:p>
          </table:table-cell>
          <table:table-cell office:value-type="float" office:value="0.00005754071601582" calcext:value-type="float">
            <text:p>5.754071601582E-05</text:p>
          </table:table-cell>
        </table:table-row>
        <table:table-row table:style-name="ro1">
          <table:table-cell office:value-type="string" calcext:value-type="string">
            <text:p>Indonesian</text:p>
          </table:table-cell>
          <table:table-cell office:value-type="float" office:value="-0.259562047095209" calcext:value-type="float">
            <text:p>-0.2595620471</text:p>
          </table:table-cell>
          <table:table-cell office:value-type="float" office:value="1.25341074723092E-111" calcext:value-type="float">
            <text:p>1.25341074723092E-111</text:p>
          </table:table-cell>
          <table:table-cell office:value-type="float" office:value="-0.925152656736676" calcext:value-type="float">
            <text:p>-0.9251526567</text:p>
          </table:table-cell>
          <table:table-cell office:value-type="float" office:value="0.000000000100378283300812" calcext:value-type="float">
            <text:p>1.00378283300812E-10</text:p>
          </table:table-cell>
          <table:table-cell office:value-type="float" office:value="-0.508737266580865" calcext:value-type="float">
            <text:p>-0.5087372666</text:p>
          </table:table-cell>
          <table:table-cell office:value-type="float" office:value="0.00000000101691762095374" calcext:value-type="float">
            <text:p>0.000000001</text:p>
          </table:table-cell>
          <table:table-cell office:value-type="float" office:value="-0.646990644856814" calcext:value-type="float">
            <text:p>-0.6469906449</text:p>
          </table:table-cell>
          <table:table-cell office:value-type="float" office:value="2.07455174257959E-016" calcext:value-type="float">
            <text:p>2.07455174257959E-16</text:p>
          </table:table-cell>
          <table:table-cell office:value-type="float" office:value="0.610197128772777" calcext:value-type="float">
            <text:p>0.6101971288</text:p>
          </table:table-cell>
          <table:table-cell office:value-type="float" office:value="0.0000000000000262611473192992" calcext:value-type="float">
            <text:p>2.62611473192992E-14</text:p>
          </table:table-cell>
          <table:table-cell office:value-type="float" office:value="2.29696218372022" calcext:value-type="float">
            <text:p>2.2969621837</text:p>
          </table:table-cell>
          <table:table-cell office:value-type="float" office:value="0.0232978789639159" calcext:value-type="float">
            <text:p>0.023297879</text:p>
          </table:table-cell>
          <table:table-cell office:value-type="float" office:value="-0.563639680256428" calcext:value-type="float">
            <text:p>-0.5636396803</text:p>
          </table:table-cell>
          <table:table-cell office:value-type="float" office:value="0.00271243582831742" calcext:value-type="float">
            <text:p>0.0027124358</text:p>
          </table:table-cell>
          <table:table-cell office:value-type="float" office:value="-0.78482717578649" calcext:value-type="float">
            <text:p>-0.7848271758</text:p>
          </table:table-cell>
          <table:table-cell office:value-type="float" office:value="1.66608125646181E-059" calcext:value-type="float">
            <text:p>1.66608125646181E-59</text:p>
          </table:table-cell>
          <table:table-cell office:value-type="float" office:value="-0.551637682463448" calcext:value-type="float">
            <text:p>-0.5516376825</text:p>
          </table:table-cell>
          <table:table-cell office:value-type="float" office:value="1.28900706108641E-023" calcext:value-type="float">
            <text:p>1.28900706108641E-23</text:p>
          </table:table-cell>
          <table:table-cell office:value-type="float" office:value="0.448657692261435" calcext:value-type="float">
            <text:p>0.4486576923</text:p>
          </table:table-cell>
          <table:table-cell office:value-type="float" office:value="3.18444361770325E-015" calcext:value-type="float">
            <text:p>3.18444361770325E-15</text:p>
          </table:table-cell>
          <table:table-cell office:value-type="float" office:value="-5.97910404391546" calcext:value-type="float">
            <text:p>-5.9791040439</text:p>
          </table:table-cell>
          <table:table-cell office:value-type="float" office:value="0.00000000692239013670968" calcext:value-type="float">
            <text:p>6.92239013670968E-09</text:p>
          </table:table-cell>
        </table:table-row>
        <table:table-row table:style-name="ro1">
          <table:table-cell office:value-type="string" calcext:value-type="string">
            <text:p>Spanish</text:p>
          </table:table-cell>
          <table:table-cell office:value-type="float" office:value="-0.297992364142768" calcext:value-type="float">
            <text:p>-0.2979923641</text:p>
          </table:table-cell>
          <table:table-cell office:value-type="float" office:value="1.22707102211853E-229" calcext:value-type="float">
            <text:p>1.22707102211853E-229</text:p>
          </table:table-cell>
          <table:table-cell office:value-type="float" office:value="-0.975232198142415" calcext:value-type="float">
            <text:p>-0.9752321981</text:p>
          </table:table-cell>
          <table:table-cell office:value-type="float" office:value="0.00000000000658873718708259" calcext:value-type="float">
            <text:p>6.58873718708259E-12</text:p>
          </table:table-cell>
          <table:table-cell office:value-type="float" office:value="-0.302873008337857" calcext:value-type="float">
            <text:p>-0.3028730083</text:p>
          </table:table-cell>
          <table:table-cell office:value-type="float" office:value="0.000628128911712832" calcext:value-type="float">
            <text:p>0.0006281289</text:p>
          </table:table-cell>
          <table:table-cell office:value-type="float" office:value="-0.671917349050793" calcext:value-type="float">
            <text:p>-0.6719173491</text:p>
          </table:table-cell>
          <table:table-cell office:value-type="float" office:value="1.31062695231996E-017" calcext:value-type="float">
            <text:p>1.31062695231996E-17</text:p>
          </table:table-cell>
          <table:table-cell office:value-type="float" office:value="0.413065283545535" calcext:value-type="float">
            <text:p>0.4130652835</text:p>
          </table:table-cell>
          <table:table-cell office:value-type="float" office:value="0.00000186248630724794" calcext:value-type="float">
            <text:p>1.86248630724794E-06</text:p>
          </table:table-cell>
          <table:table-cell office:value-type="float" office:value="4.93582561296071" calcext:value-type="float">
            <text:p>4.935825613</text:p>
          </table:table-cell>
          <table:table-cell office:value-type="float" office:value="0.00000257999791329446" calcext:value-type="float">
            <text:p>0.00000258</text:p>
          </table:table-cell>
          <table:table-cell office:value-type="float" office:value="-0.678947368421053" calcext:value-type="float">
            <text:p>-0.6789473684</text:p>
          </table:table-cell>
          <table:table-cell office:value-type="float" office:value="0.00139137090796468" calcext:value-type="float">
            <text:p>0.0013913709</text:p>
          </table:table-cell>
          <table:table-cell office:value-type="float" office:value="-0.723411508731848" calcext:value-type="float">
            <text:p>-0.7234115087</text:p>
          </table:table-cell>
          <table:table-cell office:value-type="float" office:value="4.45703986120466E-043" calcext:value-type="float">
            <text:p>4.45703986120466E-43</text:p>
          </table:table-cell>
          <table:table-cell office:value-type="float" office:value="-0.642546358217002" calcext:value-type="float">
            <text:p>-0.6425463582</text:p>
          </table:table-cell>
          <table:table-cell office:value-type="float" office:value="1.92979782358016E-031" calcext:value-type="float">
            <text:p>1.92979782358016E-31</text:p>
          </table:table-cell>
          <table:table-cell office:value-type="float" office:value="0.487677893885471" calcext:value-type="float">
            <text:p>0.4876778939</text:p>
          </table:table-cell>
          <table:table-cell office:value-type="float" office:value="8.06643855349866E-017" calcext:value-type="float">
            <text:p>8.06643855349866E-17</text:p>
          </table:table-cell>
          <table:table-cell office:value-type="float" office:value="-1.99876515955233" calcext:value-type="float">
            <text:p>-1.9987651596</text:p>
          </table:table-cell>
          <table:table-cell office:value-type="float" office:value="0.0466952634923299" calcext:value-type="float">
            <text:p>0.0466952635</text:p>
          </table:table-cell>
        </table:table-row>
        <table:table-row table:style-name="ro1">
          <table:table-cell office:value-type="string" calcext:value-type="string">
            <text:p>Mam</text:p>
          </table:table-cell>
          <table:table-cell office:value-type="float" office:value="-0.309981133627314" calcext:value-type="float">
            <text:p>-0.3099811336</text:p>
          </table:table-cell>
          <table:table-cell office:value-type="float" office:value="2.50060640977073E-240" calcext:value-type="float">
            <text:p>2.50060640977073E-240</text:p>
          </table:table-cell>
          <table:table-cell office:value-type="float" office:value="-0.972932330827068" calcext:value-type="float">
            <text:p>-0.9729323308</text:p>
          </table:table-cell>
          <table:table-cell office:value-type="float" office:value="0.000000000000671494420223351" calcext:value-type="float">
            <text:p>6.71494420223351E-13</text:p>
          </table:table-cell>
          <table:table-cell office:value-type="float" office:value="-0.290260146815404" calcext:value-type="float">
            <text:p>-0.2902601468</text:p>
          </table:table-cell>
          <table:table-cell office:value-type="float" office:value="0.000237247837503281" calcext:value-type="float">
            <text:p>0.0002372478</text:p>
          </table:table-cell>
          <table:table-cell office:value-type="float" office:value="-0.491455490865895" calcext:value-type="float">
            <text:p>-0.4914554909</text:p>
          </table:table-cell>
          <table:table-cell office:value-type="float" office:value="0.000000000072940380045946" calcext:value-type="float">
            <text:p>7.2940380045946E-11</text:p>
          </table:table-cell>
          <table:table-cell office:value-type="float" office:value="0.433288115019455" calcext:value-type="float">
            <text:p>0.433288115</text:p>
          </table:table-cell>
          <table:table-cell office:value-type="float" office:value="0.0000000160679747353107" calcext:value-type="float">
            <text:p>1.60679747353107E-08</text:p>
          </table:table-cell>
          <table:table-cell office:value-type="float" office:value="2.66738061288954" calcext:value-type="float">
            <text:p>2.6673806129</text:p>
          </table:table-cell>
          <table:table-cell office:value-type="float" office:value="0.00846745165791072" calcext:value-type="float">
            <text:p>0.0084674517</text:p>
          </table:table-cell>
          <table:table-cell office:value-type="float" office:value="-0.737705389506436" calcext:value-type="float">
            <text:p>-0.7377053895</text:p>
          </table:table-cell>
          <table:table-cell office:value-type="float" office:value="0.0000892216205371554" calcext:value-type="float">
            <text:p>8.92216205371554E-05</text:p>
          </table:table-cell>
          <table:table-cell office:value-type="float" office:value="-0.712866877829793" calcext:value-type="float">
            <text:p>-0.7128668778</text:p>
          </table:table-cell>
          <table:table-cell office:value-type="float" office:value="1.76088712393796E-052" calcext:value-type="float">
            <text:p>1.76088712393796E-52</text:p>
          </table:table-cell>
          <table:table-cell office:value-type="float" office:value="-0.51739334009539" calcext:value-type="float">
            <text:p>-0.5173933401</text:p>
          </table:table-cell>
          <table:table-cell office:value-type="float" office:value="5.44159015974203E-024" calcext:value-type="float">
            <text:p>5.44159015974203E-24</text:p>
          </table:table-cell>
          <table:table-cell office:value-type="float" office:value="0.415967376271106" calcext:value-type="float">
            <text:p>0.4159673763</text:p>
          </table:table-cell>
          <table:table-cell office:value-type="float" office:value="3.06868789734244E-015" calcext:value-type="float">
            <text:p>3.06868789734244E-15</text:p>
          </table:table-cell>
          <table:table-cell office:value-type="float" office:value="-4.72993065931456" calcext:value-type="float">
            <text:p>-4.7299306593</text:p>
          </table:table-cell>
          <table:table-cell office:value-type="float" office:value="0.00000334583925385997" calcext:value-type="float">
            <text:p>3.34583925385997E-06</text:p>
          </table:table-cell>
        </table:table-row>
        <table:table-row table:style-name="ro1">
          <table:table-cell office:value-type="string" calcext:value-type="string">
            <text:p>Basque</text:p>
          </table:table-cell>
          <table:table-cell office:value-type="float" office:value="-0.283928214958216" calcext:value-type="float">
            <text:p>-0.283928215</text:p>
          </table:table-cell>
          <table:table-cell office:value-type="float" office:value="0" calcext:value-type="float">
            <text:p>0</text:p>
          </table:table-cell>
          <table:table-cell office:value-type="float" office:value="-0.936018237090084" calcext:value-type="float">
            <text:p>-0.9360182371</text:p>
          </table:table-cell>
          <table:table-cell office:value-type="float" office:value="0.000000000463297370429056" calcext:value-type="float">
            <text:p>4.63297370429056E-10</text:p>
          </table:table-cell>
          <table:table-cell office:value-type="float" office:value="-0.389540715380228" calcext:value-type="float">
            <text:p>-0.3895407154</text:p>
          </table:table-cell>
          <table:table-cell office:value-type="float" office:value="0.0000109486546841055" calcext:value-type="float">
            <text:p>1.09486546841055E-05</text:p>
          </table:table-cell>
          <table:table-cell office:value-type="float" office:value="-0.666158339725452" calcext:value-type="float">
            <text:p>-0.6661583397</text:p>
          </table:table-cell>
          <table:table-cell office:value-type="float" office:value="1.01678059816145E-016" calcext:value-type="float">
            <text:p>1.01678059816145E-16</text:p>
          </table:table-cell>
          <table:table-cell office:value-type="float" office:value="0.419197722302935" calcext:value-type="float">
            <text:p>0.4191977223</text:p>
          </table:table-cell>
          <table:table-cell office:value-type="float" office:value="0.00000188482215060008" calcext:value-type="float">
            <text:p>1.88482215060008E-06</text:p>
          </table:table-cell>
          <table:table-cell office:value-type="float" office:value="3.66416577741587" calcext:value-type="float">
            <text:p>3.6641657774</text:p>
          </table:table-cell>
          <table:table-cell office:value-type="float" office:value="0.000374293295720678" calcext:value-type="float">
            <text:p>0.0003742933</text:p>
          </table:table-cell>
          <table:table-cell office:value-type="float" office:value="-0.73254310813073" calcext:value-type="float">
            <text:p>-0.7325431081</text:p>
          </table:table-cell>
          <table:table-cell office:value-type="float" office:value="0.0000704816862332089" calcext:value-type="float">
            <text:p>7.04816862332089E-05</text:p>
          </table:table-cell>
          <table:table-cell office:value-type="float" office:value="-0.743149770209533" calcext:value-type="float">
            <text:p>-0.7431497702</text:p>
          </table:table-cell>
          <table:table-cell office:value-type="float" office:value="1.96667004100277E-040" calcext:value-type="float">
            <text:p>1.96667004100277E-40</text:p>
          </table:table-cell>
          <table:table-cell office:value-type="float" office:value="-0.605643478844354" calcext:value-type="float">
            <text:p>-0.6056434788</text:p>
          </table:table-cell>
          <table:table-cell office:value-type="float" office:value="1.03205058633148E-023" calcext:value-type="float">
            <text:p>1.03205058633148E-23</text:p>
          </table:table-cell>
          <table:table-cell office:value-type="float" office:value="0.512606622724241" calcext:value-type="float">
            <text:p>0.5126066227</text:p>
          </table:table-cell>
          <table:table-cell office:value-type="float" office:value="2.42429799033449E-016" calcext:value-type="float">
            <text:p>2.42429799033449E-16</text:p>
          </table:table-cell>
          <table:table-cell office:value-type="float" office:value="-3.20808873828925" calcext:value-type="float">
            <text:p>-3.2080887383</text:p>
          </table:table-cell>
          <table:table-cell office:value-type="float" office:value="0.00153542775753776" calcext:value-type="float">
            <text:p>0.0015354278</text:p>
          </table:table-cell>
        </table:table-row>
        <table:table-row table:style-name="ro1">
          <table:table-cell office:value-type="string" calcext:value-type="string">
            <text:p>Kabyle</text:p>
          </table:table-cell>
          <table:table-cell office:value-type="float" office:value="-0.28320192748387" calcext:value-type="float">
            <text:p>-0.2832019275</text:p>
          </table:table-cell>
          <table:table-cell office:value-type="float" office:value="8.76891367036113E-301" calcext:value-type="float">
            <text:p>8.76891367036113E-301</text:p>
          </table:table-cell>
          <table:table-cell office:value-type="float" office:value="-0.994117647058823" calcext:value-type="float">
            <text:p>-0.9941176471</text:p>
          </table:table-cell>
          <table:table-cell office:value-type="float" office:value="6.43399748844694E-015" calcext:value-type="float">
            <text:p>6.43399748844694E-15</text:p>
          </table:table-cell>
          <table:table-cell office:value-type="float" office:value="-0.42418486597836" calcext:value-type="float">
            <text:p>-0.424184866</text:p>
          </table:table-cell>
          <table:table-cell office:value-type="float" office:value="0.00000208320504634077" calcext:value-type="float">
            <text:p>2.08320504634077E-06</text:p>
          </table:table-cell>
          <table:table-cell office:value-type="float" office:value="-0.508870242122436" calcext:value-type="float">
            <text:p>-0.5088702421</text:p>
          </table:table-cell>
          <table:table-cell office:value-type="float" office:value="0.00000000545933968037622" calcext:value-type="float">
            <text:p>5.45933968037622E-09</text:p>
          </table:table-cell>
          <table:table-cell office:value-type="float" office:value="0.490240388743622" calcext:value-type="float">
            <text:p>0.4902403887</text:p>
          </table:table-cell>
          <table:table-cell office:value-type="float" office:value="0.0000000232506446453642" calcext:value-type="float">
            <text:p>2.32506446453642E-08</text:p>
          </table:table-cell>
          <table:table-cell office:value-type="float" office:value="1.05106703311528" calcext:value-type="float">
            <text:p>1.0510670331</text:p>
          </table:table-cell>
          <table:table-cell office:value-type="float" office:value="0.295470374698458" calcext:value-type="float">
            <text:p>0.2954703747</text:p>
          </table:table-cell>
          <table:table-cell office:value-type="float" office:value="-0.680564199039882" calcext:value-type="float">
            <text:p>-0.680564199</text:p>
          </table:table-cell>
          <table:table-cell office:value-type="float" office:value="0.00263939990389098" calcext:value-type="float">
            <text:p>0.0026393999</text:p>
          </table:table-cell>
          <table:table-cell office:value-type="float" office:value="-0.758220515483472" calcext:value-type="float">
            <text:p>-0.7582205155</text:p>
          </table:table-cell>
          <table:table-cell office:value-type="float" office:value="2.00815782522422E-044" calcext:value-type="float">
            <text:p>2.00815782522422E-44</text:p>
          </table:table-cell>
          <table:table-cell office:value-type="float" office:value="-0.571278235424873" calcext:value-type="float">
            <text:p>-0.5712782354</text:p>
          </table:table-cell>
          <table:table-cell office:value-type="float" office:value="2.07004550427622E-021" calcext:value-type="float">
            <text:p>2.07004550427622E-21</text:p>
          </table:table-cell>
          <table:table-cell office:value-type="float" office:value="0.45687719389859" calcext:value-type="float">
            <text:p>0.4568771939</text:p>
          </table:table-cell>
          <table:table-cell office:value-type="float" office:value="0.000000000000258608808668825" calcext:value-type="float">
            <text:p>2.58608808668825E-13</text:p>
          </table:table-cell>
          <table:table-cell office:value-type="float" office:value="-4.25295667339259" calcext:value-type="float">
            <text:p>-4.2529566734</text:p>
          </table:table-cell>
          <table:table-cell office:value-type="float" office:value="0.0000307949189951147" calcext:value-type="float">
            <text:p>3.07949189951147E-05</text:p>
          </table:table-cell>
        </table:table-row>
        <table:table-row table:style-name="ro1">
          <table:table-cell office:value-type="string" calcext:value-type="string">
            <text:p>Aguaruna</text:p>
          </table:table-cell>
          <table:table-cell office:value-type="float" office:value="-0.272492852394086" calcext:value-type="float">
            <text:p>-0.2724928524</text:p>
          </table:table-cell>
          <table:table-cell office:value-type="float" office:value="0" calcext:value-type="float">
            <text:p>0</text:p>
          </table:table-cell>
          <table:table-cell office:value-type="float" office:value="-0.953298768909921" calcext:value-type="float">
            <text:p>-0.9532987689</text:p>
          </table:table-cell>
          <table:table-cell office:value-type="float" office:value="0.0000000000021655823613852" calcext:value-type="float">
            <text:p>2.1655823613852E-12</text:p>
          </table:table-cell>
          <table:table-cell office:value-type="float" office:value="-0.473587565777459" calcext:value-type="float">
            <text:p>-0.4735875658</text:p>
          </table:table-cell>
          <table:table-cell office:value-type="float" office:value="0.0000000277280509562638" calcext:value-type="float">
            <text:p>2.77280509562638E-08</text:p>
          </table:table-cell>
          <table:table-cell office:value-type="float" office:value="-0.525856611655402" calcext:value-type="float">
            <text:p>-0.5258566117</text:p>
          </table:table-cell>
          <table:table-cell office:value-type="float" office:value="0.00000000035735566613066" calcext:value-type="float">
            <text:p>3.5735566613066E-10</text:p>
          </table:table-cell>
          <table:table-cell office:value-type="float" office:value="0.380376232873236" calcext:value-type="float">
            <text:p>0.3803762329</text:p>
          </table:table-cell>
          <table:table-cell office:value-type="float" office:value="0.0000131404338060999" calcext:value-type="float">
            <text:p>1.31404338060999E-05</text:p>
          </table:table-cell>
          <table:table-cell office:value-type="float" office:value="0.630920913075968" calcext:value-type="float">
            <text:p>0.6309209131</text:p>
          </table:table-cell>
          <table:table-cell office:value-type="float" office:value="0.529282168619155" calcext:value-type="float">
            <text:p>0.5292821686</text:p>
          </table:table-cell>
          <table:table-cell office:value-type="float" office:value="-0.777020009604875" calcext:value-type="float">
            <text:p>-0.7770200096</text:p>
          </table:table-cell>
          <table:table-cell office:value-type="float" office:value="0.00000303381705752213" calcext:value-type="float">
            <text:p>3.03381705752213E-06</text:p>
          </table:table-cell>
          <table:table-cell office:value-type="float" office:value="-0.774915727512855" calcext:value-type="float">
            <text:p>-0.7749157275</text:p>
          </table:table-cell>
          <table:table-cell office:value-type="float" office:value="2.53101682738134E-050" calcext:value-type="float">
            <text:p>2.53101682738134E-50</text:p>
          </table:table-cell>
          <table:table-cell office:value-type="float" office:value="-0.542252087787837" calcext:value-type="float">
            <text:p>-0.5422520878</text:p>
          </table:table-cell>
          <table:table-cell office:value-type="float" office:value="3.95651554270999E-020" calcext:value-type="float">
            <text:p>3.95651554270999E-20</text:p>
          </table:table-cell>
          <table:table-cell office:value-type="float" office:value="0.461703230346212" calcext:value-type="float">
            <text:p>0.4617032303</text:p>
          </table:table-cell>
          <table:table-cell office:value-type="float" office:value="0.0000000000000244090710717693" calcext:value-type="float">
            <text:p>2.44090710717693E-14</text:p>
          </table:table-cell>
          <table:table-cell office:value-type="float" office:value="-5.52307446951724" calcext:value-type="float">
            <text:p>-5.5230744695</text:p>
          </table:table-cell>
          <table:table-cell office:value-type="float" office:value="0.0000000857889214940256" calcext:value-type="float">
            <text:p>8.57889214940256E-08</text:p>
          </table:table-cell>
        </table:table-row>
        <table:table-row table:style-name="ro1">
          <table:table-cell office:value-type="string" calcext:value-type="string">
            <text:p>German</text:p>
          </table:table-cell>
          <table:table-cell office:value-type="float" office:value="-0.336076397132469" calcext:value-type="float">
            <text:p>-0.3360763971</text:p>
          </table:table-cell>
          <table:table-cell office:value-type="float" office:value="8.54164632036835E-234" calcext:value-type="float">
            <text:p>8.54164632036835E-234</text:p>
          </table:table-cell>
          <table:table-cell office:value-type="float" office:value="-0.894805194805195" calcext:value-type="float">
            <text:p>-0.8948051948</text:p>
          </table:table-cell>
          <table:table-cell office:value-type="float" office:value="0.0000000442501045314377" calcext:value-type="float">
            <text:p>4.42501045314377E-08</text:p>
          </table:table-cell>
          <table:table-cell office:value-type="float" office:value="-0.436458222002159" calcext:value-type="float">
            <text:p>-0.436458222</text:p>
          </table:table-cell>
          <table:table-cell office:value-type="float" office:value="0.000000290317774037506" calcext:value-type="float">
            <text:p>2.90317774037506E-07</text:p>
          </table:table-cell>
          <table:table-cell office:value-type="float" office:value="-0.600232957516112" calcext:value-type="float">
            <text:p>-0.6002329575</text:p>
          </table:table-cell>
          <table:table-cell office:value-type="float" office:value="0.0000000000000876612383097178" calcext:value-type="float">
            <text:p>8.76612383097178E-14</text:p>
          </table:table-cell>
          <table:table-cell office:value-type="float" office:value="0.62964573823934" calcext:value-type="float">
            <text:p>0.6296457382</text:p>
          </table:table-cell>
          <table:table-cell office:value-type="float" office:value="2.20226089476601E-015" calcext:value-type="float">
            <text:p>2.20226089476601E-15</text:p>
          </table:table-cell>
          <table:table-cell office:value-type="float" office:value="2.63812856961802" calcext:value-type="float">
            <text:p>2.6381285696</text:p>
          </table:table-cell>
          <table:table-cell office:value-type="float" office:value="0.00940477721967165" calcext:value-type="float">
            <text:p>0.0094047772</text:p>
          </table:table-cell>
          <table:table-cell office:value-type="float" office:value="-0.769586583361216" calcext:value-type="float">
            <text:p>-0.7695865834</text:p>
          </table:table-cell>
          <table:table-cell office:value-type="float" office:value="0.00000106245107594464" calcext:value-type="float">
            <text:p>1.06245107594464E-06</text:p>
          </table:table-cell>
          <table:table-cell office:value-type="float" office:value="-0.741000219357643" calcext:value-type="float">
            <text:p>-0.7410002194</text:p>
          </table:table-cell>
          <table:table-cell office:value-type="float" office:value="2.92078667755068E-048" calcext:value-type="float">
            <text:p>2.92078667755068E-48</text:p>
          </table:table-cell>
          <table:table-cell office:value-type="float" office:value="-0.699024716723783" calcext:value-type="float">
            <text:p>-0.6990247167</text:p>
          </table:table-cell>
          <table:table-cell office:value-type="float" office:value="6.47438337540032E-041" calcext:value-type="float">
            <text:p>6.47438337540032E-41</text:p>
          </table:table-cell>
          <table:table-cell office:value-type="float" office:value="0.551496842042283" calcext:value-type="float">
            <text:p>0.551496842</text:p>
          </table:table-cell>
          <table:table-cell office:value-type="float" office:value="6.91061213085834E-023" calcext:value-type="float">
            <text:p>6.91061213085834E-23</text:p>
          </table:table-cell>
          <table:table-cell office:value-type="float" office:value="-1.20180374343779" calcext:value-type="float">
            <text:p>-1.2018037434</text:p>
          </table:table-cell>
          <table:table-cell office:value-type="float" office:value="0.230504432963958" calcext:value-type="float">
            <text:p>0.230504433</text:p>
          </table:table-cell>
        </table:table-row>
        <table:table-row table:style-name="ro1">
          <table:table-cell office:value-type="string" calcext:value-type="string">
            <text:p>Galela</text:p>
          </table:table-cell>
          <table:table-cell office:value-type="float" office:value="-0.273331600205361" calcext:value-type="float">
            <text:p>-0.2733316002</text:p>
          </table:table-cell>
          <table:table-cell office:value-type="float" office:value="5.27311577892521E-193" calcext:value-type="float">
            <text:p>5.27311577892521E-193</text:p>
          </table:table-cell>
          <table:table-cell office:value-type="float" office:value="-0.977443609022556" calcext:value-type="float">
            <text:p>-0.977443609</text:p>
          </table:table-cell>
          <table:table-cell office:value-type="float" office:value="0.000000000000132293422642106" calcext:value-type="float">
            <text:p>1.32293422642106E-13</text:p>
          </table:table-cell>
          <table:table-cell office:value-type="float" office:value="-0.347415768490334" calcext:value-type="float">
            <text:p>-0.3474157685</text:p>
          </table:table-cell>
          <table:table-cell office:value-type="float" office:value="0.0000587213262878501" calcext:value-type="float">
            <text:p>5.87213262878501E-05</text:p>
          </table:table-cell>
          <table:table-cell office:value-type="float" office:value="-0.616151939102381" calcext:value-type="float">
            <text:p>-0.6161519391</text:p>
          </table:table-cell>
          <table:table-cell office:value-type="float" office:value="9.82295002974343E-015" calcext:value-type="float">
            <text:p>9.82295002974343E-15</text:p>
          </table:table-cell>
          <table:table-cell office:value-type="float" office:value="0.540728648117308" calcext:value-type="float">
            <text:p>0.5407286481</text:p>
          </table:table-cell>
          <table:table-cell office:value-type="float" office:value="0.0000000000443782585439473" calcext:value-type="float">
            <text:p>4.43782585439473E-11</text:p>
          </table:table-cell>
          <table:table-cell office:value-type="float" office:value="3.93189993817102" calcext:value-type="float">
            <text:p>3.9318999382</text:p>
          </table:table-cell>
          <table:table-cell office:value-type="float" office:value="0.000138800084728044" calcext:value-type="float">
            <text:p>0.0001388001</text:p>
          </table:table-cell>
          <table:table-cell office:value-type="float" office:value="-0.745619470313402" calcext:value-type="float">
            <text:p>-0.7456194703</text:p>
          </table:table-cell>
          <table:table-cell office:value-type="float" office:value="0.0000681045321964614" calcext:value-type="float">
            <text:p>6.81045321964614E-05</text:p>
          </table:table-cell>
          <table:table-cell office:value-type="float" office:value="-0.751122578654035" calcext:value-type="float">
            <text:p>-0.7511225787</text:p>
          </table:table-cell>
          <table:table-cell office:value-type="float" office:value="2.04748047338592E-054" calcext:value-type="float">
            <text:p>2.04748047338592E-54</text:p>
          </table:table-cell>
          <table:table-cell office:value-type="float" office:value="-0.544057362888159" calcext:value-type="float">
            <text:p>-0.5440573629</text:p>
          </table:table-cell>
          <table:table-cell office:value-type="float" office:value="5.6556560636133E-024" calcext:value-type="float">
            <text:p>5.6556560636133E-24</text:p>
          </table:table-cell>
          <table:table-cell office:value-type="float" office:value="0.409697128270363" calcext:value-type="float">
            <text:p>0.4096971283</text:p>
          </table:table-cell>
          <table:table-cell office:value-type="float" office:value="0.000000000000274978155426713" calcext:value-type="float">
            <text:p>2.74978155426713E-13</text:p>
          </table:table-cell>
          <table:table-cell office:value-type="float" office:value="-5.00653979586439" calcext:value-type="float">
            <text:p>-5.0065397959</text:p>
          </table:table-cell>
          <table:table-cell office:value-type="float" office:value="0.000000963501742972592" calcext:value-type="float">
            <text:p>9.63501742972592E-07</text:p>
          </table:table-cell>
        </table:table-row>
        <table:table-row table:style-name="ro1">
          <table:table-cell office:value-type="string" calcext:value-type="string">
            <text:p>French</text:p>
          </table:table-cell>
          <table:table-cell office:value-type="float" office:value="-0.305176600266737" calcext:value-type="float">
            <text:p>-0.3051766003</text:p>
          </table:table-cell>
          <table:table-cell office:value-type="float" office:value="6.96443132259646E-235" calcext:value-type="float">
            <text:p>6.96443132259646E-235</text:p>
          </table:table-cell>
          <table:table-cell office:value-type="float" office:value="-0.964912280701754" calcext:value-type="float">
            <text:p>-0.9649122807</text:p>
          </table:table-cell>
          <table:table-cell office:value-type="float" office:value="0.000000000103472876422859" calcext:value-type="float">
            <text:p>1.03472876422859E-10</text:p>
          </table:table-cell>
          <table:table-cell office:value-type="float" office:value="-0.337466873052935" calcext:value-type="float">
            <text:p>-0.3374668731</text:p>
          </table:table-cell>
          <table:table-cell office:value-type="float" office:value="0.0000980132946197468" calcext:value-type="float">
            <text:p>9.80132946197468E-05</text:p>
          </table:table-cell>
          <table:table-cell office:value-type="float" office:value="-0.630826935666715" calcext:value-type="float">
            <text:p>-0.6308269357</text:p>
          </table:table-cell>
          <table:table-cell office:value-type="float" office:value="1.45605347423276E-015" calcext:value-type="float">
            <text:p>1.45605347423276E-15</text:p>
          </table:table-cell>
          <table:table-cell office:value-type="float" office:value="0.524902377803327" calcext:value-type="float">
            <text:p>0.5249023778</text:p>
          </table:table-cell>
          <table:table-cell office:value-type="float" office:value="0.00000000020131331845837" calcext:value-type="float">
            <text:p>2.0131331845837E-10</text:p>
          </table:table-cell>
          <table:table-cell office:value-type="float" office:value="4.27639080569827" calcext:value-type="float">
            <text:p>4.2763908057</text:p>
          </table:table-cell>
          <table:table-cell office:value-type="float" office:value="0.000037378234810932" calcext:value-type="float">
            <text:p>3.7378234810932E-05</text:p>
          </table:table-cell>
          <table:table-cell office:value-type="float" office:value="-0.670175438596491" calcext:value-type="float">
            <text:p>-0.6701754386</text:p>
          </table:table-cell>
          <table:table-cell office:value-type="float" office:value="0.00169130801821514" calcext:value-type="float">
            <text:p>0.001691308</text:p>
          </table:table-cell>
          <table:table-cell office:value-type="float" office:value="-0.706778559788012" calcext:value-type="float">
            <text:p>-0.7067785598</text:p>
          </table:table-cell>
          <table:table-cell office:value-type="float" office:value="2.0331794831368E-041" calcext:value-type="float">
            <text:p>2.0331794831368E-41</text:p>
          </table:table-cell>
          <table:table-cell office:value-type="float" office:value="-0.690634695562424" calcext:value-type="float">
            <text:p>-0.6906346956</text:p>
          </table:table-cell>
          <table:table-cell office:value-type="float" office:value="6.85620571571029E-039" calcext:value-type="float">
            <text:p>6.85620571571029E-39</text:p>
          </table:table-cell>
          <table:table-cell office:value-type="float" office:value="0.561712590763631" calcext:value-type="float">
            <text:p>0.5617125908</text:p>
          </table:table-cell>
          <table:table-cell office:value-type="float" office:value="1.94268927562558E-023" calcext:value-type="float">
            <text:p>1.94268927562558E-23</text:p>
          </table:table-cell>
          <table:table-cell office:value-type="float" office:value="-0.438946527683499" calcext:value-type="float">
            <text:p>-0.4389465277</text:p>
          </table:table-cell>
          <table:table-cell office:value-type="float" office:value="0.661062049478145" calcext:value-type="float">
            <text:p>0.6610620495</text:p>
          </table:table-cell>
        </table:table-row>
        <table:table-row table:style-name="ro1">
          <table:table-cell office:value-type="string" calcext:value-type="string">
            <text:p>Dutch</text:p>
          </table:table-cell>
          <table:table-cell office:value-type="float" office:value="-0.319491246700306" calcext:value-type="float">
            <text:p>-0.3194912467</text:p>
          </table:table-cell>
          <table:table-cell office:value-type="float" office:value="8.70379494215099E-197" calcext:value-type="float">
            <text:p>8.70379494215099E-197</text:p>
          </table:table-cell>
          <table:table-cell office:value-type="float" office:value="-0.905263157894737" calcext:value-type="float">
            <text:p>-0.9052631579</text:p>
          </table:table-cell>
          <table:table-cell office:value-type="float" office:value="0.0000000412187380174454" calcext:value-type="float">
            <text:p>4.12187380174454E-08</text:p>
          </table:table-cell>
          <table:table-cell office:value-type="float" office:value="-0.467818872704903" calcext:value-type="float">
            <text:p>-0.4678188727</text:p>
          </table:table-cell>
          <table:table-cell office:value-type="float" office:value="0.00000000821541521712364" calcext:value-type="float">
            <text:p>8.21541521712364E-09</text:p>
          </table:table-cell>
          <table:table-cell office:value-type="float" office:value="-0.661394488953977" calcext:value-type="float">
            <text:p>-0.661394489</text:p>
          </table:table-cell>
          <table:table-cell office:value-type="float" office:value="1.40533507418457E-018" calcext:value-type="float">
            <text:p>1.40533507418457E-18</text:p>
          </table:table-cell>
          <table:table-cell office:value-type="float" office:value="0.494591030116056" calcext:value-type="float">
            <text:p>0.4945910301</text:p>
          </table:table-cell>
          <table:table-cell office:value-type="float" office:value="0.000000000810184407793064" calcext:value-type="float">
            <text:p>8.10184407793064E-10</text:p>
          </table:table-cell>
          <table:table-cell office:value-type="float" office:value="2.96987910472031" calcext:value-type="float">
            <text:p>2.9698791047</text:p>
          </table:table-cell>
          <table:table-cell office:value-type="float" office:value="0.00353123197330612" calcext:value-type="float">
            <text:p>0.003531232</text:p>
          </table:table-cell>
          <table:table-cell office:value-type="float" office:value="-0.733770804609042" calcext:value-type="float">
            <text:p>-0.7337708046</text:p>
          </table:table-cell>
          <table:table-cell office:value-type="float" office:value="0.0000449307720893385" calcext:value-type="float">
            <text:p>4.49307720893385E-05</text:p>
          </table:table-cell>
          <table:table-cell office:value-type="float" office:value="-0.76558466927288" calcext:value-type="float">
            <text:p>-0.7655846693</text:p>
          </table:table-cell>
          <table:table-cell office:value-type="float" office:value="4.52097469146016E-058" calcext:value-type="float">
            <text:p>4.52097469146016E-58</text:p>
          </table:table-cell>
          <table:table-cell office:value-type="float" office:value="-0.71115383963895" calcext:value-type="float">
            <text:p>-0.7111538396</text:p>
          </table:table-cell>
          <table:table-cell office:value-type="float" office:value="9.53341394276669E-047" calcext:value-type="float">
            <text:p>9.53341394276669E-47</text:p>
          </table:table-cell>
          <table:table-cell office:value-type="float" office:value="0.539311086777805" calcext:value-type="float">
            <text:p>0.5393110868</text:p>
          </table:table-cell>
          <table:table-cell office:value-type="float" office:value="1.16233661375923E-023" calcext:value-type="float">
            <text:p>1.16233661375923E-23</text:p>
          </table:table-cell>
          <table:table-cell office:value-type="float" office:value="-1.69773432171419" calcext:value-type="float">
            <text:p>-1.6977343217</text:p>
          </table:table-cell>
          <table:table-cell office:value-type="float" office:value="0.0906233105183985" calcext:value-type="float">
            <text:p>0.0906233105</text:p>
          </table:table-cell>
        </table:table-row>
        <table:table-row table:style-name="ro1">
          <table:table-cell office:value-type="string" calcext:value-type="string">
            <text:p>Italian</text:p>
          </table:table-cell>
          <table:table-cell office:value-type="float" office:value="-0.318885638752175" calcext:value-type="float">
            <text:p>-0.3188856388</text:p>
          </table:table-cell>
          <table:table-cell office:value-type="float" office:value="1.70497036013546E-300" calcext:value-type="float">
            <text:p>1.70497036013546E-300</text:p>
          </table:table-cell>
          <table:table-cell office:value-type="float" office:value="-0.972159793640826" calcext:value-type="float">
            <text:p>-0.9721597936</text:p>
          </table:table-cell>
          <table:table-cell office:value-type="float" office:value="0.000000000000862610782016384" calcext:value-type="float">
            <text:p>8.62610782016384E-13</text:p>
          </table:table-cell>
          <table:table-cell office:value-type="float" office:value="-0.393902263786662" calcext:value-type="float">
            <text:p>-0.3939022638</text:p>
          </table:table-cell>
          <table:table-cell office:value-type="float" office:value="0.00000296986199493245" calcext:value-type="float">
            <text:p>2.96986199493245E-06</text:p>
          </table:table-cell>
          <table:table-cell office:value-type="float" office:value="-0.662074522492105" calcext:value-type="float">
            <text:p>-0.6620745225</text:p>
          </table:table-cell>
          <table:table-cell office:value-type="float" office:value="5.42937208910052E-018" calcext:value-type="float">
            <text:p>5.42937208910052E-18</text:p>
          </table:table-cell>
          <table:table-cell office:value-type="float" office:value="0.425794648500708" calcext:value-type="float">
            <text:p>0.4257946485</text:p>
          </table:table-cell>
          <table:table-cell office:value-type="float" office:value="0.000000358287051058641" calcext:value-type="float">
            <text:p>3.58287051058641E-07</text:p>
          </table:table-cell>
          <table:table-cell office:value-type="float" office:value="3.73823883060471" calcext:value-type="float">
            <text:p>3.7382388306</text:p>
          </table:table-cell>
          <table:table-cell office:value-type="float" office:value="0.000277391395895721" calcext:value-type="float">
            <text:p>0.0002773914</text:p>
          </table:table-cell>
          <table:table-cell office:value-type="float" office:value="-0.791804416090483" calcext:value-type="float">
            <text:p>-0.7918044161</text:p>
          </table:table-cell>
          <table:table-cell office:value-type="float" office:value="0.00000241645159011807" calcext:value-type="float">
            <text:p>2.41645159011807E-06</text:p>
          </table:table-cell>
          <table:table-cell office:value-type="float" office:value="-0.733240538736877" calcext:value-type="float">
            <text:p>-0.7332405387</text:p>
          </table:table-cell>
          <table:table-cell office:value-type="float" office:value="1.24826320108883E-046" calcext:value-type="float">
            <text:p>1.24826320108883E-46</text:p>
          </table:table-cell>
          <table:table-cell office:value-type="float" office:value="-0.657954646995001" calcext:value-type="float">
            <text:p>-0.657954647</text:p>
          </table:table-cell>
          <table:table-cell office:value-type="float" office:value="9.57443906784124E-035" calcext:value-type="float">
            <text:p>9.57443906784124E-35</text:p>
          </table:table-cell>
          <table:table-cell office:value-type="float" office:value="0.534915300617627" calcext:value-type="float">
            <text:p>0.5349153006</text:p>
          </table:table-cell>
          <table:table-cell office:value-type="float" office:value="2.59329497087831E-021" calcext:value-type="float">
            <text:p>2.59329497087831E-21</text:p>
          </table:table-cell>
          <table:table-cell office:value-type="float" office:value="-2.01987990728034" calcext:value-type="float">
            <text:p>-2.0198799073</text:p>
          </table:table-cell>
          <table:table-cell office:value-type="float" office:value="0.0443983377170766" calcext:value-type="float">
            <text:p>0.0443983377</text:p>
          </table:table-cell>
        </table:table-row>
        <table:table-row table:style-name="ro1">
          <table:table-cell office:value-type="string" calcext:value-type="string">
            <text:p>Hebrew</text:p>
          </table:table-cell>
          <table:table-cell office:value-type="float" office:value="-0.281982718548812" calcext:value-type="float">
            <text:p>-0.2819827185</text:p>
          </table:table-cell>
          <table:table-cell office:value-type="float" office:value="0" calcext:value-type="float">
            <text:p>0</text:p>
          </table:table-cell>
          <table:table-cell office:value-type="float" office:value="-0.546698457093846" calcext:value-type="float">
            <text:p>-0.5466984571</text:p>
          </table:table-cell>
          <table:table-cell office:value-type="float" office:value="0.0818123480865216" calcext:value-type="float">
            <text:p>0.0818123481</text:p>
          </table:table-cell>
          <table:table-cell office:value-type="float" office:value="-0.378698055661496" calcext:value-type="float">
            <text:p>-0.3786980557</text:p>
          </table:table-cell>
          <table:table-cell office:value-type="float" office:value="0.0000799938434955118" calcext:value-type="float">
            <text:p>7.99938434955118E-05</text:p>
          </table:table-cell>
          <table:table-cell office:value-type="float" office:value="-0.546110000095573" calcext:value-type="float">
            <text:p>-0.5461100001</text:p>
          </table:table-cell>
          <table:table-cell office:value-type="float" office:value="0.00000000242465558471965" calcext:value-type="float">
            <text:p>2.42465558471965E-09</text:p>
          </table:table-cell>
          <table:table-cell office:value-type="float" office:value="0.400644772886153" calcext:value-type="float">
            <text:p>0.4006447729</text:p>
          </table:table-cell>
          <table:table-cell office:value-type="float" office:value="0.0000274632736924745" calcext:value-type="float">
            <text:p>2.74632736924745E-05</text:p>
          </table:table-cell>
          <table:table-cell office:value-type="float" office:value="1.82996659579642" calcext:value-type="float">
            <text:p>1.8299665958</text:p>
          </table:table-cell>
          <table:table-cell office:value-type="float" office:value="0.0702339439149063" calcext:value-type="float">
            <text:p>0.0702339439</text:p>
          </table:table-cell>
          <table:table-cell office:value-type="float" office:value="-0.411339828751965" calcext:value-type="float">
            <text:p>-0.4113398288</text:p>
          </table:table-cell>
          <table:table-cell office:value-type="float" office:value="0.143956455667736" calcext:value-type="float">
            <text:p>0.1439564557</text:p>
          </table:table-cell>
          <table:table-cell office:value-type="float" office:value="-0.758373890316956" calcext:value-type="float">
            <text:p>-0.7583738903</text:p>
          </table:table-cell>
          <table:table-cell office:value-type="float" office:value="1.80219146934197E-038" calcext:value-type="float">
            <text:p>1.80219146934197E-38</text:p>
          </table:table-cell>
          <table:table-cell office:value-type="float" office:value="-0.535797786674236" calcext:value-type="float">
            <text:p>-0.5357977867</text:p>
          </table:table-cell>
          <table:table-cell office:value-type="float" office:value="3.50312472315843E-016" calcext:value-type="float">
            <text:p>3.50312472315843E-16</text:p>
          </table:table-cell>
          <table:table-cell office:value-type="float" office:value="0.435058025834754" calcext:value-type="float">
            <text:p>0.4350580258</text:p>
          </table:table-cell>
          <table:table-cell office:value-type="float" office:value="0.000000000135124234831421" calcext:value-type="float">
            <text:p>1.35124234831421E-10</text:p>
          </table:table-cell>
          <table:table-cell office:value-type="float" office:value="-4.53048184869105" calcext:value-type="float">
            <text:p>-4.5304818487</text:p>
          </table:table-cell>
          <table:table-cell office:value-type="float" office:value="0.0000102147929290605" calcext:value-type="float">
            <text:p>1.02147929290605E-05</text:p>
          </table:table-cell>
        </table:table-row>
        <table:table-row table:style-name="ro1">
          <table:table-cell office:value-type="string" calcext:value-type="string">
            <text:p>Aukan</text:p>
          </table:table-cell>
          <table:table-cell office:value-type="float" office:value="-0.333463028667412" calcext:value-type="float">
            <text:p>-0.3334630287</text:p>
          </table:table-cell>
          <table:table-cell office:value-type="float" office:value="6.18647569367356E-052" calcext:value-type="float">
            <text:p>6.18647569367356E-52</text:p>
          </table:table-cell>
          <table:table-cell office:value-type="float" office:value="-0.993006993006993" calcext:value-type="float">
            <text:p>-0.993006993</text:p>
          </table:table-cell>
          <table:table-cell office:value-type="float" office:value="0.000000000130167305606344" calcext:value-type="float">
            <text:p>1.30167305606344E-10</text:p>
          </table:table-cell>
          <table:table-cell office:value-type="float" office:value="-0.247663176029272" calcext:value-type="float">
            <text:p>-0.247663176</text:p>
          </table:table-cell>
          <table:table-cell office:value-type="float" office:value="0.00465832649978251" calcext:value-type="float">
            <text:p>0.0046583265</text:p>
          </table:table-cell>
          <table:table-cell office:value-type="float" office:value="-0.3438995258458" calcext:value-type="float">
            <text:p>-0.3438995258</text:p>
          </table:table-cell>
          <table:table-cell office:value-type="float" office:value="0.0000659785737509763" calcext:value-type="float">
            <text:p>6.59785737509763E-05</text:p>
          </table:table-cell>
          <table:table-cell office:value-type="float" office:value="0.466475488390348" calcext:value-type="float">
            <text:p>0.4664754884</text:p>
          </table:table-cell>
          <table:table-cell office:value-type="float" office:value="0.0000000252195673487994" calcext:value-type="float">
            <text:p>2.52195673487994E-08</text:p>
          </table:table-cell>
          <table:table-cell office:value-type="float" office:value="1.11455449829635" calcext:value-type="float">
            <text:p>1.1145544983</text:p>
          </table:table-cell>
          <table:table-cell office:value-type="float" office:value="0.26716280924786" calcext:value-type="float">
            <text:p>0.2671628092</text:p>
          </table:table-cell>
          <table:table-cell office:value-type="float" office:value="-0.565934065934066" calcext:value-type="float">
            <text:p>-0.5659340659</text:p>
          </table:table-cell>
          <table:table-cell office:value-type="float" office:value="0.0437925922354548" calcext:value-type="float">
            <text:p>0.0437925922</text:p>
          </table:table-cell>
          <table:table-cell office:value-type="float" office:value="-0.668842370640558" calcext:value-type="float">
            <text:p>-0.6688423706</text:p>
          </table:table-cell>
          <table:table-cell office:value-type="float" office:value="7.87243939971973E-046" calcext:value-type="float">
            <text:p>7.87243939971973E-46</text:p>
          </table:table-cell>
          <table:table-cell office:value-type="float" office:value="-0.553302994091637" calcext:value-type="float">
            <text:p>-0.5533029941</text:p>
          </table:table-cell>
          <table:table-cell office:value-type="float" office:value="6.69668027675534E-029" calcext:value-type="float">
            <text:p>6.69668027675534E-29</text:p>
          </table:table-cell>
          <table:table-cell office:value-type="float" office:value="0.453946427177934" calcext:value-type="float">
            <text:p>0.4539464272</text:p>
          </table:table-cell>
          <table:table-cell office:value-type="float" office:value="7.70201514494088E-019" calcext:value-type="float">
            <text:p>7.70201514494088E-19</text:p>
          </table:table-cell>
          <table:table-cell office:value-type="float" office:value="-2.848528051233" calcext:value-type="float">
            <text:p>-2.8485280512</text:p>
          </table:table-cell>
          <table:table-cell office:value-type="float" office:value="0.00465957587623561" calcext:value-type="float">
            <text:p>0.0046595759</text:p>
          </table:table-cell>
        </table:table-row>
        <table:table-row table:style-name="ro1">
          <table:table-cell office:value-type="string" calcext:value-type="string">
            <text:p>Amuzgo</text:p>
          </table:table-cell>
          <table:table-cell office:value-type="float" office:value="-0.310885601546471" calcext:value-type="float">
            <text:p>-0.3108856015</text:p>
          </table:table-cell>
          <table:table-cell office:value-type="float" office:value="5.86674216304771E-307" calcext:value-type="float">
            <text:p>5.86674216304771E-307</text:p>
          </table:table-cell>
          <table:table-cell office:value-type="float" office:value="-0.97673409571425" calcext:value-type="float">
            <text:p>-0.9767340957</text:p>
          </table:table-cell>
          <table:table-cell office:value-type="float" office:value="3.34580476514109E-016" calcext:value-type="float">
            <text:p>3.34580476514109E-16</text:p>
          </table:table-cell>
          <table:table-cell office:value-type="float" office:value="-0.428708365645321" calcext:value-type="float">
            <text:p>-0.4287083656</text:p>
          </table:table-cell>
          <table:table-cell office:value-type="float" office:value="0.000000494293164702646" calcext:value-type="float">
            <text:p>4.94293164702646E-07</text:p>
          </table:table-cell>
          <table:table-cell office:value-type="float" office:value="-0.480484456459418" calcext:value-type="float">
            <text:p>-0.4804844565</text:p>
          </table:table-cell>
          <table:table-cell office:value-type="float" office:value="0.0000000108479919966145" calcext:value-type="float">
            <text:p>1.08479919966145E-08</text:p>
          </table:table-cell>
          <table:table-cell office:value-type="float" office:value="0.499802126063018" calcext:value-type="float">
            <text:p>0.4998021261</text:p>
          </table:table-cell>
          <table:table-cell office:value-type="float" office:value="0.00000000220076771258507" calcext:value-type="float">
            <text:p>2.20076771258507E-09</text:p>
          </table:table-cell>
          <table:table-cell office:value-type="float" office:value="0.670685619005646" calcext:value-type="float">
            <text:p>0.670685619</text:p>
          </table:table-cell>
          <table:table-cell office:value-type="float" office:value="0.503668116064579" calcext:value-type="float">
            <text:p>0.5036681161</text:p>
          </table:table-cell>
          <table:table-cell office:value-type="float" office:value="-0.662218348987033" calcext:value-type="float">
            <text:p>-0.662218349</text:p>
          </table:table-cell>
          <table:table-cell office:value-type="float" office:value="0.0000911162007188715" calcext:value-type="float">
            <text:p>9.11162007188715E-05</text:p>
          </table:table-cell>
          <table:table-cell office:value-type="float" office:value="-0.753641689231703" calcext:value-type="float">
            <text:p>-0.7536416892</text:p>
          </table:table-cell>
          <table:table-cell office:value-type="float" office:value="1.12708269091743E-051" calcext:value-type="float">
            <text:p>1.12708269091743E-51</text:p>
          </table:table-cell>
          <table:table-cell office:value-type="float" office:value="-0.604536525322197" calcext:value-type="float">
            <text:p>-0.6045365253</text:p>
          </table:table-cell>
          <table:table-cell office:value-type="float" office:value="8.60161899331767E-029" calcext:value-type="float">
            <text:p>8.60161899331767E-29</text:p>
          </table:table-cell>
          <table:table-cell office:value-type="float" office:value="0.459470792238324" calcext:value-type="float">
            <text:p>0.4594707922</text:p>
          </table:table-cell>
          <table:table-cell office:value-type="float" office:value="9.07774371797332E-016" calcext:value-type="float">
            <text:p>9.07774371797332E-16</text:p>
          </table:table-cell>
          <table:table-cell office:value-type="float" office:value="-3.77129602725796" calcext:value-type="float">
            <text:p>-3.7712960273</text:p>
          </table:table-cell>
          <table:table-cell office:value-type="float" office:value="0.000199270555733637" calcext:value-type="float">
            <text:p>0.0001992706</text:p>
          </table:table-cell>
        </table:table-row>
        <table:table-row table:style-name="ro1">
          <table:table-cell office:value-type="string" calcext:value-type="string">
            <text:p>Wolof</text:p>
          </table:table-cell>
          <table:table-cell office:value-type="float" office:value="-0.381582670301421" calcext:value-type="float">
            <text:p>-0.3815826703</text:p>
          </table:table-cell>
          <table:table-cell office:value-type="float" office:value="1.85825626451012E-245" calcext:value-type="float">
            <text:p>1.85825626451012E-245</text:p>
          </table:table-cell>
          <table:table-cell office:value-type="float" office:value="-0.986570774372395" calcext:value-type="float">
            <text:p>-0.9865707744</text:p>
          </table:table-cell>
          <table:table-cell office:value-type="float" office:value="0.0000000000000509977898800814" calcext:value-type="float">
            <text:p>5.09977898800814E-14</text:p>
          </table:table-cell>
          <table:table-cell office:value-type="float" office:value="-0.510999562925714" calcext:value-type="float">
            <text:p>-0.5109995629</text:p>
          </table:table-cell>
          <table:table-cell office:value-type="float" office:value="0.000000000206524985430108" calcext:value-type="float">
            <text:p>2.06524985430108E-10</text:p>
          </table:table-cell>
          <table:table-cell office:value-type="float" office:value="-0.650512199359189" calcext:value-type="float">
            <text:p>-0.6505121994</text:p>
          </table:table-cell>
          <table:table-cell office:value-type="float" office:value="1.02440633025055E-017" calcext:value-type="float">
            <text:p>1.02440633025055E-17</text:p>
          </table:table-cell>
          <table:table-cell office:value-type="float" office:value="0.624741850240606" calcext:value-type="float">
            <text:p>0.6247418502</text:p>
          </table:table-cell>
          <table:table-cell office:value-type="float" office:value="4.36207910068364E-016" calcext:value-type="float">
            <text:p>4.36207910068364E-16</text:p>
          </table:table-cell>
          <table:table-cell office:value-type="float" office:value="2.45285813281087" calcext:value-type="float">
            <text:p>2.4528581328</text:p>
          </table:table-cell>
          <table:table-cell office:value-type="float" office:value="0.0154676904582584" calcext:value-type="float">
            <text:p>0.0154676905</text:p>
          </table:table-cell>
          <table:table-cell office:value-type="float" office:value="-0.80590141030331" calcext:value-type="float">
            <text:p>-0.8059014103</text:p>
          </table:table-cell>
          <table:table-cell office:value-type="float" office:value="0.00000200486272319233" calcext:value-type="float">
            <text:p>2.00486272319233E-06</text:p>
          </table:table-cell>
          <table:table-cell office:value-type="float" office:value="-0.781551966943289" calcext:value-type="float">
            <text:p>-0.7815519669</text:p>
          </table:table-cell>
          <table:table-cell office:value-type="float" office:value="1.48058246369785E-060" calcext:value-type="float">
            <text:p>1.48058246369785E-60</text:p>
          </table:table-cell>
          <table:table-cell office:value-type="float" office:value="-0.624839378130855" calcext:value-type="float">
            <text:p>-0.6248393781</text:p>
          </table:table-cell>
          <table:table-cell office:value-type="float" office:value="1.36221008365001E-032" calcext:value-type="float">
            <text:p>1.36221008365001E-32</text:p>
          </table:table-cell>
          <table:table-cell office:value-type="float" office:value="0.530783108355278" calcext:value-type="float">
            <text:p>0.5307831084</text:p>
          </table:table-cell>
          <table:table-cell office:value-type="float" office:value="2.47617059603652E-022" calcext:value-type="float">
            <text:p>2.47617059603652E-22</text:p>
          </table:table-cell>
          <table:table-cell office:value-type="float" office:value="-4.53229984003549" calcext:value-type="float">
            <text:p>-4.53229984</text:p>
          </table:table-cell>
          <table:table-cell office:value-type="float" office:value="0.00000859537799723198" calcext:value-type="float">
            <text:p>8.59537799723198E-06</text:p>
          </table:table-cell>
        </table:table-row>
        <table:table-row table:style-name="ro1">
          <table:table-cell office:value-type="string" calcext:value-type="string">
            <text:p>Albanian</text:p>
          </table:table-cell>
          <table:table-cell office:value-type="float" office:value="-0.27411037884279" calcext:value-type="float">
            <text:p>-0.2741103788</text:p>
          </table:table-cell>
          <table:table-cell office:value-type="float" office:value="1.3557897873327E-212" calcext:value-type="float">
            <text:p>1.3557897873327E-212</text:p>
          </table:table-cell>
          <table:table-cell office:value-type="float" office:value="-0.973168214654283" calcext:value-type="float">
            <text:p>-0.9731682147</text:p>
          </table:table-cell>
          <table:table-cell office:value-type="float" office:value="0.0000000000124188234583517" calcext:value-type="float">
            <text:p>1.24188234583517E-11</text:p>
          </table:table-cell>
          <table:table-cell office:value-type="float" office:value="-0.344119178035838" calcext:value-type="float">
            <text:p>-0.344119178</text:p>
          </table:table-cell>
          <table:table-cell office:value-type="float" office:value="0.000155366353550255" calcext:value-type="float">
            <text:p>0.0001553664</text:p>
          </table:table-cell>
          <table:table-cell office:value-type="float" office:value="-0.582231676358442" calcext:value-type="float">
            <text:p>-0.5822316764</text:p>
          </table:table-cell>
          <table:table-cell office:value-type="float" office:value="0.00000000000711436687174361" calcext:value-type="float">
            <text:p>7.11436687174361E-12</text:p>
          </table:table-cell>
          <table:table-cell office:value-type="float" office:value="0.585155142950108" calcext:value-type="float">
            <text:p>0.585155143</text:p>
          </table:table-cell>
          <table:table-cell office:value-type="float" office:value="0.00000000000527134569245456" calcext:value-type="float">
            <text:p>5.27134569245456E-12</text:p>
          </table:table-cell>
          <table:table-cell office:value-type="float" office:value="3.38875006394538" calcext:value-type="float">
            <text:p>3.3887500639</text:p>
          </table:table-cell>
          <table:table-cell office:value-type="float" office:value="0.000967388506057862" calcext:value-type="float">
            <text:p>0.0009673885</text:p>
          </table:table-cell>
          <table:table-cell office:value-type="float" office:value="-0.702519793945942" calcext:value-type="float">
            <text:p>-0.7025197939</text:p>
          </table:table-cell>
          <table:table-cell office:value-type="float" office:value="0.000552606322814236" calcext:value-type="float">
            <text:p>0.0005526063</text:p>
          </table:table-cell>
          <table:table-cell office:value-type="float" office:value="-0.758025802670222" calcext:value-type="float">
            <text:p>-0.7580258027</text:p>
          </table:table-cell>
          <table:table-cell office:value-type="float" office:value="9.55614101794335E-048" calcext:value-type="float">
            <text:p>9.55614101794335E-48</text:p>
          </table:table-cell>
          <table:table-cell office:value-type="float" office:value="-0.610207165684477" calcext:value-type="float">
            <text:p>-0.6102071657</text:p>
          </table:table-cell>
          <table:table-cell office:value-type="float" office:value="8.60319582524828E-027" calcext:value-type="float">
            <text:p>8.60319582524828E-27</text:p>
          </table:table-cell>
          <table:table-cell office:value-type="float" office:value="0.517404865621949" calcext:value-type="float">
            <text:p>0.5174048656</text:p>
          </table:table-cell>
          <table:table-cell office:value-type="float" office:value="1.88451093116391E-018" calcext:value-type="float">
            <text:p>1.88451093116391E-18</text:p>
          </table:table-cell>
          <table:table-cell office:value-type="float" office:value="-3.7495038765589" calcext:value-type="float">
            <text:p>-3.7495038766</text:p>
          </table:table-cell>
          <table:table-cell office:value-type="float" office:value="0.00022093442934021" calcext:value-type="float">
            <text:p>0.0002209344</text:p>
          </table:table-cell>
        </table:table-row>
        <table:table-row table:style-name="ro1">
          <table:table-cell office:value-type="string" calcext:value-type="string">
            <text:p>Dinka</text:p>
          </table:table-cell>
          <table:table-cell office:value-type="float" office:value="-0.333029511172781" calcext:value-type="float">
            <text:p>-0.3330295112</text:p>
          </table:table-cell>
          <table:table-cell office:value-type="float" office:value="3.15340093108696E-152" calcext:value-type="float">
            <text:p>3.15340093108696E-152</text:p>
          </table:table-cell>
          <table:table-cell office:value-type="float" office:value="-0.95" calcext:value-type="float">
            <text:p>-0.95</text:p>
          </table:table-cell>
          <table:table-cell office:value-type="float" office:value="0.0000000608625795805396" calcext:value-type="float">
            <text:p>6.08625795805396E-08</text:p>
          </table:table-cell>
          <table:table-cell office:value-type="float" office:value="-0.419107407589413" calcext:value-type="float">
            <text:p>-0.4191074076</text:p>
          </table:table-cell>
          <table:table-cell office:value-type="float" office:value="0.000000255292371799872" calcext:value-type="float">
            <text:p>2.55292371799872E-07</text:p>
          </table:table-cell>
          <table:table-cell office:value-type="float" office:value="-0.602196969207512" calcext:value-type="float">
            <text:p>-0.6021969692</text:p>
          </table:table-cell>
          <table:table-cell office:value-type="float" office:value="3.53734613487694E-015" calcext:value-type="float">
            <text:p>3.53734613487694E-15</text:p>
          </table:table-cell>
          <table:table-cell office:value-type="float" office:value="0.61824230588836" calcext:value-type="float">
            <text:p>0.6182423059</text:p>
          </table:table-cell>
          <table:table-cell office:value-type="float" office:value="4.00441700728722E-016" calcext:value-type="float">
            <text:p>4.00441700728722E-16</text:p>
          </table:table-cell>
          <table:table-cell office:value-type="float" office:value="3.05284764919815" calcext:value-type="float">
            <text:p>3.0528476492</text:p>
          </table:table-cell>
          <table:table-cell office:value-type="float" office:value="0.0027237081472016" calcext:value-type="float">
            <text:p>0.0027237081</text:p>
          </table:table-cell>
          <table:table-cell office:value-type="float" office:value="-0.605882352941176" calcext:value-type="float">
            <text:p>-0.6058823529</text:p>
          </table:table-cell>
          <table:table-cell office:value-type="float" office:value="0.0128602985333672" calcext:value-type="float">
            <text:p>0.0128602985</text:p>
          </table:table-cell>
          <table:table-cell office:value-type="float" office:value="-0.763095303407007" calcext:value-type="float">
            <text:p>-0.7630953034</text:p>
          </table:table-cell>
          <table:table-cell office:value-type="float" office:value="2.68698866250385E-057" calcext:value-type="float">
            <text:p>2.68698866250385E-57</text:p>
          </table:table-cell>
          <table:table-cell office:value-type="float" office:value="-0.657471753929583" calcext:value-type="float">
            <text:p>-0.6574717539</text:p>
          </table:table-cell>
          <table:table-cell office:value-type="float" office:value="8.99268856206302E-038" calcext:value-type="float">
            <text:p>8.99268856206302E-38</text:p>
          </table:table-cell>
          <table:table-cell office:value-type="float" office:value="0.555756129074234" calcext:value-type="float">
            <text:p>0.5557561291</text:p>
          </table:table-cell>
          <table:table-cell office:value-type="float" office:value="3.14007645081019E-025" calcext:value-type="float">
            <text:p>3.14007645081019E-25</text:p>
          </table:table-cell>
          <table:table-cell office:value-type="float" office:value="-3.13973468765365" calcext:value-type="float">
            <text:p>-3.1397346877</text:p>
          </table:table-cell>
          <table:table-cell office:value-type="float" office:value="0.00186483385800899" calcext:value-type="float">
            <text:p>0.0018648339</text:p>
          </table:table-cell>
        </table:table-row>
        <table:table-row table:style-name="ro1">
          <table:table-cell office:value-type="string" calcext:value-type="string">
            <text:p>Achuar</text:p>
          </table:table-cell>
          <table:table-cell office:value-type="float" office:value="-0.229030462933291" calcext:value-type="float">
            <text:p>-0.2290304629</text:p>
          </table:table-cell>
          <table:table-cell office:value-type="float" office:value="2.02891045865113E-223" calcext:value-type="float">
            <text:p>2.02891045865113E-223</text:p>
          </table:table-cell>
          <table:table-cell office:value-type="float" office:value="-0.959486166007905" calcext:value-type="float">
            <text:p>-0.959486166</text:p>
          </table:table-cell>
          <table:table-cell office:value-type="float" office:value="0.000000000000500422731925934" calcext:value-type="float">
            <text:p>5.00422731925934E-13</text:p>
          </table:table-cell>
          <table:table-cell office:value-type="float" office:value="-0.497416055348848" calcext:value-type="float">
            <text:p>-0.4974160553</text:p>
          </table:table-cell>
          <table:table-cell office:value-type="float" office:value="0.00000000232870782170333" calcext:value-type="float">
            <text:p>2.32870782170333E-09</text:p>
          </table:table-cell>
          <table:table-cell office:value-type="float" office:value="-0.507731635376021" calcext:value-type="float">
            <text:p>-0.5077316354</text:p>
          </table:table-cell>
          <table:table-cell office:value-type="float" office:value="0.000000000953049521614426" calcext:value-type="float">
            <text:p>0.000000001</text:p>
          </table:table-cell>
          <table:table-cell office:value-type="float" office:value="0.325152875263856" calcext:value-type="float">
            <text:p>0.3251528753</text:p>
          </table:table-cell>
          <table:table-cell office:value-type="float" office:value="0.000180476752460502" calcext:value-type="float">
            <text:p>0.0001804768</text:p>
          </table:table-cell>
          <table:table-cell office:value-type="float" office:value="0.122064344809975" calcext:value-type="float">
            <text:p>0.1220643448</text:p>
          </table:table-cell>
          <table:table-cell office:value-type="float" office:value="0.903044080710373" calcext:value-type="float">
            <text:p>0.9030440807</text:p>
          </table:table-cell>
          <table:table-cell office:value-type="float" office:value="-0.766678249942934" calcext:value-type="float">
            <text:p>-0.7666782499</text:p>
          </table:table-cell>
          <table:table-cell office:value-type="float" office:value="0.00000493160259525091" calcext:value-type="float">
            <text:p>4.93160259525091E-06</text:p>
          </table:table-cell>
          <table:table-cell office:value-type="float" office:value="-0.76583347795938" calcext:value-type="float">
            <text:p>-0.765833478</text:p>
          </table:table-cell>
          <table:table-cell office:value-type="float" office:value="1.6490374713301E-053" calcext:value-type="float">
            <text:p>1.6490374713301E-53</text:p>
          </table:table-cell>
          <table:table-cell office:value-type="float" office:value="-0.466552121443153" calcext:value-type="float">
            <text:p>-0.4665521214</text:p>
          </table:table-cell>
          <table:table-cell office:value-type="float" office:value="4.71048414533145E-016" calcext:value-type="float">
            <text:p>4.71048414533145E-16</text:p>
          </table:table-cell>
          <table:table-cell office:value-type="float" office:value="0.364843865192501" calcext:value-type="float">
            <text:p>0.3648438652</text:p>
          </table:table-cell>
          <table:table-cell office:value-type="float" office:value="0.000000000589878034985487" calcext:value-type="float">
            <text:p>5.89878034985487E-10</text:p>
          </table:table-cell>
          <table:table-cell office:value-type="float" office:value="-6.6384253150386" calcext:value-type="float">
            <text:p>-6.638425315</text:p>
          </table:table-cell>
          <table:table-cell office:value-type="float" office:value="0.000000000175297415005939" calcext:value-type="float">
            <text:p>1.75297415005939E-10</text:p>
          </table:table-cell>
        </table:table-row>
        <table:table-row table:style-name="ro1">
          <table:table-cell office:value-type="string" calcext:value-type="string">
            <text:p>Jakalteko</text:p>
          </table:table-cell>
          <table:table-cell office:value-type="float" office:value="-0.348333703717956" calcext:value-type="float">
            <text:p>-0.3483337037</text:p>
          </table:table-cell>
          <table:table-cell office:value-type="float" office:value="0" calcext:value-type="float">
            <text:p>0</text:p>
          </table:table-cell>
          <table:table-cell office:value-type="float" office:value="-0.899642788598033" calcext:value-type="float">
            <text:p>-0.8996427886</text:p>
          </table:table-cell>
          <table:table-cell office:value-type="float" office:value="0.0000000288484304712263" calcext:value-type="float">
            <text:p>2.88484304712263E-08</text:p>
          </table:table-cell>
          <table:table-cell office:value-type="float" office:value="-0.226439813973115" calcext:value-type="float">
            <text:p>-0.226439814</text:p>
          </table:table-cell>
          <table:table-cell office:value-type="float" office:value="0.0093018686312142" calcext:value-type="float">
            <text:p>0.0093018686</text:p>
          </table:table-cell>
          <table:table-cell office:value-type="float" office:value="-0.522191476772842" calcext:value-type="float">
            <text:p>-0.5221914768</text:p>
          </table:table-cell>
          <table:table-cell office:value-type="float" office:value="0.000000000158737807585879" calcext:value-type="float">
            <text:p>1.58737807585879E-10</text:p>
          </table:table-cell>
          <table:table-cell office:value-type="float" office:value="0.361682006647045" calcext:value-type="float">
            <text:p>0.3616820066</text:p>
          </table:table-cell>
          <table:table-cell office:value-type="float" office:value="0.0000219010382366541" calcext:value-type="float">
            <text:p>0.000021901</text:p>
          </table:table-cell>
          <table:table-cell office:value-type="float" office:value="3.4279353031723" calcext:value-type="float">
            <text:p>3.4279353032</text:p>
          </table:table-cell>
          <table:table-cell office:value-type="float" office:value="0.000818524010788265" calcext:value-type="float">
            <text:p>0.000818524</text:p>
          </table:table-cell>
          <table:table-cell office:value-type="float" office:value="-0.704806519858032" calcext:value-type="float">
            <text:p>-0.7048065199</text:p>
          </table:table-cell>
          <table:table-cell office:value-type="float" office:value="0.000173299268303569" calcext:value-type="float">
            <text:p>0.0001732993</text:p>
          </table:table-cell>
          <table:table-cell office:value-type="float" office:value="-0.734099156551336" calcext:value-type="float">
            <text:p>-0.7340991566</text:p>
          </table:table-cell>
          <table:table-cell office:value-type="float" office:value="2.61537145558561E-048" calcext:value-type="float">
            <text:p>2.61537145558561E-48</text:p>
          </table:table-cell>
          <table:table-cell office:value-type="float" office:value="-0.607737710404324" calcext:value-type="float">
            <text:p>-0.6077377104</text:p>
          </table:table-cell>
          <table:table-cell office:value-type="float" office:value="1.84505986192504E-029" calcext:value-type="float">
            <text:p>1.84505986192504E-29</text:p>
          </table:table-cell>
          <table:table-cell office:value-type="float" office:value="0.475604092195634" calcext:value-type="float">
            <text:p>0.4756040922</text:p>
          </table:table-cell>
          <table:table-cell office:value-type="float" office:value="4.26067520212655E-017" calcext:value-type="float">
            <text:p>4.26067520212655E-17</text:p>
          </table:table-cell>
          <table:table-cell office:value-type="float" office:value="-3.17120175355463" calcext:value-type="float">
            <text:p>-3.1712017536</text:p>
          </table:table-cell>
          <table:table-cell office:value-type="float" office:value="0.00168992231823482" calcext:value-type="float">
            <text:p>0.0016899223</text:p>
          </table:table-cell>
        </table:table-row>
        <table:table-row table:style-name="ro1">
          <table:table-cell office:value-type="string" calcext:value-type="string">
            <text:p>Cakchiquel</text:p>
          </table:table-cell>
          <table:table-cell office:value-type="float" office:value="-0.278675996442588" calcext:value-type="float">
            <text:p>-0.2786759964</text:p>
          </table:table-cell>
          <table:table-cell office:value-type="float" office:value="2.01248184109461E-147" calcext:value-type="float">
            <text:p>2.01248184109461E-147</text:p>
          </table:table-cell>
          <table:table-cell office:value-type="float" office:value="-0.996491228070175" calcext:value-type="float">
            <text:p>-0.9964912281</text:p>
          </table:table-cell>
          <table:table-cell office:value-type="float" office:value="9.28516508005848E-020" calcext:value-type="float">
            <text:p>9.28516508005848E-20</text:p>
          </table:table-cell>
          <table:table-cell office:value-type="float" office:value="-0.332126087245194" calcext:value-type="float">
            <text:p>-0.3321260872</text:p>
          </table:table-cell>
          <table:table-cell office:value-type="float" office:value="0.0000350255374224318" calcext:value-type="float">
            <text:p>3.50255374224318E-05</text:p>
          </table:table-cell>
          <table:table-cell office:value-type="float" office:value="-0.413921789354407" calcext:value-type="float">
            <text:p>-0.4139217894</text:p>
          </table:table-cell>
          <table:table-cell office:value-type="float" office:value="0.00000015435090431232" calcext:value-type="float">
            <text:p>1.5435090431232E-07</text:p>
          </table:table-cell>
          <table:table-cell office:value-type="float" office:value="0.401559825220282" calcext:value-type="float">
            <text:p>0.4015598252</text:p>
          </table:table-cell>
          <table:table-cell office:value-type="float" office:value="0.00000038613239433934" calcext:value-type="float">
            <text:p>3.8613239433934E-07</text:p>
          </table:table-cell>
          <table:table-cell office:value-type="float" office:value="1.00168882066655" calcext:value-type="float">
            <text:p>1.0016888207</text:p>
          </table:table-cell>
          <table:table-cell office:value-type="float" office:value="0.318151188871685" calcext:value-type="float">
            <text:p>0.3181511889</text:p>
          </table:table-cell>
          <table:table-cell office:value-type="float" office:value="-0.725836832074769" calcext:value-type="float">
            <text:p>-0.7258368321</text:p>
          </table:table-cell>
          <table:table-cell office:value-type="float" office:value="0.000291526458227771" calcext:value-type="float">
            <text:p>0.0002915265</text:p>
          </table:table-cell>
          <table:table-cell office:value-type="float" office:value="-0.762137725472858" calcext:value-type="float">
            <text:p>-0.7621377255</text:p>
          </table:table-cell>
          <table:table-cell office:value-type="float" office:value="3.85958296266989E-063" calcext:value-type="float">
            <text:p>3.85958296266989E-63</text:p>
          </table:table-cell>
          <table:table-cell office:value-type="float" office:value="-0.502478383811665" calcext:value-type="float">
            <text:p>-0.5024783838</text:p>
          </table:table-cell>
          <table:table-cell office:value-type="float" office:value="2.93647589880623E-022" calcext:value-type="float">
            <text:p>2.93647589880623E-22</text:p>
          </table:table-cell>
          <table:table-cell office:value-type="float" office:value="0.451938811367236" calcext:value-type="float">
            <text:p>0.4519388114</text:p>
          </table:table-cell>
          <table:table-cell office:value-type="float" office:value="8.16847564158261E-018" calcext:value-type="float">
            <text:p>8.16847564158261E-18</text:p>
          </table:table-cell>
          <table:table-cell office:value-type="float" office:value="-6.80640344740065" calcext:value-type="float">
            <text:p>-6.8064034474</text:p>
          </table:table-cell>
          <table:table-cell office:value-type="float" office:value="0.0000000000487777415279748" calcext:value-type="float">
            <text:p>4.87777415279748E-11</text:p>
          </table:table-cell>
        </table:table-row>
        <table:table-row table:style-name="ro1">
          <table:table-cell office:value-type="string" calcext:value-type="string">
            <text:p>K'iche'</text:p>
          </table:table-cell>
          <table:table-cell office:value-type="float" office:value="-0.283288959054985" calcext:value-type="float">
            <text:p>-0.2832889591</text:p>
          </table:table-cell>
          <table:table-cell office:value-type="float" office:value="8.86850576566069E-130" calcext:value-type="float">
            <text:p>8.86850576566069E-130</text:p>
          </table:table-cell>
          <table:table-cell office:value-type="float" office:value="-0.982352941176471" calcext:value-type="float">
            <text:p>-0.9823529412</text:p>
          </table:table-cell>
          <table:table-cell office:value-type="float" office:value="0.0000000000136412383426108" calcext:value-type="float">
            <text:p>1.36412383426108E-11</text:p>
          </table:table-cell>
          <table:table-cell office:value-type="float" office:value="-0.394557298773661" calcext:value-type="float">
            <text:p>-0.3945572988</text:p>
          </table:table-cell>
          <table:table-cell office:value-type="float" office:value="0.00000405586492938978" calcext:value-type="float">
            <text:p>4.05586492938978E-06</text:p>
          </table:table-cell>
          <table:table-cell office:value-type="float" office:value="-0.595545520203422" calcext:value-type="float">
            <text:p>-0.5955455202</text:p>
          </table:table-cell>
          <table:table-cell office:value-type="float" office:value="0.000000000000121919800644506" calcext:value-type="float">
            <text:p>1.21919800644506E-13</text:p>
          </table:table-cell>
          <table:table-cell office:value-type="float" office:value="0.298082214660515" calcext:value-type="float">
            <text:p>0.2980822147</text:p>
          </table:table-cell>
          <table:table-cell office:value-type="float" office:value="0.000632312775413777" calcext:value-type="float">
            <text:p>0.0006323128</text:p>
          </table:table-cell>
          <table:table-cell office:value-type="float" office:value="2.37180871108682" calcext:value-type="float">
            <text:p>2.3718087111</text:p>
          </table:table-cell>
          <table:table-cell office:value-type="float" office:value="0.0192277625379319" calcext:value-type="float">
            <text:p>0.0192277625</text:p>
          </table:table-cell>
          <table:table-cell office:value-type="float" office:value="-0.651960784313726" calcext:value-type="float">
            <text:p>-0.6519607843</text:p>
          </table:table-cell>
          <table:table-cell office:value-type="float" office:value="0.00456834626692481" calcext:value-type="float">
            <text:p>0.0045683463</text:p>
          </table:table-cell>
          <table:table-cell office:value-type="float" office:value="-0.729254419763163" calcext:value-type="float">
            <text:p>-0.7292544198</text:p>
          </table:table-cell>
          <table:table-cell office:value-type="float" office:value="1.1277439241104E-054" calcext:value-type="float">
            <text:p>1.1277439241104E-54</text:p>
          </table:table-cell>
          <table:table-cell office:value-type="float" office:value="-0.587182329215791" calcext:value-type="float">
            <text:p>-0.5871823292</text:p>
          </table:table-cell>
          <table:table-cell office:value-type="float" office:value="3.15749008876922E-031" calcext:value-type="float">
            <text:p>3.15749008876922E-31</text:p>
          </table:table-cell>
          <table:table-cell office:value-type="float" office:value="0.423788622009237" calcext:value-type="float">
            <text:p>0.423788622</text:p>
          </table:table-cell>
          <table:table-cell office:value-type="float" office:value="1.82093431098346E-015" calcext:value-type="float">
            <text:p>1.82093431098346E-15</text:p>
          </table:table-cell>
          <table:table-cell office:value-type="float" office:value="-3.62965793326943" calcext:value-type="float">
            <text:p>-3.6296579333</text:p>
          </table:table-cell>
          <table:table-cell office:value-type="float" office:value="0.000330433164779929" calcext:value-type="float">
            <text:p>0.0003304332</text:p>
          </table:table-cell>
        </table:table-row>
        <table:table-row table:style-name="ro1">
          <table:table-cell office:value-type="string" calcext:value-type="string">
            <text:p>Slovak</text:p>
          </table:table-cell>
          <table:table-cell office:value-type="float" office:value="-0.306103380291491" calcext:value-type="float">
            <text:p>-0.3061033803</text:p>
          </table:table-cell>
          <table:table-cell office:value-type="float" office:value="0" calcext:value-type="float">
            <text:p>0</text:p>
          </table:table-cell>
          <table:table-cell office:value-type="float" office:value="-0.950980392156863" calcext:value-type="float">
            <text:p>-0.9509803922</text:p>
          </table:table-cell>
          <table:table-cell office:value-type="float" office:value="0.00000000479175684831834" calcext:value-type="float">
            <text:p>4.79175684831834E-09</text:p>
          </table:table-cell>
          <table:table-cell office:value-type="float" office:value="-0.150554423181407" calcext:value-type="float">
            <text:p>-0.1505544232</text:p>
          </table:table-cell>
          <table:table-cell office:value-type="float" office:value="0.105176440326526" calcext:value-type="float">
            <text:p>0.1051764403</text:p>
          </table:table-cell>
          <table:table-cell office:value-type="float" office:value="-0.662357779538323" calcext:value-type="float">
            <text:p>-0.6623577795</text:p>
          </table:table-cell>
          <table:table-cell office:value-type="float" office:value="4.19612357643261E-016" calcext:value-type="float">
            <text:p>4.19612357643261E-16</text:p>
          </table:table-cell>
          <table:table-cell office:value-type="float" office:value="0.456598440235953" calcext:value-type="float">
            <text:p>0.4565984402</text:p>
          </table:table-cell>
          <table:table-cell office:value-type="float" office:value="0.000000228817322849753" calcext:value-type="float">
            <text:p>2.28817322849753E-07</text:p>
          </table:table-cell>
          <table:table-cell office:value-type="float" office:value="7.07707054275592" calcext:value-type="float">
            <text:p>7.0770705428</text:p>
          </table:table-cell>
          <table:table-cell office:value-type="float" office:value="0.000000000127859011661282" calcext:value-type="float">
            <text:p>1.27859011661282E-10</text:p>
          </table:table-cell>
          <table:table-cell office:value-type="float" office:value="-0.759239953005281" calcext:value-type="float">
            <text:p>-0.759239953</text:p>
          </table:table-cell>
          <table:table-cell office:value-type="float" office:value="0.0000417997067050167" calcext:value-type="float">
            <text:p>4.17997067050167E-05</text:p>
          </table:table-cell>
          <table:table-cell office:value-type="float" office:value="-0.710658885344625" calcext:value-type="float">
            <text:p>-0.7106588853</text:p>
          </table:table-cell>
          <table:table-cell office:value-type="float" office:value="6.62633366396653E-038" calcext:value-type="float">
            <text:p>6.62633366396653E-38</text:p>
          </table:table-cell>
          <table:table-cell office:value-type="float" office:value="-0.690790650740116" calcext:value-type="float">
            <text:p>-0.6907906507</text:p>
          </table:table-cell>
          <table:table-cell office:value-type="float" office:value="4.34620559264521E-035" calcext:value-type="float">
            <text:p>4.34620559264521E-35</text:p>
          </table:table-cell>
          <table:table-cell office:value-type="float" office:value="0.548066012053566" calcext:value-type="float">
            <text:p>0.5480660121</text:p>
          </table:table-cell>
          <table:table-cell office:value-type="float" office:value="4.63498079726623E-020" calcext:value-type="float">
            <text:p>4.63498079726623E-20</text:p>
          </table:table-cell>
          <table:table-cell office:value-type="float" office:value="-0.508240979116449" calcext:value-type="float">
            <text:p>-0.5082409791</text:p>
          </table:table-cell>
          <table:table-cell office:value-type="float" office:value="0.611761103645692" calcext:value-type="float">
            <text:p>0.6117611036</text:p>
          </table:table-cell>
        </table:table-row>
        <table:table-row table:style-name="ro1">
          <table:table-cell office:value-type="string" calcext:value-type="string">
            <text:p>Serbian</text:p>
          </table:table-cell>
          <table:table-cell office:value-type="float" office:value="-0.309749495209466" calcext:value-type="float">
            <text:p>-0.3097494952</text:p>
          </table:table-cell>
          <table:table-cell office:value-type="float" office:value="1.45744618404553E-284" calcext:value-type="float">
            <text:p>1.45744618404553E-284</text:p>
          </table:table-cell>
          <table:table-cell office:value-type="float" office:value="-0.970588235294117" calcext:value-type="float">
            <text:p>-0.9705882353</text:p>
          </table:table-cell>
          <table:table-cell office:value-type="float" office:value="0.000000000472340112728703" calcext:value-type="float">
            <text:p>4.72340112728703E-10</text:p>
          </table:table-cell>
          <table:table-cell office:value-type="float" office:value="-0.44831944442149" calcext:value-type="float">
            <text:p>-0.4483194444</text:p>
          </table:table-cell>
          <table:table-cell office:value-type="float" office:value="0.000000251330649784861" calcext:value-type="float">
            <text:p>2.51330649784861E-07</text:p>
          </table:table-cell>
          <table:table-cell office:value-type="float" office:value="-0.715563838567054" calcext:value-type="float">
            <text:p>-0.7155638386</text:p>
          </table:table-cell>
          <table:table-cell office:value-type="float" office:value="2.9144370293595E-020" calcext:value-type="float">
            <text:p>2.9144370293595E-20</text:p>
          </table:table-cell>
          <table:table-cell office:value-type="float" office:value="0.584306534087497" calcext:value-type="float">
            <text:p>0.5843065341</text:p>
          </table:table-cell>
          <table:table-cell office:value-type="float" office:value="0.00000000000198326327144217" calcext:value-type="float">
            <text:p>1.98326327144217E-12</text:p>
          </table:table-cell>
          <table:table-cell office:value-type="float" office:value="4.48138929836852" calcext:value-type="float">
            <text:p>4.4813892984</text:p>
          </table:table-cell>
          <table:table-cell office:value-type="float" office:value="0.0000172728376916155" calcext:value-type="float">
            <text:p>1.72728376916155E-05</text:p>
          </table:table-cell>
          <table:table-cell office:value-type="float" office:value="-0.750021522965008" calcext:value-type="float">
            <text:p>-0.750021523</text:p>
          </table:table-cell>
          <table:table-cell office:value-type="float" office:value="0.000139991132244898" calcext:value-type="float">
            <text:p>0.0001399911</text:p>
          </table:table-cell>
          <table:table-cell office:value-type="float" office:value="-0.759246921182448" calcext:value-type="float">
            <text:p>-0.7592469212</text:p>
          </table:table-cell>
          <table:table-cell office:value-type="float" office:value="1.75675099152839E-043" calcext:value-type="float">
            <text:p>1.75675099152839E-43</text:p>
          </table:table-cell>
          <table:table-cell office:value-type="float" office:value="-0.774753488895933" calcext:value-type="float">
            <text:p>-0.7747534889</text:p>
          </table:table-cell>
          <table:table-cell office:value-type="float" office:value="2.73607136241367E-046" calcext:value-type="float">
            <text:p>2.73607136241367E-46</text:p>
          </table:table-cell>
          <table:table-cell office:value-type="float" office:value="0.652736936618061" calcext:value-type="float">
            <text:p>0.6527369366</text:p>
          </table:table-cell>
          <table:table-cell office:value-type="float" office:value="1.05474912248414E-028" calcext:value-type="float">
            <text:p>1.05474912248414E-28</text:p>
          </table:table-cell>
          <table:table-cell office:value-type="float" office:value="0.498711599712621" calcext:value-type="float">
            <text:p>0.4987115997</text:p>
          </table:table-cell>
          <table:table-cell office:value-type="float" office:value="0.618476345829097" calcext:value-type="float">
            <text:p>0.6184763458</text:p>
          </table:table-cell>
        </table:table-row>
        <table:table-row table:style-name="ro1">
          <table:table-cell office:value-type="string" calcext:value-type="string">
            <text:p>Creole</text:p>
          </table:table-cell>
          <table:table-cell office:value-type="float" office:value="-0.246120937407316" calcext:value-type="float">
            <text:p>-0.2461209374</text:p>
          </table:table-cell>
          <table:table-cell office:value-type="float" office:value="4.795803044085E-043" calcext:value-type="float">
            <text:p>4.795803044085E-43</text:p>
          </table:table-cell>
          <table:table-cell office:value-type="float" office:value="-0.967857142857143" calcext:value-type="float">
            <text:p>-0.9678571429</text:p>
          </table:table-cell>
          <table:table-cell office:value-type="float" office:value="0.00000000359653554093157" calcext:value-type="float">
            <text:p>3.59653554093157E-09</text:p>
          </table:table-cell>
          <table:table-cell office:value-type="float" office:value="-0.319762370767832" calcext:value-type="float">
            <text:p>-0.3197623708</text:p>
          </table:table-cell>
          <table:table-cell office:value-type="float" office:value="0.000262383647856063" calcext:value-type="float">
            <text:p>0.0002623836</text:p>
          </table:table-cell>
          <table:table-cell office:value-type="float" office:value="-0.46648206831216" calcext:value-type="float">
            <text:p>-0.4664820683</text:p>
          </table:table-cell>
          <table:table-cell office:value-type="float" office:value="0.000000036837669303721" calcext:value-type="float">
            <text:p>3.6837669303721E-08</text:p>
          </table:table-cell>
          <table:table-cell office:value-type="float" office:value="0.375700223786986" calcext:value-type="float">
            <text:p>0.3757002238</text:p>
          </table:table-cell>
          <table:table-cell office:value-type="float" office:value="0.0000145693583965102" calcext:value-type="float">
            <text:p>1.45693583965102E-05</text:p>
          </table:table-cell>
          <table:table-cell office:value-type="float" office:value="1.64925243905422" calcext:value-type="float">
            <text:p>1.6492524391</text:p>
          </table:table-cell>
          <table:table-cell office:value-type="float" office:value="0.101647643351806" calcext:value-type="float">
            <text:p>0.1016476434</text:p>
          </table:table-cell>
          <table:table-cell office:value-type="float" office:value="-0.620588235294118" calcext:value-type="float">
            <text:p>-0.6205882353</text:p>
          </table:table-cell>
          <table:table-cell office:value-type="float" office:value="0.0103135155496777" calcext:value-type="float">
            <text:p>0.0103135155</text:p>
          </table:table-cell>
          <table:table-cell office:value-type="float" office:value="-0.702734463745868" calcext:value-type="float">
            <text:p>-0.7027344637</text:p>
          </table:table-cell>
          <table:table-cell office:value-type="float" office:value="4.3254328341377E-049" calcext:value-type="float">
            <text:p>4.3254328341377E-49</text:p>
          </table:table-cell>
          <table:table-cell office:value-type="float" office:value="-0.553031772163986" calcext:value-type="float">
            <text:p>-0.5530317722</text:p>
          </table:table-cell>
          <table:table-cell office:value-type="float" office:value="4.13357845748099E-027" calcext:value-type="float">
            <text:p>4.13357845748099E-27</text:p>
          </table:table-cell>
          <table:table-cell office:value-type="float" office:value="0.43340627105015" calcext:value-type="float">
            <text:p>0.4334062711</text:p>
          </table:table-cell>
          <table:table-cell office:value-type="float" office:value="3.93453077005116E-016" calcext:value-type="float">
            <text:p>3.93453077005116E-16</text:p>
          </table:table-cell>
          <table:table-cell office:value-type="float" office:value="-3.64243824299722" calcext:value-type="float">
            <text:p>-3.642438243</text:p>
          </table:table-cell>
          <table:table-cell office:value-type="float" office:value="0.000315222210718769" calcext:value-type="float">
            <text:p>0.0003152222</text:p>
          </table:table-cell>
        </table:table-row>
        <table:table-row table:style-name="ro1">
          <table:table-cell office:value-type="string" calcext:value-type="string">
            <text:p>Nahuatl</text:p>
          </table:table-cell>
          <table:table-cell office:value-type="float" office:value="-0.289409629860596" calcext:value-type="float">
            <text:p>-0.2894096299</text:p>
          </table:table-cell>
          <table:table-cell office:value-type="float" office:value="3.91156838602077E-288" calcext:value-type="float">
            <text:p>3.91156838602077E-288</text:p>
          </table:table-cell>
          <table:table-cell office:value-type="float" office:value="-0.779967159277504" calcext:value-type="float">
            <text:p>-0.7799671593</text:p>
          </table:table-cell>
          <table:table-cell office:value-type="float" office:value="0.000000991727680742742" calcext:value-type="float">
            <text:p>9.91727680742742E-07</text:p>
          </table:table-cell>
          <table:table-cell office:value-type="float" office:value="-0.422270243146543" calcext:value-type="float">
            <text:p>-0.4222702431</text:p>
          </table:table-cell>
          <table:table-cell office:value-type="float" office:value="0.00000432694821695719" calcext:value-type="float">
            <text:p>4.32694821695719E-06</text:p>
          </table:table-cell>
          <table:table-cell office:value-type="float" office:value="-0.58523136012151" calcext:value-type="float">
            <text:p>-0.5852313601</text:p>
          </table:table-cell>
          <table:table-cell office:value-type="float" office:value="0.0000000000188859195352422" calcext:value-type="float">
            <text:p>1.88859195352422E-11</text:p>
          </table:table-cell>
          <table:table-cell office:value-type="float" office:value="0.557324957520467" calcext:value-type="float">
            <text:p>0.5573249575</text:p>
          </table:table-cell>
          <table:table-cell office:value-type="float" office:value="0.000000000255163674746351" calcext:value-type="float">
            <text:p>2.55163674746351E-10</text:p>
          </table:table-cell>
          <table:table-cell office:value-type="float" office:value="2.20556089011699" calcext:value-type="float">
            <text:p>2.2055608901</text:p>
          </table:table-cell>
          <table:table-cell office:value-type="float" office:value="0.029553673595331" calcext:value-type="float">
            <text:p>0.0295536736</text:p>
          </table:table-cell>
          <table:table-cell office:value-type="float" office:value="-0.60229092709588" calcext:value-type="float">
            <text:p>-0.6022909271</text:p>
          </table:table-cell>
          <table:table-cell office:value-type="float" office:value="0.000546046311415719" calcext:value-type="float">
            <text:p>0.0005460463</text:p>
          </table:table-cell>
          <table:table-cell office:value-type="float" office:value="-0.772247104787749" calcext:value-type="float">
            <text:p>-0.7722471048</text:p>
          </table:table-cell>
          <table:table-cell office:value-type="float" office:value="1.39701461859004E-049" calcext:value-type="float">
            <text:p>1.39701461859004E-49</text:p>
          </table:table-cell>
          <table:table-cell office:value-type="float" office:value="-0.612763505153226" calcext:value-type="float">
            <text:p>-0.6127635052</text:p>
          </table:table-cell>
          <table:table-cell office:value-type="float" office:value="1.51552070291812E-026" calcext:value-type="float">
            <text:p>1.51552070291812E-26</text:p>
          </table:table-cell>
          <table:table-cell office:value-type="float" office:value="0.501509454329931" calcext:value-type="float">
            <text:p>0.5015094543</text:p>
          </table:table-cell>
          <table:table-cell office:value-type="float" office:value="6.03314217222875E-017" calcext:value-type="float">
            <text:p>6.03314217222875E-17</text:p>
          </table:table-cell>
          <table:table-cell office:value-type="float" office:value="-4.04879344461829" calcext:value-type="float">
            <text:p>-4.0487934446</text:p>
          </table:table-cell>
          <table:table-cell office:value-type="float" office:value="0.0000694202740894027" calcext:value-type="float">
            <text:p>6.94202740894027E-05</text:p>
          </table:table-cell>
        </table:table-row>
        <table:table-row table:style-name="ro1">
          <table:table-cell office:value-type="string" calcext:value-type="string">
            <text:p>Latin</text:p>
          </table:table-cell>
          <table:table-cell office:value-type="float" office:value="-0.284934841181933" calcext:value-type="float">
            <text:p>-0.2849348412</text:p>
          </table:table-cell>
          <table:table-cell office:value-type="float" office:value="5.1939987875098E-291" calcext:value-type="float">
            <text:p>5.1939987875098E-291</text:p>
          </table:table-cell>
          <table:table-cell office:value-type="float" office:value="-0.997936016511868" calcext:value-type="float">
            <text:p>-0.9979360165</text:p>
          </table:table-cell>
          <table:table-cell office:value-type="float" office:value="1.64512317153124E-020" calcext:value-type="float">
            <text:p>1.64512317153124E-20</text:p>
          </table:table-cell>
          <table:table-cell office:value-type="float" office:value="-0.430322465969389" calcext:value-type="float">
            <text:p>-0.430322466</text:p>
          </table:table-cell>
          <table:table-cell office:value-type="float" office:value="0.00000196321545854879" calcext:value-type="float">
            <text:p>1.96321545854879E-06</text:p>
          </table:table-cell>
          <table:table-cell office:value-type="float" office:value="-0.712568916318382" calcext:value-type="float">
            <text:p>-0.7125689163</text:p>
          </table:table-cell>
          <table:table-cell office:value-type="float" office:value="8.66786611041198E-019" calcext:value-type="float">
            <text:p>8.66786611041198E-19</text:p>
          </table:table-cell>
          <table:table-cell office:value-type="float" office:value="0.611375195735887" calcext:value-type="float">
            <text:p>0.6113751957</text:p>
          </table:table-cell>
          <table:table-cell office:value-type="float" office:value="0.000000000000636988250744307" calcext:value-type="float">
            <text:p>6.36988250744307E-13</text:p>
          </table:table-cell>
          <table:table-cell office:value-type="float" office:value="4.71456899038543" calcext:value-type="float">
            <text:p>4.7145689904</text:p>
          </table:table-cell>
          <table:table-cell office:value-type="float" office:value="0.00000714465827616943" calcext:value-type="float">
            <text:p>7.14465827616943E-06</text:p>
          </table:table-cell>
          <table:table-cell office:value-type="float" office:value="-0.740964695716355" calcext:value-type="float">
            <text:p>-0.7409646957</text:p>
          </table:table-cell>
          <table:table-cell office:value-type="float" office:value="0.000185947662527949" calcext:value-type="float">
            <text:p>0.0001859477</text:p>
          </table:table-cell>
          <table:table-cell office:value-type="float" office:value="-0.77116996904939" calcext:value-type="float">
            <text:p>-0.771169969</text:p>
          </table:table-cell>
          <table:table-cell office:value-type="float" office:value="1.19282442254745E-043" calcext:value-type="float">
            <text:p>1.19282442254745E-43</text:p>
          </table:table-cell>
          <table:table-cell office:value-type="float" office:value="-0.717114978287199" calcext:value-type="float">
            <text:p>-0.7171149783</text:p>
          </table:table-cell>
          <table:table-cell office:value-type="float" office:value="3.03639047938386E-035" calcext:value-type="float">
            <text:p>3.03639047938386E-35</text:p>
          </table:table-cell>
          <table:table-cell office:value-type="float" office:value="0.579363977974028" calcext:value-type="float">
            <text:p>0.579363978</text:p>
          </table:table-cell>
          <table:table-cell office:value-type="float" office:value="1.13441983788807E-020" calcext:value-type="float">
            <text:p>1.13441983788807E-20</text:p>
          </table:table-cell>
          <table:table-cell office:value-type="float" office:value="-1.50282912648264" calcext:value-type="float">
            <text:p>-1.5028291265</text:p>
          </table:table-cell>
          <table:table-cell office:value-type="float" office:value="0.134371234990739" calcext:value-type="float">
            <text:p>0.134371235</text:p>
          </table:table-cell>
        </table:table-row>
        <table:table-row table:style-name="ro1">
          <table:table-cell office:value-type="string" calcext:value-type="string">
            <text:p>Portuguese</text:p>
          </table:table-cell>
          <table:table-cell office:value-type="float" office:value="-0.322430530790943" calcext:value-type="float">
            <text:p>-0.3224305308</text:p>
          </table:table-cell>
          <table:table-cell office:value-type="float" office:value="1.37192111344808E-293" calcext:value-type="float">
            <text:p>1.37192111344808E-293</text:p>
          </table:table-cell>
          <table:table-cell office:value-type="float" office:value="-0.970588235294118" calcext:value-type="float">
            <text:p>-0.9705882353</text:p>
          </table:table-cell>
          <table:table-cell office:value-type="float" office:value="0.000000000110013067002065" calcext:value-type="float">
            <text:p>1.10013067002065E-10</text:p>
          </table:table-cell>
          <table:table-cell office:value-type="float" office:value="-0.564766698855609" calcext:value-type="float">
            <text:p>-0.5647666989</text:p>
          </table:table-cell>
          <table:table-cell office:value-type="float" office:value="0.00000000000381832332230415" calcext:value-type="float">
            <text:p>3.81832332230415E-12</text:p>
          </table:table-cell>
          <table:table-cell office:value-type="float" office:value="-0.770308402779907" calcext:value-type="float">
            <text:p>-0.7703084028</text:p>
          </table:table-cell>
          <table:table-cell office:value-type="float" office:value="2.19360081113259E-026" calcext:value-type="float">
            <text:p>2.19360081113259E-26</text:p>
          </table:table-cell>
          <table:table-cell office:value-type="float" office:value="0.585123996481753" calcext:value-type="float">
            <text:p>0.5851239965</text:p>
          </table:table-cell>
          <table:table-cell office:value-type="float" office:value="0.000000000000407558953640297" calcext:value-type="float">
            <text:p>4.07558953640297E-13</text:p>
          </table:table-cell>
          <table:table-cell office:value-type="float" office:value="3.93676006615487" calcext:value-type="float">
            <text:p>3.9367600662</text:p>
          </table:table-cell>
          <table:table-cell office:value-type="float" office:value="0.000136325253282929" calcext:value-type="float">
            <text:p>0.0001363253</text:p>
          </table:table-cell>
          <table:table-cell office:value-type="float" office:value="-0.721386360260435" calcext:value-type="float">
            <text:p>-0.7213863603</text:p>
          </table:table-cell>
          <table:table-cell office:value-type="float" office:value="0.000330954078314261" calcext:value-type="float">
            <text:p>0.0003309541</text:p>
          </table:table-cell>
          <table:table-cell office:value-type="float" office:value="-0.784265958724124" calcext:value-type="float">
            <text:p>-0.7842659587</text:p>
          </table:table-cell>
          <table:table-cell office:value-type="float" office:value="2.06064657792054E-055" calcext:value-type="float">
            <text:p>2.06064657792054E-55</text:p>
          </table:table-cell>
          <table:table-cell office:value-type="float" office:value="-0.657255037941252" calcext:value-type="float">
            <text:p>-0.6572550379</text:p>
          </table:table-cell>
          <table:table-cell office:value-type="float" office:value="1.54276986998215E-033" calcext:value-type="float">
            <text:p>1.54276986998215E-33</text:p>
          </table:table-cell>
          <table:table-cell office:value-type="float" office:value="0.492065725836236" calcext:value-type="float">
            <text:p>0.4920657258</text:p>
          </table:table-cell>
          <table:table-cell office:value-type="float" office:value="2.92699190553503E-017" calcext:value-type="float">
            <text:p>2.92699190553503E-17</text:p>
          </table:table-cell>
          <table:table-cell office:value-type="float" office:value="-3.50425492295937" calcext:value-type="float">
            <text:p>-3.504254923</text:p>
          </table:table-cell>
          <table:table-cell office:value-type="float" office:value="0.000539993212997385" calcext:value-type="float">
            <text:p>0.0005399932</text:p>
          </table:table-cell>
        </table:table-row>
        <table:table-row table:style-name="ro1">
          <table:table-cell office:value-type="string" calcext:value-type="string">
            <text:p>Estonian</text:p>
          </table:table-cell>
          <table:table-cell office:value-type="float" office:value="-0.337080558130445" calcext:value-type="float">
            <text:p>-0.3370805581</text:p>
          </table:table-cell>
          <table:table-cell office:value-type="float" office:value="0" calcext:value-type="float">
            <text:p>0</text:p>
          </table:table-cell>
          <table:table-cell office:value-type="float" office:value="-0.97399723074298" calcext:value-type="float">
            <text:p>-0.9739972307</text:p>
          </table:table-cell>
          <table:table-cell office:value-type="float" office:value="0.0000000000000229107907516731" calcext:value-type="float">
            <text:p>2.29107907516731E-14</text:p>
          </table:table-cell>
          <table:table-cell office:value-type="float" office:value="-0.460079577384257" calcext:value-type="float">
            <text:p>-0.4600795774</text:p>
          </table:table-cell>
          <table:table-cell office:value-type="float" office:value="0.00000054573356060036" calcext:value-type="float">
            <text:p>5.4573356060036E-07</text:p>
          </table:table-cell>
          <table:table-cell office:value-type="float" office:value="-0.657697586099464" calcext:value-type="float">
            <text:p>-0.6576975861</text:p>
          </table:table-cell>
          <table:table-cell office:value-type="float" office:value="0.0000000000000105346250875888" calcext:value-type="float">
            <text:p>1.05346250875888E-14</text:p>
          </table:table-cell>
          <table:table-cell office:value-type="float" office:value="0.427178651357833" calcext:value-type="float">
            <text:p>0.4271786514</text:p>
          </table:table-cell>
          <table:table-cell office:value-type="float" office:value="0.00000401375627723477" calcext:value-type="float">
            <text:p>4.01375627723477E-06</text:p>
          </table:table-cell>
          <table:table-cell office:value-type="float" office:value="2.5204592284028" calcext:value-type="float">
            <text:p>2.5204592284</text:p>
          </table:table-cell>
          <table:table-cell office:value-type="float" office:value="0.0132247235000615" calcext:value-type="float">
            <text:p>0.0132247235</text:p>
          </table:table-cell>
          <table:table-cell office:value-type="float" office:value="-0.792273756856157" calcext:value-type="float">
            <text:p>-0.7922737569</text:p>
          </table:table-cell>
          <table:table-cell office:value-type="float" office:value="0.00000236040661903825" calcext:value-type="float">
            <text:p>2.36040661903825E-06</text:p>
          </table:table-cell>
          <table:table-cell office:value-type="float" office:value="-0.749090133217202" calcext:value-type="float">
            <text:p>-0.7490901332</text:p>
          </table:table-cell>
          <table:table-cell office:value-type="float" office:value="9.35528463225026E-042" calcext:value-type="float">
            <text:p>9.35528463225026E-42</text:p>
          </table:table-cell>
          <table:table-cell office:value-type="float" office:value="-0.642315220420034" calcext:value-type="float">
            <text:p>-0.6423152204</text:p>
          </table:table-cell>
          <table:table-cell office:value-type="float" office:value="1.43070157050563E-027" calcext:value-type="float">
            <text:p>1.43070157050563E-27</text:p>
          </table:table-cell>
          <table:table-cell office:value-type="float" office:value="0.53123330091066" calcext:value-type="float">
            <text:p>0.5312333009</text:p>
          </table:table-cell>
          <table:table-cell office:value-type="float" office:value="8.73024569713302E-018" calcext:value-type="float">
            <text:p>8.73024569713302E-18</text:p>
          </table:table-cell>
          <table:table-cell office:value-type="float" office:value="-2.63070794197105" calcext:value-type="float">
            <text:p>-2.630707942</text:p>
          </table:table-cell>
          <table:table-cell office:value-type="float" office:value="0.00911756983265768" calcext:value-type="float">
            <text:p>0.0091175698</text:p>
          </table:table-cell>
        </table:table-row>
        <table:table-row table:style-name="ro1">
          <table:table-cell office:value-type="string" calcext:value-type="string">
            <text:p>Zulu</text:p>
          </table:table-cell>
          <table:table-cell office:value-type="float" office:value="-0.272050399527289" calcext:value-type="float">
            <text:p>-0.2720503995</text:p>
          </table:table-cell>
          <table:table-cell office:value-type="float" office:value="0" calcext:value-type="float">
            <text:p>0</text:p>
          </table:table-cell>
          <table:table-cell office:value-type="float" office:value="-0.894164631274013" calcext:value-type="float">
            <text:p>-0.8941646313</text:p>
          </table:table-cell>
          <table:table-cell office:value-type="float" office:value="0.00000000893576458181121" calcext:value-type="float">
            <text:p>8.93576458181121E-09</text:p>
          </table:table-cell>
          <table:table-cell office:value-type="float" office:value="-0.274045838551721" calcext:value-type="float">
            <text:p>-0.2740458386</text:p>
          </table:table-cell>
          <table:table-cell office:value-type="float" office:value="0.00605388202547217" calcext:value-type="float">
            <text:p>0.006053882</text:p>
          </table:table-cell>
          <table:table-cell office:value-type="float" office:value="-0.472136371513678" calcext:value-type="float">
            <text:p>-0.4721363715</text:p>
          </table:table-cell>
          <table:table-cell office:value-type="float" office:value="0.000000807225851338818" calcext:value-type="float">
            <text:p>8.07225851338818E-07</text:p>
          </table:table-cell>
          <table:table-cell office:value-type="float" office:value="0.654549919292068" calcext:value-type="float">
            <text:p>0.6545499193</text:p>
          </table:table-cell>
          <table:table-cell office:value-type="float" office:value="0.00000000000020113234653673" calcext:value-type="float">
            <text:p>2.0113234653673E-13</text:p>
          </table:table-cell>
          <table:table-cell office:value-type="float" office:value="2.6441291733241" calcext:value-type="float">
            <text:p>2.6441291733</text:p>
          </table:table-cell>
          <table:table-cell office:value-type="float" office:value="0.00956746043144953" calcext:value-type="float">
            <text:p>0.0095674604</text:p>
          </table:table-cell>
          <table:table-cell office:value-type="float" office:value="-0.741200012394764" calcext:value-type="float">
            <text:p>-0.7412000124</text:p>
          </table:table-cell>
          <table:table-cell office:value-type="float" office:value="0.0000148015336207676" calcext:value-type="float">
            <text:p>1.48015336207676E-05</text:p>
          </table:table-cell>
          <table:table-cell office:value-type="float" office:value="-0.712599655030373" calcext:value-type="float">
            <text:p>-0.712599655</text:p>
          </table:table-cell>
          <table:table-cell office:value-type="float" office:value="1.98358922682441E-028" calcext:value-type="float">
            <text:p>1.98358922682441E-28</text:p>
          </table:table-cell>
          <table:table-cell office:value-type="float" office:value="-0.526736768615178" calcext:value-type="float">
            <text:p>-0.5267367686</text:p>
          </table:table-cell>
          <table:table-cell office:value-type="float" office:value="0.0000000000000702172896574747" calcext:value-type="float">
            <text:p>7.02172896574747E-14</text:p>
          </table:table-cell>
          <table:table-cell office:value-type="float" office:value="0.602460144316282" calcext:value-type="float">
            <text:p>0.6024601443</text:p>
          </table:table-cell>
          <table:table-cell office:value-type="float" office:value="1.14454453224643E-018" calcext:value-type="float">
            <text:p>1.14454453224643E-18</text:p>
          </table:table-cell>
          <table:table-cell office:value-type="float" office:value="-3.88152217432338" calcext:value-type="float">
            <text:p>-3.8815221743</text:p>
          </table:table-cell>
          <table:table-cell office:value-type="float" office:value="0.000147732060150402" calcext:value-type="float">
            <text:p>0.0001477321</text:p>
          </table:table-cell>
        </table:table-row>
        <table:table-row table:style-name="ro1">
          <table:table-cell office:value-type="string" calcext:value-type="string">
            <text:p>Latvian</text:p>
          </table:table-cell>
          <table:table-cell office:value-type="float" office:value="-0.278958997773483" calcext:value-type="float">
            <text:p>-0.2789589978</text:p>
          </table:table-cell>
          <table:table-cell office:value-type="float" office:value="7.76465252592239E-278" calcext:value-type="float">
            <text:p>7.76465252592239E-278</text:p>
          </table:table-cell>
          <table:table-cell office:value-type="float" office:value="-0.811274509803922" calcext:value-type="float">
            <text:p>-0.8112745098</text:p>
          </table:table-cell>
          <table:table-cell office:value-type="float" office:value="0.0000773803618060898" calcext:value-type="float">
            <text:p>7.73803618060898E-05</text:p>
          </table:table-cell>
          <table:table-cell office:value-type="float" office:value="-0.545655174148795" calcext:value-type="float">
            <text:p>-0.5456551741</text:p>
          </table:table-cell>
          <table:table-cell office:value-type="float" office:value="0.00000000174959102176625" calcext:value-type="float">
            <text:p>1.74959102176625E-09</text:p>
          </table:table-cell>
          <table:table-cell office:value-type="float" office:value="-0.708255689751067" calcext:value-type="float">
            <text:p>-0.7082556898</text:p>
          </table:table-cell>
          <table:table-cell office:value-type="float" office:value="2.91310025351252E-017" calcext:value-type="float">
            <text:p>2.91310025351252E-17</text:p>
          </table:table-cell>
          <table:table-cell office:value-type="float" office:value="0.646108834689914" calcext:value-type="float">
            <text:p>0.6461088347</text:p>
          </table:table-cell>
          <table:table-cell office:value-type="float" office:value="0.0000000000000983948171010319" calcext:value-type="float">
            <text:p>9.83948171010319E-14</text:p>
          </table:table-cell>
          <table:table-cell office:value-type="float" office:value="2.76123575741084" calcext:value-type="float">
            <text:p>2.7612357574</text:p>
          </table:table-cell>
          <table:table-cell office:value-type="float" office:value="0.00682987400466597" calcext:value-type="float">
            <text:p>0.006829874</text:p>
          </table:table-cell>
          <table:table-cell office:value-type="float" office:value="-0.580956615822148" calcext:value-type="float">
            <text:p>-0.5809566158</text:p>
          </table:table-cell>
          <table:table-cell office:value-type="float" office:value="0.00909522277727018" calcext:value-type="float">
            <text:p>0.0090952228</text:p>
          </table:table-cell>
          <table:table-cell office:value-type="float" office:value="-0.773466643419782" calcext:value-type="float">
            <text:p>-0.7734666434</text:p>
          </table:table-cell>
          <table:table-cell office:value-type="float" office:value="1.1661540307659E-043" calcext:value-type="float">
            <text:p>1.1661540307659E-43</text:p>
          </table:table-cell>
          <table:table-cell office:value-type="float" office:value="-0.705660051754368" calcext:value-type="float">
            <text:p>-0.7056600518</text:p>
          </table:table-cell>
          <table:table-cell office:value-type="float" office:value="2.07445764868323E-033" calcext:value-type="float">
            <text:p>2.07445764868323E-33</text:p>
          </table:table-cell>
          <table:table-cell office:value-type="float" office:value="0.591556409645328" calcext:value-type="float">
            <text:p>0.5915564096</text:p>
          </table:table-cell>
          <table:table-cell office:value-type="float" office:value="1.69917719613259E-021" calcext:value-type="float">
            <text:p>1.69917719613259E-21</text:p>
          </table:table-cell>
          <table:table-cell office:value-type="float" office:value="-1.87710402144696" calcext:value-type="float">
            <text:p>-1.8771040214</text:p>
          </table:table-cell>
          <table:table-cell office:value-type="float" office:value="0.0618904136859843" calcext:value-type="float">
            <text:p>0.0618904137</text:p>
          </table:table-cell>
        </table:table-row>
        <table:table-row table:style-name="ro1">
          <table:table-cell office:value-type="string" calcext:value-type="string">
            <text:p>Wolaytta</text:p>
          </table:table-cell>
          <table:table-cell office:value-type="float" office:value="-0.320122945186232" calcext:value-type="float">
            <text:p>-0.3201229452</text:p>
          </table:table-cell>
          <table:table-cell office:value-type="float" office:value="0" calcext:value-type="float">
            <text:p>0</text:p>
          </table:table-cell>
          <table:table-cell office:value-type="float" office:value="-0.955823319079594" calcext:value-type="float">
            <text:p>-0.9558233191</text:p>
          </table:table-cell>
          <table:table-cell office:value-type="float" office:value="0.0000000000000290830457466856" calcext:value-type="float">
            <text:p>2.90830457466856E-14</text:p>
          </table:table-cell>
          <table:table-cell office:value-type="float" office:value="-0.371530338052466" calcext:value-type="float">
            <text:p>-0.3715303381</text:p>
          </table:table-cell>
          <table:table-cell office:value-type="float" office:value="0.0000402319528323229" calcext:value-type="float">
            <text:p>0.000040232</text:p>
          </table:table-cell>
          <table:table-cell office:value-type="float" office:value="-0.586480864154438" calcext:value-type="float">
            <text:p>-0.5864808642</text:p>
          </table:table-cell>
          <table:table-cell office:value-type="float" office:value="0.000000000004596671738361" calcext:value-type="float">
            <text:p>4.596671738361E-12</text:p>
          </table:table-cell>
          <table:table-cell office:value-type="float" office:value="0.576036935002914" calcext:value-type="float">
            <text:p>0.576036935</text:p>
          </table:table-cell>
          <table:table-cell office:value-type="float" office:value="0.0000000000132991605945783" calcext:value-type="float">
            <text:p>1.32991605945783E-11</text:p>
          </table:table-cell>
          <table:table-cell office:value-type="float" office:value="3.03788651607491" calcext:value-type="float">
            <text:p>3.0378865161</text:p>
          </table:table-cell>
          <table:table-cell office:value-type="float" office:value="0.00295940939069256" calcext:value-type="float">
            <text:p>0.0029594094</text:p>
          </table:table-cell>
          <table:table-cell office:value-type="float" office:value="-0.777101009448565" calcext:value-type="float">
            <text:p>-0.7771010094</text:p>
          </table:table-cell>
          <table:table-cell office:value-type="float" office:value="0.0000018658954036698" calcext:value-type="float">
            <text:p>1.8658954036698E-06</text:p>
          </table:table-cell>
          <table:table-cell office:value-type="float" office:value="-0.782412224291841" calcext:value-type="float">
            <text:p>-0.7824122243</text:p>
          </table:table-cell>
          <table:table-cell office:value-type="float" office:value="5.74993339726959E-048" calcext:value-type="float">
            <text:p>5.74993339726959E-48</text:p>
          </table:table-cell>
          <table:table-cell office:value-type="float" office:value="-0.576905499259419" calcext:value-type="float">
            <text:p>-0.5769054993</text:p>
          </table:table-cell>
          <table:table-cell office:value-type="float" office:value="1.8909366250092E-021" calcext:value-type="float">
            <text:p>1.8909366250092E-21</text:p>
          </table:table-cell>
          <table:table-cell office:value-type="float" office:value="0.545747715185418" calcext:value-type="float">
            <text:p>0.5457477152</text:p>
          </table:table-cell>
          <table:table-cell office:value-type="float" office:value="6.10552025289941E-019" calcext:value-type="float">
            <text:p>6.10552025289941E-19</text:p>
          </table:table-cell>
          <table:table-cell office:value-type="float" office:value="-5.17969748798284" calcext:value-type="float">
            <text:p>-5.179697488</text:p>
          </table:table-cell>
          <table:table-cell office:value-type="float" office:value="0.000000496355400475089" calcext:value-type="float">
            <text:p>4.96355400475089E-07</text:p>
          </table:table-cell>
        </table:table-row>
        <table:table-row table:style-name="ro1">
          <table:table-cell office:value-type="string" calcext:value-type="string">
            <text:p>Swahili</text:p>
          </table:table-cell>
          <table:table-cell office:value-type="float" office:value="-0.406653459013857" calcext:value-type="float">
            <text:p>-0.406653459</text:p>
          </table:table-cell>
          <table:table-cell office:value-type="float" office:value="0" calcext:value-type="float">
            <text:p>0</text:p>
          </table:table-cell>
          <table:table-cell office:value-type="float" office:value="-0.912373137105383" calcext:value-type="float">
            <text:p>-0.9123731371</text:p>
          </table:table-cell>
          <table:table-cell office:value-type="float" office:value="0.000000020975603907718" calcext:value-type="float">
            <text:p>0.000000021</text:p>
          </table:table-cell>
          <table:table-cell office:value-type="float" office:value="-0.41459975411543" calcext:value-type="float">
            <text:p>-0.4145997541</text:p>
          </table:table-cell>
          <table:table-cell office:value-type="float" office:value="0.00000103538039414365" calcext:value-type="float">
            <text:p>1.03538039414365E-06</text:p>
          </table:table-cell>
          <table:table-cell office:value-type="float" office:value="-0.538046445323355" calcext:value-type="float">
            <text:p>-0.5380464453</text:p>
          </table:table-cell>
          <table:table-cell office:value-type="float" office:value="0.0000000000484181863149813" calcext:value-type="float">
            <text:p>4.84181863149813E-11</text:p>
          </table:table-cell>
          <table:table-cell office:value-type="float" office:value="0.636795746174103" calcext:value-type="float">
            <text:p>0.6367957462</text:p>
          </table:table-cell>
          <table:table-cell office:value-type="float" office:value="4.99588073508706E-016" calcext:value-type="float">
            <text:p>4.99588073508706E-16</text:p>
          </table:table-cell>
          <table:table-cell office:value-type="float" office:value="1.92842580481205" calcext:value-type="float">
            <text:p>1.9284258048</text:p>
          </table:table-cell>
          <table:table-cell office:value-type="float" office:value="0.0560515912372153" calcext:value-type="float">
            <text:p>0.0560515912</text:p>
          </table:table-cell>
          <table:table-cell office:value-type="float" office:value="-0.707250852793029" calcext:value-type="float">
            <text:p>-0.7072508528</text:p>
          </table:table-cell>
          <table:table-cell office:value-type="float" office:value="0.000232457649965214" calcext:value-type="float">
            <text:p>0.0002324576</text:p>
          </table:table-cell>
          <table:table-cell office:value-type="float" office:value="-0.757683766072759" calcext:value-type="float">
            <text:p>-0.7576837661</text:p>
          </table:table-cell>
          <table:table-cell office:value-type="float" office:value="3.59936586110494E-049" calcext:value-type="float">
            <text:p>3.59936586110494E-49</text:p>
          </table:table-cell>
          <table:table-cell office:value-type="float" office:value="-0.595131097738638" calcext:value-type="float">
            <text:p>-0.5951310977</text:p>
          </table:table-cell>
          <table:table-cell office:value-type="float" office:value="5.12542471736848E-026" calcext:value-type="float">
            <text:p>5.12542471736848E-26</text:p>
          </table:table-cell>
          <table:table-cell office:value-type="float" office:value="0.556629611840797" calcext:value-type="float">
            <text:p>0.5566296118</text:p>
          </table:table-cell>
          <table:table-cell office:value-type="float" office:value="2.60236206989307E-022" calcext:value-type="float">
            <text:p>2.60236206989307E-22</text:p>
          </table:table-cell>
          <table:table-cell office:value-type="float" office:value="-4.29121303737633" calcext:value-type="float">
            <text:p>-4.2912130374</text:p>
          </table:table-cell>
          <table:table-cell office:value-type="float" office:value="0.0000252866303200569" calcext:value-type="float">
            <text:p>2.52866303200569E-05</text:p>
          </table:table-cell>
        </table:table-row>
        <table:table-row table:style-name="ro1">
          <table:table-cell office:value-type="string" calcext:value-type="string">
            <text:p>Turkish</text:p>
          </table:table-cell>
          <table:table-cell office:value-type="float" office:value="-0.330315151017648" calcext:value-type="float">
            <text:p>-0.330315151</text:p>
          </table:table-cell>
          <table:table-cell office:value-type="float" office:value="0" calcext:value-type="float">
            <text:p>0</text:p>
          </table:table-cell>
          <table:table-cell office:value-type="float" office:value="-0.99317965614902" calcext:value-type="float">
            <text:p>-0.9931796561</text:p>
          </table:table-cell>
          <table:table-cell office:value-type="float" office:value="3.36039155335384E-019" calcext:value-type="float">
            <text:p>3.36039155335384E-19</text:p>
          </table:table-cell>
          <table:table-cell office:value-type="float" office:value="-0.418732942481438" calcext:value-type="float">
            <text:p>-0.4187329425</text:p>
          </table:table-cell>
          <table:table-cell office:value-type="float" office:value="0.00000793032182478738" calcext:value-type="float">
            <text:p>7.93032182478738E-06</text:p>
          </table:table-cell>
          <table:table-cell office:value-type="float" office:value="-0.707400578587123" calcext:value-type="float">
            <text:p>-0.7074005786</text:p>
          </table:table-cell>
          <table:table-cell office:value-type="float" office:value="2.32474895949734E-017" calcext:value-type="float">
            <text:p>2.32474895949734E-17</text:p>
          </table:table-cell>
          <table:table-cell office:value-type="float" office:value="0.540121626169634" calcext:value-type="float">
            <text:p>0.5401216262</text:p>
          </table:table-cell>
          <table:table-cell office:value-type="float" office:value="0.00000000229478239414004" calcext:value-type="float">
            <text:p>2.29478239414004E-09</text:p>
          </table:table-cell>
          <table:table-cell office:value-type="float" office:value="4.24013063141698" calcext:value-type="float">
            <text:p>4.2401306314</text:p>
          </table:table-cell>
          <table:table-cell office:value-type="float" office:value="0.000048854607724148" calcext:value-type="float">
            <text:p>4.8854607724148E-05</text:p>
          </table:table-cell>
          <table:table-cell office:value-type="float" office:value="-0.792147290775034" calcext:value-type="float">
            <text:p>-0.7921472908</text:p>
          </table:table-cell>
          <table:table-cell office:value-type="float" office:value="0.00000397391744493737" calcext:value-type="float">
            <text:p>3.97391744493737E-06</text:p>
          </table:table-cell>
          <table:table-cell office:value-type="float" office:value="-0.748432293976447" calcext:value-type="float">
            <text:p>-0.748432294</text:p>
          </table:table-cell>
          <table:table-cell office:value-type="float" office:value="1.6048271592051E-037" calcext:value-type="float">
            <text:p>1.6048271592051E-37</text:p>
          </table:table-cell>
          <table:table-cell office:value-type="float" office:value="-0.645929442112084" calcext:value-type="float">
            <text:p>-0.6459294421</text:p>
          </table:table-cell>
          <table:table-cell office:value-type="float" office:value="3.0750107791721E-025" calcext:value-type="float">
            <text:p>3.0750107791721E-25</text:p>
          </table:table-cell>
          <table:table-cell office:value-type="float" office:value="0.564049475294018" calcext:value-type="float">
            <text:p>0.5640494753</text:p>
          </table:table-cell>
          <table:table-cell office:value-type="float" office:value="2.31122084902619E-018" calcext:value-type="float">
            <text:p>2.31122084902619E-18</text:p>
          </table:table-cell>
          <table:table-cell office:value-type="float" office:value="-2.46193135803699" calcext:value-type="float">
            <text:p>-2.461931358</text:p>
          </table:table-cell>
          <table:table-cell office:value-type="float" office:value="0.0146698664627802" calcext:value-type="float">
            <text:p>0.0146698665</text:p>
          </table:table-cell>
        </table:table-row>
        <table:table-row table:style-name="ro1">
          <table:table-cell office:value-type="string" calcext:value-type="string">
            <text:p>Quichua</text:p>
          </table:table-cell>
          <table:table-cell office:value-type="float" office:value="-0.283876433582831" calcext:value-type="float">
            <text:p>-0.2838764336</text:p>
          </table:table-cell>
          <table:table-cell office:value-type="float" office:value="3.45561545195868E-274" calcext:value-type="float">
            <text:p>3.45561545195868E-274</text:p>
          </table:table-cell>
          <table:table-cell office:value-type="float" office:value="-0.861660079051383" calcext:value-type="float">
            <text:p>-0.8616600791</text:p>
          </table:table-cell>
          <table:table-cell office:value-type="float" office:value="0.000000128200527843296" calcext:value-type="float">
            <text:p>1.28200527843296E-07</text:p>
          </table:table-cell>
          <table:table-cell office:value-type="float" office:value="-0.325505638518486" calcext:value-type="float">
            <text:p>-0.3255056385</text:p>
          </table:table-cell>
          <table:table-cell office:value-type="float" office:value="0.000322252694490435" calcext:value-type="float">
            <text:p>0.0003222527</text:p>
          </table:table-cell>
          <table:table-cell office:value-type="float" office:value="-0.494309649833996" calcext:value-type="float">
            <text:p>-0.4943096498</text:p>
          </table:table-cell>
          <table:table-cell office:value-type="float" office:value="0.000000012791230402195" calcext:value-type="float">
            <text:p>1.2791230402195E-08</text:p>
          </table:table-cell>
          <table:table-cell office:value-type="float" office:value="0.524788632153842" calcext:value-type="float">
            <text:p>0.5247886322</text:p>
          </table:table-cell>
          <table:table-cell office:value-type="float" office:value="0.00000000105969858237365" calcext:value-type="float">
            <text:p>1.05969858237365E-09</text:p>
          </table:table-cell>
          <table:table-cell office:value-type="float" office:value="2.12733636645269" calcext:value-type="float">
            <text:p>2.1273363665</text:p>
          </table:table-cell>
          <table:table-cell office:value-type="float" office:value="0.0355286144426062" calcext:value-type="float">
            <text:p>0.0355286144</text:p>
          </table:table-cell>
          <table:table-cell office:value-type="float" office:value="-0.648401841812087" calcext:value-type="float">
            <text:p>-0.6484018418</text:p>
          </table:table-cell>
          <table:table-cell office:value-type="float" office:value="0.000610758939499743" calcext:value-type="float">
            <text:p>0.0006107589</text:p>
          </table:table-cell>
          <table:table-cell office:value-type="float" office:value="-0.753994712234128" calcext:value-type="float">
            <text:p>-0.7539947122</text:p>
          </table:table-cell>
          <table:table-cell office:value-type="float" office:value="1.77373785765132E-041" calcext:value-type="float">
            <text:p>1.77373785765132E-41</text:p>
          </table:table-cell>
          <table:table-cell office:value-type="float" office:value="-0.5909953886844" calcext:value-type="float">
            <text:p>-0.5909953887</text:p>
          </table:table-cell>
          <table:table-cell office:value-type="float" office:value="5.14747155820209E-022" calcext:value-type="float">
            <text:p>5.14747155820209E-22</text:p>
          </table:table-cell>
          <table:table-cell office:value-type="float" office:value="0.592453779015247" calcext:value-type="float">
            <text:p>0.592453779</text:p>
          </table:table-cell>
          <table:table-cell office:value-type="float" office:value="3.84950078273648E-022" calcext:value-type="float">
            <text:p>3.84950078273648E-22</text:p>
          </table:table-cell>
          <table:table-cell office:value-type="float" office:value="-4.08085494446396" calcext:value-type="float">
            <text:p>-4.0808549445</text:p>
          </table:table-cell>
          <table:table-cell office:value-type="float" office:value="0.0000631508938446076" calcext:value-type="float">
            <text:p>6.31508938446076E-05</text:p>
          </table:table-cell>
        </table:table-row>
      </table:table>
      <table:table table:name="Rho_StrLen_VarFreq_NOVAR0" table:style-name="ta1">
        <table:shapes>
          <draw:frame draw:z-index="0" draw:style-name="gr1" draw:text-style-name="P1" svg:width="831.2pt" svg:height="573.73pt" svg:x="0pt" svg:y="0pt">
            <loext:p draw:notify-on-update-of-ranges="spearman_cors.A2:spearman_cors.A74 spearman_cors.D2:spearman_cors.D7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20" table:default-cell-style-name="Default"/>
        <table:table-row table:style-name="ro1">
          <table:table-cell/>
        </table:table-row>
      </table:table>
      <table:table table:name="Rho_Freq_VarStrLen_NOVAR0" table:style-name="ta1">
        <table:shapes>
          <draw:frame draw:z-index="0" draw:style-name="gr1" draw:text-style-name="P1" svg:width="831.2pt" svg:height="574.5pt" svg:x="0pt" svg:y="0pt">
            <loext:p draw:notify-on-update-of-ranges="spearman_cors.A2:spearman_cors.A74 spearman_cors.F2:spearman_cors.F74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20" table:default-cell-style-name="Default"/>
        <table:table-row table:style-name="ro1">
          <table:table-cell/>
        </table:table-row>
      </table:table>
      <table:table table:name="Rho_Freq_MeanStrLen_NOVAR0" table:style-name="ta1">
        <table:shapes>
          <draw:frame draw:z-index="0" draw:style-name="gr1" draw:text-style-name="P1" svg:width="829.62pt" svg:height="575.21pt" svg:x="0.03pt" svg:y="0.03pt">
            <loext:p draw:notify-on-update-of-ranges="spearman_cors.A2:spearman_cors.A74 spearman_cors.H2:spearman_cors.H74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20" table:default-cell-style-name="Default"/>
        <table:table-row table:style-name="ro1">
          <table:table-cell/>
        </table:table-row>
      </table:table>
      <table:table table:name="Rho_VarStrLen_MeanStrLen_NOVAR0" table:style-name="ta1">
        <table:shapes>
          <draw:frame draw:z-index="0" draw:style-name="gr1" draw:text-style-name="P1" svg:width="831.97pt" svg:height="576.71pt" svg:x="0.03pt" svg:y="0.03pt">
            <loext:p draw:notify-on-update-of-ranges="spearman_cors.A2:spearman_cors.A74 spearman_cors.J2:spearman_cors.J74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20" table:default-cell-style-name="Default"/>
        <table:table-row table:style-name="ro1">
          <table:table-cell/>
        </table:table-row>
      </table:table>
      <table:table table:name="Rho_StrLen_VarFreq_VAR0" table:style-name="ta1">
        <table:shapes>
          <draw:frame draw:z-index="0" draw:style-name="gr1" draw:text-style-name="P1" svg:width="830.41pt" svg:height="574.47pt" svg:x="0.03pt" svg:y="0.03pt">
            <loext:p draw:notify-on-update-of-ranges="spearman_cors.A2:spearman_cors.A74 spearman_cors.N2:spearman_cors.N74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20" table:default-cell-style-name="Default"/>
        <table:table-row table:style-name="ro1">
          <table:table-cell/>
        </table:table-row>
      </table:table>
      <table:table table:name="Rho_Freq_VarStrLen_VAR0" table:style-name="ta1">
        <table:shapes>
          <draw:frame draw:z-index="0" draw:style-name="gr1" draw:text-style-name="P1" svg:width="830.41pt" svg:height="575.21pt" svg:x="0.03pt" svg:y="0.03pt">
            <loext:p draw:notify-on-update-of-ranges="spearman_cors.A2:spearman_cors.A74 spearman_cors.P2:spearman_cors.P74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20" table:default-cell-style-name="Default"/>
        <table:table-row table:style-name="ro1">
          <table:table-cell/>
        </table:table-row>
      </table:table>
      <table:table table:name="Rho_Freq_MeanStrLen_VAR0" table:style-name="ta1">
        <table:shapes>
          <draw:frame draw:z-index="0" draw:style-name="gr1" draw:text-style-name="P1" svg:width="830.41pt" svg:height="575.21pt" svg:x="0.03pt" svg:y="0.03pt">
            <loext:p draw:notify-on-update-of-ranges="spearman_cors.A2:spearman_cors.A74 spearman_cors.R2:spearman_cors.R74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20" table:default-cell-style-name="Default"/>
        <table:table-row table:style-name="ro1">
          <table:table-cell/>
        </table:table-row>
      </table:table>
      <table:table table:name="Rho_VarStrLen_MeanStrLen_VAR0" table:style-name="ta1">
        <table:shapes>
          <draw:frame draw:z-index="0" draw:style-name="gr1" draw:text-style-name="P1" svg:width="830.52pt" svg:height="575.21pt" svg:x="0.03pt" svg:y="0.03pt">
            <loext:p draw:notify-on-update-of-ranges="spearman_cors.A2:spearman_cors.A74 spearman_cors.T2:spearman_cors.T74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20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4-26T16:42:01.504671840</dc:date>
    <meta:editing-duration>PT54M24S</meta:editing-duration>
    <meta:editing-cycles>11</meta:editing-cycles>
    <meta:generator>LibreOffice/5.1.6.2$Linux_X86_64 LibreOffice_project/10m0$Build-2</meta:generator>
    <meta:document-statistic meta:table-count="9" meta:cell-count="1701" meta:object-count="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9.324cm" svg:height="20.241cm" xlink:href=".." xlink:type="simple" chart:class="chart:line" chart:style-name="ch1">
        <chart:title svg:x="10.213cm" svg:y="0.54cm" chart:style-name="ch2">
          <text:p>Undefined Variances Removed from Domain</text:p>
        </chart:title>
        <chart:plot-area chart:style-name="ch3" table:cell-range-address="spearman_cors.A2:spearman_cors.A74 spearman_cors.D2:spearman_cors.D74" chart:data-source-has-labels="column" svg:x="1.597cm" svg:y="1.723cm" svg:width="27.141cm" svg:height="17.133cm">
          <chartooo:coordinate-region svg:x="2.458cm" svg:y="1.922cm" svg:width="26.11cm" svg:height="16.735cm"/>
          <chart:axis chart:dimension="x" chart:name="primary-x" chart:style-name="ch4" chartooo:axis-type="auto">
            <chartooo:date-scale/>
            <chart:title svg:x="13.311cm" svg:y="19.26cm" chart:style-name="ch5">
              <text:p>Bible Corpus Languages</text:p>
            </chart:title>
            <chart:categories table:cell-range-address="spearman_cors.A2:spearman_cors.A74"/>
          </chart:axis>
          <chart:axis chart:dimension="y" chart:name="primary-y" chart:style-name="ch4">
            <chart:title svg:x="0.451cm" svg:y="13.058cm" chart:style-name="ch6">
              <text:p>Spearman Rho (Length k / VarFreq[k])</text:p>
            </chart:title>
            <chart:grid chart:style-name="ch7" chart:class="major"/>
          </chart:axis>
          <chart:series chart:style-name="ch8" chart:values-cell-range-address="spearman_cors.D2:spearman_cors.D74" chart:class="chart:line">
            <chart:data-point chart:repeated="7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Somali</text:p>
                <draw:g>
                  <svg:desc>spearman_cors.A2:spearman_cors.A74</svg:desc>
                </draw:g>
              </table:table-cell>
              <table:table-cell office:value-type="float" office:value="-0.993506493506493">
                <text:p>-0.993506493506493</text:p>
                <draw:g>
                  <svg:desc>spearman_cors.D2:spearman_cors.D74</svg:desc>
                </draw:g>
              </table:table-cell>
            </table:table-row>
            <table:table-row>
              <table:table-cell office:value-type="string">
                <text:p>Q'eqchi'</text:p>
              </table:table-cell>
              <table:table-cell office:value-type="float" office:value="-0.965413533834586">
                <text:p>-0.965413533834586</text:p>
              </table:table-cell>
            </table:table-row>
            <table:table-row>
              <table:table-cell office:value-type="string">
                <text:p>Afrikaans</text:p>
              </table:table-cell>
              <table:table-cell office:value-type="float" office:value="-0.96660957714228">
                <text:p>-0.96660957714228</text:p>
              </table:table-cell>
            </table:table-row>
            <table:table-row>
              <table:table-cell office:value-type="string">
                <text:p>Tachelhit</text:p>
              </table:table-cell>
              <table:table-cell office:value-type="float" office:value="-0.936990391836812">
                <text:p>-0.936990391836812</text:p>
              </table:table-cell>
            </table:table-row>
            <table:table-row>
              <table:table-cell office:value-type="string">
                <text:p>Campa (Axininca)</text:p>
              </table:table-cell>
              <table:table-cell office:value-type="float" office:value="-0.980518811183982">
                <text:p>-0.980518811183982</text:p>
              </table:table-cell>
            </table:table-row>
            <table:table-row>
              <table:table-cell office:value-type="string">
                <text:p>Lukpa</text:p>
              </table:table-cell>
              <table:table-cell office:value-type="float" office:value="-0.814705882352941">
                <text:p>-0.814705882352941</text:p>
              </table:table-cell>
            </table:table-row>
            <table:table-row>
              <table:table-cell office:value-type="string">
                <text:p>Swedish</text:p>
              </table:table-cell>
              <table:table-cell office:value-type="float" office:value="-0.925889328063241">
                <text:p>-0.925889328063241</text:p>
              </table:table-cell>
            </table:table-row>
            <table:table-row>
              <table:table-cell office:value-type="string">
                <text:p>Polish</text:p>
              </table:table-cell>
              <table:table-cell office:value-type="float" office:value="-0.968421052631579">
                <text:p>-0.968421052631579</text:p>
              </table:table-cell>
            </table:table-row>
            <table:table-row>
              <table:table-cell office:value-type="string">
                <text:p>Ewe</text:p>
              </table:table-cell>
              <table:table-cell office:value-type="float" office:value="-0.957894736842105">
                <text:p>-0.957894736842105</text:p>
              </table:table-cell>
            </table:table-row>
            <table:table-row>
              <table:table-cell office:value-type="string">
                <text:p>Paite</text:p>
              </table:table-cell>
              <table:table-cell office:value-type="float" office:value="-0.964912280701754">
                <text:p>-0.964912280701754</text:p>
              </table:table-cell>
            </table:table-row>
            <table:table-row>
              <table:table-cell office:value-type="string">
                <text:p>Vietnamese</text:p>
              </table:table-cell>
              <table:table-cell office:value-type="float" office:value="-0.854545454545455">
                <text:p>-0.854545454545455</text:p>
              </table:table-cell>
            </table:table-row>
            <table:table-row>
              <table:table-cell office:value-type="string">
                <text:p>Shuar</text:p>
              </table:table-cell>
              <table:table-cell office:value-type="float" office:value="-0.891965811965812">
                <text:p>-0.891965811965812</text:p>
              </table:table-cell>
            </table:table-row>
            <table:table-row>
              <table:table-cell office:value-type="string">
                <text:p>Camsa</text:p>
              </table:table-cell>
              <table:table-cell office:value-type="float" office:value="-0.973386022606421">
                <text:p>-0.973386022606421</text:p>
              </table:table-cell>
            </table:table-row>
            <table:table-row>
              <table:table-cell office:value-type="string">
                <text:p>Uma</text:p>
              </table:table-cell>
              <table:table-cell office:value-type="float" office:value="-0.947368421052632">
                <text:p>-0.947368421052632</text:p>
              </table:table-cell>
            </table:table-row>
            <table:table-row>
              <table:table-cell office:value-type="string">
                <text:p>Barasana</text:p>
              </table:table-cell>
              <table:table-cell office:value-type="float" office:value="-0.951142748745635">
                <text:p>-0.951142748745635</text:p>
              </table:table-cell>
            </table:table-row>
            <table:table-row>
              <table:table-cell office:value-type="string">
                <text:p>Hungarian</text:p>
              </table:table-cell>
              <table:table-cell office:value-type="float" office:value="-0.969508752117448">
                <text:p>-0.969508752117448</text:p>
              </table:table-cell>
            </table:table-row>
            <table:table-row>
              <table:table-cell office:value-type="string">
                <text:p>Zarma</text:p>
              </table:table-cell>
              <table:table-cell office:value-type="float" office:value="-0.909313725490196">
                <text:p>-0.909313725490196</text:p>
              </table:table-cell>
            </table:table-row>
            <table:table-row>
              <table:table-cell office:value-type="string">
                <text:p>Czech</text:p>
              </table:table-cell>
              <table:table-cell office:value-type="float" office:value="-0.968137254901961">
                <text:p>-0.968137254901961</text:p>
              </table:table-cell>
            </table:table-row>
            <table:table-row>
              <table:table-cell office:value-type="string">
                <text:p>Lithuanian</text:p>
              </table:table-cell>
              <table:table-cell office:value-type="float" office:value="-0.983162995023326">
                <text:p>-0.983162995023326</text:p>
              </table:table-cell>
            </table:table-row>
            <table:table-row>
              <table:table-cell office:value-type="string">
                <text:p>Uspanteco</text:p>
              </table:table-cell>
              <table:table-cell office:value-type="float" office:value="-0.981424148606811">
                <text:p>-0.981424148606811</text:p>
              </table:table-cell>
            </table:table-row>
            <table:table-row>
              <table:table-cell office:value-type="string">
                <text:p>Greek</text:p>
              </table:table-cell>
              <table:table-cell office:value-type="float" office:value="-0.991223673652919">
                <text:p>-0.991223673652919</text:p>
              </table:table-cell>
            </table:table-row>
            <table:table-row>
              <table:table-cell office:value-type="string">
                <text:p>English</text:p>
              </table:table-cell>
              <table:table-cell office:value-type="float" office:value="-0.944117647058823">
                <text:p>-0.944117647058823</text:p>
              </table:table-cell>
            </table:table-row>
            <table:table-row>
              <table:table-cell office:value-type="string">
                <text:p>Norwegian</text:p>
              </table:table-cell>
              <table:table-cell office:value-type="float" office:value="-0.933834586466165">
                <text:p>-0.933834586466165</text:p>
              </table:table-cell>
            </table:table-row>
            <table:table-row>
              <table:table-cell office:value-type="string">
                <text:p>Romani</text:p>
              </table:table-cell>
              <table:table-cell office:value-type="float" office:value="-0.994117647058823">
                <text:p>-0.994117647058823</text:p>
              </table:table-cell>
            </table:table-row>
            <table:table-row>
              <table:table-cell office:value-type="string">
                <text:p>Tagalog</text:p>
              </table:table-cell>
              <table:table-cell office:value-type="float" office:value="-0.950375939849624">
                <text:p>-0.950375939849624</text:p>
              </table:table-cell>
            </table:table-row>
            <table:table-row>
              <table:table-cell office:value-type="string">
                <text:p>Icelandic</text:p>
              </table:table-cell>
              <table:table-cell office:value-type="float" office:value="-0.928571428571428">
                <text:p>-0.928571428571428</text:p>
              </table:table-cell>
            </table:table-row>
            <table:table-row>
              <table:table-cell office:value-type="string">
                <text:p>Finnish</text:p>
              </table:table-cell>
              <table:table-cell office:value-type="float" office:value="-0.794858879582559">
                <text:p>-0.794858879582559</text:p>
              </table:table-cell>
            </table:table-row>
            <table:table-row>
              <table:table-cell office:value-type="string">
                <text:p>Romanian</text:p>
              </table:table-cell>
              <table:table-cell office:value-type="float" office:value="-0.979411764705882">
                <text:p>-0.979411764705882</text:p>
              </table:table-cell>
            </table:table-row>
            <table:table-row>
              <table:table-cell office:value-type="string">
                <text:p>Xhosa</text:p>
              </table:table-cell>
              <table:table-cell office:value-type="float" office:value="-0.974283364828432">
                <text:p>-0.974283364828432</text:p>
              </table:table-cell>
            </table:table-row>
            <table:table-row>
              <table:table-cell office:value-type="string">
                <text:p>Slovene</text:p>
              </table:table-cell>
              <table:table-cell office:value-type="float" office:value="-0.969924812030075">
                <text:p>-0.969924812030075</text:p>
              </table:table-cell>
            </table:table-row>
            <table:table-row>
              <table:table-cell office:value-type="string">
                <text:p>Esperanto</text:p>
              </table:table-cell>
              <table:table-cell office:value-type="float" office:value="-0.985552115583075">
                <text:p>-0.985552115583075</text:p>
              </table:table-cell>
            </table:table-row>
            <table:table-row>
              <table:table-cell office:value-type="string">
                <text:p>Chinantec</text:p>
              </table:table-cell>
              <table:table-cell office:value-type="float" office:value="-0.992982456140351">
                <text:p>-0.992982456140351</text:p>
              </table:table-cell>
            </table:table-row>
            <table:table-row>
              <table:table-cell office:value-type="string">
                <text:p>Malagasy</text:p>
              </table:table-cell>
              <table:table-cell office:value-type="float" office:value="-0.874657909140668">
                <text:p>-0.874657909140668</text:p>
              </table:table-cell>
            </table:table-row>
            <table:table-row>
              <table:table-cell office:value-type="string">
                <text:p>Danish</text:p>
              </table:table-cell>
              <table:table-cell office:value-type="float" office:value="-0.907792207792208">
                <text:p>-0.907792207792208</text:p>
              </table:table-cell>
            </table:table-row>
            <table:table-row>
              <table:table-cell office:value-type="string">
                <text:p>Cabecar</text:p>
              </table:table-cell>
              <table:table-cell office:value-type="float" office:value="-0.803921568627451">
                <text:p>-0.803921568627451</text:p>
              </table:table-cell>
            </table:table-row>
            <table:table-row>
              <table:table-cell office:value-type="string">
                <text:p>Cebuano</text:p>
              </table:table-cell>
              <table:table-cell office:value-type="float" office:value="-0.975438596491228">
                <text:p>-0.975438596491228</text:p>
              </table:table-cell>
            </table:table-row>
            <table:table-row>
              <table:table-cell office:value-type="string">
                <text:p>Croatian</text:p>
              </table:table-cell>
              <table:table-cell office:value-type="float" office:value="-0.975490196078431">
                <text:p>-0.975490196078431</text:p>
              </table:table-cell>
            </table:table-row>
            <table:table-row>
              <table:table-cell office:value-type="string">
                <text:p>Maori</text:p>
              </table:table-cell>
              <table:table-cell office:value-type="float" office:value="-0.962848297213622">
                <text:p>-0.962848297213622</text:p>
              </table:table-cell>
            </table:table-row>
            <table:table-row>
              <table:table-cell office:value-type="string">
                <text:p>Akawaio</text:p>
              </table:table-cell>
              <table:table-cell office:value-type="float" office:value="-0.943471490487542">
                <text:p>-0.943471490487542</text:p>
              </table:table-cell>
            </table:table-row>
            <table:table-row>
              <table:table-cell office:value-type="string">
                <text:p>Indonesian</text:p>
              </table:table-cell>
              <table:table-cell office:value-type="float" office:value="-0.925152656736676">
                <text:p>-0.925152656736676</text:p>
              </table:table-cell>
            </table:table-row>
            <table:table-row>
              <table:table-cell office:value-type="string">
                <text:p>Spanish</text:p>
              </table:table-cell>
              <table:table-cell office:value-type="float" office:value="-0.975232198142415">
                <text:p>-0.975232198142415</text:p>
              </table:table-cell>
            </table:table-row>
            <table:table-row>
              <table:table-cell office:value-type="string">
                <text:p>Mam</text:p>
              </table:table-cell>
              <table:table-cell office:value-type="float" office:value="-0.972932330827068">
                <text:p>-0.972932330827068</text:p>
              </table:table-cell>
            </table:table-row>
            <table:table-row>
              <table:table-cell office:value-type="string">
                <text:p>Basque</text:p>
              </table:table-cell>
              <table:table-cell office:value-type="float" office:value="-0.936018237090084">
                <text:p>-0.936018237090084</text:p>
              </table:table-cell>
            </table:table-row>
            <table:table-row>
              <table:table-cell office:value-type="string">
                <text:p>Kabyle</text:p>
              </table:table-cell>
              <table:table-cell office:value-type="float" office:value="-0.994117647058823">
                <text:p>-0.994117647058823</text:p>
              </table:table-cell>
            </table:table-row>
            <table:table-row>
              <table:table-cell office:value-type="string">
                <text:p>Aguaruna</text:p>
              </table:table-cell>
              <table:table-cell office:value-type="float" office:value="-0.953298768909921">
                <text:p>-0.953298768909921</text:p>
              </table:table-cell>
            </table:table-row>
            <table:table-row>
              <table:table-cell office:value-type="string">
                <text:p>German</text:p>
              </table:table-cell>
              <table:table-cell office:value-type="float" office:value="-0.894805194805195">
                <text:p>-0.894805194805195</text:p>
              </table:table-cell>
            </table:table-row>
            <table:table-row>
              <table:table-cell office:value-type="string">
                <text:p>Galela</text:p>
              </table:table-cell>
              <table:table-cell office:value-type="float" office:value="-0.977443609022556">
                <text:p>-0.977443609022556</text:p>
              </table:table-cell>
            </table:table-row>
            <table:table-row>
              <table:table-cell office:value-type="string">
                <text:p>French</text:p>
              </table:table-cell>
              <table:table-cell office:value-type="float" office:value="-0.964912280701754">
                <text:p>-0.964912280701754</text:p>
              </table:table-cell>
            </table:table-row>
            <table:table-row>
              <table:table-cell office:value-type="string">
                <text:p>Dutch</text:p>
              </table:table-cell>
              <table:table-cell office:value-type="float" office:value="-0.905263157894737">
                <text:p>-0.905263157894737</text:p>
              </table:table-cell>
            </table:table-row>
            <table:table-row>
              <table:table-cell office:value-type="string">
                <text:p>Italian</text:p>
              </table:table-cell>
              <table:table-cell office:value-type="float" office:value="-0.972159793640826">
                <text:p>-0.972159793640826</text:p>
              </table:table-cell>
            </table:table-row>
            <table:table-row>
              <table:table-cell office:value-type="string">
                <text:p>Hebrew</text:p>
              </table:table-cell>
              <table:table-cell office:value-type="float" office:value="-0.546698457093846">
                <text:p>-0.546698457093846</text:p>
              </table:table-cell>
            </table:table-row>
            <table:table-row>
              <table:table-cell office:value-type="string">
                <text:p>Aukan</text:p>
              </table:table-cell>
              <table:table-cell office:value-type="float" office:value="-0.993006993006993">
                <text:p>-0.993006993006993</text:p>
              </table:table-cell>
            </table:table-row>
            <table:table-row>
              <table:table-cell office:value-type="string">
                <text:p>Amuzgo</text:p>
              </table:table-cell>
              <table:table-cell office:value-type="float" office:value="-0.97673409571425">
                <text:p>-0.97673409571425</text:p>
              </table:table-cell>
            </table:table-row>
            <table:table-row>
              <table:table-cell office:value-type="string">
                <text:p>Wolof</text:p>
              </table:table-cell>
              <table:table-cell office:value-type="float" office:value="-0.986570774372395">
                <text:p>-0.986570774372395</text:p>
              </table:table-cell>
            </table:table-row>
            <table:table-row>
              <table:table-cell office:value-type="string">
                <text:p>Albanian</text:p>
              </table:table-cell>
              <table:table-cell office:value-type="float" office:value="-0.973168214654283">
                <text:p>-0.973168214654283</text:p>
              </table:table-cell>
            </table:table-row>
            <table:table-row>
              <table:table-cell office:value-type="string">
                <text:p>Dinka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string">
                <text:p>Achuar</text:p>
              </table:table-cell>
              <table:table-cell office:value-type="float" office:value="-0.959486166007905">
                <text:p>-0.959486166007905</text:p>
              </table:table-cell>
            </table:table-row>
            <table:table-row>
              <table:table-cell office:value-type="string">
                <text:p>Jakalteko</text:p>
              </table:table-cell>
              <table:table-cell office:value-type="float" office:value="-0.899642788598033">
                <text:p>-0.899642788598033</text:p>
              </table:table-cell>
            </table:table-row>
            <table:table-row>
              <table:table-cell office:value-type="string">
                <text:p>Cakchiquel</text:p>
              </table:table-cell>
              <table:table-cell office:value-type="float" office:value="-0.996491228070175">
                <text:p>-0.996491228070175</text:p>
              </table:table-cell>
            </table:table-row>
            <table:table-row>
              <table:table-cell office:value-type="string">
                <text:p>K'iche'</text:p>
              </table:table-cell>
              <table:table-cell office:value-type="float" office:value="-0.982352941176471">
                <text:p>-0.982352941176471</text:p>
              </table:table-cell>
            </table:table-row>
            <table:table-row>
              <table:table-cell office:value-type="string">
                <text:p>Slovak</text:p>
              </table:table-cell>
              <table:table-cell office:value-type="float" office:value="-0.950980392156863">
                <text:p>-0.950980392156863</text:p>
              </table:table-cell>
            </table:table-row>
            <table:table-row>
              <table:table-cell office:value-type="string">
                <text:p>Serbian</text:p>
              </table:table-cell>
              <table:table-cell office:value-type="float" office:value="-0.970588235294117">
                <text:p>-0.970588235294117</text:p>
              </table:table-cell>
            </table:table-row>
            <table:table-row>
              <table:table-cell office:value-type="string">
                <text:p>Creole</text:p>
              </table:table-cell>
              <table:table-cell office:value-type="float" office:value="-0.967857142857143">
                <text:p>-0.967857142857143</text:p>
              </table:table-cell>
            </table:table-row>
            <table:table-row>
              <table:table-cell office:value-type="string">
                <text:p>Nahuatl</text:p>
              </table:table-cell>
              <table:table-cell office:value-type="float" office:value="-0.779967159277504">
                <text:p>-0.779967159277504</text:p>
              </table:table-cell>
            </table:table-row>
            <table:table-row>
              <table:table-cell office:value-type="string">
                <text:p>Latin</text:p>
              </table:table-cell>
              <table:table-cell office:value-type="float" office:value="-0.997936016511868">
                <text:p>-0.997936016511868</text:p>
              </table:table-cell>
            </table:table-row>
            <table:table-row>
              <table:table-cell office:value-type="string">
                <text:p>Portuguese</text:p>
              </table:table-cell>
              <table:table-cell office:value-type="float" office:value="-0.970588235294118">
                <text:p>-0.970588235294118</text:p>
              </table:table-cell>
            </table:table-row>
            <table:table-row>
              <table:table-cell office:value-type="string">
                <text:p>Estonian</text:p>
              </table:table-cell>
              <table:table-cell office:value-type="float" office:value="-0.97399723074298">
                <text:p>-0.97399723074298</text:p>
              </table:table-cell>
            </table:table-row>
            <table:table-row>
              <table:table-cell office:value-type="string">
                <text:p>Zulu</text:p>
              </table:table-cell>
              <table:table-cell office:value-type="float" office:value="-0.894164631274013">
                <text:p>-0.894164631274013</text:p>
              </table:table-cell>
            </table:table-row>
            <table:table-row>
              <table:table-cell office:value-type="string">
                <text:p>Latvian</text:p>
              </table:table-cell>
              <table:table-cell office:value-type="float" office:value="-0.811274509803922">
                <text:p>-0.811274509803922</text:p>
              </table:table-cell>
            </table:table-row>
            <table:table-row>
              <table:table-cell office:value-type="string">
                <text:p>Wolaytta</text:p>
              </table:table-cell>
              <table:table-cell office:value-type="float" office:value="-0.955823319079594">
                <text:p>-0.955823319079594</text:p>
              </table:table-cell>
            </table:table-row>
            <table:table-row>
              <table:table-cell office:value-type="string">
                <text:p>Swahili</text:p>
              </table:table-cell>
              <table:table-cell office:value-type="float" office:value="-0.912373137105383">
                <text:p>-0.912373137105383</text:p>
              </table:table-cell>
            </table:table-row>
            <table:table-row>
              <table:table-cell office:value-type="string">
                <text:p>Turkish</text:p>
              </table:table-cell>
              <table:table-cell office:value-type="float" office:value="-0.99317965614902">
                <text:p>-0.99317965614902</text:p>
              </table:table-cell>
            </table:table-row>
            <table:table-row>
              <table:table-cell office:value-type="string">
                <text:p>Quichua</text:p>
              </table:table-cell>
              <table:table-cell office:value-type="float" office:value="-0.861660079051383">
                <text:p>-0.86166007905138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9.324cm" svg:height="20.268cm" xlink:href=".." xlink:type="simple" chart:class="chart:line" chart:style-name="ch1">
        <chart:title svg:x="10.213cm" svg:y="0.541cm" chart:style-name="ch2">
          <text:p>Undefined Variances Removed from Domain</text:p>
        </chart:title>
        <chart:plot-area chart:style-name="ch3" table:cell-range-address="spearman_cors.A2:spearman_cors.A74 spearman_cors.F2:spearman_cors.F74" chart:data-source-has-labels="column" svg:x="1.597cm" svg:y="1.725cm" svg:width="27.141cm" svg:height="17.157cm">
          <chartooo:coordinate-region svg:x="2.458cm" svg:y="1.924cm" svg:width="26.11cm" svg:height="16.759cm"/>
          <chart:axis chart:dimension="x" chart:name="primary-x" chart:style-name="ch4" chartooo:axis-type="auto">
            <chartooo:date-scale/>
            <chart:title svg:x="13.311cm" svg:y="19.287cm" chart:style-name="ch5">
              <text:p>Bible Corpus Languages</text:p>
            </chart:title>
            <chart:categories table:cell-range-address="spearman_cors.A2:spearman_cors.A74"/>
          </chart:axis>
          <chart:axis chart:dimension="y" chart:name="primary-y" chart:style-name="ch4">
            <chart:title svg:x="0.451cm" svg:y="13.429cm" chart:style-name="ch6">
              <text:p>Spearman Rho (Frequency f / VarLength[f])</text:p>
            </chart:title>
            <chart:grid chart:style-name="ch7" chart:class="major"/>
          </chart:axis>
          <chart:series chart:style-name="ch8" chart:values-cell-range-address="spearman_cors.F2:spearman_cors.F74" chart:class="chart:line">
            <chart:data-point chart:repeated="7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Somali</text:p>
                <draw:g>
                  <svg:desc>spearman_cors.A2:spearman_cors.A74</svg:desc>
                </draw:g>
              </table:table-cell>
              <table:table-cell office:value-type="float" office:value="-0.416857255135699">
                <text:p>-0.416857255135699</text:p>
                <draw:g>
                  <svg:desc>spearman_cors.F2:spearman_cors.F74</svg:desc>
                </draw:g>
              </table:table-cell>
            </table:table-row>
            <table:table-row>
              <table:table-cell office:value-type="string">
                <text:p>Q'eqchi'</text:p>
              </table:table-cell>
              <table:table-cell office:value-type="float" office:value="-0.381286118868575">
                <text:p>-0.381286118868575</text:p>
              </table:table-cell>
            </table:table-row>
            <table:table-row>
              <table:table-cell office:value-type="string">
                <text:p>Afrikaans</text:p>
              </table:table-cell>
              <table:table-cell office:value-type="float" office:value="-0.506766565400951">
                <text:p>-0.506766565400951</text:p>
              </table:table-cell>
            </table:table-row>
            <table:table-row>
              <table:table-cell office:value-type="string">
                <text:p>Tachelhit</text:p>
              </table:table-cell>
              <table:table-cell office:value-type="float" office:value="-0.495447615152723">
                <text:p>-0.495447615152723</text:p>
              </table:table-cell>
            </table:table-row>
            <table:table-row>
              <table:table-cell office:value-type="string">
                <text:p>Campa (Axininca)</text:p>
              </table:table-cell>
              <table:table-cell office:value-type="float" office:value="-0.470931831929797">
                <text:p>-0.470931831929797</text:p>
              </table:table-cell>
            </table:table-row>
            <table:table-row>
              <table:table-cell office:value-type="string">
                <text:p>Lukpa</text:p>
              </table:table-cell>
              <table:table-cell office:value-type="float" office:value="-0.288987592448499">
                <text:p>-0.288987592448499</text:p>
              </table:table-cell>
            </table:table-row>
            <table:table-row>
              <table:table-cell office:value-type="string">
                <text:p>Swedish</text:p>
              </table:table-cell>
              <table:table-cell office:value-type="float" office:value="-0.452727457637676">
                <text:p>-0.452727457637676</text:p>
              </table:table-cell>
            </table:table-row>
            <table:table-row>
              <table:table-cell office:value-type="string">
                <text:p>Polish</text:p>
              </table:table-cell>
              <table:table-cell office:value-type="float" office:value="-0.41179711073115">
                <text:p>-0.41179711073115</text:p>
              </table:table-cell>
            </table:table-row>
            <table:table-row>
              <table:table-cell office:value-type="string">
                <text:p>Ewe</text:p>
              </table:table-cell>
              <table:table-cell office:value-type="float" office:value="-0.395609803505517">
                <text:p>-0.395609803505517</text:p>
              </table:table-cell>
            </table:table-row>
            <table:table-row>
              <table:table-cell office:value-type="string">
                <text:p>Paite</text:p>
              </table:table-cell>
              <table:table-cell office:value-type="float" office:value="-0.348128524062036">
                <text:p>-0.348128524062036</text:p>
              </table:table-cell>
            </table:table-row>
            <table:table-row>
              <table:table-cell office:value-type="string">
                <text:p>Vietnamese</text:p>
              </table:table-cell>
              <table:table-cell office:value-type="float" office:value="-0.368866521734674">
                <text:p>-0.368866521734674</text:p>
              </table:table-cell>
            </table:table-row>
            <table:table-row>
              <table:table-cell office:value-type="string">
                <text:p>Shuar</text:p>
              </table:table-cell>
              <table:table-cell office:value-type="float" office:value="-0.495211235246576">
                <text:p>-0.495211235246576</text:p>
              </table:table-cell>
            </table:table-row>
            <table:table-row>
              <table:table-cell office:value-type="string">
                <text:p>Camsa</text:p>
              </table:table-cell>
              <table:table-cell office:value-type="float" office:value="-0.371378417942017">
                <text:p>-0.371378417942017</text:p>
              </table:table-cell>
            </table:table-row>
            <table:table-row>
              <table:table-cell office:value-type="string">
                <text:p>Uma</text:p>
              </table:table-cell>
              <table:table-cell office:value-type="float" office:value="-0.287576297442688">
                <text:p>-0.287576297442688</text:p>
              </table:table-cell>
            </table:table-row>
            <table:table-row>
              <table:table-cell office:value-type="string">
                <text:p>Barasana</text:p>
              </table:table-cell>
              <table:table-cell office:value-type="float" office:value="-0.534257194470089">
                <text:p>-0.534257194470089</text:p>
              </table:table-cell>
            </table:table-row>
            <table:table-row>
              <table:table-cell office:value-type="string">
                <text:p>Hungarian</text:p>
              </table:table-cell>
              <table:table-cell office:value-type="float" office:value="-0.444056748519335">
                <text:p>-0.444056748519335</text:p>
              </table:table-cell>
            </table:table-row>
            <table:table-row>
              <table:table-cell office:value-type="string">
                <text:p>Zarma</text:p>
              </table:table-cell>
              <table:table-cell office:value-type="float" office:value="-0.413438268931135">
                <text:p>-0.413438268931135</text:p>
              </table:table-cell>
            </table:table-row>
            <table:table-row>
              <table:table-cell office:value-type="string">
                <text:p>Czech</text:p>
              </table:table-cell>
              <table:table-cell office:value-type="float" office:value="-0.274414967341489">
                <text:p>-0.274414967341489</text:p>
              </table:table-cell>
            </table:table-row>
            <table:table-row>
              <table:table-cell office:value-type="string">
                <text:p>Lithuanian</text:p>
              </table:table-cell>
              <table:table-cell office:value-type="float" office:value="-0.374462473263203">
                <text:p>-0.374462473263203</text:p>
              </table:table-cell>
            </table:table-row>
            <table:table-row>
              <table:table-cell office:value-type="string">
                <text:p>Uspanteco</text:p>
              </table:table-cell>
              <table:table-cell office:value-type="float" office:value="-0.286499536828079">
                <text:p>-0.286499536828079</text:p>
              </table:table-cell>
            </table:table-row>
            <table:table-row>
              <table:table-cell office:value-type="string">
                <text:p>Greek</text:p>
              </table:table-cell>
              <table:table-cell office:value-type="float" office:value="-0.31765486538431">
                <text:p>-0.31765486538431</text:p>
              </table:table-cell>
            </table:table-row>
            <table:table-row>
              <table:table-cell office:value-type="string">
                <text:p>English</text:p>
              </table:table-cell>
              <table:table-cell office:value-type="float" office:value="-0.418167804969176">
                <text:p>-0.418167804969176</text:p>
              </table:table-cell>
            </table:table-row>
            <table:table-row>
              <table:table-cell office:value-type="string">
                <text:p>Norwegian</text:p>
              </table:table-cell>
              <table:table-cell office:value-type="float" office:value="-0.464342654618167">
                <text:p>-0.464342654618167</text:p>
              </table:table-cell>
            </table:table-row>
            <table:table-row>
              <table:table-cell office:value-type="string">
                <text:p>Romani</text:p>
              </table:table-cell>
              <table:table-cell office:value-type="float" office:value="-0.341638387403386">
                <text:p>-0.341638387403386</text:p>
              </table:table-cell>
            </table:table-row>
            <table:table-row>
              <table:table-cell office:value-type="string">
                <text:p>Tagalog</text:p>
              </table:table-cell>
              <table:table-cell office:value-type="float" office:value="-0.488139863708438">
                <text:p>-0.488139863708438</text:p>
              </table:table-cell>
            </table:table-row>
            <table:table-row>
              <table:table-cell office:value-type="string">
                <text:p>Icelandic</text:p>
              </table:table-cell>
              <table:table-cell office:value-type="float" office:value="-0.540541453375336">
                <text:p>-0.540541453375336</text:p>
              </table:table-cell>
            </table:table-row>
            <table:table-row>
              <table:table-cell office:value-type="string">
                <text:p>Finnish</text:p>
              </table:table-cell>
              <table:table-cell office:value-type="float" office:value="-0.432207399631419">
                <text:p>-0.432207399631419</text:p>
              </table:table-cell>
            </table:table-row>
            <table:table-row>
              <table:table-cell office:value-type="string">
                <text:p>Romanian</text:p>
              </table:table-cell>
              <table:table-cell office:value-type="float" office:value="-0.348576634917511">
                <text:p>-0.348576634917511</text:p>
              </table:table-cell>
            </table:table-row>
            <table:table-row>
              <table:table-cell office:value-type="string">
                <text:p>Xhosa</text:p>
              </table:table-cell>
              <table:table-cell office:value-type="float" office:value="-0.470810272012825">
                <text:p>-0.470810272012825</text:p>
              </table:table-cell>
            </table:table-row>
            <table:table-row>
              <table:table-cell office:value-type="string">
                <text:p>Slovene</text:p>
              </table:table-cell>
              <table:table-cell office:value-type="float" office:value="-0.413021749095574">
                <text:p>-0.413021749095574</text:p>
              </table:table-cell>
            </table:table-row>
            <table:table-row>
              <table:table-cell office:value-type="string">
                <text:p>Esperanto</text:p>
              </table:table-cell>
              <table:table-cell office:value-type="float" office:value="-0.523530954311177">
                <text:p>-0.523530954311177</text:p>
              </table:table-cell>
            </table:table-row>
            <table:table-row>
              <table:table-cell office:value-type="string">
                <text:p>Chinantec</text:p>
              </table:table-cell>
              <table:table-cell office:value-type="float" office:value="-0.416613144284414">
                <text:p>-0.416613144284414</text:p>
              </table:table-cell>
            </table:table-row>
            <table:table-row>
              <table:table-cell office:value-type="string">
                <text:p>Malagasy</text:p>
              </table:table-cell>
              <table:table-cell office:value-type="float" office:value="-0.284769152730923">
                <text:p>-0.284769152730923</text:p>
              </table:table-cell>
            </table:table-row>
            <table:table-row>
              <table:table-cell office:value-type="string">
                <text:p>Danish</text:p>
              </table:table-cell>
              <table:table-cell office:value-type="float" office:value="-0.463278989046242">
                <text:p>-0.463278989046242</text:p>
              </table:table-cell>
            </table:table-row>
            <table:table-row>
              <table:table-cell office:value-type="string">
                <text:p>Cabecar</text:p>
              </table:table-cell>
              <table:table-cell office:value-type="float" office:value="-0.41368220296525">
                <text:p>-0.41368220296525</text:p>
              </table:table-cell>
            </table:table-row>
            <table:table-row>
              <table:table-cell office:value-type="string">
                <text:p>Cebuano</text:p>
              </table:table-cell>
              <table:table-cell office:value-type="float" office:value="-0.484127925056034">
                <text:p>-0.484127925056034</text:p>
              </table:table-cell>
            </table:table-row>
            <table:table-row>
              <table:table-cell office:value-type="string">
                <text:p>Croatian</text:p>
              </table:table-cell>
              <table:table-cell office:value-type="float" office:value="-0.393845315030954">
                <text:p>-0.393845315030954</text:p>
              </table:table-cell>
            </table:table-row>
            <table:table-row>
              <table:table-cell office:value-type="string">
                <text:p>Maori</text:p>
              </table:table-cell>
              <table:table-cell office:value-type="float" office:value="-0.508069287527648">
                <text:p>-0.508069287527648</text:p>
              </table:table-cell>
            </table:table-row>
            <table:table-row>
              <table:table-cell office:value-type="string">
                <text:p>Akawaio</text:p>
              </table:table-cell>
              <table:table-cell office:value-type="float" office:value="-0.520393497039399">
                <text:p>-0.520393497039399</text:p>
              </table:table-cell>
            </table:table-row>
            <table:table-row>
              <table:table-cell office:value-type="string">
                <text:p>Indonesian</text:p>
              </table:table-cell>
              <table:table-cell office:value-type="float" office:value="-0.508737266580865">
                <text:p>-0.508737266580865</text:p>
              </table:table-cell>
            </table:table-row>
            <table:table-row>
              <table:table-cell office:value-type="string">
                <text:p>Spanish</text:p>
              </table:table-cell>
              <table:table-cell office:value-type="float" office:value="-0.302873008337857">
                <text:p>-0.302873008337857</text:p>
              </table:table-cell>
            </table:table-row>
            <table:table-row>
              <table:table-cell office:value-type="string">
                <text:p>Mam</text:p>
              </table:table-cell>
              <table:table-cell office:value-type="float" office:value="-0.290260146815404">
                <text:p>-0.290260146815404</text:p>
              </table:table-cell>
            </table:table-row>
            <table:table-row>
              <table:table-cell office:value-type="string">
                <text:p>Basque</text:p>
              </table:table-cell>
              <table:table-cell office:value-type="float" office:value="-0.389540715380228">
                <text:p>-0.389540715380228</text:p>
              </table:table-cell>
            </table:table-row>
            <table:table-row>
              <table:table-cell office:value-type="string">
                <text:p>Kabyle</text:p>
              </table:table-cell>
              <table:table-cell office:value-type="float" office:value="-0.42418486597836">
                <text:p>-0.42418486597836</text:p>
              </table:table-cell>
            </table:table-row>
            <table:table-row>
              <table:table-cell office:value-type="string">
                <text:p>Aguaruna</text:p>
              </table:table-cell>
              <table:table-cell office:value-type="float" office:value="-0.473587565777459">
                <text:p>-0.473587565777459</text:p>
              </table:table-cell>
            </table:table-row>
            <table:table-row>
              <table:table-cell office:value-type="string">
                <text:p>German</text:p>
              </table:table-cell>
              <table:table-cell office:value-type="float" office:value="-0.436458222002159">
                <text:p>-0.436458222002159</text:p>
              </table:table-cell>
            </table:table-row>
            <table:table-row>
              <table:table-cell office:value-type="string">
                <text:p>Galela</text:p>
              </table:table-cell>
              <table:table-cell office:value-type="float" office:value="-0.347415768490334">
                <text:p>-0.347415768490334</text:p>
              </table:table-cell>
            </table:table-row>
            <table:table-row>
              <table:table-cell office:value-type="string">
                <text:p>French</text:p>
              </table:table-cell>
              <table:table-cell office:value-type="float" office:value="-0.337466873052935">
                <text:p>-0.337466873052935</text:p>
              </table:table-cell>
            </table:table-row>
            <table:table-row>
              <table:table-cell office:value-type="string">
                <text:p>Dutch</text:p>
              </table:table-cell>
              <table:table-cell office:value-type="float" office:value="-0.467818872704903">
                <text:p>-0.467818872704903</text:p>
              </table:table-cell>
            </table:table-row>
            <table:table-row>
              <table:table-cell office:value-type="string">
                <text:p>Italian</text:p>
              </table:table-cell>
              <table:table-cell office:value-type="float" office:value="-0.393902263786662">
                <text:p>-0.393902263786662</text:p>
              </table:table-cell>
            </table:table-row>
            <table:table-row>
              <table:table-cell office:value-type="string">
                <text:p>Hebrew</text:p>
              </table:table-cell>
              <table:table-cell office:value-type="float" office:value="-0.378698055661496">
                <text:p>-0.378698055661496</text:p>
              </table:table-cell>
            </table:table-row>
            <table:table-row>
              <table:table-cell office:value-type="string">
                <text:p>Aukan</text:p>
              </table:table-cell>
              <table:table-cell office:value-type="float" office:value="-0.247663176029272">
                <text:p>-0.247663176029272</text:p>
              </table:table-cell>
            </table:table-row>
            <table:table-row>
              <table:table-cell office:value-type="string">
                <text:p>Amuzgo</text:p>
              </table:table-cell>
              <table:table-cell office:value-type="float" office:value="-0.428708365645321">
                <text:p>-0.428708365645321</text:p>
              </table:table-cell>
            </table:table-row>
            <table:table-row>
              <table:table-cell office:value-type="string">
                <text:p>Wolof</text:p>
              </table:table-cell>
              <table:table-cell office:value-type="float" office:value="-0.510999562925714">
                <text:p>-0.510999562925714</text:p>
              </table:table-cell>
            </table:table-row>
            <table:table-row>
              <table:table-cell office:value-type="string">
                <text:p>Albanian</text:p>
              </table:table-cell>
              <table:table-cell office:value-type="float" office:value="-0.344119178035838">
                <text:p>-0.344119178035838</text:p>
              </table:table-cell>
            </table:table-row>
            <table:table-row>
              <table:table-cell office:value-type="string">
                <text:p>Dinka</text:p>
              </table:table-cell>
              <table:table-cell office:value-type="float" office:value="-0.419107407589413">
                <text:p>-0.419107407589413</text:p>
              </table:table-cell>
            </table:table-row>
            <table:table-row>
              <table:table-cell office:value-type="string">
                <text:p>Achuar</text:p>
              </table:table-cell>
              <table:table-cell office:value-type="float" office:value="-0.497416055348848">
                <text:p>-0.497416055348848</text:p>
              </table:table-cell>
            </table:table-row>
            <table:table-row>
              <table:table-cell office:value-type="string">
                <text:p>Jakalteko</text:p>
              </table:table-cell>
              <table:table-cell office:value-type="float" office:value="-0.226439813973115">
                <text:p>-0.226439813973115</text:p>
              </table:table-cell>
            </table:table-row>
            <table:table-row>
              <table:table-cell office:value-type="string">
                <text:p>Cakchiquel</text:p>
              </table:table-cell>
              <table:table-cell office:value-type="float" office:value="-0.332126087245194">
                <text:p>-0.332126087245194</text:p>
              </table:table-cell>
            </table:table-row>
            <table:table-row>
              <table:table-cell office:value-type="string">
                <text:p>K'iche'</text:p>
              </table:table-cell>
              <table:table-cell office:value-type="float" office:value="-0.394557298773661">
                <text:p>-0.394557298773661</text:p>
              </table:table-cell>
            </table:table-row>
            <table:table-row>
              <table:table-cell office:value-type="string">
                <text:p>Slovak</text:p>
              </table:table-cell>
              <table:table-cell office:value-type="float" office:value="-0.150554423181407">
                <text:p>-0.150554423181407</text:p>
              </table:table-cell>
            </table:table-row>
            <table:table-row>
              <table:table-cell office:value-type="string">
                <text:p>Serbian</text:p>
              </table:table-cell>
              <table:table-cell office:value-type="float" office:value="-0.44831944442149">
                <text:p>-0.44831944442149</text:p>
              </table:table-cell>
            </table:table-row>
            <table:table-row>
              <table:table-cell office:value-type="string">
                <text:p>Creole</text:p>
              </table:table-cell>
              <table:table-cell office:value-type="float" office:value="-0.319762370767832">
                <text:p>-0.319762370767832</text:p>
              </table:table-cell>
            </table:table-row>
            <table:table-row>
              <table:table-cell office:value-type="string">
                <text:p>Nahuatl</text:p>
              </table:table-cell>
              <table:table-cell office:value-type="float" office:value="-0.422270243146543">
                <text:p>-0.422270243146543</text:p>
              </table:table-cell>
            </table:table-row>
            <table:table-row>
              <table:table-cell office:value-type="string">
                <text:p>Latin</text:p>
              </table:table-cell>
              <table:table-cell office:value-type="float" office:value="-0.430322465969389">
                <text:p>-0.430322465969389</text:p>
              </table:table-cell>
            </table:table-row>
            <table:table-row>
              <table:table-cell office:value-type="string">
                <text:p>Portuguese</text:p>
              </table:table-cell>
              <table:table-cell office:value-type="float" office:value="-0.564766698855609">
                <text:p>-0.564766698855609</text:p>
              </table:table-cell>
            </table:table-row>
            <table:table-row>
              <table:table-cell office:value-type="string">
                <text:p>Estonian</text:p>
              </table:table-cell>
              <table:table-cell office:value-type="float" office:value="-0.460079577384257">
                <text:p>-0.460079577384257</text:p>
              </table:table-cell>
            </table:table-row>
            <table:table-row>
              <table:table-cell office:value-type="string">
                <text:p>Zulu</text:p>
              </table:table-cell>
              <table:table-cell office:value-type="float" office:value="-0.274045838551721">
                <text:p>-0.274045838551721</text:p>
              </table:table-cell>
            </table:table-row>
            <table:table-row>
              <table:table-cell office:value-type="string">
                <text:p>Latvian</text:p>
              </table:table-cell>
              <table:table-cell office:value-type="float" office:value="-0.545655174148795">
                <text:p>-0.545655174148795</text:p>
              </table:table-cell>
            </table:table-row>
            <table:table-row>
              <table:table-cell office:value-type="string">
                <text:p>Wolaytta</text:p>
              </table:table-cell>
              <table:table-cell office:value-type="float" office:value="-0.371530338052466">
                <text:p>-0.371530338052466</text:p>
              </table:table-cell>
            </table:table-row>
            <table:table-row>
              <table:table-cell office:value-type="string">
                <text:p>Swahili</text:p>
              </table:table-cell>
              <table:table-cell office:value-type="float" office:value="-0.41459975411543">
                <text:p>-0.41459975411543</text:p>
              </table:table-cell>
            </table:table-row>
            <table:table-row>
              <table:table-cell office:value-type="string">
                <text:p>Turkish</text:p>
              </table:table-cell>
              <table:table-cell office:value-type="float" office:value="-0.418732942481438">
                <text:p>-0.418732942481438</text:p>
              </table:table-cell>
            </table:table-row>
            <table:table-row>
              <table:table-cell office:value-type="string">
                <text:p>Quichua</text:p>
              </table:table-cell>
              <table:table-cell office:value-type="float" office:value="-0.325505638518486">
                <text:p>-0.32550563851848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9.268cm" svg:height="20.293cm" xlink:href=".." xlink:type="simple" chart:class="chart:line" chart:style-name="ch1">
        <chart:title svg:x="10.119cm" svg:y="0.541cm" chart:style-name="ch2">
          <text:p>Undefined Variances Removed From Domain</text:p>
        </chart:title>
        <chart:plot-area chart:style-name="ch3" table:cell-range-address="spearman_cors.A2:spearman_cors.A74 spearman_cors.H2:spearman_cors.H74" chart:data-source-has-labels="column" svg:x="1.596cm" svg:y="1.725cm" svg:width="27.087cm" svg:height="17.182cm">
          <chartooo:coordinate-region svg:x="2.458cm" svg:y="1.924cm" svg:width="26.056cm" svg:height="16.784cm"/>
          <chart:axis chart:dimension="x" chart:name="primary-x" chart:style-name="ch4" chartooo:axis-type="auto">
            <chartooo:date-scale/>
            <chart:title svg:x="13.283cm" svg:y="19.312cm" chart:style-name="ch5">
              <text:p>Bible Corpus Languages</text:p>
            </chart:title>
            <chart:categories table:cell-range-address="spearman_cors.A2:spearman_cors.A74"/>
          </chart:axis>
          <chart:axis chart:dimension="y" chart:name="primary-y" chart:style-name="ch4">
            <chart:title svg:x="0.451cm" svg:y="13.614cm" chart:style-name="ch6">
              <text:p>Spearman Rho (Frequency f / MeanLength[f])</text:p>
            </chart:title>
            <chart:grid chart:style-name="ch7" chart:class="major"/>
          </chart:axis>
          <chart:series chart:style-name="ch8" chart:values-cell-range-address="spearman_cors.H2:spearman_cors.H74" chart:class="chart:line">
            <chart:data-point chart:repeated="7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Somali</text:p>
                <draw:g>
                  <svg:desc>spearman_cors.A2:spearman_cors.A74</svg:desc>
                </draw:g>
              </table:table-cell>
              <table:table-cell office:value-type="float" office:value="-0.664051570726355">
                <text:p>-0.664051570726355</text:p>
                <draw:g>
                  <svg:desc>spearman_cors.H2:spearman_cors.H74</svg:desc>
                </draw:g>
              </table:table-cell>
            </table:table-row>
            <table:table-row>
              <table:table-cell office:value-type="string">
                <text:p>Q'eqchi'</text:p>
              </table:table-cell>
              <table:table-cell office:value-type="float" office:value="-0.529578191713507">
                <text:p>-0.529578191713507</text:p>
              </table:table-cell>
            </table:table-row>
            <table:table-row>
              <table:table-cell office:value-type="string">
                <text:p>Afrikaans</text:p>
              </table:table-cell>
              <table:table-cell office:value-type="float" office:value="-0.552235816606977">
                <text:p>-0.552235816606977</text:p>
              </table:table-cell>
            </table:table-row>
            <table:table-row>
              <table:table-cell office:value-type="string">
                <text:p>Tachelhit</text:p>
              </table:table-cell>
              <table:table-cell office:value-type="float" office:value="-0.547132848026234">
                <text:p>-0.547132848026234</text:p>
              </table:table-cell>
            </table:table-row>
            <table:table-row>
              <table:table-cell office:value-type="string">
                <text:p>Campa (Axininca)</text:p>
              </table:table-cell>
              <table:table-cell office:value-type="float" office:value="-0.618081805448975">
                <text:p>-0.618081805448975</text:p>
              </table:table-cell>
            </table:table-row>
            <table:table-row>
              <table:table-cell office:value-type="string">
                <text:p>Lukpa</text:p>
              </table:table-cell>
              <table:table-cell office:value-type="float" office:value="-0.477874529119745">
                <text:p>-0.477874529119745</text:p>
              </table:table-cell>
            </table:table-row>
            <table:table-row>
              <table:table-cell office:value-type="string">
                <text:p>Swedish</text:p>
              </table:table-cell>
              <table:table-cell office:value-type="float" office:value="-0.571275716127149">
                <text:p>-0.571275716127149</text:p>
              </table:table-cell>
            </table:table-row>
            <table:table-row>
              <table:table-cell office:value-type="string">
                <text:p>Polish</text:p>
              </table:table-cell>
              <table:table-cell office:value-type="float" office:value="-0.699718472010541">
                <text:p>-0.699718472010541</text:p>
              </table:table-cell>
            </table:table-row>
            <table:table-row>
              <table:table-cell office:value-type="string">
                <text:p>Ewe</text:p>
              </table:table-cell>
              <table:table-cell office:value-type="float" office:value="-0.547723105120545">
                <text:p>-0.547723105120545</text:p>
              </table:table-cell>
            </table:table-row>
            <table:table-row>
              <table:table-cell office:value-type="string">
                <text:p>Paite</text:p>
              </table:table-cell>
              <table:table-cell office:value-type="float" office:value="-0.505402583930827">
                <text:p>-0.505402583930827</text:p>
              </table:table-cell>
            </table:table-row>
            <table:table-row>
              <table:table-cell office:value-type="string">
                <text:p>Vietnamese</text:p>
              </table:table-cell>
              <table:table-cell office:value-type="float" office:value="-0.277750163202951">
                <text:p>-0.277750163202951</text:p>
              </table:table-cell>
            </table:table-row>
            <table:table-row>
              <table:table-cell office:value-type="string">
                <text:p>Shuar</text:p>
              </table:table-cell>
              <table:table-cell office:value-type="float" office:value="-0.568599188259813">
                <text:p>-0.568599188259813</text:p>
              </table:table-cell>
            </table:table-row>
            <table:table-row>
              <table:table-cell office:value-type="string">
                <text:p>Camsa</text:p>
              </table:table-cell>
              <table:table-cell office:value-type="float" office:value="-0.539221967594413">
                <text:p>-0.539221967594413</text:p>
              </table:table-cell>
            </table:table-row>
            <table:table-row>
              <table:table-cell office:value-type="string">
                <text:p>Uma</text:p>
              </table:table-cell>
              <table:table-cell office:value-type="float" office:value="-0.549136317002">
                <text:p>-0.549136317002</text:p>
              </table:table-cell>
            </table:table-row>
            <table:table-row>
              <table:table-cell office:value-type="string">
                <text:p>Barasana</text:p>
              </table:table-cell>
              <table:table-cell office:value-type="float" office:value="-0.536053028662076">
                <text:p>-0.536053028662076</text:p>
              </table:table-cell>
            </table:table-row>
            <table:table-row>
              <table:table-cell office:value-type="string">
                <text:p>Hungarian</text:p>
              </table:table-cell>
              <table:table-cell office:value-type="float" office:value="-0.635388714339479">
                <text:p>-0.635388714339479</text:p>
              </table:table-cell>
            </table:table-row>
            <table:table-row>
              <table:table-cell office:value-type="string">
                <text:p>Zarma</text:p>
              </table:table-cell>
              <table:table-cell office:value-type="float" office:value="-0.592096562891289">
                <text:p>-0.592096562891289</text:p>
              </table:table-cell>
            </table:table-row>
            <table:table-row>
              <table:table-cell office:value-type="string">
                <text:p>Czech</text:p>
              </table:table-cell>
              <table:table-cell office:value-type="float" office:value="-0.683927964015723">
                <text:p>-0.683927964015723</text:p>
              </table:table-cell>
            </table:table-row>
            <table:table-row>
              <table:table-cell office:value-type="string">
                <text:p>Lithuanian</text:p>
              </table:table-cell>
              <table:table-cell office:value-type="float" office:value="-0.614595887054566">
                <text:p>-0.614595887054566</text:p>
              </table:table-cell>
            </table:table-row>
            <table:table-row>
              <table:table-cell office:value-type="string">
                <text:p>Uspanteco</text:p>
              </table:table-cell>
              <table:table-cell office:value-type="float" office:value="-0.471117859585565">
                <text:p>-0.471117859585565</text:p>
              </table:table-cell>
            </table:table-row>
            <table:table-row>
              <table:table-cell office:value-type="string">
                <text:p>Greek</text:p>
              </table:table-cell>
              <table:table-cell office:value-type="float" office:value="-0.663970433300789">
                <text:p>-0.663970433300789</text:p>
              </table:table-cell>
            </table:table-row>
            <table:table-row>
              <table:table-cell office:value-type="string">
                <text:p>English</text:p>
              </table:table-cell>
              <table:table-cell office:value-type="float" office:value="-0.617529848171575">
                <text:p>-0.617529848171575</text:p>
              </table:table-cell>
            </table:table-row>
            <table:table-row>
              <table:table-cell office:value-type="string">
                <text:p>Norwegian</text:p>
              </table:table-cell>
              <table:table-cell office:value-type="float" office:value="-0.602863845943991">
                <text:p>-0.602863845943991</text:p>
              </table:table-cell>
            </table:table-row>
            <table:table-row>
              <table:table-cell office:value-type="string">
                <text:p>Romani</text:p>
              </table:table-cell>
              <table:table-cell office:value-type="float" office:value="-0.570033302976835">
                <text:p>-0.570033302976835</text:p>
              </table:table-cell>
            </table:table-row>
            <table:table-row>
              <table:table-cell office:value-type="string">
                <text:p>Tagalog</text:p>
              </table:table-cell>
              <table:table-cell office:value-type="float" office:value="-0.583199633478484">
                <text:p>-0.583199633478484</text:p>
              </table:table-cell>
            </table:table-row>
            <table:table-row>
              <table:table-cell office:value-type="string">
                <text:p>Icelandic</text:p>
              </table:table-cell>
              <table:table-cell office:value-type="float" office:value="-0.637136297031274">
                <text:p>-0.637136297031274</text:p>
              </table:table-cell>
            </table:table-row>
            <table:table-row>
              <table:table-cell office:value-type="string">
                <text:p>Finnish</text:p>
              </table:table-cell>
              <table:table-cell office:value-type="float" office:value="-0.694424957629604">
                <text:p>-0.694424957629604</text:p>
              </table:table-cell>
            </table:table-row>
            <table:table-row>
              <table:table-cell office:value-type="string">
                <text:p>Romanian</text:p>
              </table:table-cell>
              <table:table-cell office:value-type="float" office:value="-0.602763461861409">
                <text:p>-0.602763461861409</text:p>
              </table:table-cell>
            </table:table-row>
            <table:table-row>
              <table:table-cell office:value-type="string">
                <text:p>Xhosa</text:p>
              </table:table-cell>
              <table:table-cell office:value-type="float" office:value="-0.674603266883177">
                <text:p>-0.674603266883177</text:p>
              </table:table-cell>
            </table:table-row>
            <table:table-row>
              <table:table-cell office:value-type="string">
                <text:p>Slovene</text:p>
              </table:table-cell>
              <table:table-cell office:value-type="float" office:value="-0.525927192420107">
                <text:p>-0.525927192420107</text:p>
              </table:table-cell>
            </table:table-row>
            <table:table-row>
              <table:table-cell office:value-type="string">
                <text:p>Esperanto</text:p>
              </table:table-cell>
              <table:table-cell office:value-type="float" office:value="-0.713203239775904">
                <text:p>-0.713203239775904</text:p>
              </table:table-cell>
            </table:table-row>
            <table:table-row>
              <table:table-cell office:value-type="string">
                <text:p>Chinantec</text:p>
              </table:table-cell>
              <table:table-cell office:value-type="float" office:value="-0.550846102820162">
                <text:p>-0.550846102820162</text:p>
              </table:table-cell>
            </table:table-row>
            <table:table-row>
              <table:table-cell office:value-type="string">
                <text:p>Malagasy</text:p>
              </table:table-cell>
              <table:table-cell office:value-type="float" office:value="-0.382542156271114">
                <text:p>-0.382542156271114</text:p>
              </table:table-cell>
            </table:table-row>
            <table:table-row>
              <table:table-cell office:value-type="string">
                <text:p>Danish</text:p>
              </table:table-cell>
              <table:table-cell office:value-type="float" office:value="-0.5562278744525">
                <text:p>-0.5562278744525</text:p>
              </table:table-cell>
            </table:table-row>
            <table:table-row>
              <table:table-cell office:value-type="string">
                <text:p>Cabecar</text:p>
              </table:table-cell>
              <table:table-cell office:value-type="float" office:value="-0.545395297241966">
                <text:p>-0.545395297241966</text:p>
              </table:table-cell>
            </table:table-row>
            <table:table-row>
              <table:table-cell office:value-type="string">
                <text:p>Cebuano</text:p>
              </table:table-cell>
              <table:table-cell office:value-type="float" office:value="-0.594012795555364">
                <text:p>-0.594012795555364</text:p>
              </table:table-cell>
            </table:table-row>
            <table:table-row>
              <table:table-cell office:value-type="string">
                <text:p>Croatian</text:p>
              </table:table-cell>
              <table:table-cell office:value-type="float" office:value="-0.630097613457936">
                <text:p>-0.630097613457936</text:p>
              </table:table-cell>
            </table:table-row>
            <table:table-row>
              <table:table-cell office:value-type="string">
                <text:p>Maori</text:p>
              </table:table-cell>
              <table:table-cell office:value-type="float" office:value="-0.633924757282224">
                <text:p>-0.633924757282224</text:p>
              </table:table-cell>
            </table:table-row>
            <table:table-row>
              <table:table-cell office:value-type="string">
                <text:p>Akawaio</text:p>
              </table:table-cell>
              <table:table-cell office:value-type="float" office:value="-0.617673686613636">
                <text:p>-0.617673686613636</text:p>
              </table:table-cell>
            </table:table-row>
            <table:table-row>
              <table:table-cell office:value-type="string">
                <text:p>Indonesian</text:p>
              </table:table-cell>
              <table:table-cell office:value-type="float" office:value="-0.646990644856814">
                <text:p>-0.646990644856814</text:p>
              </table:table-cell>
            </table:table-row>
            <table:table-row>
              <table:table-cell office:value-type="string">
                <text:p>Spanish</text:p>
              </table:table-cell>
              <table:table-cell office:value-type="float" office:value="-0.671917349050793">
                <text:p>-0.671917349050793</text:p>
              </table:table-cell>
            </table:table-row>
            <table:table-row>
              <table:table-cell office:value-type="string">
                <text:p>Mam</text:p>
              </table:table-cell>
              <table:table-cell office:value-type="float" office:value="-0.491455490865895">
                <text:p>-0.491455490865895</text:p>
              </table:table-cell>
            </table:table-row>
            <table:table-row>
              <table:table-cell office:value-type="string">
                <text:p>Basque</text:p>
              </table:table-cell>
              <table:table-cell office:value-type="float" office:value="-0.666158339725452">
                <text:p>-0.666158339725452</text:p>
              </table:table-cell>
            </table:table-row>
            <table:table-row>
              <table:table-cell office:value-type="string">
                <text:p>Kabyle</text:p>
              </table:table-cell>
              <table:table-cell office:value-type="float" office:value="-0.508870242122436">
                <text:p>-0.508870242122436</text:p>
              </table:table-cell>
            </table:table-row>
            <table:table-row>
              <table:table-cell office:value-type="string">
                <text:p>Aguaruna</text:p>
              </table:table-cell>
              <table:table-cell office:value-type="float" office:value="-0.525856611655402">
                <text:p>-0.525856611655402</text:p>
              </table:table-cell>
            </table:table-row>
            <table:table-row>
              <table:table-cell office:value-type="string">
                <text:p>German</text:p>
              </table:table-cell>
              <table:table-cell office:value-type="float" office:value="-0.600232957516112">
                <text:p>-0.600232957516112</text:p>
              </table:table-cell>
            </table:table-row>
            <table:table-row>
              <table:table-cell office:value-type="string">
                <text:p>Galela</text:p>
              </table:table-cell>
              <table:table-cell office:value-type="float" office:value="-0.616151939102381">
                <text:p>-0.616151939102381</text:p>
              </table:table-cell>
            </table:table-row>
            <table:table-row>
              <table:table-cell office:value-type="string">
                <text:p>French</text:p>
              </table:table-cell>
              <table:table-cell office:value-type="float" office:value="-0.630826935666715">
                <text:p>-0.630826935666715</text:p>
              </table:table-cell>
            </table:table-row>
            <table:table-row>
              <table:table-cell office:value-type="string">
                <text:p>Dutch</text:p>
              </table:table-cell>
              <table:table-cell office:value-type="float" office:value="-0.661394488953977">
                <text:p>-0.661394488953977</text:p>
              </table:table-cell>
            </table:table-row>
            <table:table-row>
              <table:table-cell office:value-type="string">
                <text:p>Italian</text:p>
              </table:table-cell>
              <table:table-cell office:value-type="float" office:value="-0.662074522492105">
                <text:p>-0.662074522492105</text:p>
              </table:table-cell>
            </table:table-row>
            <table:table-row>
              <table:table-cell office:value-type="string">
                <text:p>Hebrew</text:p>
              </table:table-cell>
              <table:table-cell office:value-type="float" office:value="-0.546110000095573">
                <text:p>-0.546110000095573</text:p>
              </table:table-cell>
            </table:table-row>
            <table:table-row>
              <table:table-cell office:value-type="string">
                <text:p>Aukan</text:p>
              </table:table-cell>
              <table:table-cell office:value-type="float" office:value="-0.3438995258458">
                <text:p>-0.3438995258458</text:p>
              </table:table-cell>
            </table:table-row>
            <table:table-row>
              <table:table-cell office:value-type="string">
                <text:p>Amuzgo</text:p>
              </table:table-cell>
              <table:table-cell office:value-type="float" office:value="-0.480484456459418">
                <text:p>-0.480484456459418</text:p>
              </table:table-cell>
            </table:table-row>
            <table:table-row>
              <table:table-cell office:value-type="string">
                <text:p>Wolof</text:p>
              </table:table-cell>
              <table:table-cell office:value-type="float" office:value="-0.650512199359189">
                <text:p>-0.650512199359189</text:p>
              </table:table-cell>
            </table:table-row>
            <table:table-row>
              <table:table-cell office:value-type="string">
                <text:p>Albanian</text:p>
              </table:table-cell>
              <table:table-cell office:value-type="float" office:value="-0.582231676358442">
                <text:p>-0.582231676358442</text:p>
              </table:table-cell>
            </table:table-row>
            <table:table-row>
              <table:table-cell office:value-type="string">
                <text:p>Dinka</text:p>
              </table:table-cell>
              <table:table-cell office:value-type="float" office:value="-0.602196969207512">
                <text:p>-0.602196969207512</text:p>
              </table:table-cell>
            </table:table-row>
            <table:table-row>
              <table:table-cell office:value-type="string">
                <text:p>Achuar</text:p>
              </table:table-cell>
              <table:table-cell office:value-type="float" office:value="-0.507731635376021">
                <text:p>-0.507731635376021</text:p>
              </table:table-cell>
            </table:table-row>
            <table:table-row>
              <table:table-cell office:value-type="string">
                <text:p>Jakalteko</text:p>
              </table:table-cell>
              <table:table-cell office:value-type="float" office:value="-0.522191476772842">
                <text:p>-0.522191476772842</text:p>
              </table:table-cell>
            </table:table-row>
            <table:table-row>
              <table:table-cell office:value-type="string">
                <text:p>Cakchiquel</text:p>
              </table:table-cell>
              <table:table-cell office:value-type="float" office:value="-0.413921789354407">
                <text:p>-0.413921789354407</text:p>
              </table:table-cell>
            </table:table-row>
            <table:table-row>
              <table:table-cell office:value-type="string">
                <text:p>K'iche'</text:p>
              </table:table-cell>
              <table:table-cell office:value-type="float" office:value="-0.595545520203422">
                <text:p>-0.595545520203422</text:p>
              </table:table-cell>
            </table:table-row>
            <table:table-row>
              <table:table-cell office:value-type="string">
                <text:p>Slovak</text:p>
              </table:table-cell>
              <table:table-cell office:value-type="float" office:value="-0.662357779538323">
                <text:p>-0.662357779538323</text:p>
              </table:table-cell>
            </table:table-row>
            <table:table-row>
              <table:table-cell office:value-type="string">
                <text:p>Serbian</text:p>
              </table:table-cell>
              <table:table-cell office:value-type="float" office:value="-0.715563838567054">
                <text:p>-0.715563838567054</text:p>
              </table:table-cell>
            </table:table-row>
            <table:table-row>
              <table:table-cell office:value-type="string">
                <text:p>Creole</text:p>
              </table:table-cell>
              <table:table-cell office:value-type="float" office:value="-0.46648206831216">
                <text:p>-0.46648206831216</text:p>
              </table:table-cell>
            </table:table-row>
            <table:table-row>
              <table:table-cell office:value-type="string">
                <text:p>Nahuatl</text:p>
              </table:table-cell>
              <table:table-cell office:value-type="float" office:value="-0.58523136012151">
                <text:p>-0.58523136012151</text:p>
              </table:table-cell>
            </table:table-row>
            <table:table-row>
              <table:table-cell office:value-type="string">
                <text:p>Latin</text:p>
              </table:table-cell>
              <table:table-cell office:value-type="float" office:value="-0.712568916318382">
                <text:p>-0.712568916318382</text:p>
              </table:table-cell>
            </table:table-row>
            <table:table-row>
              <table:table-cell office:value-type="string">
                <text:p>Portuguese</text:p>
              </table:table-cell>
              <table:table-cell office:value-type="float" office:value="-0.770308402779907">
                <text:p>-0.770308402779907</text:p>
              </table:table-cell>
            </table:table-row>
            <table:table-row>
              <table:table-cell office:value-type="string">
                <text:p>Estonian</text:p>
              </table:table-cell>
              <table:table-cell office:value-type="float" office:value="-0.657697586099464">
                <text:p>-0.657697586099464</text:p>
              </table:table-cell>
            </table:table-row>
            <table:table-row>
              <table:table-cell office:value-type="string">
                <text:p>Zulu</text:p>
              </table:table-cell>
              <table:table-cell office:value-type="float" office:value="-0.472136371513678">
                <text:p>-0.472136371513678</text:p>
              </table:table-cell>
            </table:table-row>
            <table:table-row>
              <table:table-cell office:value-type="string">
                <text:p>Latvian</text:p>
              </table:table-cell>
              <table:table-cell office:value-type="float" office:value="-0.708255689751067">
                <text:p>-0.708255689751067</text:p>
              </table:table-cell>
            </table:table-row>
            <table:table-row>
              <table:table-cell office:value-type="string">
                <text:p>Wolaytta</text:p>
              </table:table-cell>
              <table:table-cell office:value-type="float" office:value="-0.586480864154438">
                <text:p>-0.586480864154438</text:p>
              </table:table-cell>
            </table:table-row>
            <table:table-row>
              <table:table-cell office:value-type="string">
                <text:p>Swahili</text:p>
              </table:table-cell>
              <table:table-cell office:value-type="float" office:value="-0.538046445323355">
                <text:p>-0.538046445323355</text:p>
              </table:table-cell>
            </table:table-row>
            <table:table-row>
              <table:table-cell office:value-type="string">
                <text:p>Turkish</text:p>
              </table:table-cell>
              <table:table-cell office:value-type="float" office:value="-0.707400578587123">
                <text:p>-0.707400578587123</text:p>
              </table:table-cell>
            </table:table-row>
            <table:table-row>
              <table:table-cell office:value-type="string">
                <text:p>Quichua</text:p>
              </table:table-cell>
              <table:table-cell office:value-type="float" office:value="-0.494309649833996">
                <text:p>-0.49430964983399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9.351cm" svg:height="20.346cm" xlink:href=".." xlink:type="simple" chart:class="chart:line" chart:style-name="ch1">
        <chart:title svg:x="10.226cm" svg:y="0.542cm" chart:style-name="ch2">
          <text:p>Undefined Variances Removed from Domain</text:p>
        </chart:title>
        <chart:plot-area chart:style-name="ch3" table:cell-range-address="spearman_cors.A2:spearman_cors.A74 spearman_cors.J2:spearman_cors.J74" chart:data-source-has-labels="column" svg:x="1.598cm" svg:y="1.727cm" svg:width="27.166cm" svg:height="17.232cm">
          <chartooo:coordinate-region svg:x="2.458cm" svg:y="1.727cm" svg:width="26.135cm" svg:height="14.575cm"/>
          <chart:axis chart:dimension="x" chart:name="primary-x" chart:style-name="ch4" chartooo:axis-type="auto">
            <chartooo:date-scale/>
            <chart:title svg:x="13.325cm" svg:y="19.365cm" chart:style-name="ch5">
              <text:p>Bible Corpus Languages</text:p>
            </chart:title>
            <chart:categories table:cell-range-address="spearman_cors.A2:spearman_cors.A74"/>
          </chart:axis>
          <chart:axis chart:dimension="y" chart:name="primary-y" chart:style-name="ch4">
            <chart:title svg:x="0.451cm" svg:y="13.655cm" chart:style-name="ch6">
              <text:p>Spearman Rho (VarLength[f] / MeanLength[f])</text:p>
            </chart:title>
            <chart:grid chart:style-name="ch7" chart:class="major"/>
          </chart:axis>
          <chart:series chart:style-name="ch8" chart:values-cell-range-address="spearman_cors.J2:spearman_cors.J74" chart:class="chart:line">
            <chart:data-point chart:repeated="7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string">
                <text:p>Somali</text:p>
                <draw:g>
                  <svg:desc>spearman_cors.A2:spearman_cors.A74</svg:desc>
                </draw:g>
              </table:table-cell>
              <table:table-cell office:value-type="float" office:value="0.525278240575395">
                <text:p>0.525278240575395</text:p>
                <draw:g>
                  <svg:desc>spearman_cors.J2:spearman_cors.J74</svg:desc>
                </draw:g>
              </table:table-cell>
            </table:table-row>
            <table:table-row>
              <table:table-cell office:value-type="string">
                <text:p>Q'eqchi'</text:p>
              </table:table-cell>
              <table:table-cell office:value-type="float" office:value="0.40433187526865">
                <text:p>0.40433187526865</text:p>
              </table:table-cell>
            </table:table-row>
            <table:table-row>
              <table:table-cell office:value-type="string">
                <text:p>Afrikaans</text:p>
              </table:table-cell>
              <table:table-cell office:value-type="float" office:value="0.457659684891269">
                <text:p>0.457659684891269</text:p>
              </table:table-cell>
            </table:table-row>
            <table:table-row>
              <table:table-cell office:value-type="string">
                <text:p>Tachelhit</text:p>
              </table:table-cell>
              <table:table-cell office:value-type="float" office:value="0.549485138764709">
                <text:p>0.549485138764709</text:p>
              </table:table-cell>
            </table:table-row>
            <table:table-row>
              <table:table-cell office:value-type="string">
                <text:p>Campa (Axininca)</text:p>
              </table:table-cell>
              <table:table-cell office:value-type="float" office:value="0.501597308857916">
                <text:p>0.501597308857916</text:p>
              </table:table-cell>
            </table:table-row>
            <table:table-row>
              <table:table-cell office:value-type="string">
                <text:p>Lukpa</text:p>
              </table:table-cell>
              <table:table-cell office:value-type="float" office:value="0.39266888669741">
                <text:p>0.39266888669741</text:p>
              </table:table-cell>
            </table:table-row>
            <table:table-row>
              <table:table-cell office:value-type="string">
                <text:p>Swedish</text:p>
              </table:table-cell>
              <table:table-cell office:value-type="float" office:value="0.720095369605483">
                <text:p>0.720095369605483</text:p>
              </table:table-cell>
            </table:table-row>
            <table:table-row>
              <table:table-cell office:value-type="string">
                <text:p>Polish</text:p>
              </table:table-cell>
              <table:table-cell office:value-type="float" office:value="0.61610510178812">
                <text:p>0.61610510178812</text:p>
              </table:table-cell>
            </table:table-row>
            <table:table-row>
              <table:table-cell office:value-type="string">
                <text:p>Ewe</text:p>
              </table:table-cell>
              <table:table-cell office:value-type="float" office:value="0.499091593420817">
                <text:p>0.499091593420817</text:p>
              </table:table-cell>
            </table:table-row>
            <table:table-row>
              <table:table-cell office:value-type="string">
                <text:p>Paite</text:p>
              </table:table-cell>
              <table:table-cell office:value-type="float" office:value="0.555894799590021">
                <text:p>0.555894799590021</text:p>
              </table:table-cell>
            </table:table-row>
            <table:table-row>
              <table:table-cell office:value-type="string">
                <text:p>Vietnamese</text:p>
              </table:table-cell>
              <table:table-cell office:value-type="float" office:value="0.354763857625696">
                <text:p>0.354763857625696</text:p>
              </table:table-cell>
            </table:table-row>
            <table:table-row>
              <table:table-cell office:value-type="string">
                <text:p>Shuar</text:p>
              </table:table-cell>
              <table:table-cell office:value-type="float" office:value="0.453903422713877">
                <text:p>0.453903422713877</text:p>
              </table:table-cell>
            </table:table-row>
            <table:table-row>
              <table:table-cell office:value-type="string">
                <text:p>Camsa</text:p>
              </table:table-cell>
              <table:table-cell office:value-type="float" office:value="0.351884899277626">
                <text:p>0.351884899277626</text:p>
              </table:table-cell>
            </table:table-row>
            <table:table-row>
              <table:table-cell office:value-type="string">
                <text:p>Uma</text:p>
              </table:table-cell>
              <table:table-cell office:value-type="float" office:value="0.41876861894642">
                <text:p>0.41876861894642</text:p>
              </table:table-cell>
            </table:table-row>
            <table:table-row>
              <table:table-cell office:value-type="string">
                <text:p>Barasana</text:p>
              </table:table-cell>
              <table:table-cell office:value-type="float" office:value="0.621684526475513">
                <text:p>0.621684526475513</text:p>
              </table:table-cell>
            </table:table-row>
            <table:table-row>
              <table:table-cell office:value-type="string">
                <text:p>Hungarian</text:p>
              </table:table-cell>
              <table:table-cell office:value-type="float" office:value="0.586660814534024">
                <text:p>0.586660814534024</text:p>
              </table:table-cell>
            </table:table-row>
            <table:table-row>
              <table:table-cell office:value-type="string">
                <text:p>Zarma</text:p>
              </table:table-cell>
              <table:table-cell office:value-type="float" office:value="0.381010738837616">
                <text:p>0.381010738837616</text:p>
              </table:table-cell>
            </table:table-row>
            <table:table-row>
              <table:table-cell office:value-type="string">
                <text:p>Czech</text:p>
              </table:table-cell>
              <table:table-cell office:value-type="float" office:value="0.571646963462653">
                <text:p>0.571646963462653</text:p>
              </table:table-cell>
            </table:table-row>
            <table:table-row>
              <table:table-cell office:value-type="string">
                <text:p>Lithuanian</text:p>
              </table:table-cell>
              <table:table-cell office:value-type="float" office:value="0.465661807807158">
                <text:p>0.465661807807158</text:p>
              </table:table-cell>
            </table:table-row>
            <table:table-row>
              <table:table-cell office:value-type="string">
                <text:p>Uspanteco</text:p>
              </table:table-cell>
              <table:table-cell office:value-type="float" office:value="0.28238862195501">
                <text:p>0.28238862195501</text:p>
              </table:table-cell>
            </table:table-row>
            <table:table-row>
              <table:table-cell office:value-type="string">
                <text:p>Greek</text:p>
              </table:table-cell>
              <table:table-cell office:value-type="float" office:value="0.400335151750847">
                <text:p>0.400335151750847</text:p>
              </table:table-cell>
            </table:table-row>
            <table:table-row>
              <table:table-cell office:value-type="string">
                <text:p>English</text:p>
              </table:table-cell>
              <table:table-cell office:value-type="float" office:value="0.57509901753083">
                <text:p>0.57509901753083</text:p>
              </table:table-cell>
            </table:table-row>
            <table:table-row>
              <table:table-cell office:value-type="string">
                <text:p>Norwegian</text:p>
              </table:table-cell>
              <table:table-cell office:value-type="float" office:value="0.628536355189985">
                <text:p>0.628536355189985</text:p>
              </table:table-cell>
            </table:table-row>
            <table:table-row>
              <table:table-cell office:value-type="string">
                <text:p>Romani</text:p>
              </table:table-cell>
              <table:table-cell office:value-type="float" office:value="0.434674464599661">
                <text:p>0.434674464599661</text:p>
              </table:table-cell>
            </table:table-row>
            <table:table-row>
              <table:table-cell office:value-type="string">
                <text:p>Tagalog</text:p>
              </table:table-cell>
              <table:table-cell office:value-type="float" office:value="0.596989196493429">
                <text:p>0.596989196493429</text:p>
              </table:table-cell>
            </table:table-row>
            <table:table-row>
              <table:table-cell office:value-type="string">
                <text:p>Icelandic</text:p>
              </table:table-cell>
              <table:table-cell office:value-type="float" office:value="0.599890491784232">
                <text:p>0.599890491784232</text:p>
              </table:table-cell>
            </table:table-row>
            <table:table-row>
              <table:table-cell office:value-type="string">
                <text:p>Finnish</text:p>
              </table:table-cell>
              <table:table-cell office:value-type="float" office:value="0.610435117917493">
                <text:p>0.610435117917493</text:p>
              </table:table-cell>
            </table:table-row>
            <table:table-row>
              <table:table-cell office:value-type="string">
                <text:p>Romanian</text:p>
              </table:table-cell>
              <table:table-cell office:value-type="float" office:value="0.481768250628088">
                <text:p>0.481768250628088</text:p>
              </table:table-cell>
            </table:table-row>
            <table:table-row>
              <table:table-cell office:value-type="string">
                <text:p>Xhosa</text:p>
              </table:table-cell>
              <table:table-cell office:value-type="float" office:value="0.684655723036773">
                <text:p>0.684655723036773</text:p>
              </table:table-cell>
            </table:table-row>
            <table:table-row>
              <table:table-cell office:value-type="string">
                <text:p>Slovene</text:p>
              </table:table-cell>
              <table:table-cell office:value-type="float" office:value="0.392143004113032">
                <text:p>0.392143004113032</text:p>
              </table:table-cell>
            </table:table-row>
            <table:table-row>
              <table:table-cell office:value-type="string">
                <text:p>Esperanto</text:p>
              </table:table-cell>
              <table:table-cell office:value-type="float" office:value="0.554633358812486">
                <text:p>0.554633358812486</text:p>
              </table:table-cell>
            </table:table-row>
            <table:table-row>
              <table:table-cell office:value-type="string">
                <text:p>Chinantec</text:p>
              </table:table-cell>
              <table:table-cell office:value-type="float" office:value="0.486694976350291">
                <text:p>0.486694976350291</text:p>
              </table:table-cell>
            </table:table-row>
            <table:table-row>
              <table:table-cell office:value-type="string">
                <text:p>Malagasy</text:p>
              </table:table-cell>
              <table:table-cell office:value-type="float" office:value="0.450285701903033">
                <text:p>0.450285701903033</text:p>
              </table:table-cell>
            </table:table-row>
            <table:table-row>
              <table:table-cell office:value-type="string">
                <text:p>Danish</text:p>
              </table:table-cell>
              <table:table-cell office:value-type="float" office:value="0.567073526149658">
                <text:p>0.567073526149658</text:p>
              </table:table-cell>
            </table:table-row>
            <table:table-row>
              <table:table-cell office:value-type="string">
                <text:p>Cabecar</text:p>
              </table:table-cell>
              <table:table-cell office:value-type="float" office:value="0.584976190559262">
                <text:p>0.584976190559262</text:p>
              </table:table-cell>
            </table:table-row>
            <table:table-row>
              <table:table-cell office:value-type="string">
                <text:p>Cebuano</text:p>
              </table:table-cell>
              <table:table-cell office:value-type="float" office:value="0.422837477047431">
                <text:p>0.422837477047431</text:p>
              </table:table-cell>
            </table:table-row>
            <table:table-row>
              <table:table-cell office:value-type="string">
                <text:p>Croatian</text:p>
              </table:table-cell>
              <table:table-cell office:value-type="float" office:value="0.648704129735593">
                <text:p>0.648704129735593</text:p>
              </table:table-cell>
            </table:table-row>
            <table:table-row>
              <table:table-cell office:value-type="string">
                <text:p>Maori</text:p>
              </table:table-cell>
              <table:table-cell office:value-type="float" office:value="0.516018137245612">
                <text:p>0.516018137245612</text:p>
              </table:table-cell>
            </table:table-row>
            <table:table-row>
              <table:table-cell office:value-type="string">
                <text:p>Akawaio</text:p>
              </table:table-cell>
              <table:table-cell office:value-type="float" office:value="0.545157619513069">
                <text:p>0.545157619513069</text:p>
              </table:table-cell>
            </table:table-row>
            <table:table-row>
              <table:table-cell office:value-type="string">
                <text:p>Indonesian</text:p>
              </table:table-cell>
              <table:table-cell office:value-type="float" office:value="0.610197128772777">
                <text:p>0.610197128772777</text:p>
              </table:table-cell>
            </table:table-row>
            <table:table-row>
              <table:table-cell office:value-type="string">
                <text:p>Spanish</text:p>
              </table:table-cell>
              <table:table-cell office:value-type="float" office:value="0.413065283545535">
                <text:p>0.413065283545535</text:p>
              </table:table-cell>
            </table:table-row>
            <table:table-row>
              <table:table-cell office:value-type="string">
                <text:p>Mam</text:p>
              </table:table-cell>
              <table:table-cell office:value-type="float" office:value="0.433288115019455">
                <text:p>0.433288115019455</text:p>
              </table:table-cell>
            </table:table-row>
            <table:table-row>
              <table:table-cell office:value-type="string">
                <text:p>Basque</text:p>
              </table:table-cell>
              <table:table-cell office:value-type="float" office:value="0.419197722302935">
                <text:p>0.419197722302935</text:p>
              </table:table-cell>
            </table:table-row>
            <table:table-row>
              <table:table-cell office:value-type="string">
                <text:p>Kabyle</text:p>
              </table:table-cell>
              <table:table-cell office:value-type="float" office:value="0.490240388743622">
                <text:p>0.490240388743622</text:p>
              </table:table-cell>
            </table:table-row>
            <table:table-row>
              <table:table-cell office:value-type="string">
                <text:p>Aguaruna</text:p>
              </table:table-cell>
              <table:table-cell office:value-type="float" office:value="0.380376232873236">
                <text:p>0.380376232873236</text:p>
              </table:table-cell>
            </table:table-row>
            <table:table-row>
              <table:table-cell office:value-type="string">
                <text:p>German</text:p>
              </table:table-cell>
              <table:table-cell office:value-type="float" office:value="0.62964573823934">
                <text:p>0.62964573823934</text:p>
              </table:table-cell>
            </table:table-row>
            <table:table-row>
              <table:table-cell office:value-type="string">
                <text:p>Galela</text:p>
              </table:table-cell>
              <table:table-cell office:value-type="float" office:value="0.540728648117308">
                <text:p>0.540728648117308</text:p>
              </table:table-cell>
            </table:table-row>
            <table:table-row>
              <table:table-cell office:value-type="string">
                <text:p>French</text:p>
              </table:table-cell>
              <table:table-cell office:value-type="float" office:value="0.524902377803327">
                <text:p>0.524902377803327</text:p>
              </table:table-cell>
            </table:table-row>
            <table:table-row>
              <table:table-cell office:value-type="string">
                <text:p>Dutch</text:p>
              </table:table-cell>
              <table:table-cell office:value-type="float" office:value="0.494591030116056">
                <text:p>0.494591030116056</text:p>
              </table:table-cell>
            </table:table-row>
            <table:table-row>
              <table:table-cell office:value-type="string">
                <text:p>Italian</text:p>
              </table:table-cell>
              <table:table-cell office:value-type="float" office:value="0.425794648500708">
                <text:p>0.425794648500708</text:p>
              </table:table-cell>
            </table:table-row>
            <table:table-row>
              <table:table-cell office:value-type="string">
                <text:p>Hebrew</text:p>
              </table:table-cell>
              <table:table-cell office:value-type="float" office:value="0.400644772886153">
                <text:p>0.400644772886153</text:p>
              </table:table-cell>
            </table:table-row>
            <table:table-row>
              <table:table-cell office:value-type="string">
                <text:p>Aukan</text:p>
              </table:table-cell>
              <table:table-cell office:value-type="float" office:value="0.466475488390348">
                <text:p>0.466475488390348</text:p>
              </table:table-cell>
            </table:table-row>
            <table:table-row>
              <table:table-cell office:value-type="string">
                <text:p>Amuzgo</text:p>
              </table:table-cell>
              <table:table-cell office:value-type="float" office:value="0.499802126063018">
                <text:p>0.499802126063018</text:p>
              </table:table-cell>
            </table:table-row>
            <table:table-row>
              <table:table-cell office:value-type="string">
                <text:p>Wolof</text:p>
              </table:table-cell>
              <table:table-cell office:value-type="float" office:value="0.624741850240606">
                <text:p>0.624741850240606</text:p>
              </table:table-cell>
            </table:table-row>
            <table:table-row>
              <table:table-cell office:value-type="string">
                <text:p>Albanian</text:p>
              </table:table-cell>
              <table:table-cell office:value-type="float" office:value="0.585155142950108">
                <text:p>0.585155142950108</text:p>
              </table:table-cell>
            </table:table-row>
            <table:table-row>
              <table:table-cell office:value-type="string">
                <text:p>Dinka</text:p>
              </table:table-cell>
              <table:table-cell office:value-type="float" office:value="0.61824230588836">
                <text:p>0.61824230588836</text:p>
              </table:table-cell>
            </table:table-row>
            <table:table-row>
              <table:table-cell office:value-type="string">
                <text:p>Achuar</text:p>
              </table:table-cell>
              <table:table-cell office:value-type="float" office:value="0.325152875263856">
                <text:p>0.325152875263856</text:p>
              </table:table-cell>
            </table:table-row>
            <table:table-row>
              <table:table-cell office:value-type="string">
                <text:p>Jakalteko</text:p>
              </table:table-cell>
              <table:table-cell office:value-type="float" office:value="0.361682006647045">
                <text:p>0.361682006647045</text:p>
              </table:table-cell>
            </table:table-row>
            <table:table-row>
              <table:table-cell office:value-type="string">
                <text:p>Cakchiquel</text:p>
              </table:table-cell>
              <table:table-cell office:value-type="float" office:value="0.401559825220282">
                <text:p>0.401559825220282</text:p>
              </table:table-cell>
            </table:table-row>
            <table:table-row>
              <table:table-cell office:value-type="string">
                <text:p>K'iche'</text:p>
              </table:table-cell>
              <table:table-cell office:value-type="float" office:value="0.298082214660515">
                <text:p>0.298082214660515</text:p>
              </table:table-cell>
            </table:table-row>
            <table:table-row>
              <table:table-cell office:value-type="string">
                <text:p>Slovak</text:p>
              </table:table-cell>
              <table:table-cell office:value-type="float" office:value="0.456598440235953">
                <text:p>0.456598440235953</text:p>
              </table:table-cell>
            </table:table-row>
            <table:table-row>
              <table:table-cell office:value-type="string">
                <text:p>Serbian</text:p>
              </table:table-cell>
              <table:table-cell office:value-type="float" office:value="0.584306534087497">
                <text:p>0.584306534087497</text:p>
              </table:table-cell>
            </table:table-row>
            <table:table-row>
              <table:table-cell office:value-type="string">
                <text:p>Creole</text:p>
              </table:table-cell>
              <table:table-cell office:value-type="float" office:value="0.375700223786986">
                <text:p>0.375700223786986</text:p>
              </table:table-cell>
            </table:table-row>
            <table:table-row>
              <table:table-cell office:value-type="string">
                <text:p>Nahuatl</text:p>
              </table:table-cell>
              <table:table-cell office:value-type="float" office:value="0.557324957520467">
                <text:p>0.557324957520467</text:p>
              </table:table-cell>
            </table:table-row>
            <table:table-row>
              <table:table-cell office:value-type="string">
                <text:p>Latin</text:p>
              </table:table-cell>
              <table:table-cell office:value-type="float" office:value="0.611375195735887">
                <text:p>0.611375195735887</text:p>
              </table:table-cell>
            </table:table-row>
            <table:table-row>
              <table:table-cell office:value-type="string">
                <text:p>Portuguese</text:p>
              </table:table-cell>
              <table:table-cell office:value-type="float" office:value="0.585123996481753">
                <text:p>0.585123996481753</text:p>
              </table:table-cell>
            </table:table-row>
            <table:table-row>
              <table:table-cell office:value-type="string">
                <text:p>Estonian</text:p>
              </table:table-cell>
              <table:table-cell office:value-type="float" office:value="0.427178651357833">
                <text:p>0.427178651357833</text:p>
              </table:table-cell>
            </table:table-row>
            <table:table-row>
              <table:table-cell office:value-type="string">
                <text:p>Zulu</text:p>
              </table:table-cell>
              <table:table-cell office:value-type="float" office:value="0.654549919292068">
                <text:p>0.654549919292068</text:p>
              </table:table-cell>
            </table:table-row>
            <table:table-row>
              <table:table-cell office:value-type="string">
                <text:p>Latvian</text:p>
              </table:table-cell>
              <table:table-cell office:value-type="float" office:value="0.646108834689914">
                <text:p>0.646108834689914</text:p>
              </table:table-cell>
            </table:table-row>
            <table:table-row>
              <table:table-cell office:value-type="string">
                <text:p>Wolaytta</text:p>
              </table:table-cell>
              <table:table-cell office:value-type="float" office:value="0.576036935002914">
                <text:p>0.576036935002914</text:p>
              </table:table-cell>
            </table:table-row>
            <table:table-row>
              <table:table-cell office:value-type="string">
                <text:p>Swahili</text:p>
              </table:table-cell>
              <table:table-cell office:value-type="float" office:value="0.636795746174103">
                <text:p>0.636795746174103</text:p>
              </table:table-cell>
            </table:table-row>
            <table:table-row>
              <table:table-cell office:value-type="string">
                <text:p>Turkish</text:p>
              </table:table-cell>
              <table:table-cell office:value-type="float" office:value="0.540121626169634">
                <text:p>0.540121626169634</text:p>
              </table:table-cell>
            </table:table-row>
            <table:table-row>
              <table:table-cell office:value-type="string">
                <text:p>Quichua</text:p>
              </table:table-cell>
              <table:table-cell office:value-type="float" office:value="0.524788632153842">
                <text:p>0.52478863215384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9.296cm" svg:height="20.293cm" xlink:href=".." xlink:type="simple" chart:class="chart:line" chart:style-name="ch1">
        <chart:title svg:x="11.416cm" svg:y="0.541cm" chart:style-name="ch2">
          <text:p>Undefined Variances Go to Zero</text:p>
        </chart:title>
        <chart:plot-area chart:style-name="ch3" table:cell-range-address="spearman_cors.A2:spearman_cors.A74 spearman_cors.P2:spearman_cors.P74" chart:data-source-has-labels="column" svg:x="1.596cm" svg:y="1.725cm" svg:width="27.115cm" svg:height="17.182cm">
          <chartooo:coordinate-region svg:x="2.457cm" svg:y="1.924cm" svg:width="26.084cm" svg:height="16.784cm"/>
          <chart:axis chart:dimension="x" chart:name="primary-x" chart:style-name="ch4" chartooo:axis-type="auto">
            <chartooo:date-scale/>
            <chart:title svg:x="13.297cm" svg:y="19.312cm" chart:style-name="ch5">
              <text:p>Bible Corpus Languages</text:p>
            </chart:title>
            <chart:categories table:cell-range-address="spearman_cors.A2:spearman_cors.A74"/>
          </chart:axis>
          <chart:axis chart:dimension="y" chart:name="primary-y" chart:style-name="ch4">
            <chart:title svg:x="0.451cm" svg:y="13.442cm" chart:style-name="ch6">
              <text:p>Spearman Rho (Frequency f / VarLength[f])</text:p>
            </chart:title>
            <chart:grid chart:style-name="ch7" chart:class="major"/>
          </chart:axis>
          <chart:series chart:style-name="ch8" chart:values-cell-range-address="spearman_cors.P2:spearman_cors.P74" chart:class="chart:line">
            <chart:data-point chart:repeated="7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P</text:p>
              </table:table-cell>
            </table:table-row>
          </table:table-header-rows>
          <table:table-rows>
            <table:table-row>
              <table:table-cell office:value-type="string">
                <text:p>Somali</text:p>
                <draw:g>
                  <svg:desc>spearman_cors.A2:spearman_cors.A74</svg:desc>
                </draw:g>
              </table:table-cell>
              <table:table-cell office:value-type="float" office:value="-0.736607956770609">
                <text:p>-0.736607956770609</text:p>
                <draw:g>
                  <svg:desc>spearman_cors.P2:spearman_cors.P74</svg:desc>
                </draw:g>
              </table:table-cell>
            </table:table-row>
            <table:table-row>
              <table:table-cell office:value-type="string">
                <text:p>Q'eqchi'</text:p>
              </table:table-cell>
              <table:table-cell office:value-type="float" office:value="-0.754828126802357">
                <text:p>-0.754828126802357</text:p>
              </table:table-cell>
            </table:table-row>
            <table:table-row>
              <table:table-cell office:value-type="string">
                <text:p>Afrikaans</text:p>
              </table:table-cell>
              <table:table-cell office:value-type="float" office:value="-0.762328240267389">
                <text:p>-0.762328240267389</text:p>
              </table:table-cell>
            </table:table-row>
            <table:table-row>
              <table:table-cell office:value-type="string">
                <text:p>Tachelhit</text:p>
              </table:table-cell>
              <table:table-cell office:value-type="float" office:value="-0.815602846574969">
                <text:p>-0.815602846574969</text:p>
              </table:table-cell>
            </table:table-row>
            <table:table-row>
              <table:table-cell office:value-type="string">
                <text:p>Campa (Axininca)</text:p>
              </table:table-cell>
              <table:table-cell office:value-type="float" office:value="-0.791696050127502">
                <text:p>-0.791696050127502</text:p>
              </table:table-cell>
            </table:table-row>
            <table:table-row>
              <table:table-cell office:value-type="string">
                <text:p>Lukpa</text:p>
              </table:table-cell>
              <table:table-cell office:value-type="float" office:value="-0.732734826968861">
                <text:p>-0.732734826968861</text:p>
              </table:table-cell>
            </table:table-row>
            <table:table-row>
              <table:table-cell office:value-type="string">
                <text:p>Swedish</text:p>
              </table:table-cell>
              <table:table-cell office:value-type="float" office:value="-0.770225790828728">
                <text:p>-0.770225790828728</text:p>
              </table:table-cell>
            </table:table-row>
            <table:table-row>
              <table:table-cell office:value-type="string">
                <text:p>Polish</text:p>
              </table:table-cell>
              <table:table-cell office:value-type="float" office:value="-0.777259972614144">
                <text:p>-0.777259972614144</text:p>
              </table:table-cell>
            </table:table-row>
            <table:table-row>
              <table:table-cell office:value-type="string">
                <text:p>Ewe</text:p>
              </table:table-cell>
              <table:table-cell office:value-type="float" office:value="-0.765520818784873">
                <text:p>-0.765520818784873</text:p>
              </table:table-cell>
            </table:table-row>
            <table:table-row>
              <table:table-cell office:value-type="string">
                <text:p>Paite</text:p>
              </table:table-cell>
              <table:table-cell office:value-type="float" office:value="-0.7355770170563">
                <text:p>-0.7355770170563</text:p>
              </table:table-cell>
            </table:table-row>
            <table:table-row>
              <table:table-cell office:value-type="string">
                <text:p>Vietnamese</text:p>
              </table:table-cell>
              <table:table-cell office:value-type="float" office:value="-0.722543397277552">
                <text:p>-0.722543397277552</text:p>
              </table:table-cell>
            </table:table-row>
            <table:table-row>
              <table:table-cell office:value-type="string">
                <text:p>Shuar</text:p>
              </table:table-cell>
              <table:table-cell office:value-type="float" office:value="-0.802288250334985">
                <text:p>-0.802288250334985</text:p>
              </table:table-cell>
            </table:table-row>
            <table:table-row>
              <table:table-cell office:value-type="string">
                <text:p>Camsa</text:p>
              </table:table-cell>
              <table:table-cell office:value-type="float" office:value="-0.74797913804311">
                <text:p>-0.74797913804311</text:p>
              </table:table-cell>
            </table:table-row>
            <table:table-row>
              <table:table-cell office:value-type="string">
                <text:p>Uma</text:p>
              </table:table-cell>
              <table:table-cell office:value-type="float" office:value="-0.770845952836351">
                <text:p>-0.770845952836351</text:p>
              </table:table-cell>
            </table:table-row>
            <table:table-row>
              <table:table-cell office:value-type="string">
                <text:p>Barasana</text:p>
              </table:table-cell>
              <table:table-cell office:value-type="float" office:value="-0.768836231321218">
                <text:p>-0.768836231321218</text:p>
              </table:table-cell>
            </table:table-row>
            <table:table-row>
              <table:table-cell office:value-type="string">
                <text:p>Hungarian</text:p>
              </table:table-cell>
              <table:table-cell office:value-type="float" office:value="-0.768326492151452">
                <text:p>-0.768326492151452</text:p>
              </table:table-cell>
            </table:table-row>
            <table:table-row>
              <table:table-cell office:value-type="string">
                <text:p>Zarma</text:p>
              </table:table-cell>
              <table:table-cell office:value-type="float" office:value="-0.735906593760995">
                <text:p>-0.735906593760995</text:p>
              </table:table-cell>
            </table:table-row>
            <table:table-row>
              <table:table-cell office:value-type="string">
                <text:p>Czech</text:p>
              </table:table-cell>
              <table:table-cell office:value-type="float" office:value="-0.696651780636711">
                <text:p>-0.696651780636711</text:p>
              </table:table-cell>
            </table:table-row>
            <table:table-row>
              <table:table-cell office:value-type="string">
                <text:p>Lithuanian</text:p>
              </table:table-cell>
              <table:table-cell office:value-type="float" office:value="-0.754838624056904">
                <text:p>-0.754838624056904</text:p>
              </table:table-cell>
            </table:table-row>
            <table:table-row>
              <table:table-cell office:value-type="string">
                <text:p>Uspanteco</text:p>
              </table:table-cell>
              <table:table-cell office:value-type="float" office:value="-0.756653602922562">
                <text:p>-0.756653602922562</text:p>
              </table:table-cell>
            </table:table-row>
            <table:table-row>
              <table:table-cell office:value-type="string">
                <text:p>Greek</text:p>
              </table:table-cell>
              <table:table-cell office:value-type="float" office:value="-0.761302489323905">
                <text:p>-0.761302489323905</text:p>
              </table:table-cell>
            </table:table-row>
            <table:table-row>
              <table:table-cell office:value-type="string">
                <text:p>English</text:p>
              </table:table-cell>
              <table:table-cell office:value-type="float" office:value="-0.739744770559287">
                <text:p>-0.739744770559287</text:p>
              </table:table-cell>
            </table:table-row>
            <table:table-row>
              <table:table-cell office:value-type="string">
                <text:p>Norwegian</text:p>
              </table:table-cell>
              <table:table-cell office:value-type="float" office:value="-0.782423224991203">
                <text:p>-0.782423224991203</text:p>
              </table:table-cell>
            </table:table-row>
            <table:table-row>
              <table:table-cell office:value-type="string">
                <text:p>Romani</text:p>
              </table:table-cell>
              <table:table-cell office:value-type="float" office:value="-0.735075067965745">
                <text:p>-0.735075067965745</text:p>
              </table:table-cell>
            </table:table-row>
            <table:table-row>
              <table:table-cell office:value-type="string">
                <text:p>Tagalog</text:p>
              </table:table-cell>
              <table:table-cell office:value-type="float" office:value="-0.808431770218421">
                <text:p>-0.808431770218421</text:p>
              </table:table-cell>
            </table:table-row>
            <table:table-row>
              <table:table-cell office:value-type="string">
                <text:p>Icelandic</text:p>
              </table:table-cell>
              <table:table-cell office:value-type="float" office:value="-0.784948481781054">
                <text:p>-0.784948481781054</text:p>
              </table:table-cell>
            </table:table-row>
            <table:table-row>
              <table:table-cell office:value-type="string">
                <text:p>Finnish</text:p>
              </table:table-cell>
              <table:table-cell office:value-type="float" office:value="-0.780140437743211">
                <text:p>-0.780140437743211</text:p>
              </table:table-cell>
            </table:table-row>
            <table:table-row>
              <table:table-cell office:value-type="string">
                <text:p>Romanian</text:p>
              </table:table-cell>
              <table:table-cell office:value-type="float" office:value="-0.768682608616618">
                <text:p>-0.768682608616618</text:p>
              </table:table-cell>
            </table:table-row>
            <table:table-row>
              <table:table-cell office:value-type="string">
                <text:p>Xhosa</text:p>
              </table:table-cell>
              <table:table-cell office:value-type="float" office:value="-0.772183416418586">
                <text:p>-0.772183416418586</text:p>
              </table:table-cell>
            </table:table-row>
            <table:table-row>
              <table:table-cell office:value-type="string">
                <text:p>Slovene</text:p>
              </table:table-cell>
              <table:table-cell office:value-type="float" office:value="-0.778125851523641">
                <text:p>-0.778125851523641</text:p>
              </table:table-cell>
            </table:table-row>
            <table:table-row>
              <table:table-cell office:value-type="string">
                <text:p>Esperanto</text:p>
              </table:table-cell>
              <table:table-cell office:value-type="float" office:value="-0.769798321492906">
                <text:p>-0.769798321492906</text:p>
              </table:table-cell>
            </table:table-row>
            <table:table-row>
              <table:table-cell office:value-type="string">
                <text:p>Chinantec</text:p>
              </table:table-cell>
              <table:table-cell office:value-type="float" office:value="-0.714590881871327">
                <text:p>-0.714590881871327</text:p>
              </table:table-cell>
            </table:table-row>
            <table:table-row>
              <table:table-cell office:value-type="string">
                <text:p>Malagasy</text:p>
              </table:table-cell>
              <table:table-cell office:value-type="float" office:value="-0.766002266133741">
                <text:p>-0.766002266133741</text:p>
              </table:table-cell>
            </table:table-row>
            <table:table-row>
              <table:table-cell office:value-type="string">
                <text:p>Danish</text:p>
              </table:table-cell>
              <table:table-cell office:value-type="float" office:value="-0.771174064354329">
                <text:p>-0.771174064354329</text:p>
              </table:table-cell>
            </table:table-row>
            <table:table-row>
              <table:table-cell office:value-type="string">
                <text:p>Cabecar</text:p>
              </table:table-cell>
              <table:table-cell office:value-type="float" office:value="-0.774563436109444">
                <text:p>-0.774563436109444</text:p>
              </table:table-cell>
            </table:table-row>
            <table:table-row>
              <table:table-cell office:value-type="string">
                <text:p>Cebuano</text:p>
              </table:table-cell>
              <table:table-cell office:value-type="float" office:value="-0.767037523412215">
                <text:p>-0.767037523412215</text:p>
              </table:table-cell>
            </table:table-row>
            <table:table-row>
              <table:table-cell office:value-type="string">
                <text:p>Croatian</text:p>
              </table:table-cell>
              <table:table-cell office:value-type="float" office:value="-0.753252109099314">
                <text:p>-0.753252109099314</text:p>
              </table:table-cell>
            </table:table-row>
            <table:table-row>
              <table:table-cell office:value-type="string">
                <text:p>Maori</text:p>
              </table:table-cell>
              <table:table-cell office:value-type="float" office:value="-0.744265949181624">
                <text:p>-0.744265949181624</text:p>
              </table:table-cell>
            </table:table-row>
            <table:table-row>
              <table:table-cell office:value-type="string">
                <text:p>Akawaio</text:p>
              </table:table-cell>
              <table:table-cell office:value-type="float" office:value="-0.745621036253028">
                <text:p>-0.745621036253028</text:p>
              </table:table-cell>
            </table:table-row>
            <table:table-row>
              <table:table-cell office:value-type="string">
                <text:p>Indonesian</text:p>
              </table:table-cell>
              <table:table-cell office:value-type="float" office:value="-0.78482717578649">
                <text:p>-0.78482717578649</text:p>
              </table:table-cell>
            </table:table-row>
            <table:table-row>
              <table:table-cell office:value-type="string">
                <text:p>Spanish</text:p>
              </table:table-cell>
              <table:table-cell office:value-type="float" office:value="-0.723411508731848">
                <text:p>-0.723411508731848</text:p>
              </table:table-cell>
            </table:table-row>
            <table:table-row>
              <table:table-cell office:value-type="string">
                <text:p>Mam</text:p>
              </table:table-cell>
              <table:table-cell office:value-type="float" office:value="-0.712866877829793">
                <text:p>-0.712866877829793</text:p>
              </table:table-cell>
            </table:table-row>
            <table:table-row>
              <table:table-cell office:value-type="string">
                <text:p>Basque</text:p>
              </table:table-cell>
              <table:table-cell office:value-type="float" office:value="-0.743149770209533">
                <text:p>-0.743149770209533</text:p>
              </table:table-cell>
            </table:table-row>
            <table:table-row>
              <table:table-cell office:value-type="string">
                <text:p>Kabyle</text:p>
              </table:table-cell>
              <table:table-cell office:value-type="float" office:value="-0.758220515483472">
                <text:p>-0.758220515483472</text:p>
              </table:table-cell>
            </table:table-row>
            <table:table-row>
              <table:table-cell office:value-type="string">
                <text:p>Aguaruna</text:p>
              </table:table-cell>
              <table:table-cell office:value-type="float" office:value="-0.774915727512855">
                <text:p>-0.774915727512855</text:p>
              </table:table-cell>
            </table:table-row>
            <table:table-row>
              <table:table-cell office:value-type="string">
                <text:p>German</text:p>
              </table:table-cell>
              <table:table-cell office:value-type="float" office:value="-0.741000219357643">
                <text:p>-0.741000219357643</text:p>
              </table:table-cell>
            </table:table-row>
            <table:table-row>
              <table:table-cell office:value-type="string">
                <text:p>Galela</text:p>
              </table:table-cell>
              <table:table-cell office:value-type="float" office:value="-0.751122578654035">
                <text:p>-0.751122578654035</text:p>
              </table:table-cell>
            </table:table-row>
            <table:table-row>
              <table:table-cell office:value-type="string">
                <text:p>French</text:p>
              </table:table-cell>
              <table:table-cell office:value-type="float" office:value="-0.706778559788012">
                <text:p>-0.706778559788012</text:p>
              </table:table-cell>
            </table:table-row>
            <table:table-row>
              <table:table-cell office:value-type="string">
                <text:p>Dutch</text:p>
              </table:table-cell>
              <table:table-cell office:value-type="float" office:value="-0.76558466927288">
                <text:p>-0.76558466927288</text:p>
              </table:table-cell>
            </table:table-row>
            <table:table-row>
              <table:table-cell office:value-type="string">
                <text:p>Italian</text:p>
              </table:table-cell>
              <table:table-cell office:value-type="float" office:value="-0.733240538736877">
                <text:p>-0.733240538736877</text:p>
              </table:table-cell>
            </table:table-row>
            <table:table-row>
              <table:table-cell office:value-type="string">
                <text:p>Hebrew</text:p>
              </table:table-cell>
              <table:table-cell office:value-type="float" office:value="-0.758373890316956">
                <text:p>-0.758373890316956</text:p>
              </table:table-cell>
            </table:table-row>
            <table:table-row>
              <table:table-cell office:value-type="string">
                <text:p>Aukan</text:p>
              </table:table-cell>
              <table:table-cell office:value-type="float" office:value="-0.668842370640558">
                <text:p>-0.668842370640558</text:p>
              </table:table-cell>
            </table:table-row>
            <table:table-row>
              <table:table-cell office:value-type="string">
                <text:p>Amuzgo</text:p>
              </table:table-cell>
              <table:table-cell office:value-type="float" office:value="-0.753641689231703">
                <text:p>-0.753641689231703</text:p>
              </table:table-cell>
            </table:table-row>
            <table:table-row>
              <table:table-cell office:value-type="string">
                <text:p>Wolof</text:p>
              </table:table-cell>
              <table:table-cell office:value-type="float" office:value="-0.781551966943289">
                <text:p>-0.781551966943289</text:p>
              </table:table-cell>
            </table:table-row>
            <table:table-row>
              <table:table-cell office:value-type="string">
                <text:p>Albanian</text:p>
              </table:table-cell>
              <table:table-cell office:value-type="float" office:value="-0.758025802670222">
                <text:p>-0.758025802670222</text:p>
              </table:table-cell>
            </table:table-row>
            <table:table-row>
              <table:table-cell office:value-type="string">
                <text:p>Dinka</text:p>
              </table:table-cell>
              <table:table-cell office:value-type="float" office:value="-0.763095303407007">
                <text:p>-0.763095303407007</text:p>
              </table:table-cell>
            </table:table-row>
            <table:table-row>
              <table:table-cell office:value-type="string">
                <text:p>Achuar</text:p>
              </table:table-cell>
              <table:table-cell office:value-type="float" office:value="-0.76583347795938">
                <text:p>-0.76583347795938</text:p>
              </table:table-cell>
            </table:table-row>
            <table:table-row>
              <table:table-cell office:value-type="string">
                <text:p>Jakalteko</text:p>
              </table:table-cell>
              <table:table-cell office:value-type="float" office:value="-0.734099156551336">
                <text:p>-0.734099156551336</text:p>
              </table:table-cell>
            </table:table-row>
            <table:table-row>
              <table:table-cell office:value-type="string">
                <text:p>Cakchiquel</text:p>
              </table:table-cell>
              <table:table-cell office:value-type="float" office:value="-0.762137725472858">
                <text:p>-0.762137725472858</text:p>
              </table:table-cell>
            </table:table-row>
            <table:table-row>
              <table:table-cell office:value-type="string">
                <text:p>K'iche'</text:p>
              </table:table-cell>
              <table:table-cell office:value-type="float" office:value="-0.729254419763163">
                <text:p>-0.729254419763163</text:p>
              </table:table-cell>
            </table:table-row>
            <table:table-row>
              <table:table-cell office:value-type="string">
                <text:p>Slovak</text:p>
              </table:table-cell>
              <table:table-cell office:value-type="float" office:value="-0.710658885344625">
                <text:p>-0.710658885344625</text:p>
              </table:table-cell>
            </table:table-row>
            <table:table-row>
              <table:table-cell office:value-type="string">
                <text:p>Serbian</text:p>
              </table:table-cell>
              <table:table-cell office:value-type="float" office:value="-0.759246921182448">
                <text:p>-0.759246921182448</text:p>
              </table:table-cell>
            </table:table-row>
            <table:table-row>
              <table:table-cell office:value-type="string">
                <text:p>Creole</text:p>
              </table:table-cell>
              <table:table-cell office:value-type="float" office:value="-0.702734463745868">
                <text:p>-0.702734463745868</text:p>
              </table:table-cell>
            </table:table-row>
            <table:table-row>
              <table:table-cell office:value-type="string">
                <text:p>Nahuatl</text:p>
              </table:table-cell>
              <table:table-cell office:value-type="float" office:value="-0.772247104787749">
                <text:p>-0.772247104787749</text:p>
              </table:table-cell>
            </table:table-row>
            <table:table-row>
              <table:table-cell office:value-type="string">
                <text:p>Latin</text:p>
              </table:table-cell>
              <table:table-cell office:value-type="float" office:value="-0.77116996904939">
                <text:p>-0.77116996904939</text:p>
              </table:table-cell>
            </table:table-row>
            <table:table-row>
              <table:table-cell office:value-type="string">
                <text:p>Portuguese</text:p>
              </table:table-cell>
              <table:table-cell office:value-type="float" office:value="-0.784265958724124">
                <text:p>-0.784265958724124</text:p>
              </table:table-cell>
            </table:table-row>
            <table:table-row>
              <table:table-cell office:value-type="string">
                <text:p>Estonian</text:p>
              </table:table-cell>
              <table:table-cell office:value-type="float" office:value="-0.749090133217202">
                <text:p>-0.749090133217202</text:p>
              </table:table-cell>
            </table:table-row>
            <table:table-row>
              <table:table-cell office:value-type="string">
                <text:p>Zulu</text:p>
              </table:table-cell>
              <table:table-cell office:value-type="float" office:value="-0.712599655030373">
                <text:p>-0.712599655030373</text:p>
              </table:table-cell>
            </table:table-row>
            <table:table-row>
              <table:table-cell office:value-type="string">
                <text:p>Latvian</text:p>
              </table:table-cell>
              <table:table-cell office:value-type="float" office:value="-0.773466643419782">
                <text:p>-0.773466643419782</text:p>
              </table:table-cell>
            </table:table-row>
            <table:table-row>
              <table:table-cell office:value-type="string">
                <text:p>Wolaytta</text:p>
              </table:table-cell>
              <table:table-cell office:value-type="float" office:value="-0.782412224291841">
                <text:p>-0.782412224291841</text:p>
              </table:table-cell>
            </table:table-row>
            <table:table-row>
              <table:table-cell office:value-type="string">
                <text:p>Swahili</text:p>
              </table:table-cell>
              <table:table-cell office:value-type="float" office:value="-0.757683766072759">
                <text:p>-0.757683766072759</text:p>
              </table:table-cell>
            </table:table-row>
            <table:table-row>
              <table:table-cell office:value-type="string">
                <text:p>Turkish</text:p>
              </table:table-cell>
              <table:table-cell office:value-type="float" office:value="-0.748432293976447">
                <text:p>-0.748432293976447</text:p>
              </table:table-cell>
            </table:table-row>
            <table:table-row>
              <table:table-cell office:value-type="string">
                <text:p>Quichua</text:p>
              </table:table-cell>
              <table:table-cell office:value-type="float" office:value="-0.753994712234128">
                <text:p>-0.75399471223412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9.296cm" svg:height="20.293cm" xlink:href=".." xlink:type="simple" chart:class="chart:line" chart:style-name="ch1">
        <chart:title svg:x="11.416cm" svg:y="0.541cm" chart:style-name="ch2">
          <text:p>Undefined Variances Go to Zero</text:p>
        </chart:title>
        <chart:plot-area chart:style-name="ch3" table:cell-range-address="spearman_cors.A2:spearman_cors.A74 spearman_cors.R2:spearman_cors.R74" chart:data-source-has-labels="column" svg:x="1.596cm" svg:y="1.725cm" svg:width="27.115cm" svg:height="17.182cm">
          <chartooo:coordinate-region svg:x="2.457cm" svg:y="1.924cm" svg:width="26.084cm" svg:height="16.784cm"/>
          <chart:axis chart:dimension="x" chart:name="primary-x" chart:style-name="ch4" chartooo:axis-type="auto">
            <chartooo:date-scale/>
            <chart:title svg:x="13.297cm" svg:y="19.312cm" chart:style-name="ch5">
              <text:p>Bible Corpus Languages</text:p>
            </chart:title>
            <chart:categories table:cell-range-address="spearman_cors.A2:spearman_cors.A74"/>
          </chart:axis>
          <chart:axis chart:dimension="y" chart:name="primary-y" chart:style-name="ch4">
            <chart:title svg:x="0.451cm" svg:y="13.614cm" chart:style-name="ch6">
              <text:p>Spearman Rho (Frequency f / MeanLength[f])</text:p>
            </chart:title>
            <chart:grid chart:style-name="ch7" chart:class="major"/>
          </chart:axis>
          <chart:series chart:style-name="ch8" chart:values-cell-range-address="spearman_cors.R2:spearman_cors.R74" chart:class="chart:line">
            <chart:data-point chart:repeated="7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R</text:p>
              </table:table-cell>
            </table:table-row>
          </table:table-header-rows>
          <table:table-rows>
            <table:table-row>
              <table:table-cell office:value-type="string">
                <text:p>Somali</text:p>
                <draw:g>
                  <svg:desc>spearman_cors.A2:spearman_cors.A74</svg:desc>
                </draw:g>
              </table:table-cell>
              <table:table-cell office:value-type="float" office:value="-0.593322427633325">
                <text:p>-0.593322427633325</text:p>
                <draw:g>
                  <svg:desc>spearman_cors.R2:spearman_cors.R74</svg:desc>
                </draw:g>
              </table:table-cell>
            </table:table-row>
            <table:table-row>
              <table:table-cell office:value-type="string">
                <text:p>Q'eqchi'</text:p>
              </table:table-cell>
              <table:table-cell office:value-type="float" office:value="-0.51568555114854">
                <text:p>-0.51568555114854</text:p>
              </table:table-cell>
            </table:table-row>
            <table:table-row>
              <table:table-cell office:value-type="string">
                <text:p>Afrikaans</text:p>
              </table:table-cell>
              <table:table-cell office:value-type="float" office:value="-0.690844261845811">
                <text:p>-0.690844261845811</text:p>
              </table:table-cell>
            </table:table-row>
            <table:table-row>
              <table:table-cell office:value-type="string">
                <text:p>Tachelhit</text:p>
              </table:table-cell>
              <table:table-cell office:value-type="float" office:value="-0.472483140416581">
                <text:p>-0.472483140416581</text:p>
              </table:table-cell>
            </table:table-row>
            <table:table-row>
              <table:table-cell office:value-type="string">
                <text:p>Campa (Axininca)</text:p>
              </table:table-cell>
              <table:table-cell office:value-type="float" office:value="-0.594977410413226">
                <text:p>-0.594977410413226</text:p>
              </table:table-cell>
            </table:table-row>
            <table:table-row>
              <table:table-cell office:value-type="string">
                <text:p>Lukpa</text:p>
              </table:table-cell>
              <table:table-cell office:value-type="float" office:value="-0.583384242698427">
                <text:p>-0.583384242698427</text:p>
              </table:table-cell>
            </table:table-row>
            <table:table-row>
              <table:table-cell office:value-type="string">
                <text:p>Swedish</text:p>
              </table:table-cell>
              <table:table-cell office:value-type="float" office:value="-0.670623117111076">
                <text:p>-0.670623117111076</text:p>
              </table:table-cell>
            </table:table-row>
            <table:table-row>
              <table:table-cell office:value-type="string">
                <text:p>Polish</text:p>
              </table:table-cell>
              <table:table-cell office:value-type="float" office:value="-0.703263654056825">
                <text:p>-0.703263654056825</text:p>
              </table:table-cell>
            </table:table-row>
            <table:table-row>
              <table:table-cell office:value-type="string">
                <text:p>Ewe</text:p>
              </table:table-cell>
              <table:table-cell office:value-type="float" office:value="-0.602941018248875">
                <text:p>-0.602941018248875</text:p>
              </table:table-cell>
            </table:table-row>
            <table:table-row>
              <table:table-cell office:value-type="string">
                <text:p>Paite</text:p>
              </table:table-cell>
              <table:table-cell office:value-type="float" office:value="-0.534455319172777">
                <text:p>-0.534455319172777</text:p>
              </table:table-cell>
            </table:table-row>
            <table:table-row>
              <table:table-cell office:value-type="string">
                <text:p>Vietnamese</text:p>
              </table:table-cell>
              <table:table-cell office:value-type="float" office:value="-0.199784954904114">
                <text:p>-0.199784954904114</text:p>
              </table:table-cell>
            </table:table-row>
            <table:table-row>
              <table:table-cell office:value-type="string">
                <text:p>Shuar</text:p>
              </table:table-cell>
              <table:table-cell office:value-type="float" office:value="-0.575087129750994">
                <text:p>-0.575087129750994</text:p>
              </table:table-cell>
            </table:table-row>
            <table:table-row>
              <table:table-cell office:value-type="string">
                <text:p>Camsa</text:p>
              </table:table-cell>
              <table:table-cell office:value-type="float" office:value="-0.614838304334637">
                <text:p>-0.614838304334637</text:p>
              </table:table-cell>
            </table:table-row>
            <table:table-row>
              <table:table-cell office:value-type="string">
                <text:p>Uma</text:p>
              </table:table-cell>
              <table:table-cell office:value-type="float" office:value="-0.599469989439231">
                <text:p>-0.599469989439231</text:p>
              </table:table-cell>
            </table:table-row>
            <table:table-row>
              <table:table-cell office:value-type="string">
                <text:p>Barasana</text:p>
              </table:table-cell>
              <table:table-cell office:value-type="float" office:value="-0.573139581278686">
                <text:p>-0.573139581278686</text:p>
              </table:table-cell>
            </table:table-row>
            <table:table-row>
              <table:table-cell office:value-type="string">
                <text:p>Hungarian</text:p>
              </table:table-cell>
              <table:table-cell office:value-type="float" office:value="-0.634741547188192">
                <text:p>-0.634741547188192</text:p>
              </table:table-cell>
            </table:table-row>
            <table:table-row>
              <table:table-cell office:value-type="string">
                <text:p>Zarma</text:p>
              </table:table-cell>
              <table:table-cell office:value-type="float" office:value="-0.693533169611051">
                <text:p>-0.693533169611051</text:p>
              </table:table-cell>
            </table:table-row>
            <table:table-row>
              <table:table-cell office:value-type="string">
                <text:p>Czech</text:p>
              </table:table-cell>
              <table:table-cell office:value-type="float" office:value="-0.675690211454533">
                <text:p>-0.675690211454533</text:p>
              </table:table-cell>
            </table:table-row>
            <table:table-row>
              <table:table-cell office:value-type="string">
                <text:p>Lithuanian</text:p>
              </table:table-cell>
              <table:table-cell office:value-type="float" office:value="-0.735540655162787">
                <text:p>-0.735540655162787</text:p>
              </table:table-cell>
            </table:table-row>
            <table:table-row>
              <table:table-cell office:value-type="string">
                <text:p>Uspanteco</text:p>
              </table:table-cell>
              <table:table-cell office:value-type="float" office:value="-0.456964394132756">
                <text:p>-0.456964394132756</text:p>
              </table:table-cell>
            </table:table-row>
            <table:table-row>
              <table:table-cell office:value-type="string">
                <text:p>Greek</text:p>
              </table:table-cell>
              <table:table-cell office:value-type="float" office:value="-0.724105634495417">
                <text:p>-0.724105634495417</text:p>
              </table:table-cell>
            </table:table-row>
            <table:table-row>
              <table:table-cell office:value-type="string">
                <text:p>English</text:p>
              </table:table-cell>
              <table:table-cell office:value-type="float" office:value="-0.699299903634337">
                <text:p>-0.699299903634337</text:p>
              </table:table-cell>
            </table:table-row>
            <table:table-row>
              <table:table-cell office:value-type="string">
                <text:p>Norwegian</text:p>
              </table:table-cell>
              <table:table-cell office:value-type="float" office:value="-0.690268897705852">
                <text:p>-0.690268897705852</text:p>
              </table:table-cell>
            </table:table-row>
            <table:table-row>
              <table:table-cell office:value-type="string">
                <text:p>Romani</text:p>
              </table:table-cell>
              <table:table-cell office:value-type="float" office:value="-0.615535788251786">
                <text:p>-0.615535788251786</text:p>
              </table:table-cell>
            </table:table-row>
            <table:table-row>
              <table:table-cell office:value-type="string">
                <text:p>Tagalog</text:p>
              </table:table-cell>
              <table:table-cell office:value-type="float" office:value="-0.594492466264719">
                <text:p>-0.594492466264719</text:p>
              </table:table-cell>
            </table:table-row>
            <table:table-row>
              <table:table-cell office:value-type="string">
                <text:p>Icelandic</text:p>
              </table:table-cell>
              <table:table-cell office:value-type="float" office:value="-0.698151531981942">
                <text:p>-0.698151531981942</text:p>
              </table:table-cell>
            </table:table-row>
            <table:table-row>
              <table:table-cell office:value-type="string">
                <text:p>Finnish</text:p>
              </table:table-cell>
              <table:table-cell office:value-type="float" office:value="-0.624790963439963">
                <text:p>-0.624790963439963</text:p>
              </table:table-cell>
            </table:table-row>
            <table:table-row>
              <table:table-cell office:value-type="string">
                <text:p>Romanian</text:p>
              </table:table-cell>
              <table:table-cell office:value-type="float" office:value="-0.683698191259044">
                <text:p>-0.683698191259044</text:p>
              </table:table-cell>
            </table:table-row>
            <table:table-row>
              <table:table-cell office:value-type="string">
                <text:p>Xhosa</text:p>
              </table:table-cell>
              <table:table-cell office:value-type="float" office:value="-0.59591528344497">
                <text:p>-0.59591528344497</text:p>
              </table:table-cell>
            </table:table-row>
            <table:table-row>
              <table:table-cell office:value-type="string">
                <text:p>Slovene</text:p>
              </table:table-cell>
              <table:table-cell office:value-type="float" office:value="-0.741085739342196">
                <text:p>-0.741085739342196</text:p>
              </table:table-cell>
            </table:table-row>
            <table:table-row>
              <table:table-cell office:value-type="string">
                <text:p>Esperanto</text:p>
              </table:table-cell>
              <table:table-cell office:value-type="float" office:value="-0.717970645428513">
                <text:p>-0.717970645428513</text:p>
              </table:table-cell>
            </table:table-row>
            <table:table-row>
              <table:table-cell office:value-type="string">
                <text:p>Chinantec</text:p>
              </table:table-cell>
              <table:table-cell office:value-type="float" office:value="-0.481827959702489">
                <text:p>-0.481827959702489</text:p>
              </table:table-cell>
            </table:table-row>
            <table:table-row>
              <table:table-cell office:value-type="string">
                <text:p>Malagasy</text:p>
              </table:table-cell>
              <table:table-cell office:value-type="float" office:value="-0.671314699631766">
                <text:p>-0.671314699631766</text:p>
              </table:table-cell>
            </table:table-row>
            <table:table-row>
              <table:table-cell office:value-type="string">
                <text:p>Danish</text:p>
              </table:table-cell>
              <table:table-cell office:value-type="float" office:value="-0.693424152682573">
                <text:p>-0.693424152682573</text:p>
              </table:table-cell>
            </table:table-row>
            <table:table-row>
              <table:table-cell office:value-type="string">
                <text:p>Cabecar</text:p>
              </table:table-cell>
              <table:table-cell office:value-type="float" office:value="-0.627474405524554">
                <text:p>-0.627474405524554</text:p>
              </table:table-cell>
            </table:table-row>
            <table:table-row>
              <table:table-cell office:value-type="string">
                <text:p>Cebuano</text:p>
              </table:table-cell>
              <table:table-cell office:value-type="float" office:value="-0.648359561611145">
                <text:p>-0.648359561611145</text:p>
              </table:table-cell>
            </table:table-row>
            <table:table-row>
              <table:table-cell office:value-type="string">
                <text:p>Croatian</text:p>
              </table:table-cell>
              <table:table-cell office:value-type="float" office:value="-0.802003401225691">
                <text:p>-0.802003401225691</text:p>
              </table:table-cell>
            </table:table-row>
            <table:table-row>
              <table:table-cell office:value-type="string">
                <text:p>Maori</text:p>
              </table:table-cell>
              <table:table-cell office:value-type="float" office:value="-0.651673157681045">
                <text:p>-0.651673157681045</text:p>
              </table:table-cell>
            </table:table-row>
            <table:table-row>
              <table:table-cell office:value-type="string">
                <text:p>Akawaio</text:p>
              </table:table-cell>
              <table:table-cell office:value-type="float" office:value="-0.577642634522858">
                <text:p>-0.577642634522858</text:p>
              </table:table-cell>
            </table:table-row>
            <table:table-row>
              <table:table-cell office:value-type="string">
                <text:p>Indonesian</text:p>
              </table:table-cell>
              <table:table-cell office:value-type="float" office:value="-0.551637682463448">
                <text:p>-0.551637682463448</text:p>
              </table:table-cell>
            </table:table-row>
            <table:table-row>
              <table:table-cell office:value-type="string">
                <text:p>Spanish</text:p>
              </table:table-cell>
              <table:table-cell office:value-type="float" office:value="-0.642546358217002">
                <text:p>-0.642546358217002</text:p>
              </table:table-cell>
            </table:table-row>
            <table:table-row>
              <table:table-cell office:value-type="string">
                <text:p>Mam</text:p>
              </table:table-cell>
              <table:table-cell office:value-type="float" office:value="-0.51739334009539">
                <text:p>-0.51739334009539</text:p>
              </table:table-cell>
            </table:table-row>
            <table:table-row>
              <table:table-cell office:value-type="string">
                <text:p>Basque</text:p>
              </table:table-cell>
              <table:table-cell office:value-type="float" office:value="-0.605643478844354">
                <text:p>-0.605643478844354</text:p>
              </table:table-cell>
            </table:table-row>
            <table:table-row>
              <table:table-cell office:value-type="string">
                <text:p>Kabyle</text:p>
              </table:table-cell>
              <table:table-cell office:value-type="float" office:value="-0.571278235424873">
                <text:p>-0.571278235424873</text:p>
              </table:table-cell>
            </table:table-row>
            <table:table-row>
              <table:table-cell office:value-type="string">
                <text:p>Aguaruna</text:p>
              </table:table-cell>
              <table:table-cell office:value-type="float" office:value="-0.542252087787837">
                <text:p>-0.542252087787837</text:p>
              </table:table-cell>
            </table:table-row>
            <table:table-row>
              <table:table-cell office:value-type="string">
                <text:p>German</text:p>
              </table:table-cell>
              <table:table-cell office:value-type="float" office:value="-0.699024716723783">
                <text:p>-0.699024716723783</text:p>
              </table:table-cell>
            </table:table-row>
            <table:table-row>
              <table:table-cell office:value-type="string">
                <text:p>Galela</text:p>
              </table:table-cell>
              <table:table-cell office:value-type="float" office:value="-0.544057362888159">
                <text:p>-0.544057362888159</text:p>
              </table:table-cell>
            </table:table-row>
            <table:table-row>
              <table:table-cell office:value-type="string">
                <text:p>French</text:p>
              </table:table-cell>
              <table:table-cell office:value-type="float" office:value="-0.690634695562424">
                <text:p>-0.690634695562424</text:p>
              </table:table-cell>
            </table:table-row>
            <table:table-row>
              <table:table-cell office:value-type="string">
                <text:p>Dutch</text:p>
              </table:table-cell>
              <table:table-cell office:value-type="float" office:value="-0.71115383963895">
                <text:p>-0.71115383963895</text:p>
              </table:table-cell>
            </table:table-row>
            <table:table-row>
              <table:table-cell office:value-type="string">
                <text:p>Italian</text:p>
              </table:table-cell>
              <table:table-cell office:value-type="float" office:value="-0.657954646995001">
                <text:p>-0.657954646995001</text:p>
              </table:table-cell>
            </table:table-row>
            <table:table-row>
              <table:table-cell office:value-type="string">
                <text:p>Hebrew</text:p>
              </table:table-cell>
              <table:table-cell office:value-type="float" office:value="-0.535797786674236">
                <text:p>-0.535797786674236</text:p>
              </table:table-cell>
            </table:table-row>
            <table:table-row>
              <table:table-cell office:value-type="string">
                <text:p>Aukan</text:p>
              </table:table-cell>
              <table:table-cell office:value-type="float" office:value="-0.553302994091637">
                <text:p>-0.553302994091637</text:p>
              </table:table-cell>
            </table:table-row>
            <table:table-row>
              <table:table-cell office:value-type="string">
                <text:p>Amuzgo</text:p>
              </table:table-cell>
              <table:table-cell office:value-type="float" office:value="-0.604536525322197">
                <text:p>-0.604536525322197</text:p>
              </table:table-cell>
            </table:table-row>
            <table:table-row>
              <table:table-cell office:value-type="string">
                <text:p>Wolof</text:p>
              </table:table-cell>
              <table:table-cell office:value-type="float" office:value="-0.624839378130855">
                <text:p>-0.624839378130855</text:p>
              </table:table-cell>
            </table:table-row>
            <table:table-row>
              <table:table-cell office:value-type="string">
                <text:p>Albanian</text:p>
              </table:table-cell>
              <table:table-cell office:value-type="float" office:value="-0.610207165684477">
                <text:p>-0.610207165684477</text:p>
              </table:table-cell>
            </table:table-row>
            <table:table-row>
              <table:table-cell office:value-type="string">
                <text:p>Dinka</text:p>
              </table:table-cell>
              <table:table-cell office:value-type="float" office:value="-0.657471753929583">
                <text:p>-0.657471753929583</text:p>
              </table:table-cell>
            </table:table-row>
            <table:table-row>
              <table:table-cell office:value-type="string">
                <text:p>Achuar</text:p>
              </table:table-cell>
              <table:table-cell office:value-type="float" office:value="-0.466552121443153">
                <text:p>-0.466552121443153</text:p>
              </table:table-cell>
            </table:table-row>
            <table:table-row>
              <table:table-cell office:value-type="string">
                <text:p>Jakalteko</text:p>
              </table:table-cell>
              <table:table-cell office:value-type="float" office:value="-0.607737710404324">
                <text:p>-0.607737710404324</text:p>
              </table:table-cell>
            </table:table-row>
            <table:table-row>
              <table:table-cell office:value-type="string">
                <text:p>Cakchiquel</text:p>
              </table:table-cell>
              <table:table-cell office:value-type="float" office:value="-0.502478383811665">
                <text:p>-0.502478383811665</text:p>
              </table:table-cell>
            </table:table-row>
            <table:table-row>
              <table:table-cell office:value-type="string">
                <text:p>K'iche'</text:p>
              </table:table-cell>
              <table:table-cell office:value-type="float" office:value="-0.587182329215791">
                <text:p>-0.587182329215791</text:p>
              </table:table-cell>
            </table:table-row>
            <table:table-row>
              <table:table-cell office:value-type="string">
                <text:p>Slovak</text:p>
              </table:table-cell>
              <table:table-cell office:value-type="float" office:value="-0.690790650740116">
                <text:p>-0.690790650740116</text:p>
              </table:table-cell>
            </table:table-row>
            <table:table-row>
              <table:table-cell office:value-type="string">
                <text:p>Serbian</text:p>
              </table:table-cell>
              <table:table-cell office:value-type="float" office:value="-0.774753488895933">
                <text:p>-0.774753488895933</text:p>
              </table:table-cell>
            </table:table-row>
            <table:table-row>
              <table:table-cell office:value-type="string">
                <text:p>Creole</text:p>
              </table:table-cell>
              <table:table-cell office:value-type="float" office:value="-0.553031772163986">
                <text:p>-0.553031772163986</text:p>
              </table:table-cell>
            </table:table-row>
            <table:table-row>
              <table:table-cell office:value-type="string">
                <text:p>Nahuatl</text:p>
              </table:table-cell>
              <table:table-cell office:value-type="float" office:value="-0.612763505153226">
                <text:p>-0.612763505153226</text:p>
              </table:table-cell>
            </table:table-row>
            <table:table-row>
              <table:table-cell office:value-type="string">
                <text:p>Latin</text:p>
              </table:table-cell>
              <table:table-cell office:value-type="float" office:value="-0.717114978287199">
                <text:p>-0.717114978287199</text:p>
              </table:table-cell>
            </table:table-row>
            <table:table-row>
              <table:table-cell office:value-type="string">
                <text:p>Portuguese</text:p>
              </table:table-cell>
              <table:table-cell office:value-type="float" office:value="-0.657255037941252">
                <text:p>-0.657255037941252</text:p>
              </table:table-cell>
            </table:table-row>
            <table:table-row>
              <table:table-cell office:value-type="string">
                <text:p>Estonian</text:p>
              </table:table-cell>
              <table:table-cell office:value-type="float" office:value="-0.642315220420034">
                <text:p>-0.642315220420034</text:p>
              </table:table-cell>
            </table:table-row>
            <table:table-row>
              <table:table-cell office:value-type="string">
                <text:p>Zulu</text:p>
              </table:table-cell>
              <table:table-cell office:value-type="float" office:value="-0.526736768615178">
                <text:p>-0.526736768615178</text:p>
              </table:table-cell>
            </table:table-row>
            <table:table-row>
              <table:table-cell office:value-type="string">
                <text:p>Latvian</text:p>
              </table:table-cell>
              <table:table-cell office:value-type="float" office:value="-0.705660051754368">
                <text:p>-0.705660051754368</text:p>
              </table:table-cell>
            </table:table-row>
            <table:table-row>
              <table:table-cell office:value-type="string">
                <text:p>Wolaytta</text:p>
              </table:table-cell>
              <table:table-cell office:value-type="float" office:value="-0.576905499259419">
                <text:p>-0.576905499259419</text:p>
              </table:table-cell>
            </table:table-row>
            <table:table-row>
              <table:table-cell office:value-type="string">
                <text:p>Swahili</text:p>
              </table:table-cell>
              <table:table-cell office:value-type="float" office:value="-0.595131097738638">
                <text:p>-0.595131097738638</text:p>
              </table:table-cell>
            </table:table-row>
            <table:table-row>
              <table:table-cell office:value-type="string">
                <text:p>Turkish</text:p>
              </table:table-cell>
              <table:table-cell office:value-type="float" office:value="-0.645929442112084">
                <text:p>-0.645929442112084</text:p>
              </table:table-cell>
            </table:table-row>
            <table:table-row>
              <table:table-cell office:value-type="string">
                <text:p>Quichua</text:p>
              </table:table-cell>
              <table:table-cell office:value-type="float" office:value="-0.5909953886844">
                <text:p>-0.5909953886844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9.3cm" svg:height="20.293cm" xlink:href=".." xlink:type="simple" chart:class="chart:line" chart:style-name="ch1">
        <chart:title svg:x="11.418cm" svg:y="0.541cm" chart:style-name="ch2">
          <text:p>Undefined Variances Go to Zero</text:p>
        </chart:title>
        <chart:plot-area chart:style-name="ch3" table:cell-range-address="spearman_cors.A2:spearman_cors.A74 spearman_cors.T2:spearman_cors.T74" chart:data-source-has-labels="column" svg:x="1.597cm" svg:y="1.725cm" svg:width="27.117cm" svg:height="17.182cm">
          <chartooo:coordinate-region svg:x="2.458cm" svg:y="1.725cm" svg:width="26.087cm" svg:height="14.525cm"/>
          <chart:axis chart:dimension="x" chart:name="primary-x" chart:style-name="ch4" chartooo:axis-type="auto">
            <chartooo:date-scale/>
            <chart:title svg:x="13.299cm" svg:y="19.312cm" chart:style-name="ch5">
              <text:p>Bible Corpus Languages</text:p>
            </chart:title>
            <chart:categories table:cell-range-address="spearman_cors.A2:spearman_cors.A74"/>
          </chart:axis>
          <chart:axis chart:dimension="y" chart:name="primary-y" chart:style-name="ch4">
            <chart:title svg:x="0.451cm" svg:y="13.469cm" chart:style-name="ch6">
              <text:p>Spearman Rho (VarStrlen[f] / MeanStrlen[f])</text:p>
            </chart:title>
            <chart:grid chart:style-name="ch7" chart:class="major"/>
          </chart:axis>
          <chart:series chart:style-name="ch8" chart:values-cell-range-address="spearman_cors.T2:spearman_cors.T74" chart:class="chart:line">
            <chart:data-point chart:repeated="7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T</text:p>
              </table:table-cell>
            </table:table-row>
          </table:table-header-rows>
          <table:table-rows>
            <table:table-row>
              <table:table-cell office:value-type="string">
                <text:p>Somali</text:p>
                <draw:g>
                  <svg:desc>spearman_cors.A2:spearman_cors.A74</svg:desc>
                </draw:g>
              </table:table-cell>
              <table:table-cell office:value-type="float" office:value="0.483468673376323">
                <text:p>0.483468673376323</text:p>
                <draw:g>
                  <svg:desc>spearman_cors.T2:spearman_cors.T74</svg:desc>
                </draw:g>
              </table:table-cell>
            </table:table-row>
            <table:table-row>
              <table:table-cell office:value-type="string">
                <text:p>Q'eqchi'</text:p>
              </table:table-cell>
              <table:table-cell office:value-type="float" office:value="0.407341606124715">
                <text:p>0.407341606124715</text:p>
              </table:table-cell>
            </table:table-row>
            <table:table-row>
              <table:table-cell office:value-type="string">
                <text:p>Afrikaans</text:p>
              </table:table-cell>
              <table:table-cell office:value-type="float" office:value="0.589111900075741">
                <text:p>0.589111900075741</text:p>
              </table:table-cell>
            </table:table-row>
            <table:table-row>
              <table:table-cell office:value-type="string">
                <text:p>Tachelhit</text:p>
              </table:table-cell>
              <table:table-cell office:value-type="float" office:value="0.435351892097216">
                <text:p>0.435351892097216</text:p>
              </table:table-cell>
            </table:table-row>
            <table:table-row>
              <table:table-cell office:value-type="string">
                <text:p>Campa (Axininca)</text:p>
              </table:table-cell>
              <table:table-cell office:value-type="float" office:value="0.545227107259678">
                <text:p>0.545227107259678</text:p>
              </table:table-cell>
            </table:table-row>
            <table:table-row>
              <table:table-cell office:value-type="string">
                <text:p>Lukpa</text:p>
              </table:table-cell>
              <table:table-cell office:value-type="float" office:value="0.469998906202105">
                <text:p>0.469998906202105</text:p>
              </table:table-cell>
            </table:table-row>
            <table:table-row>
              <table:table-cell office:value-type="string">
                <text:p>Swedish</text:p>
              </table:table-cell>
              <table:table-cell office:value-type="float" office:value="0.620008814106052">
                <text:p>0.620008814106052</text:p>
              </table:table-cell>
            </table:table-row>
            <table:table-row>
              <table:table-cell office:value-type="string">
                <text:p>Polish</text:p>
              </table:table-cell>
              <table:table-cell office:value-type="float" office:value="0.621078250255723">
                <text:p>0.621078250255723</text:p>
              </table:table-cell>
            </table:table-row>
            <table:table-row>
              <table:table-cell office:value-type="string">
                <text:p>Ewe</text:p>
              </table:table-cell>
              <table:table-cell office:value-type="float" office:value="0.513658857414877">
                <text:p>0.513658857414877</text:p>
              </table:table-cell>
            </table:table-row>
            <table:table-row>
              <table:table-cell office:value-type="string">
                <text:p>Paite</text:p>
              </table:table-cell>
              <table:table-cell office:value-type="float" office:value="0.557228565467423">
                <text:p>0.557228565467423</text:p>
              </table:table-cell>
            </table:table-row>
            <table:table-row>
              <table:table-cell office:value-type="string">
                <text:p>Vietnamese</text:p>
              </table:table-cell>
              <table:table-cell office:value-type="float" office:value="0.178296185320344">
                <text:p>0.178296185320344</text:p>
              </table:table-cell>
            </table:table-row>
            <table:table-row>
              <table:table-cell office:value-type="string">
                <text:p>Shuar</text:p>
              </table:table-cell>
              <table:table-cell office:value-type="float" office:value="0.498157663661158">
                <text:p>0.498157663661158</text:p>
              </table:table-cell>
            </table:table-row>
            <table:table-row>
              <table:table-cell office:value-type="string">
                <text:p>Camsa</text:p>
              </table:table-cell>
              <table:table-cell office:value-type="float" office:value="0.472688851928913">
                <text:p>0.472688851928913</text:p>
              </table:table-cell>
            </table:table-row>
            <table:table-row>
              <table:table-cell office:value-type="string">
                <text:p>Uma</text:p>
              </table:table-cell>
              <table:table-cell office:value-type="float" office:value="0.536436471747926">
                <text:p>0.536436471747926</text:p>
              </table:table-cell>
            </table:table-row>
            <table:table-row>
              <table:table-cell office:value-type="string">
                <text:p>Barasana</text:p>
              </table:table-cell>
              <table:table-cell office:value-type="float" office:value="0.523200648290338">
                <text:p>0.523200648290338</text:p>
              </table:table-cell>
            </table:table-row>
            <table:table-row>
              <table:table-cell office:value-type="string">
                <text:p>Hungarian</text:p>
              </table:table-cell>
              <table:table-cell office:value-type="float" office:value="0.511863297155634">
                <text:p>0.511863297155634</text:p>
              </table:table-cell>
            </table:table-row>
            <table:table-row>
              <table:table-cell office:value-type="string">
                <text:p>Zarma</text:p>
              </table:table-cell>
              <table:table-cell office:value-type="float" office:value="0.481714720862508">
                <text:p>0.481714720862508</text:p>
              </table:table-cell>
            </table:table-row>
            <table:table-row>
              <table:table-cell office:value-type="string">
                <text:p>Czech</text:p>
              </table:table-cell>
              <table:table-cell office:value-type="float" office:value="0.579357069696509">
                <text:p>0.579357069696509</text:p>
              </table:table-cell>
            </table:table-row>
            <table:table-row>
              <table:table-cell office:value-type="string">
                <text:p>Lithuanian</text:p>
              </table:table-cell>
              <table:table-cell office:value-type="float" office:value="0.655522161409585">
                <text:p>0.655522161409585</text:p>
              </table:table-cell>
            </table:table-row>
            <table:table-row>
              <table:table-cell office:value-type="string">
                <text:p>Uspanteco</text:p>
              </table:table-cell>
              <table:table-cell office:value-type="float" office:value="0.387990957959306">
                <text:p>0.387990957959306</text:p>
              </table:table-cell>
            </table:table-row>
            <table:table-row>
              <table:table-cell office:value-type="string">
                <text:p>Greek</text:p>
              </table:table-cell>
              <table:table-cell office:value-type="float" office:value="0.581877833166056">
                <text:p>0.581877833166056</text:p>
              </table:table-cell>
            </table:table-row>
            <table:table-row>
              <table:table-cell office:value-type="string">
                <text:p>English</text:p>
              </table:table-cell>
              <table:table-cell office:value-type="float" office:value="0.563427776424088">
                <text:p>0.563427776424088</text:p>
              </table:table-cell>
            </table:table-row>
            <table:table-row>
              <table:table-cell office:value-type="string">
                <text:p>Norwegian</text:p>
              </table:table-cell>
              <table:table-cell office:value-type="float" office:value="0.590199429480988">
                <text:p>0.590199429480988</text:p>
              </table:table-cell>
            </table:table-row>
            <table:table-row>
              <table:table-cell office:value-type="string">
                <text:p>Romani</text:p>
              </table:table-cell>
              <table:table-cell office:value-type="float" office:value="0.490051540510722">
                <text:p>0.490051540510722</text:p>
              </table:table-cell>
            </table:table-row>
            <table:table-row>
              <table:table-cell office:value-type="string">
                <text:p>Tagalog</text:p>
              </table:table-cell>
              <table:table-cell office:value-type="float" office:value="0.522788888590472">
                <text:p>0.522788888590472</text:p>
              </table:table-cell>
            </table:table-row>
            <table:table-row>
              <table:table-cell office:value-type="string">
                <text:p>Icelandic</text:p>
              </table:table-cell>
              <table:table-cell office:value-type="float" office:value="0.604118699865872">
                <text:p>0.604118699865872</text:p>
              </table:table-cell>
            </table:table-row>
            <table:table-row>
              <table:table-cell office:value-type="string">
                <text:p>Finnish</text:p>
              </table:table-cell>
              <table:table-cell office:value-type="float" office:value="0.567855651560736">
                <text:p>0.567855651560736</text:p>
              </table:table-cell>
            </table:table-row>
            <table:table-row>
              <table:table-cell office:value-type="string">
                <text:p>Romanian</text:p>
              </table:table-cell>
              <table:table-cell office:value-type="float" office:value="0.55950348381078">
                <text:p>0.55950348381078</text:p>
              </table:table-cell>
            </table:table-row>
            <table:table-row>
              <table:table-cell office:value-type="string">
                <text:p>Xhosa</text:p>
              </table:table-cell>
              <table:table-cell office:value-type="float" office:value="0.545426188364414">
                <text:p>0.545426188364414</text:p>
              </table:table-cell>
            </table:table-row>
            <table:table-row>
              <table:table-cell office:value-type="string">
                <text:p>Slovene</text:p>
              </table:table-cell>
              <table:table-cell office:value-type="float" office:value="0.620417757488313">
                <text:p>0.620417757488313</text:p>
              </table:table-cell>
            </table:table-row>
            <table:table-row>
              <table:table-cell office:value-type="string">
                <text:p>Esperanto</text:p>
              </table:table-cell>
              <table:table-cell office:value-type="float" office:value="0.5973651490298">
                <text:p>0.5973651490298</text:p>
              </table:table-cell>
            </table:table-row>
            <table:table-row>
              <table:table-cell office:value-type="string">
                <text:p>Chinantec</text:p>
              </table:table-cell>
              <table:table-cell office:value-type="float" office:value="0.445817920461321">
                <text:p>0.445817920461321</text:p>
              </table:table-cell>
            </table:table-row>
            <table:table-row>
              <table:table-cell office:value-type="string">
                <text:p>Malagasy</text:p>
              </table:table-cell>
              <table:table-cell office:value-type="float" office:value="0.633706117422901">
                <text:p>0.633706117422901</text:p>
              </table:table-cell>
            </table:table-row>
            <table:table-row>
              <table:table-cell office:value-type="string">
                <text:p>Danish</text:p>
              </table:table-cell>
              <table:table-cell office:value-type="float" office:value="0.600561210547613">
                <text:p>0.600561210547613</text:p>
              </table:table-cell>
            </table:table-row>
            <table:table-row>
              <table:table-cell office:value-type="string">
                <text:p>Cabecar</text:p>
              </table:table-cell>
              <table:table-cell office:value-type="float" office:value="0.557478541041623">
                <text:p>0.557478541041623</text:p>
              </table:table-cell>
            </table:table-row>
            <table:table-row>
              <table:table-cell office:value-type="string">
                <text:p>Cebuano</text:p>
              </table:table-cell>
              <table:table-cell office:value-type="float" office:value="0.523518944689324">
                <text:p>0.523518944689324</text:p>
              </table:table-cell>
            </table:table-row>
            <table:table-row>
              <table:table-cell office:value-type="string">
                <text:p>Croatian</text:p>
              </table:table-cell>
              <table:table-cell office:value-type="float" office:value="0.688852726570837">
                <text:p>0.688852726570837</text:p>
              </table:table-cell>
            </table:table-row>
            <table:table-row>
              <table:table-cell office:value-type="string">
                <text:p>Maori</text:p>
              </table:table-cell>
              <table:table-cell office:value-type="float" office:value="0.527312168273519">
                <text:p>0.527312168273519</text:p>
              </table:table-cell>
            </table:table-row>
            <table:table-row>
              <table:table-cell office:value-type="string">
                <text:p>Akawaio</text:p>
              </table:table-cell>
              <table:table-cell office:value-type="float" office:value="0.460406400857473">
                <text:p>0.460406400857473</text:p>
              </table:table-cell>
            </table:table-row>
            <table:table-row>
              <table:table-cell office:value-type="string">
                <text:p>Indonesian</text:p>
              </table:table-cell>
              <table:table-cell office:value-type="float" office:value="0.448657692261435">
                <text:p>0.448657692261435</text:p>
              </table:table-cell>
            </table:table-row>
            <table:table-row>
              <table:table-cell office:value-type="string">
                <text:p>Spanish</text:p>
              </table:table-cell>
              <table:table-cell office:value-type="float" office:value="0.487677893885471">
                <text:p>0.487677893885471</text:p>
              </table:table-cell>
            </table:table-row>
            <table:table-row>
              <table:table-cell office:value-type="string">
                <text:p>Mam</text:p>
              </table:table-cell>
              <table:table-cell office:value-type="float" office:value="0.415967376271106">
                <text:p>0.415967376271106</text:p>
              </table:table-cell>
            </table:table-row>
            <table:table-row>
              <table:table-cell office:value-type="string">
                <text:p>Basque</text:p>
              </table:table-cell>
              <table:table-cell office:value-type="float" office:value="0.512606622724241">
                <text:p>0.512606622724241</text:p>
              </table:table-cell>
            </table:table-row>
            <table:table-row>
              <table:table-cell office:value-type="string">
                <text:p>Kabyle</text:p>
              </table:table-cell>
              <table:table-cell office:value-type="float" office:value="0.45687719389859">
                <text:p>0.45687719389859</text:p>
              </table:table-cell>
            </table:table-row>
            <table:table-row>
              <table:table-cell office:value-type="string">
                <text:p>Aguaruna</text:p>
              </table:table-cell>
              <table:table-cell office:value-type="float" office:value="0.461703230346212">
                <text:p>0.461703230346212</text:p>
              </table:table-cell>
            </table:table-row>
            <table:table-row>
              <table:table-cell office:value-type="string">
                <text:p>German</text:p>
              </table:table-cell>
              <table:table-cell office:value-type="float" office:value="0.551496842042283">
                <text:p>0.551496842042283</text:p>
              </table:table-cell>
            </table:table-row>
            <table:table-row>
              <table:table-cell office:value-type="string">
                <text:p>Galela</text:p>
              </table:table-cell>
              <table:table-cell office:value-type="float" office:value="0.409697128270363">
                <text:p>0.409697128270363</text:p>
              </table:table-cell>
            </table:table-row>
            <table:table-row>
              <table:table-cell office:value-type="string">
                <text:p>French</text:p>
              </table:table-cell>
              <table:table-cell office:value-type="float" office:value="0.561712590763631">
                <text:p>0.561712590763631</text:p>
              </table:table-cell>
            </table:table-row>
            <table:table-row>
              <table:table-cell office:value-type="string">
                <text:p>Dutch</text:p>
              </table:table-cell>
              <table:table-cell office:value-type="float" office:value="0.539311086777805">
                <text:p>0.539311086777805</text:p>
              </table:table-cell>
            </table:table-row>
            <table:table-row>
              <table:table-cell office:value-type="string">
                <text:p>Italian</text:p>
              </table:table-cell>
              <table:table-cell office:value-type="float" office:value="0.534915300617627">
                <text:p>0.534915300617627</text:p>
              </table:table-cell>
            </table:table-row>
            <table:table-row>
              <table:table-cell office:value-type="string">
                <text:p>Hebrew</text:p>
              </table:table-cell>
              <table:table-cell office:value-type="float" office:value="0.435058025834754">
                <text:p>0.435058025834754</text:p>
              </table:table-cell>
            </table:table-row>
            <table:table-row>
              <table:table-cell office:value-type="string">
                <text:p>Aukan</text:p>
              </table:table-cell>
              <table:table-cell office:value-type="float" office:value="0.453946427177934">
                <text:p>0.453946427177934</text:p>
              </table:table-cell>
            </table:table-row>
            <table:table-row>
              <table:table-cell office:value-type="string">
                <text:p>Amuzgo</text:p>
              </table:table-cell>
              <table:table-cell office:value-type="float" office:value="0.459470792238324">
                <text:p>0.459470792238324</text:p>
              </table:table-cell>
            </table:table-row>
            <table:table-row>
              <table:table-cell office:value-type="string">
                <text:p>Wolof</text:p>
              </table:table-cell>
              <table:table-cell office:value-type="float" office:value="0.530783108355278">
                <text:p>0.530783108355278</text:p>
              </table:table-cell>
            </table:table-row>
            <table:table-row>
              <table:table-cell office:value-type="string">
                <text:p>Albanian</text:p>
              </table:table-cell>
              <table:table-cell office:value-type="float" office:value="0.517404865621949">
                <text:p>0.517404865621949</text:p>
              </table:table-cell>
            </table:table-row>
            <table:table-row>
              <table:table-cell office:value-type="string">
                <text:p>Dinka</text:p>
              </table:table-cell>
              <table:table-cell office:value-type="float" office:value="0.555756129074234">
                <text:p>0.555756129074234</text:p>
              </table:table-cell>
            </table:table-row>
            <table:table-row>
              <table:table-cell office:value-type="string">
                <text:p>Achuar</text:p>
              </table:table-cell>
              <table:table-cell office:value-type="float" office:value="0.364843865192501">
                <text:p>0.364843865192501</text:p>
              </table:table-cell>
            </table:table-row>
            <table:table-row>
              <table:table-cell office:value-type="string">
                <text:p>Jakalteko</text:p>
              </table:table-cell>
              <table:table-cell office:value-type="float" office:value="0.475604092195634">
                <text:p>0.475604092195634</text:p>
              </table:table-cell>
            </table:table-row>
            <table:table-row>
              <table:table-cell office:value-type="string">
                <text:p>Cakchiquel</text:p>
              </table:table-cell>
              <table:table-cell office:value-type="float" office:value="0.451938811367236">
                <text:p>0.451938811367236</text:p>
              </table:table-cell>
            </table:table-row>
            <table:table-row>
              <table:table-cell office:value-type="string">
                <text:p>K'iche'</text:p>
              </table:table-cell>
              <table:table-cell office:value-type="float" office:value="0.423788622009237">
                <text:p>0.423788622009237</text:p>
              </table:table-cell>
            </table:table-row>
            <table:table-row>
              <table:table-cell office:value-type="string">
                <text:p>Slovak</text:p>
              </table:table-cell>
              <table:table-cell office:value-type="float" office:value="0.548066012053566">
                <text:p>0.548066012053566</text:p>
              </table:table-cell>
            </table:table-row>
            <table:table-row>
              <table:table-cell office:value-type="string">
                <text:p>Serbian</text:p>
              </table:table-cell>
              <table:table-cell office:value-type="float" office:value="0.652736936618061">
                <text:p>0.652736936618061</text:p>
              </table:table-cell>
            </table:table-row>
            <table:table-row>
              <table:table-cell office:value-type="string">
                <text:p>Creole</text:p>
              </table:table-cell>
              <table:table-cell office:value-type="float" office:value="0.43340627105015">
                <text:p>0.43340627105015</text:p>
              </table:table-cell>
            </table:table-row>
            <table:table-row>
              <table:table-cell office:value-type="string">
                <text:p>Nahuatl</text:p>
              </table:table-cell>
              <table:table-cell office:value-type="float" office:value="0.501509454329931">
                <text:p>0.501509454329931</text:p>
              </table:table-cell>
            </table:table-row>
            <table:table-row>
              <table:table-cell office:value-type="string">
                <text:p>Latin</text:p>
              </table:table-cell>
              <table:table-cell office:value-type="float" office:value="0.579363977974028">
                <text:p>0.579363977974028</text:p>
              </table:table-cell>
            </table:table-row>
            <table:table-row>
              <table:table-cell office:value-type="string">
                <text:p>Portuguese</text:p>
              </table:table-cell>
              <table:table-cell office:value-type="float" office:value="0.492065725836236">
                <text:p>0.492065725836236</text:p>
              </table:table-cell>
            </table:table-row>
            <table:table-row>
              <table:table-cell office:value-type="string">
                <text:p>Estonian</text:p>
              </table:table-cell>
              <table:table-cell office:value-type="float" office:value="0.53123330091066">
                <text:p>0.53123330091066</text:p>
              </table:table-cell>
            </table:table-row>
            <table:table-row>
              <table:table-cell office:value-type="string">
                <text:p>Zulu</text:p>
              </table:table-cell>
              <table:table-cell office:value-type="float" office:value="0.602460144316282">
                <text:p>0.602460144316282</text:p>
              </table:table-cell>
            </table:table-row>
            <table:table-row>
              <table:table-cell office:value-type="string">
                <text:p>Latvian</text:p>
              </table:table-cell>
              <table:table-cell office:value-type="float" office:value="0.591556409645328">
                <text:p>0.591556409645328</text:p>
              </table:table-cell>
            </table:table-row>
            <table:table-row>
              <table:table-cell office:value-type="string">
                <text:p>Wolaytta</text:p>
              </table:table-cell>
              <table:table-cell office:value-type="float" office:value="0.545747715185418">
                <text:p>0.545747715185418</text:p>
              </table:table-cell>
            </table:table-row>
            <table:table-row>
              <table:table-cell office:value-type="string">
                <text:p>Swahili</text:p>
              </table:table-cell>
              <table:table-cell office:value-type="float" office:value="0.556629611840797">
                <text:p>0.556629611840797</text:p>
              </table:table-cell>
            </table:table-row>
            <table:table-row>
              <table:table-cell office:value-type="string">
                <text:p>Turkish</text:p>
              </table:table-cell>
              <table:table-cell office:value-type="float" office:value="0.564049475294018">
                <text:p>0.564049475294018</text:p>
              </table:table-cell>
            </table:table-row>
            <table:table-row>
              <table:table-cell office:value-type="string">
                <text:p>Quichua</text:p>
              </table:table-cell>
              <table:table-cell office:value-type="float" office:value="0.592453779015247">
                <text:p>0.592453779015247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9.296cm" svg:height="20.267cm" xlink:href=".." xlink:type="simple" chart:class="chart:line" chart:style-name="ch1">
        <chart:title svg:x="11.416cm" svg:y="0.541cm" chart:style-name="ch2">
          <text:p>Undefined Variances Go to Zero</text:p>
        </chart:title>
        <chart:plot-area chart:style-name="ch3" table:cell-range-address="spearman_cors.A2:spearman_cors.A74 spearman_cors.N2:spearman_cors.N74" chart:data-source-has-labels="column" svg:x="1.596cm" svg:y="1.725cm" svg:width="27.115cm" svg:height="17.156cm">
          <chartooo:coordinate-region svg:x="2.457cm" svg:y="1.924cm" svg:width="26.084cm" svg:height="16.758cm"/>
          <chart:axis chart:dimension="x" chart:name="primary-x" chart:style-name="ch4" chartooo:axis-type="auto">
            <chartooo:date-scale/>
            <chart:title svg:x="13.297cm" svg:y="19.286cm" chart:style-name="ch5">
              <text:p>Bible Corpus Languages</text:p>
            </chart:title>
            <chart:categories table:cell-range-address="spearman_cors.A2:spearman_cors.A74"/>
          </chart:axis>
          <chart:axis chart:dimension="y" chart:name="primary-y" chart:style-name="ch4">
            <chart:title svg:x="0.451cm" svg:y="13.072cm" chart:style-name="ch6">
              <text:p>Spearman Rho (Length k / VarFreq[k])</text:p>
            </chart:title>
            <chart:grid chart:style-name="ch7" chart:class="major"/>
          </chart:axis>
          <chart:series chart:style-name="ch8" chart:values-cell-range-address="spearman_cors.N2:spearman_cors.N74" chart:class="chart:line">
            <chart:data-point chart:repeated="7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N</text:p>
              </table:table-cell>
            </table:table-row>
          </table:table-header-rows>
          <table:table-rows>
            <table:table-row>
              <table:table-cell office:value-type="string">
                <text:p>Somali</text:p>
                <draw:g>
                  <svg:desc>spearman_cors.A2:spearman_cors.A74</svg:desc>
                </draw:g>
              </table:table-cell>
              <table:table-cell office:value-type="float" office:value="-0.822074882320653">
                <text:p>-0.822074882320653</text:p>
                <draw:g>
                  <svg:desc>spearman_cors.N2:spearman_cors.N74</svg:desc>
                </draw:g>
              </table:table-cell>
            </table:table-row>
            <table:table-row>
              <table:table-cell office:value-type="string">
                <text:p>Q'eqchi'</text:p>
              </table:table-cell>
              <table:table-cell office:value-type="float" office:value="-0.768629275136788">
                <text:p>-0.768629275136788</text:p>
              </table:table-cell>
            </table:table-row>
            <table:table-row>
              <table:table-cell office:value-type="string">
                <text:p>Afrikaans</text:p>
              </table:table-cell>
              <table:table-cell office:value-type="float" office:value="-0.783644243310643">
                <text:p>-0.783644243310643</text:p>
              </table:table-cell>
            </table:table-row>
            <table:table-row>
              <table:table-cell office:value-type="string">
                <text:p>Tachelhit</text:p>
              </table:table-cell>
              <table:table-cell office:value-type="float" office:value="-0.638487987291918">
                <text:p>-0.638487987291918</text:p>
              </table:table-cell>
            </table:table-row>
            <table:table-row>
              <table:table-cell office:value-type="string">
                <text:p>Campa (Axininca)</text:p>
              </table:table-cell>
              <table:table-cell office:value-type="float" office:value="-0.83762956148195">
                <text:p>-0.83762956148195</text:p>
              </table:table-cell>
            </table:table-row>
            <table:table-row>
              <table:table-cell office:value-type="string">
                <text:p>Lukpa</text:p>
              </table:table-cell>
              <table:table-cell office:value-type="float" office:value="-0.6203876013295">
                <text:p>-0.6203876013295</text:p>
              </table:table-cell>
            </table:table-row>
            <table:table-row>
              <table:table-cell office:value-type="string">
                <text:p>Swedish</text:p>
              </table:table-cell>
              <table:table-cell office:value-type="float" office:value="-0.720907880233006">
                <text:p>-0.720907880233006</text:p>
              </table:table-cell>
            </table:table-row>
            <table:table-row>
              <table:table-cell office:value-type="string">
                <text:p>Polish</text:p>
              </table:table-cell>
              <table:table-cell office:value-type="float" office:value="-0.717115984557566">
                <text:p>-0.717115984557566</text:p>
              </table:table-cell>
            </table:table-row>
            <table:table-row>
              <table:table-cell office:value-type="string">
                <text:p>Ewe</text:p>
              </table:table-cell>
              <table:table-cell office:value-type="float" office:value="-0.735444223561589">
                <text:p>-0.735444223561589</text:p>
              </table:table-cell>
            </table:table-row>
            <table:table-row>
              <table:table-cell office:value-type="string">
                <text:p>Paite</text:p>
              </table:table-cell>
              <table:table-cell office:value-type="float" office:value="-0.703271956466227">
                <text:p>-0.703271956466227</text:p>
              </table:table-cell>
            </table:table-row>
            <table:table-row>
              <table:table-cell office:value-type="string">
                <text:p>Vietnamese</text:p>
              </table:table-cell>
              <table:table-cell office:value-type="float" office:value="-0.674702020449981">
                <text:p>-0.674702020449981</text:p>
              </table:table-cell>
            </table:table-row>
            <table:table-row>
              <table:table-cell office:value-type="string">
                <text:p>Shuar</text:p>
              </table:table-cell>
              <table:table-cell office:value-type="float" office:value="-0.714109764453917">
                <text:p>-0.714109764453917</text:p>
              </table:table-cell>
            </table:table-row>
            <table:table-row>
              <table:table-cell office:value-type="string">
                <text:p>Camsa</text:p>
              </table:table-cell>
              <table:table-cell office:value-type="float" office:value="-0.812930951804472">
                <text:p>-0.812930951804472</text:p>
              </table:table-cell>
            </table:table-row>
            <table:table-row>
              <table:table-cell office:value-type="string">
                <text:p>Uma</text:p>
              </table:table-cell>
              <table:table-cell office:value-type="float" office:value="-0.790871127797535">
                <text:p>-0.790871127797535</text:p>
              </table:table-cell>
            </table:table-row>
            <table:table-row>
              <table:table-cell office:value-type="string">
                <text:p>Barasana</text:p>
              </table:table-cell>
              <table:table-cell office:value-type="float" office:value="-0.785523872354376">
                <text:p>-0.785523872354376</text:p>
              </table:table-cell>
            </table:table-row>
            <table:table-row>
              <table:table-cell office:value-type="string">
                <text:p>Hungarian</text:p>
              </table:table-cell>
              <table:table-cell office:value-type="float" office:value="-0.766743876157472">
                <text:p>-0.766743876157472</text:p>
              </table:table-cell>
            </table:table-row>
            <table:table-row>
              <table:table-cell office:value-type="string">
                <text:p>Zarma</text:p>
              </table:table-cell>
              <table:table-cell office:value-type="float" office:value="-0.747114481698152">
                <text:p>-0.747114481698152</text:p>
              </table:table-cell>
            </table:table-row>
            <table:table-row>
              <table:table-cell office:value-type="string">
                <text:p>Czech</text:p>
              </table:table-cell>
              <table:table-cell office:value-type="float" office:value="-0.657378740970072">
                <text:p>-0.657378740970072</text:p>
              </table:table-cell>
            </table:table-row>
            <table:table-row>
              <table:table-cell office:value-type="string">
                <text:p>Lithuanian</text:p>
              </table:table-cell>
              <table:table-cell office:value-type="float" office:value="-0.808805469091747">
                <text:p>-0.808805469091747</text:p>
              </table:table-cell>
            </table:table-row>
            <table:table-row>
              <table:table-cell office:value-type="string">
                <text:p>Uspanteco</text:p>
              </table:table-cell>
              <table:table-cell office:value-type="float" office:value="-0.800236828465285">
                <text:p>-0.800236828465285</text:p>
              </table:table-cell>
            </table:table-row>
            <table:table-row>
              <table:table-cell office:value-type="string">
                <text:p>Greek</text:p>
              </table:table-cell>
              <table:table-cell office:value-type="float" office:value="-0.748684575914854">
                <text:p>-0.748684575914854</text:p>
              </table:table-cell>
            </table:table-row>
            <table:table-row>
              <table:table-cell office:value-type="string">
                <text:p>English</text:p>
              </table:table-cell>
              <table:table-cell office:value-type="float" office:value="-0.640098219637511">
                <text:p>-0.640098219637511</text:p>
              </table:table-cell>
            </table:table-row>
            <table:table-row>
              <table:table-cell office:value-type="string">
                <text:p>Norwegian</text:p>
              </table:table-cell>
              <table:table-cell office:value-type="float" office:value="-0.711701981140692">
                <text:p>-0.711701981140692</text:p>
              </table:table-cell>
            </table:table-row>
            <table:table-row>
              <table:table-cell office:value-type="string">
                <text:p>Romani</text:p>
              </table:table-cell>
              <table:table-cell office:value-type="float" office:value="-0.762143082932119">
                <text:p>-0.762143082932119</text:p>
              </table:table-cell>
            </table:table-row>
            <table:table-row>
              <table:table-cell office:value-type="string">
                <text:p>Tagalog</text:p>
              </table:table-cell>
              <table:table-cell office:value-type="float" office:value="-0.531948139372822">
                <text:p>-0.531948139372822</text:p>
              </table:table-cell>
            </table:table-row>
            <table:table-row>
              <table:table-cell office:value-type="string">
                <text:p>Icelandic</text:p>
              </table:table-cell>
              <table:table-cell office:value-type="float" office:value="-0.740742498714592">
                <text:p>-0.740742498714592</text:p>
              </table:table-cell>
            </table:table-row>
            <table:table-row>
              <table:table-cell office:value-type="string">
                <text:p>Finnish</text:p>
              </table:table-cell>
              <table:table-cell office:value-type="float" office:value="-0.633736314579284">
                <text:p>-0.633736314579284</text:p>
              </table:table-cell>
            </table:table-row>
            <table:table-row>
              <table:table-cell office:value-type="string">
                <text:p>Romanian</text:p>
              </table:table-cell>
              <table:table-cell office:value-type="float" office:value="-0.704241423526908">
                <text:p>-0.704241423526908</text:p>
              </table:table-cell>
            </table:table-row>
            <table:table-row>
              <table:table-cell office:value-type="string">
                <text:p>Xhosa</text:p>
              </table:table-cell>
              <table:table-cell office:value-type="float" office:value="-0.618067945370483">
                <text:p>-0.618067945370483</text:p>
              </table:table-cell>
            </table:table-row>
            <table:table-row>
              <table:table-cell office:value-type="string">
                <text:p>Slovene</text:p>
              </table:table-cell>
              <table:table-cell office:value-type="float" office:value="-0.752850253116099">
                <text:p>-0.752850253116099</text:p>
              </table:table-cell>
            </table:table-row>
            <table:table-row>
              <table:table-cell office:value-type="string">
                <text:p>Esperanto</text:p>
              </table:table-cell>
              <table:table-cell office:value-type="float" office:value="-0.594590269977066">
                <text:p>-0.594590269977066</text:p>
              </table:table-cell>
            </table:table-row>
            <table:table-row>
              <table:table-cell office:value-type="string">
                <text:p>Chinantec</text:p>
              </table:table-cell>
              <table:table-cell office:value-type="float" office:value="-0.74642455828578">
                <text:p>-0.74642455828578</text:p>
              </table:table-cell>
            </table:table-row>
            <table:table-row>
              <table:table-cell office:value-type="string">
                <text:p>Malagasy</text:p>
              </table:table-cell>
              <table:table-cell office:value-type="float" office:value="-0.717338152529197">
                <text:p>-0.717338152529197</text:p>
              </table:table-cell>
            </table:table-row>
            <table:table-row>
              <table:table-cell office:value-type="string">
                <text:p>Danish</text:p>
              </table:table-cell>
              <table:table-cell office:value-type="float" office:value="-0.837211942731696">
                <text:p>-0.837211942731696</text:p>
              </table:table-cell>
            </table:table-row>
            <table:table-row>
              <table:table-cell office:value-type="string">
                <text:p>Cabecar</text:p>
              </table:table-cell>
              <table:table-cell office:value-type="float" office:value="-0.588753106077571">
                <text:p>-0.588753106077571</text:p>
              </table:table-cell>
            </table:table-row>
            <table:table-row>
              <table:table-cell office:value-type="string">
                <text:p>Cebuano</text:p>
              </table:table-cell>
              <table:table-cell office:value-type="float" office:value="-0.842576216755417">
                <text:p>-0.842576216755417</text:p>
              </table:table-cell>
            </table:table-row>
            <table:table-row>
              <table:table-cell office:value-type="string">
                <text:p>Croatian</text:p>
              </table:table-cell>
              <table:table-cell office:value-type="float" office:value="-0.739627907657819">
                <text:p>-0.739627907657819</text:p>
              </table:table-cell>
            </table:table-row>
            <table:table-row>
              <table:table-cell office:value-type="string">
                <text:p>Maori</text:p>
              </table:table-cell>
              <table:table-cell office:value-type="float" office:value="-0.759239953005281">
                <text:p>-0.759239953005281</text:p>
              </table:table-cell>
            </table:table-row>
            <table:table-row>
              <table:table-cell office:value-type="string">
                <text:p>Akawaio</text:p>
              </table:table-cell>
              <table:table-cell office:value-type="float" office:value="-0.7832606100594">
                <text:p>-0.7832606100594</text:p>
              </table:table-cell>
            </table:table-row>
            <table:table-row>
              <table:table-cell office:value-type="string">
                <text:p>Indonesian</text:p>
              </table:table-cell>
              <table:table-cell office:value-type="float" office:value="-0.563639680256428">
                <text:p>-0.563639680256428</text:p>
              </table:table-cell>
            </table:table-row>
            <table:table-row>
              <table:table-cell office:value-type="string">
                <text:p>Spanish</text:p>
              </table:table-cell>
              <table:table-cell office:value-type="float" office:value="-0.678947368421053">
                <text:p>-0.678947368421053</text:p>
              </table:table-cell>
            </table:table-row>
            <table:table-row>
              <table:table-cell office:value-type="string">
                <text:p>Mam</text:p>
              </table:table-cell>
              <table:table-cell office:value-type="float" office:value="-0.737705389506436">
                <text:p>-0.737705389506436</text:p>
              </table:table-cell>
            </table:table-row>
            <table:table-row>
              <table:table-cell office:value-type="string">
                <text:p>Basque</text:p>
              </table:table-cell>
              <table:table-cell office:value-type="float" office:value="-0.73254310813073">
                <text:p>-0.73254310813073</text:p>
              </table:table-cell>
            </table:table-row>
            <table:table-row>
              <table:table-cell office:value-type="string">
                <text:p>Kabyle</text:p>
              </table:table-cell>
              <table:table-cell office:value-type="float" office:value="-0.680564199039882">
                <text:p>-0.680564199039882</text:p>
              </table:table-cell>
            </table:table-row>
            <table:table-row>
              <table:table-cell office:value-type="string">
                <text:p>Aguaruna</text:p>
              </table:table-cell>
              <table:table-cell office:value-type="float" office:value="-0.777020009604875">
                <text:p>-0.777020009604875</text:p>
              </table:table-cell>
            </table:table-row>
            <table:table-row>
              <table:table-cell office:value-type="string">
                <text:p>German</text:p>
              </table:table-cell>
              <table:table-cell office:value-type="float" office:value="-0.769586583361216">
                <text:p>-0.769586583361216</text:p>
              </table:table-cell>
            </table:table-row>
            <table:table-row>
              <table:table-cell office:value-type="string">
                <text:p>Galela</text:p>
              </table:table-cell>
              <table:table-cell office:value-type="float" office:value="-0.745619470313402">
                <text:p>-0.745619470313402</text:p>
              </table:table-cell>
            </table:table-row>
            <table:table-row>
              <table:table-cell office:value-type="string">
                <text:p>French</text:p>
              </table:table-cell>
              <table:table-cell office:value-type="float" office:value="-0.670175438596491">
                <text:p>-0.670175438596491</text:p>
              </table:table-cell>
            </table:table-row>
            <table:table-row>
              <table:table-cell office:value-type="string">
                <text:p>Dutch</text:p>
              </table:table-cell>
              <table:table-cell office:value-type="float" office:value="-0.733770804609042">
                <text:p>-0.733770804609042</text:p>
              </table:table-cell>
            </table:table-row>
            <table:table-row>
              <table:table-cell office:value-type="string">
                <text:p>Italian</text:p>
              </table:table-cell>
              <table:table-cell office:value-type="float" office:value="-0.791804416090483">
                <text:p>-0.791804416090483</text:p>
              </table:table-cell>
            </table:table-row>
            <table:table-row>
              <table:table-cell office:value-type="string">
                <text:p>Hebrew</text:p>
              </table:table-cell>
              <table:table-cell office:value-type="float" office:value="-0.411339828751965">
                <text:p>-0.411339828751965</text:p>
              </table:table-cell>
            </table:table-row>
            <table:table-row>
              <table:table-cell office:value-type="string">
                <text:p>Aukan</text:p>
              </table:table-cell>
              <table:table-cell office:value-type="float" office:value="-0.565934065934066">
                <text:p>-0.565934065934066</text:p>
              </table:table-cell>
            </table:table-row>
            <table:table-row>
              <table:table-cell office:value-type="string">
                <text:p>Amuzgo</text:p>
              </table:table-cell>
              <table:table-cell office:value-type="float" office:value="-0.662218348987033">
                <text:p>-0.662218348987033</text:p>
              </table:table-cell>
            </table:table-row>
            <table:table-row>
              <table:table-cell office:value-type="string">
                <text:p>Wolof</text:p>
              </table:table-cell>
              <table:table-cell office:value-type="float" office:value="-0.80590141030331">
                <text:p>-0.80590141030331</text:p>
              </table:table-cell>
            </table:table-row>
            <table:table-row>
              <table:table-cell office:value-type="string">
                <text:p>Albanian</text:p>
              </table:table-cell>
              <table:table-cell office:value-type="float" office:value="-0.702519793945942">
                <text:p>-0.702519793945942</text:p>
              </table:table-cell>
            </table:table-row>
            <table:table-row>
              <table:table-cell office:value-type="string">
                <text:p>Dinka</text:p>
              </table:table-cell>
              <table:table-cell office:value-type="float" office:value="-0.605882352941176">
                <text:p>-0.605882352941176</text:p>
              </table:table-cell>
            </table:table-row>
            <table:table-row>
              <table:table-cell office:value-type="string">
                <text:p>Achuar</text:p>
              </table:table-cell>
              <table:table-cell office:value-type="float" office:value="-0.766678249942934">
                <text:p>-0.766678249942934</text:p>
              </table:table-cell>
            </table:table-row>
            <table:table-row>
              <table:table-cell office:value-type="string">
                <text:p>Jakalteko</text:p>
              </table:table-cell>
              <table:table-cell office:value-type="float" office:value="-0.704806519858032">
                <text:p>-0.704806519858032</text:p>
              </table:table-cell>
            </table:table-row>
            <table:table-row>
              <table:table-cell office:value-type="string">
                <text:p>Cakchiquel</text:p>
              </table:table-cell>
              <table:table-cell office:value-type="float" office:value="-0.725836832074769">
                <text:p>-0.725836832074769</text:p>
              </table:table-cell>
            </table:table-row>
            <table:table-row>
              <table:table-cell office:value-type="string">
                <text:p>K'iche'</text:p>
              </table:table-cell>
              <table:table-cell office:value-type="float" office:value="-0.651960784313726">
                <text:p>-0.651960784313726</text:p>
              </table:table-cell>
            </table:table-row>
            <table:table-row>
              <table:table-cell office:value-type="string">
                <text:p>Slovak</text:p>
              </table:table-cell>
              <table:table-cell office:value-type="float" office:value="-0.759239953005281">
                <text:p>-0.759239953005281</text:p>
              </table:table-cell>
            </table:table-row>
            <table:table-row>
              <table:table-cell office:value-type="string">
                <text:p>Serbian</text:p>
              </table:table-cell>
              <table:table-cell office:value-type="float" office:value="-0.750021522965008">
                <text:p>-0.750021522965008</text:p>
              </table:table-cell>
            </table:table-row>
            <table:table-row>
              <table:table-cell office:value-type="string">
                <text:p>Creole</text:p>
              </table:table-cell>
              <table:table-cell office:value-type="float" office:value="-0.620588235294118">
                <text:p>-0.620588235294118</text:p>
              </table:table-cell>
            </table:table-row>
            <table:table-row>
              <table:table-cell office:value-type="string">
                <text:p>Nahuatl</text:p>
              </table:table-cell>
              <table:table-cell office:value-type="float" office:value="-0.60229092709588">
                <text:p>-0.60229092709588</text:p>
              </table:table-cell>
            </table:table-row>
            <table:table-row>
              <table:table-cell office:value-type="string">
                <text:p>Latin</text:p>
              </table:table-cell>
              <table:table-cell office:value-type="float" office:value="-0.740964695716355">
                <text:p>-0.740964695716355</text:p>
              </table:table-cell>
            </table:table-row>
            <table:table-row>
              <table:table-cell office:value-type="string">
                <text:p>Portuguese</text:p>
              </table:table-cell>
              <table:table-cell office:value-type="float" office:value="-0.721386360260435">
                <text:p>-0.721386360260435</text:p>
              </table:table-cell>
            </table:table-row>
            <table:table-row>
              <table:table-cell office:value-type="string">
                <text:p>Estonian</text:p>
              </table:table-cell>
              <table:table-cell office:value-type="float" office:value="-0.792273756856157">
                <text:p>-0.792273756856157</text:p>
              </table:table-cell>
            </table:table-row>
            <table:table-row>
              <table:table-cell office:value-type="string">
                <text:p>Zulu</text:p>
              </table:table-cell>
              <table:table-cell office:value-type="float" office:value="-0.741200012394764">
                <text:p>-0.741200012394764</text:p>
              </table:table-cell>
            </table:table-row>
            <table:table-row>
              <table:table-cell office:value-type="string">
                <text:p>Latvian</text:p>
              </table:table-cell>
              <table:table-cell office:value-type="float" office:value="-0.580956615822148">
                <text:p>-0.580956615822148</text:p>
              </table:table-cell>
            </table:table-row>
            <table:table-row>
              <table:table-cell office:value-type="string">
                <text:p>Wolaytta</text:p>
              </table:table-cell>
              <table:table-cell office:value-type="float" office:value="-0.777101009448565">
                <text:p>-0.777101009448565</text:p>
              </table:table-cell>
            </table:table-row>
            <table:table-row>
              <table:table-cell office:value-type="string">
                <text:p>Swahili</text:p>
              </table:table-cell>
              <table:table-cell office:value-type="float" office:value="-0.707250852793029">
                <text:p>-0.707250852793029</text:p>
              </table:table-cell>
            </table:table-row>
            <table:table-row>
              <table:table-cell office:value-type="string">
                <text:p>Turkish</text:p>
              </table:table-cell>
              <table:table-cell office:value-type="float" office:value="-0.792147290775034">
                <text:p>-0.792147290775034</text:p>
              </table:table-cell>
            </table:table-row>
            <table:table-row>
              <table:table-cell office:value-type="string">
                <text:p>Quichua</text:p>
              </table:table-cell>
              <table:table-cell office:value-type="float" office:value="-0.648401841812087">
                <text:p>-0.648401841812087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